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467.8pt"/>
    </style:style>
    <style:style style:name="co4" style:family="table-column">
      <style:table-column-properties fo:break-before="auto" style:column-width="283.55pt"/>
    </style:style>
    <style:style style:name="co5" style:family="table-column">
      <style:table-column-properties fo:break-before="auto" style:column-width="829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ptions_to_annotate_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ption_id</text:p>
          </table:table-cell>
          <table:table-cell office:value-type="string" calcext:value-type="string">
            <text:p>image_id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image_path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17" calcext:value-type="float">
            <text:p>10717</text:p>
          </table:table-cell>
          <table:table-cell office:value-type="string" calcext:value-type="string">
            <text:p>A traditional wooden kitchen with a black water boiler, a black oven, a plant and a window.</text:p>
          </table:table-cell>
          <table:table-cell office:value-type="string" calcext:value-type="string">
            <text:p>training/k/kitchen/ADE_train_00010717.jpg</text:p>
          </table:table-cell>
          <table:table-cell table:formula="of:=HYPERLINK(&quot;https://jarvis.ling.uni-potsdam.de/clp-pmvss21-1/jupyter/user/alatif/view/data/ImageCorpora/ADE20K_2016_07_26/images/training/k/kitchen/ADE_train_00010717.jpg&quot;)" office:value-type="string" office:string-value="https://jarvis.ling.uni-potsdam.de/clp-pmvss21-1/jupyter/user/alatif/view/data/ImageCorpora/ADE20K_2016_07_26/images/training/k/kitchen/ADE_train_00010717.jpg" calcext:value-type="string">
            <text:p>https://jarvis.ling.uni-potsdam.de/clp-pmvss21-1/jupyter/user/alatif/view/data/ImageCorpora/ADE20K_2016_07_26/images/training/k/kitchen/ADE_train_00010717.jp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 well-lit bathroom with a nice sea view, with wooden furniture and a white bathtub.</text:p>
          </table:table-cell>
          <table:table-cell office:value-type="string" calcext:value-type="string">
            <text:p>training/b/bathroom/ADE_train_00000032.jpg</text:p>
          </table:table-cell>
          <table:table-cell table:formula="of:=HYPERLINK(&quot;https://jarvis.ling.uni-potsdam.de/clp-pmvss21-1/jupyter/user/alatif/view/data/ImageCorpora/ADE20K_2016_07_26/images/training/b/bathroom/ADE_train_00000032.jpg&quot;)" office:value-type="string" office:string-value="https://jarvis.ling.uni-potsdam.de/clp-pmvss21-1/jupyter/user/alatif/view/data/ImageCorpora/ADE20K_2016_07_26/images/training/b/bathroom/ADE_train_00000032.jpg" calcext:value-type="string">
            <text:p>https://jarvis.ling.uni-potsdam.de/clp-pmvss21-1/jupyter/user/alatif/view/data/ImageCorpora/ADE20K_2016_07_26/images/training/b/bathroom/ADE_train_00000032.j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A children bedroom with a bed, a white alarm clock and a lamp with metallic color.</text:p>
          </table:table-cell>
          <table:table-cell office:value-type="string" calcext:value-type="string">
            <text:p>training/c/childs_room/ADE_train_00005510.jpg</text:p>
          </table:table-cell>
          <table:table-cell table:formula="of:=HYPERLINK(&quot;https://jarvis.ling.uni-potsdam.de/clp-pmvss21-1/jupyter/user/alatif/view/data/ImageCorpora/ADE20K_2016_07_26/images/training/c/childs_room/ADE_train_00005510.jpg&quot;)" office:value-type="string" office:string-value="https://jarvis.ling.uni-potsdam.de/clp-pmvss21-1/jupyter/user/alatif/view/data/ImageCorpora/ADE20K_2016_07_26/images/training/c/childs_room/ADE_train_00005510.jpg" calcext:value-type="string">
            <text:p>https://jarvis.ling.uni-potsdam.de/clp-pmvss21-1/jupyter/user/alatif/view/data/ImageCorpora/ADE20K_2016_07_26/images/training/c/childs_room/ADE_train_00005510.j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19" calcext:value-type="float">
            <text:p>10719</text:p>
          </table:table-cell>
          <table:table-cell office:value-type="string" calcext:value-type="string">
            <text:p>A well-equipped white kitchen with a quadratic wooden table with 3 stools under a <text:s/>luster.</text:p>
          </table:table-cell>
          <table:table-cell office:value-type="string" calcext:value-type="string">
            <text:p>training/k/kitchen/ADE_train_00010719.jpg</text:p>
          </table:table-cell>
          <table:table-cell table:formula="of:=HYPERLINK(&quot;https://jarvis.ling.uni-potsdam.de/clp-pmvss21-1/jupyter/user/alatif/view/data/ImageCorpora/ADE20K_2016_07_26/images/training/k/kitchen/ADE_train_00010719.jpg&quot;)" office:value-type="string" office:string-value="https://jarvis.ling.uni-potsdam.de/clp-pmvss21-1/jupyter/user/alatif/view/data/ImageCorpora/ADE20K_2016_07_26/images/training/k/kitchen/ADE_train_00010719.jpg" calcext:value-type="string">
            <text:p>https://jarvis.ling.uni-potsdam.de/clp-pmvss21-1/jupyter/user/alatif/view/data/ImageCorpora/ADE20K_2016_07_26/images/training/k/kitchen/ADE_train_00010719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A large kitchen with a window, equipped with a gas stove and a metal sink.</text:p>
          </table:table-cell>
          <table:table-cell office:value-type="string" calcext:value-type="string">
            <text:p>training/k/kitchen/ADE_train_00000634.jpg</text:p>
          </table:table-cell>
          <table:table-cell table:formula="of:=HYPERLINK(&quot;https://jarvis.ling.uni-potsdam.de/clp-pmvss21-1/jupyter/user/alatif/view/data/ImageCorpora/ADE20K_2016_07_26/images/training/k/kitchen/ADE_train_00000634.jpg&quot;)" office:value-type="string" office:string-value="https://jarvis.ling.uni-potsdam.de/clp-pmvss21-1/jupyter/user/alatif/view/data/ImageCorpora/ADE20K_2016_07_26/images/training/k/kitchen/ADE_train_00000634.jpg" calcext:value-type="string">
            <text:p>https://jarvis.ling.uni-potsdam.de/clp-pmvss21-1/jupyter/user/alatif/view/data/ImageCorpora/ADE20K_2016_07_26/images/training/k/kitchen/ADE_train_00000634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01" calcext:value-type="float">
            <text:p>11301</text:p>
          </table:table-cell>
          <table:table-cell office:value-type="string" calcext:value-type="string">
            <text:p>A large living-room with a chimney, 3 paintings and walls painted in yellow.</text:p>
          </table:table-cell>
          <table:table-cell office:value-type="string" calcext:value-type="string">
            <text:p>training/l/living_room/ADE_train_00011301.jpg</text:p>
          </table:table-cell>
          <table:table-cell table:formula="of:=HYPERLINK(&quot;https://jarvis.ling.uni-potsdam.de/clp-pmvss21-1/jupyter/user/alatif/view/data/ImageCorpora/ADE20K_2016_07_26/images/training/l/living_room/ADE_train_00011301.jpg&quot;)" office:value-type="string" office:string-value="https://jarvis.ling.uni-potsdam.de/clp-pmvss21-1/jupyter/user/alatif/view/data/ImageCorpora/ADE20K_2016_07_26/images/training/l/living_room/ADE_train_00011301.jpg" calcext:value-type="string">
            <text:p>https://jarvis.ling.uni-potsdam.de/clp-pmvss21-1/jupyter/user/alatif/view/data/ImageCorpora/ADE20K_2016_07_26/images/training/l/living_room/ADE_train_00011301.jp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This is a clean hotel bedroom with a blue carpeted floor and a couch of the same color.</text:p>
          </table:table-cell>
          <table:table-cell office:value-type="string" calcext:value-type="string">
            <text:p>training/b/bedroom/ADE_train_00004218.jpg</text:p>
          </table:table-cell>
          <table:table-cell table:formula="of:=HYPERLINK(&quot;https://jarvis.ling.uni-potsdam.de/clp-pmvss21-1/jupyter/user/alatif/view/data/ImageCorpora/ADE20K_2016_07_26/images/training/b/bedroom/ADE_train_00004218.jpg&quot;)" office:value-type="string" office:string-value="https://jarvis.ling.uni-potsdam.de/clp-pmvss21-1/jupyter/user/alatif/view/data/ImageCorpora/ADE20K_2016_07_26/images/training/b/bedroom/ADE_train_00004218.jpg" calcext:value-type="string">
            <text:p>https://jarvis.ling.uni-potsdam.de/clp-pmvss21-1/jupyter/user/alatif/view/data/ImageCorpora/ADE20K_2016_07_26/images/training/b/bedroom/ADE_train_00004218.jp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54" calcext:value-type="float">
            <text:p>10754</text:p>
          </table:table-cell>
          <table:table-cell/>
          <table:table-cell office:value-type="string" calcext:value-type="string">
            <text:p>training/k/kitchenette/ADE_train_00010754.jpg</text:p>
          </table:table-cell>
          <table:table-cell table:formula="of:=HYPERLINK(&quot;https://jarvis.ling.uni-potsdam.de/clp-pmvss21-1/jupyter/user/alatif/view/data/ImageCorpora/ADE20K_2016_07_26/images/training/k/kitchenette/ADE_train_00010754.jpg&quot;)" office:value-type="string" office:string-value="https://jarvis.ling.uni-potsdam.de/clp-pmvss21-1/jupyter/user/alatif/view/data/ImageCorpora/ADE20K_2016_07_26/images/training/k/kitchenette/ADE_train_00010754.jpg" calcext:value-type="string">
            <text:p>https://jarvis.ling.uni-potsdam.de/clp-pmvss21-1/jupyter/user/alatif/view/data/ImageCorpora/ADE20K_2016_07_26/images/training/k/kitchenette/ADE_train_00010754.jp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81" calcext:value-type="float">
            <text:p>14981</text:p>
          </table:table-cell>
          <table:table-cell/>
          <table:table-cell office:value-type="string" calcext:value-type="string">
            <text:p>training/p/pantry/ADE_train_00014981.jpg</text:p>
          </table:table-cell>
          <table:table-cell table:formula="of:=HYPERLINK(&quot;https://jarvis.ling.uni-potsdam.de/clp-pmvss21-1/jupyter/user/alatif/view/data/ImageCorpora/ADE20K_2016_07_26/images/training/p/pantry/ADE_train_00014981.jpg&quot;)" office:value-type="string" office:string-value="https://jarvis.ling.uni-potsdam.de/clp-pmvss21-1/jupyter/user/alatif/view/data/ImageCorpora/ADE20K_2016_07_26/images/training/p/pantry/ADE_train_00014981.jpg" calcext:value-type="string">
            <text:p>https://jarvis.ling.uni-potsdam.de/clp-pmvss21-1/jupyter/user/alatif/view/data/ImageCorpora/ADE20K_2016_07_26/images/training/p/pantry/ADE_train_00014981.jp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3" calcext:value-type="float">
            <text:p>1913</text:p>
          </table:table-cell>
          <table:table-cell/>
          <table:table-cell office:value-type="string" calcext:value-type="string">
            <text:p>training/a/attic/ADE_train_00001913.jpg</text:p>
          </table:table-cell>
          <table:table-cell table:formula="of:=HYPERLINK(&quot;https://jarvis.ling.uni-potsdam.de/clp-pmvss21-1/jupyter/user/alatif/view/data/ImageCorpora/ADE20K_2016_07_26/images/training/a/attic/ADE_train_00001913.jpg&quot;)" office:value-type="string" office:string-value="https://jarvis.ling.uni-potsdam.de/clp-pmvss21-1/jupyter/user/alatif/view/data/ImageCorpora/ADE20K_2016_07_26/images/training/a/attic/ADE_train_00001913.jpg" calcext:value-type="string">
            <text:p>https://jarvis.ling.uni-potsdam.de/clp-pmvss21-1/jupyter/user/alatif/view/data/ImageCorpora/ADE20K_2016_07_26/images/training/a/attic/ADE_train_00001913.jp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485" calcext:value-type="float">
            <text:p>101485</text:p>
          </table:table-cell>
          <table:table-cell/>
          <table:table-cell office:value-type="string" calcext:value-type="string">
            <text:p>validation/k/kitchen/ADE_val_00001485.jpg</text:p>
          </table:table-cell>
          <table:table-cell table:formula="of:=HYPERLINK(&quot;https://jarvis.ling.uni-potsdam.de/clp-pmvss21-1/jupyter/user/alatif/view/data/ImageCorpora/ADE20K_2016_07_26/images/validation/k/kitchen/ADE_val_00001485.jpg&quot;)" office:value-type="string" office:string-value="https://jarvis.ling.uni-potsdam.de/clp-pmvss21-1/jupyter/user/alatif/view/data/ImageCorpora/ADE20K_2016_07_26/images/validation/k/kitchen/ADE_val_00001485.jpg" calcext:value-type="string">
            <text:p>https://jarvis.ling.uni-potsdam.de/clp-pmvss21-1/jupyter/user/alatif/view/data/ImageCorpora/ADE20K_2016_07_26/images/validation/k/kitchen/ADE_val_00001485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raining/b/bathroom/ADE_train_00000009.jpg</text:p>
          </table:table-cell>
          <table:table-cell table:formula="of:=HYPERLINK(&quot;https://jarvis.ling.uni-potsdam.de/clp-pmvss21-1/jupyter/user/alatif/view/data/ImageCorpora/ADE20K_2016_07_26/images/training/b/bathroom/ADE_train_00000009.jpg&quot;)" office:value-type="string" office:string-value="https://jarvis.ling.uni-potsdam.de/clp-pmvss21-1/jupyter/user/alatif/view/data/ImageCorpora/ADE20K_2016_07_26/images/training/b/bathroom/ADE_train_00000009.jpg" calcext:value-type="string">
            <text:p>https://jarvis.ling.uni-potsdam.de/clp-pmvss21-1/jupyter/user/alatif/view/data/ImageCorpora/ADE20K_2016_07_26/images/training/b/bathroom/ADE_train_00000009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394" calcext:value-type="float">
            <text:p>8394</text:p>
          </table:table-cell>
          <table:table-cell/>
          <table:table-cell office:value-type="string" calcext:value-type="string">
            <text:p>training/g/game_room/ADE_train_00008394.jpg</text:p>
          </table:table-cell>
          <table:table-cell table:formula="of:=HYPERLINK(&quot;https://jarvis.ling.uni-potsdam.de/clp-pmvss21-1/jupyter/user/alatif/view/data/ImageCorpora/ADE20K_2016_07_26/images/training/g/game_room/ADE_train_00008394.jpg&quot;)" office:value-type="string" office:string-value="https://jarvis.ling.uni-potsdam.de/clp-pmvss21-1/jupyter/user/alatif/view/data/ImageCorpora/ADE20K_2016_07_26/images/training/g/game_room/ADE_train_00008394.jpg" calcext:value-type="string">
            <text:p>https://jarvis.ling.uni-potsdam.de/clp-pmvss21-1/jupyter/user/alatif/view/data/ImageCorpora/ADE20K_2016_07_26/images/training/g/game_room/ADE_train_00008394.jp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11" calcext:value-type="float">
            <text:p>2711</text:p>
          </table:table-cell>
          <table:table-cell/>
          <table:table-cell office:value-type="string" calcext:value-type="string">
            <text:p>training/b/bathroom/ADE_train_00002711.jpg</text:p>
          </table:table-cell>
          <table:table-cell table:formula="of:=HYPERLINK(&quot;https://jarvis.ling.uni-potsdam.de/clp-pmvss21-1/jupyter/user/alatif/view/data/ImageCorpora/ADE20K_2016_07_26/images/training/b/bathroom/ADE_train_00002711.jpg&quot;)" office:value-type="string" office:string-value="https://jarvis.ling.uni-potsdam.de/clp-pmvss21-1/jupyter/user/alatif/view/data/ImageCorpora/ADE20K_2016_07_26/images/training/b/bathroom/ADE_train_00002711.jpg" calcext:value-type="string">
            <text:p>https://jarvis.ling.uni-potsdam.de/clp-pmvss21-1/jupyter/user/alatif/view/data/ImageCorpora/ADE20K_2016_07_26/images/training/b/bathroom/ADE_train_00002711.jp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07" calcext:value-type="float">
            <text:p>5707</text:p>
          </table:table-cell>
          <table:table-cell/>
          <table:table-cell office:value-type="string" calcext:value-type="string">
            <text:p>training/c/closet/ADE_train_00005707.jpg</text:p>
          </table:table-cell>
          <table:table-cell table:formula="of:=HYPERLINK(&quot;https://jarvis.ling.uni-potsdam.de/clp-pmvss21-1/jupyter/user/alatif/view/data/ImageCorpora/ADE20K_2016_07_26/images/training/c/closet/ADE_train_00005707.jpg&quot;)" office:value-type="string" office:string-value="https://jarvis.ling.uni-potsdam.de/clp-pmvss21-1/jupyter/user/alatif/view/data/ImageCorpora/ADE20K_2016_07_26/images/training/c/closet/ADE_train_00005707.jpg" calcext:value-type="string">
            <text:p>https://jarvis.ling.uni-potsdam.de/clp-pmvss21-1/jupyter/user/alatif/view/data/ImageCorpora/ADE20K_2016_07_26/images/training/c/closet/ADE_train_00005707.jp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29" calcext:value-type="float">
            <text:p>2629</text:p>
          </table:table-cell>
          <table:table-cell/>
          <table:table-cell office:value-type="string" calcext:value-type="string">
            <text:p>training/b/bathroom/ADE_train_00002629.jpg</text:p>
          </table:table-cell>
          <table:table-cell table:formula="of:=HYPERLINK(&quot;https://jarvis.ling.uni-potsdam.de/clp-pmvss21-1/jupyter/user/alatif/view/data/ImageCorpora/ADE20K_2016_07_26/images/training/b/bathroom/ADE_train_00002629.jpg&quot;)" office:value-type="string" office:string-value="https://jarvis.ling.uni-potsdam.de/clp-pmvss21-1/jupyter/user/alatif/view/data/ImageCorpora/ADE20K_2016_07_26/images/training/b/bathroom/ADE_train_00002629.jpg" calcext:value-type="string">
            <text:p>https://jarvis.ling.uni-potsdam.de/clp-pmvss21-1/jupyter/user/alatif/view/data/ImageCorpora/ADE20K_2016_07_26/images/training/b/bathroom/ADE_train_00002629.jp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87" calcext:value-type="float">
            <text:p>2887</text:p>
          </table:table-cell>
          <table:table-cell/>
          <table:table-cell office:value-type="string" calcext:value-type="string">
            <text:p>training/b/bathroom/ADE_train_00002887.jpg</text:p>
          </table:table-cell>
          <table:table-cell table:formula="of:=HYPERLINK(&quot;https://jarvis.ling.uni-potsdam.de/clp-pmvss21-1/jupyter/user/alatif/view/data/ImageCorpora/ADE20K_2016_07_26/images/training/b/bathroom/ADE_train_00002887.jpg&quot;)" office:value-type="string" office:string-value="https://jarvis.ling.uni-potsdam.de/clp-pmvss21-1/jupyter/user/alatif/view/data/ImageCorpora/ADE20K_2016_07_26/images/training/b/bathroom/ADE_train_00002887.jpg" calcext:value-type="string">
            <text:p>https://jarvis.ling.uni-potsdam.de/clp-pmvss21-1/jupyter/user/alatif/view/data/ImageCorpora/ADE20K_2016_07_26/images/training/b/bathroom/ADE_train_00002887.jp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56" calcext:value-type="float">
            <text:p>4456</text:p>
          </table:table-cell>
          <table:table-cell/>
          <table:table-cell office:value-type="string" calcext:value-type="string">
            <text:p>training/b/bow_window/indoor/ADE_train_00004456.jpg</text:p>
          </table:table-cell>
          <table:table-cell table:formula="of:=HYPERLINK(&quot;https://jarvis.ling.uni-potsdam.de/clp-pmvss21-1/jupyter/user/alatif/view/data/ImageCorpora/ADE20K_2016_07_26/images/training/b/bow_window/indoor/ADE_train_00004456.jpg&quot;)" office:value-type="string" office:string-value="https://jarvis.ling.uni-potsdam.de/clp-pmvss21-1/jupyter/user/alatif/view/data/ImageCorpora/ADE20K_2016_07_26/images/training/b/bow_window/indoor/ADE_train_00004456.jpg" calcext:value-type="string">
            <text:p>https://jarvis.ling.uni-potsdam.de/clp-pmvss21-1/jupyter/user/alatif/view/data/ImageCorpora/ADE20K_2016_07_26/images/training/b/bow_window/indoor/ADE_train_00004456.jp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306" calcext:value-type="float">
            <text:p>101306</text:p>
          </table:table-cell>
          <table:table-cell/>
          <table:table-cell office:value-type="string" calcext:value-type="string">
            <text:p>validation/d/dining_room/ADE_val_00001306.jpg</text:p>
          </table:table-cell>
          <table:table-cell table:formula="of:=HYPERLINK(&quot;https://jarvis.ling.uni-potsdam.de/clp-pmvss21-1/jupyter/user/alatif/view/data/ImageCorpora/ADE20K_2016_07_26/images/validation/d/dining_room/ADE_val_00001306.jpg&quot;)" office:value-type="string" office:string-value="https://jarvis.ling.uni-potsdam.de/clp-pmvss21-1/jupyter/user/alatif/view/data/ImageCorpora/ADE20K_2016_07_26/images/validation/d/dining_room/ADE_val_00001306.jpg" calcext:value-type="string">
            <text:p>https://jarvis.ling.uni-potsdam.de/clp-pmvss21-1/jupyter/user/alatif/view/data/ImageCorpora/ADE20K_2016_07_26/images/validation/d/dining_room/ADE_val_00001306.jp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97" calcext:value-type="float">
            <text:p>11397</text:p>
          </table:table-cell>
          <table:table-cell/>
          <table:table-cell office:value-type="string" calcext:value-type="string">
            <text:p>training/l/living_room/ADE_train_00011397.jpg</text:p>
          </table:table-cell>
          <table:table-cell table:formula="of:=HYPERLINK(&quot;https://jarvis.ling.uni-potsdam.de/clp-pmvss21-1/jupyter/user/alatif/view/data/ImageCorpora/ADE20K_2016_07_26/images/training/l/living_room/ADE_train_00011397.jpg&quot;)" office:value-type="string" office:string-value="https://jarvis.ling.uni-potsdam.de/clp-pmvss21-1/jupyter/user/alatif/view/data/ImageCorpora/ADE20K_2016_07_26/images/training/l/living_room/ADE_train_00011397.jpg" calcext:value-type="string">
            <text:p>https://jarvis.ling.uni-potsdam.de/clp-pmvss21-1/jupyter/user/alatif/view/data/ImageCorpora/ADE20K_2016_07_26/images/training/l/living_room/ADE_train_00011397.jp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15" calcext:value-type="float">
            <text:p>7115</text:p>
          </table:table-cell>
          <table:table-cell/>
          <table:table-cell office:value-type="string" calcext:value-type="string">
            <text:p>training/d/dining_room/ADE_train_00007115.jpg</text:p>
          </table:table-cell>
          <table:table-cell table:formula="of:=HYPERLINK(&quot;https://jarvis.ling.uni-potsdam.de/clp-pmvss21-1/jupyter/user/alatif/view/data/ImageCorpora/ADE20K_2016_07_26/images/training/d/dining_room/ADE_train_00007115.jpg&quot;)" office:value-type="string" office:string-value="https://jarvis.ling.uni-potsdam.de/clp-pmvss21-1/jupyter/user/alatif/view/data/ImageCorpora/ADE20K_2016_07_26/images/training/d/dining_room/ADE_train_00007115.jpg" calcext:value-type="string">
            <text:p>https://jarvis.ling.uni-potsdam.de/clp-pmvss21-1/jupyter/user/alatif/view/data/ImageCorpora/ADE20K_2016_07_26/images/training/d/dining_room/ADE_train_00007115.jp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1" calcext:value-type="float">
            <text:p>901</text:p>
          </table:table-cell>
          <table:table-cell/>
          <table:table-cell office:value-type="string" calcext:value-type="string">
            <text:p>training/l/living_room/ADE_train_00000901.jpg</text:p>
          </table:table-cell>
          <table:table-cell table:formula="of:=HYPERLINK(&quot;https://jarvis.ling.uni-potsdam.de/clp-pmvss21-1/jupyter/user/alatif/view/data/ImageCorpora/ADE20K_2016_07_26/images/training/l/living_room/ADE_train_00000901.jpg&quot;)" office:value-type="string" office:string-value="https://jarvis.ling.uni-potsdam.de/clp-pmvss21-1/jupyter/user/alatif/view/data/ImageCorpora/ADE20K_2016_07_26/images/training/l/living_room/ADE_train_00000901.jpg" calcext:value-type="string">
            <text:p>https://jarvis.ling.uni-potsdam.de/clp-pmvss21-1/jupyter/user/alatif/view/data/ImageCorpora/ADE20K_2016_07_26/images/training/l/living_room/ADE_train_00000901.jp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76" calcext:value-type="float">
            <text:p>9576</text:p>
          </table:table-cell>
          <table:table-cell/>
          <table:table-cell office:value-type="string" calcext:value-type="string">
            <text:p>training/h/hotel_room/ADE_train_00009576.jpg</text:p>
          </table:table-cell>
          <table:table-cell table:formula="of:=HYPERLINK(&quot;https://jarvis.ling.uni-potsdam.de/clp-pmvss21-1/jupyter/user/alatif/view/data/ImageCorpora/ADE20K_2016_07_26/images/training/h/hotel_room/ADE_train_00009576.jpg&quot;)" office:value-type="string" office:string-value="https://jarvis.ling.uni-potsdam.de/clp-pmvss21-1/jupyter/user/alatif/view/data/ImageCorpora/ADE20K_2016_07_26/images/training/h/hotel_room/ADE_train_00009576.jpg" calcext:value-type="string">
            <text:p>https://jarvis.ling.uni-potsdam.de/clp-pmvss21-1/jupyter/user/alatif/view/data/ImageCorpora/ADE20K_2016_07_26/images/training/h/hotel_room/ADE_train_00009576.jp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192" calcext:value-type="float">
            <text:p>11192</text:p>
          </table:table-cell>
          <table:table-cell/>
          <table:table-cell office:value-type="string" calcext:value-type="string">
            <text:p>training/l/living_room/ADE_train_00011192.jpg</text:p>
          </table:table-cell>
          <table:table-cell table:formula="of:=HYPERLINK(&quot;https://jarvis.ling.uni-potsdam.de/clp-pmvss21-1/jupyter/user/alatif/view/data/ImageCorpora/ADE20K_2016_07_26/images/training/l/living_room/ADE_train_00011192.jpg&quot;)" office:value-type="string" office:string-value="https://jarvis.ling.uni-potsdam.de/clp-pmvss21-1/jupyter/user/alatif/view/data/ImageCorpora/ADE20K_2016_07_26/images/training/l/living_room/ADE_train_00011192.jpg" calcext:value-type="string">
            <text:p>https://jarvis.ling.uni-potsdam.de/clp-pmvss21-1/jupyter/user/alatif/view/data/ImageCorpora/ADE20K_2016_07_26/images/training/l/living_room/ADE_train_00011192.jp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199" calcext:value-type="float">
            <text:p>11199</text:p>
          </table:table-cell>
          <table:table-cell/>
          <table:table-cell office:value-type="string" calcext:value-type="string">
            <text:p>training/l/living_room/ADE_train_00011199.jpg</text:p>
          </table:table-cell>
          <table:table-cell table:formula="of:=HYPERLINK(&quot;https://jarvis.ling.uni-potsdam.de/clp-pmvss21-1/jupyter/user/alatif/view/data/ImageCorpora/ADE20K_2016_07_26/images/training/l/living_room/ADE_train_00011199.jpg&quot;)" office:value-type="string" office:string-value="https://jarvis.ling.uni-potsdam.de/clp-pmvss21-1/jupyter/user/alatif/view/data/ImageCorpora/ADE20K_2016_07_26/images/training/l/living_room/ADE_train_00011199.jpg" calcext:value-type="string">
            <text:p>https://jarvis.ling.uni-potsdam.de/clp-pmvss21-1/jupyter/user/alatif/view/data/ImageCorpora/ADE20K_2016_07_26/images/training/l/living_room/ADE_train_00011199.jp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78" calcext:value-type="float">
            <text:p>4178</text:p>
          </table:table-cell>
          <table:table-cell/>
          <table:table-cell office:value-type="string" calcext:value-type="string">
            <text:p>training/b/bedroom/ADE_train_00004178.jpg</text:p>
          </table:table-cell>
          <table:table-cell table:formula="of:=HYPERLINK(&quot;https://jarvis.ling.uni-potsdam.de/clp-pmvss21-1/jupyter/user/alatif/view/data/ImageCorpora/ADE20K_2016_07_26/images/training/b/bedroom/ADE_train_00004178.jpg&quot;)" office:value-type="string" office:string-value="https://jarvis.ling.uni-potsdam.de/clp-pmvss21-1/jupyter/user/alatif/view/data/ImageCorpora/ADE20K_2016_07_26/images/training/b/bedroom/ADE_train_00004178.jpg" calcext:value-type="string">
            <text:p>https://jarvis.ling.uni-potsdam.de/clp-pmvss21-1/jupyter/user/alatif/view/data/ImageCorpora/ADE20K_2016_07_26/images/training/b/bedroom/ADE_train_00004178.jp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training/b/bedroom/ADE_train_00000352.jpg</text:p>
          </table:table-cell>
          <table:table-cell table:formula="of:=HYPERLINK(&quot;https://jarvis.ling.uni-potsdam.de/clp-pmvss21-1/jupyter/user/alatif/view/data/ImageCorpora/ADE20K_2016_07_26/images/training/b/bedroom/ADE_train_00000352.jpg&quot;)" office:value-type="string" office:string-value="https://jarvis.ling.uni-potsdam.de/clp-pmvss21-1/jupyter/user/alatif/view/data/ImageCorpora/ADE20K_2016_07_26/images/training/b/bedroom/ADE_train_00000352.jpg" calcext:value-type="string">
            <text:p>https://jarvis.ling.uni-potsdam.de/clp-pmvss21-1/jupyter/user/alatif/view/data/ImageCorpora/ADE20K_2016_07_26/images/training/b/bedroom/ADE_train_00000352.jp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305" calcext:value-type="float">
            <text:p>10305</text:p>
          </table:table-cell>
          <table:table-cell/>
          <table:table-cell office:value-type="string" calcext:value-type="string">
            <text:p>training/k/kitchen/ADE_train_00010305.jpg</text:p>
          </table:table-cell>
          <table:table-cell table:formula="of:=HYPERLINK(&quot;https://jarvis.ling.uni-potsdam.de/clp-pmvss21-1/jupyter/user/alatif/view/data/ImageCorpora/ADE20K_2016_07_26/images/training/k/kitchen/ADE_train_00010305.jpg&quot;)" office:value-type="string" office:string-value="https://jarvis.ling.uni-potsdam.de/clp-pmvss21-1/jupyter/user/alatif/view/data/ImageCorpora/ADE20K_2016_07_26/images/training/k/kitchen/ADE_train_00010305.jpg" calcext:value-type="string">
            <text:p>https://jarvis.ling.uni-potsdam.de/clp-pmvss21-1/jupyter/user/alatif/view/data/ImageCorpora/ADE20K_2016_07_26/images/training/k/kitchen/ADE_train_00010305.jp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44" calcext:value-type="float">
            <text:p>8444</text:p>
          </table:table-cell>
          <table:table-cell/>
          <table:table-cell office:value-type="string" calcext:value-type="string">
            <text:p>training/g/garage/indoor/ADE_train_00008444.jpg</text:p>
          </table:table-cell>
          <table:table-cell table:formula="of:=HYPERLINK(&quot;https://jarvis.ling.uni-potsdam.de/clp-pmvss21-1/jupyter/user/alatif/view/data/ImageCorpora/ADE20K_2016_07_26/images/training/g/garage/indoor/ADE_train_00008444.jpg&quot;)" office:value-type="string" office:string-value="https://jarvis.ling.uni-potsdam.de/clp-pmvss21-1/jupyter/user/alatif/view/data/ImageCorpora/ADE20K_2016_07_26/images/training/g/garage/indoor/ADE_train_00008444.jpg" calcext:value-type="string">
            <text:p>https://jarvis.ling.uni-potsdam.de/clp-pmvss21-1/jupyter/user/alatif/view/data/ImageCorpora/ADE20K_2016_07_26/images/training/g/garage/indoor/ADE_train_00008444.jp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191" calcext:value-type="float">
            <text:p>15191</text:p>
          </table:table-cell>
          <table:table-cell/>
          <table:table-cell office:value-type="string" calcext:value-type="string">
            <text:p>training/p/parlor/ADE_train_00015191.jpg</text:p>
          </table:table-cell>
          <table:table-cell table:formula="of:=HYPERLINK(&quot;https://jarvis.ling.uni-potsdam.de/clp-pmvss21-1/jupyter/user/alatif/view/data/ImageCorpora/ADE20K_2016_07_26/images/training/p/parlor/ADE_train_00015191.jpg&quot;)" office:value-type="string" office:string-value="https://jarvis.ling.uni-potsdam.de/clp-pmvss21-1/jupyter/user/alatif/view/data/ImageCorpora/ADE20K_2016_07_26/images/training/p/parlor/ADE_train_00015191.jpg" calcext:value-type="string">
            <text:p>https://jarvis.ling.uni-potsdam.de/clp-pmvss21-1/jupyter/user/alatif/view/data/ImageCorpora/ADE20K_2016_07_26/images/training/p/parlor/ADE_train_00015191.jp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training/l/living_room/ADE_train_00000896.jpg</text:p>
          </table:table-cell>
          <table:table-cell table:formula="of:=HYPERLINK(&quot;https://jarvis.ling.uni-potsdam.de/clp-pmvss21-1/jupyter/user/alatif/view/data/ImageCorpora/ADE20K_2016_07_26/images/training/l/living_room/ADE_train_00000896.jpg&quot;)" office:value-type="string" office:string-value="https://jarvis.ling.uni-potsdam.de/clp-pmvss21-1/jupyter/user/alatif/view/data/ImageCorpora/ADE20K_2016_07_26/images/training/l/living_room/ADE_train_00000896.jpg" calcext:value-type="string">
            <text:p>https://jarvis.ling.uni-potsdam.de/clp-pmvss21-1/jupyter/user/alatif/view/data/ImageCorpora/ADE20K_2016_07_26/images/training/l/living_room/ADE_train_00000896.jp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825" calcext:value-type="float">
            <text:p>16825</text:p>
          </table:table-cell>
          <table:table-cell/>
          <table:table-cell office:value-type="string" calcext:value-type="string">
            <text:p>training/s/staircase/ADE_train_00016825.jpg</text:p>
          </table:table-cell>
          <table:table-cell table:formula="of:=HYPERLINK(&quot;https://jarvis.ling.uni-potsdam.de/clp-pmvss21-1/jupyter/user/alatif/view/data/ImageCorpora/ADE20K_2016_07_26/images/training/s/staircase/ADE_train_00016825.jpg&quot;)" office:value-type="string" office:string-value="https://jarvis.ling.uni-potsdam.de/clp-pmvss21-1/jupyter/user/alatif/view/data/ImageCorpora/ADE20K_2016_07_26/images/training/s/staircase/ADE_train_00016825.jpg" calcext:value-type="string">
            <text:p>https://jarvis.ling.uni-potsdam.de/clp-pmvss21-1/jupyter/user/alatif/view/data/ImageCorpora/ADE20K_2016_07_26/images/training/s/staircase/ADE_train_00016825.jp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training/b/bedroom/ADE_train_00000460.jpg</text:p>
          </table:table-cell>
          <table:table-cell table:formula="of:=HYPERLINK(&quot;https://jarvis.ling.uni-potsdam.de/clp-pmvss21-1/jupyter/user/alatif/view/data/ImageCorpora/ADE20K_2016_07_26/images/training/b/bedroom/ADE_train_00000460.jpg&quot;)" office:value-type="string" office:string-value="https://jarvis.ling.uni-potsdam.de/clp-pmvss21-1/jupyter/user/alatif/view/data/ImageCorpora/ADE20K_2016_07_26/images/training/b/bedroom/ADE_train_00000460.jpg" calcext:value-type="string">
            <text:p>https://jarvis.ling.uni-potsdam.de/clp-pmvss21-1/jupyter/user/alatif/view/data/ImageCorpora/ADE20K_2016_07_26/images/training/b/bedroom/ADE_train_00000460.jp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57" calcext:value-type="float">
            <text:p>2657</text:p>
          </table:table-cell>
          <table:table-cell/>
          <table:table-cell office:value-type="string" calcext:value-type="string">
            <text:p>training/b/bathroom/ADE_train_00002657.jpg</text:p>
          </table:table-cell>
          <table:table-cell table:formula="of:=HYPERLINK(&quot;https://jarvis.ling.uni-potsdam.de/clp-pmvss21-1/jupyter/user/alatif/view/data/ImageCorpora/ADE20K_2016_07_26/images/training/b/bathroom/ADE_train_00002657.jpg&quot;)" office:value-type="string" office:string-value="https://jarvis.ling.uni-potsdam.de/clp-pmvss21-1/jupyter/user/alatif/view/data/ImageCorpora/ADE20K_2016_07_26/images/training/b/bathroom/ADE_train_00002657.jpg" calcext:value-type="string">
            <text:p>https://jarvis.ling.uni-potsdam.de/clp-pmvss21-1/jupyter/user/alatif/view/data/ImageCorpora/ADE20K_2016_07_26/images/training/b/bathroom/ADE_train_00002657.jp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27" calcext:value-type="float">
            <text:p>1927</text:p>
          </table:table-cell>
          <table:table-cell/>
          <table:table-cell office:value-type="string" calcext:value-type="string">
            <text:p>training/a/attic/ADE_train_00001927.jpg</text:p>
          </table:table-cell>
          <table:table-cell table:formula="of:=HYPERLINK(&quot;https://jarvis.ling.uni-potsdam.de/clp-pmvss21-1/jupyter/user/alatif/view/data/ImageCorpora/ADE20K_2016_07_26/images/training/a/attic/ADE_train_00001927.jpg&quot;)" office:value-type="string" office:string-value="https://jarvis.ling.uni-potsdam.de/clp-pmvss21-1/jupyter/user/alatif/view/data/ImageCorpora/ADE20K_2016_07_26/images/training/a/attic/ADE_train_00001927.jpg" calcext:value-type="string">
            <text:p>https://jarvis.ling.uni-potsdam.de/clp-pmvss21-1/jupyter/user/alatif/view/data/ImageCorpora/ADE20K_2016_07_26/images/training/a/attic/ADE_train_00001927.jp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1098" calcext:value-type="float">
            <text:p>101098</text:p>
          </table:table-cell>
          <table:table-cell/>
          <table:table-cell office:value-type="string" calcext:value-type="string">
            <text:p>validation/b/bathroom/ADE_val_00001098.jpg</text:p>
          </table:table-cell>
          <table:table-cell table:formula="of:=HYPERLINK(&quot;https://jarvis.ling.uni-potsdam.de/clp-pmvss21-1/jupyter/user/alatif/view/data/ImageCorpora/ADE20K_2016_07_26/images/validation/b/bathroom/ADE_val_00001098.jpg&quot;)" office:value-type="string" office:string-value="https://jarvis.ling.uni-potsdam.de/clp-pmvss21-1/jupyter/user/alatif/view/data/ImageCorpora/ADE20K_2016_07_26/images/validation/b/bathroom/ADE_val_00001098.jpg" calcext:value-type="string">
            <text:p>https://jarvis.ling.uni-potsdam.de/clp-pmvss21-1/jupyter/user/alatif/view/data/ImageCorpora/ADE20K_2016_07_26/images/validation/b/bathroom/ADE_val_00001098.jp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16" calcext:value-type="float">
            <text:p>4016</text:p>
          </table:table-cell>
          <table:table-cell/>
          <table:table-cell office:value-type="string" calcext:value-type="string">
            <text:p>training/b/bedroom/ADE_train_00004016.jpg</text:p>
          </table:table-cell>
          <table:table-cell table:formula="of:=HYPERLINK(&quot;https://jarvis.ling.uni-potsdam.de/clp-pmvss21-1/jupyter/user/alatif/view/data/ImageCorpora/ADE20K_2016_07_26/images/training/b/bedroom/ADE_train_00004016.jpg&quot;)" office:value-type="string" office:string-value="https://jarvis.ling.uni-potsdam.de/clp-pmvss21-1/jupyter/user/alatif/view/data/ImageCorpora/ADE20K_2016_07_26/images/training/b/bedroom/ADE_train_00004016.jpg" calcext:value-type="string">
            <text:p>https://jarvis.ling.uni-potsdam.de/clp-pmvss21-1/jupyter/user/alatif/view/data/ImageCorpora/ADE20K_2016_07_26/images/training/b/bedroom/ADE_train_00004016.jp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26" calcext:value-type="float">
            <text:p>11126</text:p>
          </table:table-cell>
          <table:table-cell/>
          <table:table-cell office:value-type="string" calcext:value-type="string">
            <text:p>training/l/living_room/ADE_train_00011126.jpg</text:p>
          </table:table-cell>
          <table:table-cell table:formula="of:=HYPERLINK(&quot;https://jarvis.ling.uni-potsdam.de/clp-pmvss21-1/jupyter/user/alatif/view/data/ImageCorpora/ADE20K_2016_07_26/images/training/l/living_room/ADE_train_00011126.jpg&quot;)" office:value-type="string" office:string-value="https://jarvis.ling.uni-potsdam.de/clp-pmvss21-1/jupyter/user/alatif/view/data/ImageCorpora/ADE20K_2016_07_26/images/training/l/living_room/ADE_train_00011126.jpg" calcext:value-type="string">
            <text:p>https://jarvis.ling.uni-potsdam.de/clp-pmvss21-1/jupyter/user/alatif/view/data/ImageCorpora/ADE20K_2016_07_26/images/training/l/living_room/ADE_train_00011126.jp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319" calcext:value-type="float">
            <text:p>11319</text:p>
          </table:table-cell>
          <table:table-cell/>
          <table:table-cell office:value-type="string" calcext:value-type="string">
            <text:p>training/l/living_room/ADE_train_00011319.jpg</text:p>
          </table:table-cell>
          <table:table-cell table:formula="of:=HYPERLINK(&quot;https://jarvis.ling.uni-potsdam.de/clp-pmvss21-1/jupyter/user/alatif/view/data/ImageCorpora/ADE20K_2016_07_26/images/training/l/living_room/ADE_train_00011319.jpg&quot;)" office:value-type="string" office:string-value="https://jarvis.ling.uni-potsdam.de/clp-pmvss21-1/jupyter/user/alatif/view/data/ImageCorpora/ADE20K_2016_07_26/images/training/l/living_room/ADE_train_00011319.jpg" calcext:value-type="string">
            <text:p>https://jarvis.ling.uni-potsdam.de/clp-pmvss21-1/jupyter/user/alatif/view/data/ImageCorpora/ADE20K_2016_07_26/images/training/l/living_room/ADE_train_00011319.jp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training/p/pantry/ADE_train_00000944.jpg</text:p>
          </table:table-cell>
          <table:table-cell table:formula="of:=HYPERLINK(&quot;https://jarvis.ling.uni-potsdam.de/clp-pmvss21-1/jupyter/user/alatif/view/data/ImageCorpora/ADE20K_2016_07_26/images/training/p/pantry/ADE_train_00000944.jpg&quot;)" office:value-type="string" office:string-value="https://jarvis.ling.uni-potsdam.de/clp-pmvss21-1/jupyter/user/alatif/view/data/ImageCorpora/ADE20K_2016_07_26/images/training/p/pantry/ADE_train_00000944.jpg" calcext:value-type="string">
            <text:p>https://jarvis.ling.uni-potsdam.de/clp-pmvss21-1/jupyter/user/alatif/view/data/ImageCorpora/ADE20K_2016_07_26/images/training/p/pantry/ADE_train_00000944.jp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538" calcext:value-type="float">
            <text:p>15538</text:p>
          </table:table-cell>
          <table:table-cell/>
          <table:table-cell office:value-type="string" calcext:value-type="string">
            <text:p>training/p/poolroom/home/ADE_train_00015538.jpg</text:p>
          </table:table-cell>
          <table:table-cell table:formula="of:=HYPERLINK(&quot;https://jarvis.ling.uni-potsdam.de/clp-pmvss21-1/jupyter/user/alatif/view/data/ImageCorpora/ADE20K_2016_07_26/images/training/p/poolroom/home/ADE_train_00015538.jpg&quot;)" office:value-type="string" office:string-value="https://jarvis.ling.uni-potsdam.de/clp-pmvss21-1/jupyter/user/alatif/view/data/ImageCorpora/ADE20K_2016_07_26/images/training/p/poolroom/home/ADE_train_00015538.jpg" calcext:value-type="string">
            <text:p>https://jarvis.ling.uni-potsdam.de/clp-pmvss21-1/jupyter/user/alatif/view/data/ImageCorpora/ADE20K_2016_07_26/images/training/p/poolroom/home/ADE_train_00015538.jp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650" calcext:value-type="float">
            <text:p>10650</text:p>
          </table:table-cell>
          <table:table-cell/>
          <table:table-cell office:value-type="string" calcext:value-type="string">
            <text:p>training/k/kitchen/ADE_train_00010650.jpg</text:p>
          </table:table-cell>
          <table:table-cell table:formula="of:=HYPERLINK(&quot;https://jarvis.ling.uni-potsdam.de/clp-pmvss21-1/jupyter/user/alatif/view/data/ImageCorpora/ADE20K_2016_07_26/images/training/k/kitchen/ADE_train_00010650.jpg&quot;)" office:value-type="string" office:string-value="https://jarvis.ling.uni-potsdam.de/clp-pmvss21-1/jupyter/user/alatif/view/data/ImageCorpora/ADE20K_2016_07_26/images/training/k/kitchen/ADE_train_00010650.jpg" calcext:value-type="string">
            <text:p>https://jarvis.ling.uni-potsdam.de/clp-pmvss21-1/jupyter/user/alatif/view/data/ImageCorpora/ADE20K_2016_07_26/images/training/k/kitchen/ADE_train_00010650.jp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895" calcext:value-type="float">
            <text:p>10895</text:p>
          </table:table-cell>
          <table:table-cell/>
          <table:table-cell office:value-type="string" calcext:value-type="string">
            <text:p>training/l/laundromat/ADE_train_00010895.jpg</text:p>
          </table:table-cell>
          <table:table-cell table:formula="of:=HYPERLINK(&quot;https://jarvis.ling.uni-potsdam.de/clp-pmvss21-1/jupyter/user/alatif/view/data/ImageCorpora/ADE20K_2016_07_26/images/training/l/laundromat/ADE_train_00010895.jpg&quot;)" office:value-type="string" office:string-value="https://jarvis.ling.uni-potsdam.de/clp-pmvss21-1/jupyter/user/alatif/view/data/ImageCorpora/ADE20K_2016_07_26/images/training/l/laundromat/ADE_train_00010895.jpg" calcext:value-type="string">
            <text:p>https://jarvis.ling.uni-potsdam.de/clp-pmvss21-1/jupyter/user/alatif/view/data/ImageCorpora/ADE20K_2016_07_26/images/training/l/laundromat/ADE_train_00010895.jp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670" calcext:value-type="float">
            <text:p>9670</text:p>
          </table:table-cell>
          <table:table-cell/>
          <table:table-cell office:value-type="string" calcext:value-type="string">
            <text:p>training/h/hotel_room/ADE_train_00009670.jpg</text:p>
          </table:table-cell>
          <table:table-cell table:formula="of:=HYPERLINK(&quot;https://jarvis.ling.uni-potsdam.de/clp-pmvss21-1/jupyter/user/alatif/view/data/ImageCorpora/ADE20K_2016_07_26/images/training/h/hotel_room/ADE_train_00009670.jpg&quot;)" office:value-type="string" office:string-value="https://jarvis.ling.uni-potsdam.de/clp-pmvss21-1/jupyter/user/alatif/view/data/ImageCorpora/ADE20K_2016_07_26/images/training/h/hotel_room/ADE_train_00009670.jpg" calcext:value-type="string">
            <text:p>https://jarvis.ling.uni-potsdam.de/clp-pmvss21-1/jupyter/user/alatif/view/data/ImageCorpora/ADE20K_2016_07_26/images/training/h/hotel_room/ADE_train_00009670.jp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81" calcext:value-type="float">
            <text:p>2781</text:p>
          </table:table-cell>
          <table:table-cell/>
          <table:table-cell office:value-type="string" calcext:value-type="string">
            <text:p>training/b/bathroom/ADE_train_00002781.jpg</text:p>
          </table:table-cell>
          <table:table-cell table:formula="of:=HYPERLINK(&quot;https://jarvis.ling.uni-potsdam.de/clp-pmvss21-1/jupyter/user/alatif/view/data/ImageCorpora/ADE20K_2016_07_26/images/training/b/bathroom/ADE_train_00002781.jpg&quot;)" office:value-type="string" office:string-value="https://jarvis.ling.uni-potsdam.de/clp-pmvss21-1/jupyter/user/alatif/view/data/ImageCorpora/ADE20K_2016_07_26/images/training/b/bathroom/ADE_train_00002781.jpg" calcext:value-type="string">
            <text:p>https://jarvis.ling.uni-potsdam.de/clp-pmvss21-1/jupyter/user/alatif/view/data/ImageCorpora/ADE20K_2016_07_26/images/training/b/bathroom/ADE_train_00002781.jp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512" calcext:value-type="float">
            <text:p>101512</text:p>
          </table:table-cell>
          <table:table-cell/>
          <table:table-cell office:value-type="string" calcext:value-type="string">
            <text:p>validation/l/living_room/ADE_val_00001512.jpg</text:p>
          </table:table-cell>
          <table:table-cell table:formula="of:=HYPERLINK(&quot;https://jarvis.ling.uni-potsdam.de/clp-pmvss21-1/jupyter/user/alatif/view/data/ImageCorpora/ADE20K_2016_07_26/images/validation/l/living_room/ADE_val_00001512.jpg&quot;)" office:value-type="string" office:string-value="https://jarvis.ling.uni-potsdam.de/clp-pmvss21-1/jupyter/user/alatif/view/data/ImageCorpora/ADE20K_2016_07_26/images/validation/l/living_room/ADE_val_00001512.jpg" calcext:value-type="string">
            <text:p>https://jarvis.ling.uni-potsdam.de/clp-pmvss21-1/jupyter/user/alatif/view/data/ImageCorpora/ADE20K_2016_07_26/images/validation/l/living_room/ADE_val_00001512.jp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469" calcext:value-type="float">
            <text:p>101469</text:p>
          </table:table-cell>
          <table:table-cell/>
          <table:table-cell office:value-type="string" calcext:value-type="string">
            <text:p>validation/k/kitchen/ADE_val_00001469.jpg</text:p>
          </table:table-cell>
          <table:table-cell table:formula="of:=HYPERLINK(&quot;https://jarvis.ling.uni-potsdam.de/clp-pmvss21-1/jupyter/user/alatif/view/data/ImageCorpora/ADE20K_2016_07_26/images/validation/k/kitchen/ADE_val_00001469.jpg&quot;)" office:value-type="string" office:string-value="https://jarvis.ling.uni-potsdam.de/clp-pmvss21-1/jupyter/user/alatif/view/data/ImageCorpora/ADE20K_2016_07_26/images/validation/k/kitchen/ADE_val_00001469.jpg" calcext:value-type="string">
            <text:p>https://jarvis.ling.uni-potsdam.de/clp-pmvss21-1/jupyter/user/alatif/view/data/ImageCorpora/ADE20K_2016_07_26/images/validation/k/kitchen/ADE_val_00001469.jp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459" calcext:value-type="float">
            <text:p>100459</text:p>
          </table:table-cell>
          <table:table-cell/>
          <table:table-cell office:value-type="string" calcext:value-type="string">
            <text:p>validation/k/kitchen/ADE_val_00000459.jpg</text:p>
          </table:table-cell>
          <table:table-cell table:formula="of:=HYPERLINK(&quot;https://jarvis.ling.uni-potsdam.de/clp-pmvss21-1/jupyter/user/alatif/view/data/ImageCorpora/ADE20K_2016_07_26/images/validation/k/kitchen/ADE_val_00000459.jpg&quot;)" office:value-type="string" office:string-value="https://jarvis.ling.uni-potsdam.de/clp-pmvss21-1/jupyter/user/alatif/view/data/ImageCorpora/ADE20K_2016_07_26/images/validation/k/kitchen/ADE_val_00000459.jpg" calcext:value-type="string">
            <text:p>https://jarvis.ling.uni-potsdam.de/clp-pmvss21-1/jupyter/user/alatif/view/data/ImageCorpora/ADE20K_2016_07_26/images/validation/k/kitchen/ADE_val_00000459.jp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93" calcext:value-type="float">
            <text:p>3793</text:p>
          </table:table-cell>
          <table:table-cell/>
          <table:table-cell office:value-type="string" calcext:value-type="string">
            <text:p>training/b/bedroom/ADE_train_00003793.jpg</text:p>
          </table:table-cell>
          <table:table-cell table:formula="of:=HYPERLINK(&quot;https://jarvis.ling.uni-potsdam.de/clp-pmvss21-1/jupyter/user/alatif/view/data/ImageCorpora/ADE20K_2016_07_26/images/training/b/bedroom/ADE_train_00003793.jpg&quot;)" office:value-type="string" office:string-value="https://jarvis.ling.uni-potsdam.de/clp-pmvss21-1/jupyter/user/alatif/view/data/ImageCorpora/ADE20K_2016_07_26/images/training/b/bedroom/ADE_train_00003793.jpg" calcext:value-type="string">
            <text:p>https://jarvis.ling.uni-potsdam.de/clp-pmvss21-1/jupyter/user/alatif/view/data/ImageCorpora/ADE20K_2016_07_26/images/training/b/bedroom/ADE_train_00003793.jp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542" calcext:value-type="float">
            <text:p>9542</text:p>
          </table:table-cell>
          <table:table-cell/>
          <table:table-cell office:value-type="string" calcext:value-type="string">
            <text:p>training/h/hotel_room/ADE_train_00009542.jpg</text:p>
          </table:table-cell>
          <table:table-cell table:formula="of:=HYPERLINK(&quot;https://jarvis.ling.uni-potsdam.de/clp-pmvss21-1/jupyter/user/alatif/view/data/ImageCorpora/ADE20K_2016_07_26/images/training/h/hotel_room/ADE_train_00009542.jpg&quot;)" office:value-type="string" office:string-value="https://jarvis.ling.uni-potsdam.de/clp-pmvss21-1/jupyter/user/alatif/view/data/ImageCorpora/ADE20K_2016_07_26/images/training/h/hotel_room/ADE_train_00009542.jpg" calcext:value-type="string">
            <text:p>https://jarvis.ling.uni-potsdam.de/clp-pmvss21-1/jupyter/user/alatif/view/data/ImageCorpora/ADE20K_2016_07_26/images/training/h/hotel_room/ADE_train_00009542.jp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84" calcext:value-type="float">
            <text:p>2584</text:p>
          </table:table-cell>
          <table:table-cell/>
          <table:table-cell office:value-type="string" calcext:value-type="string">
            <text:p>training/b/bathroom/ADE_train_00002584.jpg</text:p>
          </table:table-cell>
          <table:table-cell table:formula="of:=HYPERLINK(&quot;https://jarvis.ling.uni-potsdam.de/clp-pmvss21-1/jupyter/user/alatif/view/data/ImageCorpora/ADE20K_2016_07_26/images/training/b/bathroom/ADE_train_00002584.jpg&quot;)" office:value-type="string" office:string-value="https://jarvis.ling.uni-potsdam.de/clp-pmvss21-1/jupyter/user/alatif/view/data/ImageCorpora/ADE20K_2016_07_26/images/training/b/bathroom/ADE_train_00002584.jpg" calcext:value-type="string">
            <text:p>https://jarvis.ling.uni-potsdam.de/clp-pmvss21-1/jupyter/user/alatif/view/data/ImageCorpora/ADE20K_2016_07_26/images/training/b/bathroom/ADE_train_00002584.jp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string" calcext:value-type="string">
            <text:p>training/k/kitchen/ADE_train_00000606.jpg</text:p>
          </table:table-cell>
          <table:table-cell table:formula="of:=HYPERLINK(&quot;https://jarvis.ling.uni-potsdam.de/clp-pmvss21-1/jupyter/user/alatif/view/data/ImageCorpora/ADE20K_2016_07_26/images/training/k/kitchen/ADE_train_00000606.jpg&quot;)" office:value-type="string" office:string-value="https://jarvis.ling.uni-potsdam.de/clp-pmvss21-1/jupyter/user/alatif/view/data/ImageCorpora/ADE20K_2016_07_26/images/training/k/kitchen/ADE_train_00000606.jpg" calcext:value-type="string">
            <text:p>https://jarvis.ling.uni-potsdam.de/clp-pmvss21-1/jupyter/user/alatif/view/data/ImageCorpora/ADE20K_2016_07_26/images/training/k/kitchen/ADE_train_00000606.jp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75" calcext:value-type="float">
            <text:p>2675</text:p>
          </table:table-cell>
          <table:table-cell/>
          <table:table-cell office:value-type="string" calcext:value-type="string">
            <text:p>training/b/bathroom/ADE_train_00002675.jpg</text:p>
          </table:table-cell>
          <table:table-cell table:formula="of:=HYPERLINK(&quot;https://jarvis.ling.uni-potsdam.de/clp-pmvss21-1/jupyter/user/alatif/view/data/ImageCorpora/ADE20K_2016_07_26/images/training/b/bathroom/ADE_train_00002675.jpg&quot;)" office:value-type="string" office:string-value="https://jarvis.ling.uni-potsdam.de/clp-pmvss21-1/jupyter/user/alatif/view/data/ImageCorpora/ADE20K_2016_07_26/images/training/b/bathroom/ADE_train_00002675.jpg" calcext:value-type="string">
            <text:p>https://jarvis.ling.uni-potsdam.de/clp-pmvss21-1/jupyter/user/alatif/view/data/ImageCorpora/ADE20K_2016_07_26/images/training/b/bathroom/ADE_train_00002675.jp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378" calcext:value-type="float">
            <text:p>10378</text:p>
          </table:table-cell>
          <table:table-cell/>
          <table:table-cell office:value-type="string" calcext:value-type="string">
            <text:p>training/k/kitchen/ADE_train_00010378.jpg</text:p>
          </table:table-cell>
          <table:table-cell table:formula="of:=HYPERLINK(&quot;https://jarvis.ling.uni-potsdam.de/clp-pmvss21-1/jupyter/user/alatif/view/data/ImageCorpora/ADE20K_2016_07_26/images/training/k/kitchen/ADE_train_00010378.jpg&quot;)" office:value-type="string" office:string-value="https://jarvis.ling.uni-potsdam.de/clp-pmvss21-1/jupyter/user/alatif/view/data/ImageCorpora/ADE20K_2016_07_26/images/training/k/kitchen/ADE_train_00010378.jpg" calcext:value-type="string">
            <text:p>https://jarvis.ling.uni-potsdam.de/clp-pmvss21-1/jupyter/user/alatif/view/data/ImageCorpora/ADE20K_2016_07_26/images/training/k/kitchen/ADE_train_00010378.jp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training/b/bedroom/ADE_train_00000192.jpg</text:p>
          </table:table-cell>
          <table:table-cell table:formula="of:=HYPERLINK(&quot;https://jarvis.ling.uni-potsdam.de/clp-pmvss21-1/jupyter/user/alatif/view/data/ImageCorpora/ADE20K_2016_07_26/images/training/b/bedroom/ADE_train_00000192.jpg&quot;)" office:value-type="string" office:string-value="https://jarvis.ling.uni-potsdam.de/clp-pmvss21-1/jupyter/user/alatif/view/data/ImageCorpora/ADE20K_2016_07_26/images/training/b/bedroom/ADE_train_00000192.jpg" calcext:value-type="string">
            <text:p>https://jarvis.ling.uni-potsdam.de/clp-pmvss21-1/jupyter/user/alatif/view/data/ImageCorpora/ADE20K_2016_07_26/images/training/b/bedroom/ADE_train_00000192.jp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581" calcext:value-type="float">
            <text:p>9581</text:p>
          </table:table-cell>
          <table:table-cell/>
          <table:table-cell office:value-type="string" calcext:value-type="string">
            <text:p>training/h/hotel_room/ADE_train_00009581.jpg</text:p>
          </table:table-cell>
          <table:table-cell table:formula="of:=HYPERLINK(&quot;https://jarvis.ling.uni-potsdam.de/clp-pmvss21-1/jupyter/user/alatif/view/data/ImageCorpora/ADE20K_2016_07_26/images/training/h/hotel_room/ADE_train_00009581.jpg&quot;)" office:value-type="string" office:string-value="https://jarvis.ling.uni-potsdam.de/clp-pmvss21-1/jupyter/user/alatif/view/data/ImageCorpora/ADE20K_2016_07_26/images/training/h/hotel_room/ADE_train_00009581.jpg" calcext:value-type="string">
            <text:p>https://jarvis.ling.uni-potsdam.de/clp-pmvss21-1/jupyter/user/alatif/view/data/ImageCorpora/ADE20K_2016_07_26/images/training/h/hotel_room/ADE_train_00009581.jp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98" calcext:value-type="float">
            <text:p>11098</text:p>
          </table:table-cell>
          <table:table-cell/>
          <table:table-cell office:value-type="string" calcext:value-type="string">
            <text:p>training/l/living_room/ADE_train_00011098.jpg</text:p>
          </table:table-cell>
          <table:table-cell table:formula="of:=HYPERLINK(&quot;https://jarvis.ling.uni-potsdam.de/clp-pmvss21-1/jupyter/user/alatif/view/data/ImageCorpora/ADE20K_2016_07_26/images/training/l/living_room/ADE_train_00011098.jpg&quot;)" office:value-type="string" office:string-value="https://jarvis.ling.uni-potsdam.de/clp-pmvss21-1/jupyter/user/alatif/view/data/ImageCorpora/ADE20K_2016_07_26/images/training/l/living_room/ADE_train_00011098.jpg" calcext:value-type="string">
            <text:p>https://jarvis.ling.uni-potsdam.de/clp-pmvss21-1/jupyter/user/alatif/view/data/ImageCorpora/ADE20K_2016_07_26/images/training/l/living_room/ADE_train_00011098.jp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899" calcext:value-type="float">
            <text:p>13899</text:p>
          </table:table-cell>
          <table:table-cell/>
          <table:table-cell office:value-type="string" calcext:value-type="string">
            <text:p>training/n/nursery/ADE_train_00013899.jpg</text:p>
          </table:table-cell>
          <table:table-cell table:formula="of:=HYPERLINK(&quot;https://jarvis.ling.uni-potsdam.de/clp-pmvss21-1/jupyter/user/alatif/view/data/ImageCorpora/ADE20K_2016_07_26/images/training/n/nursery/ADE_train_00013899.jpg&quot;)" office:value-type="string" office:string-value="https://jarvis.ling.uni-potsdam.de/clp-pmvss21-1/jupyter/user/alatif/view/data/ImageCorpora/ADE20K_2016_07_26/images/training/n/nursery/ADE_train_00013899.jpg" calcext:value-type="string">
            <text:p>https://jarvis.ling.uni-potsdam.de/clp-pmvss21-1/jupyter/user/alatif/view/data/ImageCorpora/ADE20K_2016_07_26/images/training/n/nursery/ADE_train_00013899.jp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21" calcext:value-type="float">
            <text:p>3721</text:p>
          </table:table-cell>
          <table:table-cell/>
          <table:table-cell office:value-type="string" calcext:value-type="string">
            <text:p>training/b/bedroom/ADE_train_00003721.jpg</text:p>
          </table:table-cell>
          <table:table-cell table:formula="of:=HYPERLINK(&quot;https://jarvis.ling.uni-potsdam.de/clp-pmvss21-1/jupyter/user/alatif/view/data/ImageCorpora/ADE20K_2016_07_26/images/training/b/bedroom/ADE_train_00003721.jpg&quot;)" office:value-type="string" office:string-value="https://jarvis.ling.uni-potsdam.de/clp-pmvss21-1/jupyter/user/alatif/view/data/ImageCorpora/ADE20K_2016_07_26/images/training/b/bedroom/ADE_train_00003721.jpg" calcext:value-type="string">
            <text:p>https://jarvis.ling.uni-potsdam.de/clp-pmvss21-1/jupyter/user/alatif/view/data/ImageCorpora/ADE20K_2016_07_26/images/training/b/bedroom/ADE_train_00003721.jp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training/k/kitchen/ADE_train_00000647.jpg</text:p>
          </table:table-cell>
          <table:table-cell table:formula="of:=HYPERLINK(&quot;https://jarvis.ling.uni-potsdam.de/clp-pmvss21-1/jupyter/user/alatif/view/data/ImageCorpora/ADE20K_2016_07_26/images/training/k/kitchen/ADE_train_00000647.jpg&quot;)" office:value-type="string" office:string-value="https://jarvis.ling.uni-potsdam.de/clp-pmvss21-1/jupyter/user/alatif/view/data/ImageCorpora/ADE20K_2016_07_26/images/training/k/kitchen/ADE_train_00000647.jpg" calcext:value-type="string">
            <text:p>https://jarvis.ling.uni-potsdam.de/clp-pmvss21-1/jupyter/user/alatif/view/data/ImageCorpora/ADE20K_2016_07_26/images/training/k/kitchen/ADE_train_00000647.jp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318" calcext:value-type="float">
            <text:p>9318</text:p>
          </table:table-cell>
          <table:table-cell/>
          <table:table-cell office:value-type="string" calcext:value-type="string">
            <text:p>training/h/home_office/ADE_train_00009318.jpg</text:p>
          </table:table-cell>
          <table:table-cell table:formula="of:=HYPERLINK(&quot;https://jarvis.ling.uni-potsdam.de/clp-pmvss21-1/jupyter/user/alatif/view/data/ImageCorpora/ADE20K_2016_07_26/images/training/h/home_office/ADE_train_00009318.jpg&quot;)" office:value-type="string" office:string-value="https://jarvis.ling.uni-potsdam.de/clp-pmvss21-1/jupyter/user/alatif/view/data/ImageCorpora/ADE20K_2016_07_26/images/training/h/home_office/ADE_train_00009318.jpg" calcext:value-type="string">
            <text:p>https://jarvis.ling.uni-potsdam.de/clp-pmvss21-1/jupyter/user/alatif/view/data/ImageCorpora/ADE20K_2016_07_26/images/training/h/home_office/ADE_train_00009318.jp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95" calcext:value-type="float">
            <text:p>4095</text:p>
          </table:table-cell>
          <table:table-cell/>
          <table:table-cell office:value-type="string" calcext:value-type="string">
            <text:p>training/b/bedroom/ADE_train_00004095.jpg</text:p>
          </table:table-cell>
          <table:table-cell table:formula="of:=HYPERLINK(&quot;https://jarvis.ling.uni-potsdam.de/clp-pmvss21-1/jupyter/user/alatif/view/data/ImageCorpora/ADE20K_2016_07_26/images/training/b/bedroom/ADE_train_00004095.jpg&quot;)" office:value-type="string" office:string-value="https://jarvis.ling.uni-potsdam.de/clp-pmvss21-1/jupyter/user/alatif/view/data/ImageCorpora/ADE20K_2016_07_26/images/training/b/bedroom/ADE_train_00004095.jpg" calcext:value-type="string">
            <text:p>https://jarvis.ling.uni-potsdam.de/clp-pmvss21-1/jupyter/user/alatif/view/data/ImageCorpora/ADE20K_2016_07_26/images/training/b/bedroom/ADE_train_00004095.jp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training/b/bathroom/ADE_train_00000024.jpg</text:p>
          </table:table-cell>
          <table:table-cell table:formula="of:=HYPERLINK(&quot;https://jarvis.ling.uni-potsdam.de/clp-pmvss21-1/jupyter/user/alatif/view/data/ImageCorpora/ADE20K_2016_07_26/images/training/b/bathroom/ADE_train_00000024.jpg&quot;)" office:value-type="string" office:string-value="https://jarvis.ling.uni-potsdam.de/clp-pmvss21-1/jupyter/user/alatif/view/data/ImageCorpora/ADE20K_2016_07_26/images/training/b/bathroom/ADE_train_00000024.jpg" calcext:value-type="string">
            <text:p>https://jarvis.ling.uni-potsdam.de/clp-pmvss21-1/jupyter/user/alatif/view/data/ImageCorpora/ADE20K_2016_07_26/images/training/b/bathroom/ADE_train_00000024.jp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246" calcext:value-type="float">
            <text:p>100246</text:p>
          </table:table-cell>
          <table:table-cell/>
          <table:table-cell office:value-type="string" calcext:value-type="string">
            <text:p>validation/c/childs_room/ADE_val_00000246.jpg</text:p>
          </table:table-cell>
          <table:table-cell table:formula="of:=HYPERLINK(&quot;https://jarvis.ling.uni-potsdam.de/clp-pmvss21-1/jupyter/user/alatif/view/data/ImageCorpora/ADE20K_2016_07_26/images/validation/c/childs_room/ADE_val_00000246.jpg&quot;)" office:value-type="string" office:string-value="https://jarvis.ling.uni-potsdam.de/clp-pmvss21-1/jupyter/user/alatif/view/data/ImageCorpora/ADE20K_2016_07_26/images/validation/c/childs_room/ADE_val_00000246.jpg" calcext:value-type="string">
            <text:p>https://jarvis.ling.uni-potsdam.de/clp-pmvss21-1/jupyter/user/alatif/view/data/ImageCorpora/ADE20K_2016_07_26/images/validation/c/childs_room/ADE_val_00000246.jp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training/b/bedroom/ADE_train_00000319.jpg</text:p>
          </table:table-cell>
          <table:table-cell table:formula="of:=HYPERLINK(&quot;https://jarvis.ling.uni-potsdam.de/clp-pmvss21-1/jupyter/user/alatif/view/data/ImageCorpora/ADE20K_2016_07_26/images/training/b/bedroom/ADE_train_00000319.jpg&quot;)" office:value-type="string" office:string-value="https://jarvis.ling.uni-potsdam.de/clp-pmvss21-1/jupyter/user/alatif/view/data/ImageCorpora/ADE20K_2016_07_26/images/training/b/bedroom/ADE_train_00000319.jpg" calcext:value-type="string">
            <text:p>https://jarvis.ling.uni-potsdam.de/clp-pmvss21-1/jupyter/user/alatif/view/data/ImageCorpora/ADE20K_2016_07_26/images/training/b/bedroom/ADE_train_00000319.jp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string" calcext:value-type="string">
            <text:p>training/b/basement/ADE_train_00002481.jpg</text:p>
          </table:table-cell>
          <table:table-cell table:formula="of:=HYPERLINK(&quot;https://jarvis.ling.uni-potsdam.de/clp-pmvss21-1/jupyter/user/alatif/view/data/ImageCorpora/ADE20K_2016_07_26/images/training/b/basement/ADE_train_00002481.jpg&quot;)" office:value-type="string" office:string-value="https://jarvis.ling.uni-potsdam.de/clp-pmvss21-1/jupyter/user/alatif/view/data/ImageCorpora/ADE20K_2016_07_26/images/training/b/basement/ADE_train_00002481.jpg" calcext:value-type="string">
            <text:p>https://jarvis.ling.uni-potsdam.de/clp-pmvss21-1/jupyter/user/alatif/view/data/ImageCorpora/ADE20K_2016_07_26/images/training/b/basement/ADE_train_00002481.jp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84" calcext:value-type="float">
            <text:p>10284</text:p>
          </table:table-cell>
          <table:table-cell/>
          <table:table-cell office:value-type="string" calcext:value-type="string">
            <text:p>training/k/kitchen/ADE_train_00010284.jpg</text:p>
          </table:table-cell>
          <table:table-cell table:formula="of:=HYPERLINK(&quot;https://jarvis.ling.uni-potsdam.de/clp-pmvss21-1/jupyter/user/alatif/view/data/ImageCorpora/ADE20K_2016_07_26/images/training/k/kitchen/ADE_train_00010284.jpg&quot;)" office:value-type="string" office:string-value="https://jarvis.ling.uni-potsdam.de/clp-pmvss21-1/jupyter/user/alatif/view/data/ImageCorpora/ADE20K_2016_07_26/images/training/k/kitchen/ADE_train_00010284.jpg" calcext:value-type="string">
            <text:p>https://jarvis.ling.uni-potsdam.de/clp-pmvss21-1/jupyter/user/alatif/view/data/ImageCorpora/ADE20K_2016_07_26/images/training/k/kitchen/ADE_train_00010284.jp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480" calcext:value-type="float">
            <text:p>8480</text:p>
          </table:table-cell>
          <table:table-cell/>
          <table:table-cell office:value-type="string" calcext:value-type="string">
            <text:p>training/g/garage/indoor/ADE_train_00008480.jpg</text:p>
          </table:table-cell>
          <table:table-cell table:formula="of:=HYPERLINK(&quot;https://jarvis.ling.uni-potsdam.de/clp-pmvss21-1/jupyter/user/alatif/view/data/ImageCorpora/ADE20K_2016_07_26/images/training/g/garage/indoor/ADE_train_00008480.jpg&quot;)" office:value-type="string" office:string-value="https://jarvis.ling.uni-potsdam.de/clp-pmvss21-1/jupyter/user/alatif/view/data/ImageCorpora/ADE20K_2016_07_26/images/training/g/garage/indoor/ADE_train_00008480.jpg" calcext:value-type="string">
            <text:p>https://jarvis.ling.uni-potsdam.de/clp-pmvss21-1/jupyter/user/alatif/view/data/ImageCorpora/ADE20K_2016_07_26/images/training/g/garage/indoor/ADE_train_00008480.jp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69" calcext:value-type="float">
            <text:p>10169</text:p>
          </table:table-cell>
          <table:table-cell/>
          <table:table-cell office:value-type="string" calcext:value-type="string">
            <text:p>training/k/kitchen/ADE_train_00010169.jpg</text:p>
          </table:table-cell>
          <table:table-cell table:formula="of:=HYPERLINK(&quot;https://jarvis.ling.uni-potsdam.de/clp-pmvss21-1/jupyter/user/alatif/view/data/ImageCorpora/ADE20K_2016_07_26/images/training/k/kitchen/ADE_train_00010169.jpg&quot;)" office:value-type="string" office:string-value="https://jarvis.ling.uni-potsdam.de/clp-pmvss21-1/jupyter/user/alatif/view/data/ImageCorpora/ADE20K_2016_07_26/images/training/k/kitchen/ADE_train_00010169.jpg" calcext:value-type="string">
            <text:p>https://jarvis.ling.uni-potsdam.de/clp-pmvss21-1/jupyter/user/alatif/view/data/ImageCorpora/ADE20K_2016_07_26/images/training/k/kitchen/ADE_train_00010169.jp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74" calcext:value-type="float">
            <text:p>20174</text:p>
          </table:table-cell>
          <table:table-cell/>
          <table:table-cell office:value-type="string" calcext:value-type="string">
            <text:p>training/y/youth_hostel/ADE_train_00020174.jpg</text:p>
          </table:table-cell>
          <table:table-cell table:formula="of:=HYPERLINK(&quot;https://jarvis.ling.uni-potsdam.de/clp-pmvss21-1/jupyter/user/alatif/view/data/ImageCorpora/ADE20K_2016_07_26/images/training/y/youth_hostel/ADE_train_00020174.jpg&quot;)" office:value-type="string" office:string-value="https://jarvis.ling.uni-potsdam.de/clp-pmvss21-1/jupyter/user/alatif/view/data/ImageCorpora/ADE20K_2016_07_26/images/training/y/youth_hostel/ADE_train_00020174.jpg" calcext:value-type="string">
            <text:p>https://jarvis.ling.uni-potsdam.de/clp-pmvss21-1/jupyter/user/alatif/view/data/ImageCorpora/ADE20K_2016_07_26/images/training/y/youth_hostel/ADE_train_00020174.jp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training/p/parlor/ADE_train_00015169.jpg</text:p>
          </table:table-cell>
          <table:table-cell table:formula="of:=HYPERLINK(&quot;https://jarvis.ling.uni-potsdam.de/clp-pmvss21-1/jupyter/user/alatif/view/data/ImageCorpora/ADE20K_2016_07_26/images/training/p/parlor/ADE_train_00015169.jpg&quot;)" office:value-type="string" office:string-value="https://jarvis.ling.uni-potsdam.de/clp-pmvss21-1/jupyter/user/alatif/view/data/ImageCorpora/ADE20K_2016_07_26/images/training/p/parlor/ADE_train_00015169.jpg" calcext:value-type="string">
            <text:p>https://jarvis.ling.uni-potsdam.de/clp-pmvss21-1/jupyter/user/alatif/view/data/ImageCorpora/ADE20K_2016_07_26/images/training/p/parlor/ADE_train_00015169.jp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35" calcext:value-type="float">
            <text:p>2735</text:p>
          </table:table-cell>
          <table:table-cell/>
          <table:table-cell office:value-type="string" calcext:value-type="string">
            <text:p>training/b/bathroom/ADE_train_00002735.jpg</text:p>
          </table:table-cell>
          <table:table-cell table:formula="of:=HYPERLINK(&quot;https://jarvis.ling.uni-potsdam.de/clp-pmvss21-1/jupyter/user/alatif/view/data/ImageCorpora/ADE20K_2016_07_26/images/training/b/bathroom/ADE_train_00002735.jpg&quot;)" office:value-type="string" office:string-value="https://jarvis.ling.uni-potsdam.de/clp-pmvss21-1/jupyter/user/alatif/view/data/ImageCorpora/ADE20K_2016_07_26/images/training/b/bathroom/ADE_train_00002735.jpg" calcext:value-type="string">
            <text:p>https://jarvis.ling.uni-potsdam.de/clp-pmvss21-1/jupyter/user/alatif/view/data/ImageCorpora/ADE20K_2016_07_26/images/training/b/bathroom/ADE_train_00002735.jp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73" calcext:value-type="float">
            <text:p>6773</text:p>
          </table:table-cell>
          <table:table-cell/>
          <table:table-cell office:value-type="string" calcext:value-type="string">
            <text:p>training/d/dinette/home/ADE_train_00006773.jpg</text:p>
          </table:table-cell>
          <table:table-cell table:formula="of:=HYPERLINK(&quot;https://jarvis.ling.uni-potsdam.de/clp-pmvss21-1/jupyter/user/alatif/view/data/ImageCorpora/ADE20K_2016_07_26/images/training/d/dinette/home/ADE_train_00006773.jpg&quot;)" office:value-type="string" office:string-value="https://jarvis.ling.uni-potsdam.de/clp-pmvss21-1/jupyter/user/alatif/view/data/ImageCorpora/ADE20K_2016_07_26/images/training/d/dinette/home/ADE_train_00006773.jpg" calcext:value-type="string">
            <text:p>https://jarvis.ling.uni-potsdam.de/clp-pmvss21-1/jupyter/user/alatif/view/data/ImageCorpora/ADE20K_2016_07_26/images/training/d/dinette/home/ADE_train_00006773.jp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13" calcext:value-type="float">
            <text:p>4113</text:p>
          </table:table-cell>
          <table:table-cell/>
          <table:table-cell office:value-type="string" calcext:value-type="string">
            <text:p>training/b/bedroom/ADE_train_00004113.jpg</text:p>
          </table:table-cell>
          <table:table-cell table:formula="of:=HYPERLINK(&quot;https://jarvis.ling.uni-potsdam.de/clp-pmvss21-1/jupyter/user/alatif/view/data/ImageCorpora/ADE20K_2016_07_26/images/training/b/bedroom/ADE_train_00004113.jpg&quot;)" office:value-type="string" office:string-value="https://jarvis.ling.uni-potsdam.de/clp-pmvss21-1/jupyter/user/alatif/view/data/ImageCorpora/ADE20K_2016_07_26/images/training/b/bedroom/ADE_train_00004113.jpg" calcext:value-type="string">
            <text:p>https://jarvis.ling.uni-potsdam.de/clp-pmvss21-1/jupyter/user/alatif/view/data/ImageCorpora/ADE20K_2016_07_26/images/training/b/bedroom/ADE_train_00004113.jp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317" calcext:value-type="float">
            <text:p>100317</text:p>
          </table:table-cell>
          <table:table-cell/>
          <table:table-cell office:value-type="string" calcext:value-type="string">
            <text:p>validation/d/dining_room/ADE_val_00000317.jpg</text:p>
          </table:table-cell>
          <table:table-cell table:formula="of:=HYPERLINK(&quot;https://jarvis.ling.uni-potsdam.de/clp-pmvss21-1/jupyter/user/alatif/view/data/ImageCorpora/ADE20K_2016_07_26/images/validation/d/dining_room/ADE_val_00000317.jpg&quot;)" office:value-type="string" office:string-value="https://jarvis.ling.uni-potsdam.de/clp-pmvss21-1/jupyter/user/alatif/view/data/ImageCorpora/ADE20K_2016_07_26/images/validation/d/dining_room/ADE_val_00000317.jpg" calcext:value-type="string">
            <text:p>https://jarvis.ling.uni-potsdam.de/clp-pmvss21-1/jupyter/user/alatif/view/data/ImageCorpora/ADE20K_2016_07_26/images/validation/d/dining_room/ADE_val_00000317.jp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93" calcext:value-type="float">
            <text:p>8393</text:p>
          </table:table-cell>
          <table:table-cell/>
          <table:table-cell office:value-type="string" calcext:value-type="string">
            <text:p>training/g/game_room/ADE_train_00008393.jpg</text:p>
          </table:table-cell>
          <table:table-cell table:formula="of:=HYPERLINK(&quot;https://jarvis.ling.uni-potsdam.de/clp-pmvss21-1/jupyter/user/alatif/view/data/ImageCorpora/ADE20K_2016_07_26/images/training/g/game_room/ADE_train_00008393.jpg&quot;)" office:value-type="string" office:string-value="https://jarvis.ling.uni-potsdam.de/clp-pmvss21-1/jupyter/user/alatif/view/data/ImageCorpora/ADE20K_2016_07_26/images/training/g/game_room/ADE_train_00008393.jpg" calcext:value-type="string">
            <text:p>https://jarvis.ling.uni-potsdam.de/clp-pmvss21-1/jupyter/user/alatif/view/data/ImageCorpora/ADE20K_2016_07_26/images/training/g/game_room/ADE_train_00008393.jp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78" calcext:value-type="float">
            <text:p>6878</text:p>
          </table:table-cell>
          <table:table-cell/>
          <table:table-cell office:value-type="string" calcext:value-type="string">
            <text:p>training/d/dining_room/ADE_train_00006878.jpg</text:p>
          </table:table-cell>
          <table:table-cell table:formula="of:=HYPERLINK(&quot;https://jarvis.ling.uni-potsdam.de/clp-pmvss21-1/jupyter/user/alatif/view/data/ImageCorpora/ADE20K_2016_07_26/images/training/d/dining_room/ADE_train_00006878.jpg&quot;)" office:value-type="string" office:string-value="https://jarvis.ling.uni-potsdam.de/clp-pmvss21-1/jupyter/user/alatif/view/data/ImageCorpora/ADE20K_2016_07_26/images/training/d/dining_room/ADE_train_00006878.jpg" calcext:value-type="string">
            <text:p>https://jarvis.ling.uni-potsdam.de/clp-pmvss21-1/jupyter/user/alatif/view/data/ImageCorpora/ADE20K_2016_07_26/images/training/d/dining_room/ADE_train_00006878.jp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303" calcext:value-type="float">
            <text:p>11303</text:p>
          </table:table-cell>
          <table:table-cell/>
          <table:table-cell office:value-type="string" calcext:value-type="string">
            <text:p>training/l/living_room/ADE_train_00011303.jpg</text:p>
          </table:table-cell>
          <table:table-cell table:formula="of:=HYPERLINK(&quot;https://jarvis.ling.uni-potsdam.de/clp-pmvss21-1/jupyter/user/alatif/view/data/ImageCorpora/ADE20K_2016_07_26/images/training/l/living_room/ADE_train_00011303.jpg&quot;)" office:value-type="string" office:string-value="https://jarvis.ling.uni-potsdam.de/clp-pmvss21-1/jupyter/user/alatif/view/data/ImageCorpora/ADE20K_2016_07_26/images/training/l/living_room/ADE_train_00011303.jpg" calcext:value-type="string">
            <text:p>https://jarvis.ling.uni-potsdam.de/clp-pmvss21-1/jupyter/user/alatif/view/data/ImageCorpora/ADE20K_2016_07_26/images/training/l/living_room/ADE_train_00011303.jp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35" calcext:value-type="float">
            <text:p>4135</text:p>
          </table:table-cell>
          <table:table-cell/>
          <table:table-cell office:value-type="string" calcext:value-type="string">
            <text:p>training/b/bedroom/ADE_train_00004135.jpg</text:p>
          </table:table-cell>
          <table:table-cell table:formula="of:=HYPERLINK(&quot;https://jarvis.ling.uni-potsdam.de/clp-pmvss21-1/jupyter/user/alatif/view/data/ImageCorpora/ADE20K_2016_07_26/images/training/b/bedroom/ADE_train_00004135.jpg&quot;)" office:value-type="string" office:string-value="https://jarvis.ling.uni-potsdam.de/clp-pmvss21-1/jupyter/user/alatif/view/data/ImageCorpora/ADE20K_2016_07_26/images/training/b/bedroom/ADE_train_00004135.jpg" calcext:value-type="string">
            <text:p>https://jarvis.ling.uni-potsdam.de/clp-pmvss21-1/jupyter/user/alatif/view/data/ImageCorpora/ADE20K_2016_07_26/images/training/b/bedroom/ADE_train_00004135.jp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886" calcext:value-type="float">
            <text:p>13886</text:p>
          </table:table-cell>
          <table:table-cell/>
          <table:table-cell office:value-type="string" calcext:value-type="string">
            <text:p>training/n/nursery/ADE_train_00013886.jpg</text:p>
          </table:table-cell>
          <table:table-cell table:formula="of:=HYPERLINK(&quot;https://jarvis.ling.uni-potsdam.de/clp-pmvss21-1/jupyter/user/alatif/view/data/ImageCorpora/ADE20K_2016_07_26/images/training/n/nursery/ADE_train_00013886.jpg&quot;)" office:value-type="string" office:string-value="https://jarvis.ling.uni-potsdam.de/clp-pmvss21-1/jupyter/user/alatif/view/data/ImageCorpora/ADE20K_2016_07_26/images/training/n/nursery/ADE_train_00013886.jpg" calcext:value-type="string">
            <text:p>https://jarvis.ling.uni-potsdam.de/clp-pmvss21-1/jupyter/user/alatif/view/data/ImageCorpora/ADE20K_2016_07_26/images/training/n/nursery/ADE_train_00013886.jp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33" calcext:value-type="float">
            <text:p>7233</text:p>
          </table:table-cell>
          <table:table-cell/>
          <table:table-cell office:value-type="string" calcext:value-type="string">
            <text:p>training/d/dining_room/ADE_train_00007233.jpg</text:p>
          </table:table-cell>
          <table:table-cell table:formula="of:=HYPERLINK(&quot;https://jarvis.ling.uni-potsdam.de/clp-pmvss21-1/jupyter/user/alatif/view/data/ImageCorpora/ADE20K_2016_07_26/images/training/d/dining_room/ADE_train_00007233.jpg&quot;)" office:value-type="string" office:string-value="https://jarvis.ling.uni-potsdam.de/clp-pmvss21-1/jupyter/user/alatif/view/data/ImageCorpora/ADE20K_2016_07_26/images/training/d/dining_room/ADE_train_00007233.jpg" calcext:value-type="string">
            <text:p>https://jarvis.ling.uni-potsdam.de/clp-pmvss21-1/jupyter/user/alatif/view/data/ImageCorpora/ADE20K_2016_07_26/images/training/d/dining_room/ADE_train_00007233.jp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86" calcext:value-type="float">
            <text:p>4086</text:p>
          </table:table-cell>
          <table:table-cell/>
          <table:table-cell office:value-type="string" calcext:value-type="string">
            <text:p>training/b/bedroom/ADE_train_00004086.jpg</text:p>
          </table:table-cell>
          <table:table-cell table:formula="of:=HYPERLINK(&quot;https://jarvis.ling.uni-potsdam.de/clp-pmvss21-1/jupyter/user/alatif/view/data/ImageCorpora/ADE20K_2016_07_26/images/training/b/bedroom/ADE_train_00004086.jpg&quot;)" office:value-type="string" office:string-value="https://jarvis.ling.uni-potsdam.de/clp-pmvss21-1/jupyter/user/alatif/view/data/ImageCorpora/ADE20K_2016_07_26/images/training/b/bedroom/ADE_train_00004086.jpg" calcext:value-type="string">
            <text:p>https://jarvis.ling.uni-potsdam.de/clp-pmvss21-1/jupyter/user/alatif/view/data/ImageCorpora/ADE20K_2016_07_26/images/training/b/bedroom/ADE_train_00004086.jp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938" calcext:value-type="float">
            <text:p>19938</text:p>
          </table:table-cell>
          <table:table-cell/>
          <table:table-cell office:value-type="string" calcext:value-type="string">
            <text:p>training/w/wet_bar/ADE_train_00019938.jpg</text:p>
          </table:table-cell>
          <table:table-cell table:formula="of:=HYPERLINK(&quot;https://jarvis.ling.uni-potsdam.de/clp-pmvss21-1/jupyter/user/alatif/view/data/ImageCorpora/ADE20K_2016_07_26/images/training/w/wet_bar/ADE_train_00019938.jpg&quot;)" office:value-type="string" office:string-value="https://jarvis.ling.uni-potsdam.de/clp-pmvss21-1/jupyter/user/alatif/view/data/ImageCorpora/ADE20K_2016_07_26/images/training/w/wet_bar/ADE_train_00019938.jpg" calcext:value-type="string">
            <text:p>https://jarvis.ling.uni-potsdam.de/clp-pmvss21-1/jupyter/user/alatif/view/data/ImageCorpora/ADE20K_2016_07_26/images/training/w/wet_bar/ADE_train_00019938.jp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training/a/attic/ADE_train_00001968.jpg</text:p>
          </table:table-cell>
          <table:table-cell table:formula="of:=HYPERLINK(&quot;https://jarvis.ling.uni-potsdam.de/clp-pmvss21-1/jupyter/user/alatif/view/data/ImageCorpora/ADE20K_2016_07_26/images/training/a/attic/ADE_train_00001968.jpg&quot;)" office:value-type="string" office:string-value="https://jarvis.ling.uni-potsdam.de/clp-pmvss21-1/jupyter/user/alatif/view/data/ImageCorpora/ADE20K_2016_07_26/images/training/a/attic/ADE_train_00001968.jpg" calcext:value-type="string">
            <text:p>https://jarvis.ling.uni-potsdam.de/clp-pmvss21-1/jupyter/user/alatif/view/data/ImageCorpora/ADE20K_2016_07_26/images/training/a/attic/ADE_train_00001968.jp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308" calcext:value-type="float">
            <text:p>11308</text:p>
          </table:table-cell>
          <table:table-cell/>
          <table:table-cell office:value-type="string" calcext:value-type="string">
            <text:p>training/l/living_room/ADE_train_00011308.jpg</text:p>
          </table:table-cell>
          <table:table-cell table:formula="of:=HYPERLINK(&quot;https://jarvis.ling.uni-potsdam.de/clp-pmvss21-1/jupyter/user/alatif/view/data/ImageCorpora/ADE20K_2016_07_26/images/training/l/living_room/ADE_train_00011308.jpg&quot;)" office:value-type="string" office:string-value="https://jarvis.ling.uni-potsdam.de/clp-pmvss21-1/jupyter/user/alatif/view/data/ImageCorpora/ADE20K_2016_07_26/images/training/l/living_room/ADE_train_00011308.jpg" calcext:value-type="string">
            <text:p>https://jarvis.ling.uni-potsdam.de/clp-pmvss21-1/jupyter/user/alatif/view/data/ImageCorpora/ADE20K_2016_07_26/images/training/l/living_room/ADE_train_00011308.jp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28" calcext:value-type="float">
            <text:p>2928</text:p>
          </table:table-cell>
          <table:table-cell/>
          <table:table-cell office:value-type="string" calcext:value-type="string">
            <text:p>training/b/bathroom/ADE_train_00002928.jpg</text:p>
          </table:table-cell>
          <table:table-cell table:formula="of:=HYPERLINK(&quot;https://jarvis.ling.uni-potsdam.de/clp-pmvss21-1/jupyter/user/alatif/view/data/ImageCorpora/ADE20K_2016_07_26/images/training/b/bathroom/ADE_train_00002928.jpg&quot;)" office:value-type="string" office:string-value="https://jarvis.ling.uni-potsdam.de/clp-pmvss21-1/jupyter/user/alatif/view/data/ImageCorpora/ADE20K_2016_07_26/images/training/b/bathroom/ADE_train_00002928.jpg" calcext:value-type="string">
            <text:p>https://jarvis.ling.uni-potsdam.de/clp-pmvss21-1/jupyter/user/alatif/view/data/ImageCorpora/ADE20K_2016_07_26/images/training/b/bathroom/ADE_train_00002928.jp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62" calcext:value-type="float">
            <text:p>7362</text:p>
          </table:table-cell>
          <table:table-cell/>
          <table:table-cell office:value-type="string" calcext:value-type="string">
            <text:p>training/d/dorm_room/ADE_train_00007362.jpg</text:p>
          </table:table-cell>
          <table:table-cell table:formula="of:=HYPERLINK(&quot;https://jarvis.ling.uni-potsdam.de/clp-pmvss21-1/jupyter/user/alatif/view/data/ImageCorpora/ADE20K_2016_07_26/images/training/d/dorm_room/ADE_train_00007362.jpg&quot;)" office:value-type="string" office:string-value="https://jarvis.ling.uni-potsdam.de/clp-pmvss21-1/jupyter/user/alatif/view/data/ImageCorpora/ADE20K_2016_07_26/images/training/d/dorm_room/ADE_train_00007362.jpg" calcext:value-type="string">
            <text:p>https://jarvis.ling.uni-potsdam.de/clp-pmvss21-1/jupyter/user/alatif/view/data/ImageCorpora/ADE20K_2016_07_26/images/training/d/dorm_room/ADE_train_00007362.jp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string" calcext:value-type="string">
            <text:p>training/l/living_room/ADE_train_00000760.jpg</text:p>
          </table:table-cell>
          <table:table-cell table:formula="of:=HYPERLINK(&quot;https://jarvis.ling.uni-potsdam.de/clp-pmvss21-1/jupyter/user/alatif/view/data/ImageCorpora/ADE20K_2016_07_26/images/training/l/living_room/ADE_train_00000760.jpg&quot;)" office:value-type="string" office:string-value="https://jarvis.ling.uni-potsdam.de/clp-pmvss21-1/jupyter/user/alatif/view/data/ImageCorpora/ADE20K_2016_07_26/images/training/l/living_room/ADE_train_00000760.jpg" calcext:value-type="string">
            <text:p>https://jarvis.ling.uni-potsdam.de/clp-pmvss21-1/jupyter/user/alatif/view/data/ImageCorpora/ADE20K_2016_07_26/images/training/l/living_room/ADE_train_00000760.jp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training/b/bathroom/ADE_train_00000056.jpg</text:p>
          </table:table-cell>
          <table:table-cell table:formula="of:=HYPERLINK(&quot;https://jarvis.ling.uni-potsdam.de/clp-pmvss21-1/jupyter/user/alatif/view/data/ImageCorpora/ADE20K_2016_07_26/images/training/b/bathroom/ADE_train_00000056.jpg&quot;)" office:value-type="string" office:string-value="https://jarvis.ling.uni-potsdam.de/clp-pmvss21-1/jupyter/user/alatif/view/data/ImageCorpora/ADE20K_2016_07_26/images/training/b/bathroom/ADE_train_00000056.jpg" calcext:value-type="string">
            <text:p>https://jarvis.ling.uni-potsdam.de/clp-pmvss21-1/jupyter/user/alatif/view/data/ImageCorpora/ADE20K_2016_07_26/images/training/b/bathroom/ADE_train_00000056.jp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94" calcext:value-type="float">
            <text:p>4094</text:p>
          </table:table-cell>
          <table:table-cell/>
          <table:table-cell office:value-type="string" calcext:value-type="string">
            <text:p>training/b/bedroom/ADE_train_00004094.jpg</text:p>
          </table:table-cell>
          <table:table-cell table:formula="of:=HYPERLINK(&quot;https://jarvis.ling.uni-potsdam.de/clp-pmvss21-1/jupyter/user/alatif/view/data/ImageCorpora/ADE20K_2016_07_26/images/training/b/bedroom/ADE_train_00004094.jpg&quot;)" office:value-type="string" office:string-value="https://jarvis.ling.uni-potsdam.de/clp-pmvss21-1/jupyter/user/alatif/view/data/ImageCorpora/ADE20K_2016_07_26/images/training/b/bedroom/ADE_train_00004094.jpg" calcext:value-type="string">
            <text:p>https://jarvis.ling.uni-potsdam.de/clp-pmvss21-1/jupyter/user/alatif/view/data/ImageCorpora/ADE20K_2016_07_26/images/training/b/bedroom/ADE_train_00004094.jp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379" calcext:value-type="float">
            <text:p>101379</text:p>
          </table:table-cell>
          <table:table-cell/>
          <table:table-cell office:value-type="string" calcext:value-type="string">
            <text:p>validation/g/garage/indoor/ADE_val_00001379.jpg</text:p>
          </table:table-cell>
          <table:table-cell table:formula="of:=HYPERLINK(&quot;https://jarvis.ling.uni-potsdam.de/clp-pmvss21-1/jupyter/user/alatif/view/data/ImageCorpora/ADE20K_2016_07_26/images/validation/g/garage/indoor/ADE_val_00001379.jpg&quot;)" office:value-type="string" office:string-value="https://jarvis.ling.uni-potsdam.de/clp-pmvss21-1/jupyter/user/alatif/view/data/ImageCorpora/ADE20K_2016_07_26/images/validation/g/garage/indoor/ADE_val_00001379.jpg" calcext:value-type="string">
            <text:p>https://jarvis.ling.uni-potsdam.de/clp-pmvss21-1/jupyter/user/alatif/view/data/ImageCorpora/ADE20K_2016_07_26/images/validation/g/garage/indoor/ADE_val_00001379.jp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419" calcext:value-type="float">
            <text:p>15419</text:p>
          </table:table-cell>
          <table:table-cell/>
          <table:table-cell office:value-type="string" calcext:value-type="string">
            <text:p>training/p/playroom/ADE_train_00015419.jpg</text:p>
          </table:table-cell>
          <table:table-cell table:formula="of:=HYPERLINK(&quot;https://jarvis.ling.uni-potsdam.de/clp-pmvss21-1/jupyter/user/alatif/view/data/ImageCorpora/ADE20K_2016_07_26/images/training/p/playroom/ADE_train_00015419.jpg&quot;)" office:value-type="string" office:string-value="https://jarvis.ling.uni-potsdam.de/clp-pmvss21-1/jupyter/user/alatif/view/data/ImageCorpora/ADE20K_2016_07_26/images/training/p/playroom/ADE_train_00015419.jpg" calcext:value-type="string">
            <text:p>https://jarvis.ling.uni-potsdam.de/clp-pmvss21-1/jupyter/user/alatif/view/data/ImageCorpora/ADE20K_2016_07_26/images/training/p/playroom/ADE_train_00015419.jp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79" calcext:value-type="float">
            <text:p>2779</text:p>
          </table:table-cell>
          <table:table-cell/>
          <table:table-cell office:value-type="string" calcext:value-type="string">
            <text:p>training/b/bathroom/ADE_train_00002779.jpg</text:p>
          </table:table-cell>
          <table:table-cell table:formula="of:=HYPERLINK(&quot;https://jarvis.ling.uni-potsdam.de/clp-pmvss21-1/jupyter/user/alatif/view/data/ImageCorpora/ADE20K_2016_07_26/images/training/b/bathroom/ADE_train_00002779.jpg&quot;)" office:value-type="string" office:string-value="https://jarvis.ling.uni-potsdam.de/clp-pmvss21-1/jupyter/user/alatif/view/data/ImageCorpora/ADE20K_2016_07_26/images/training/b/bathroom/ADE_train_00002779.jpg" calcext:value-type="string">
            <text:p>https://jarvis.ling.uni-potsdam.de/clp-pmvss21-1/jupyter/user/alatif/view/data/ImageCorpora/ADE20K_2016_07_26/images/training/b/bathroom/ADE_train_00002779.jp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464" calcext:value-type="float">
            <text:p>5464</text:p>
          </table:table-cell>
          <table:table-cell/>
          <table:table-cell office:value-type="string" calcext:value-type="string">
            <text:p>training/c/childs_room/ADE_train_00005464.jpg</text:p>
          </table:table-cell>
          <table:table-cell table:formula="of:=HYPERLINK(&quot;https://jarvis.ling.uni-potsdam.de/clp-pmvss21-1/jupyter/user/alatif/view/data/ImageCorpora/ADE20K_2016_07_26/images/training/c/childs_room/ADE_train_00005464.jpg&quot;)" office:value-type="string" office:string-value="https://jarvis.ling.uni-potsdam.de/clp-pmvss21-1/jupyter/user/alatif/view/data/ImageCorpora/ADE20K_2016_07_26/images/training/c/childs_room/ADE_train_00005464.jpg" calcext:value-type="string">
            <text:p>https://jarvis.ling.uni-potsdam.de/clp-pmvss21-1/jupyter/user/alatif/view/data/ImageCorpora/ADE20K_2016_07_26/images/training/c/childs_room/ADE_train_00005464.jp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332" calcext:value-type="float">
            <text:p>11332</text:p>
          </table:table-cell>
          <table:table-cell/>
          <table:table-cell office:value-type="string" calcext:value-type="string">
            <text:p>training/l/living_room/ADE_train_00011332.jpg</text:p>
          </table:table-cell>
          <table:table-cell table:formula="of:=HYPERLINK(&quot;https://jarvis.ling.uni-potsdam.de/clp-pmvss21-1/jupyter/user/alatif/view/data/ImageCorpora/ADE20K_2016_07_26/images/training/l/living_room/ADE_train_00011332.jpg&quot;)" office:value-type="string" office:string-value="https://jarvis.ling.uni-potsdam.de/clp-pmvss21-1/jupyter/user/alatif/view/data/ImageCorpora/ADE20K_2016_07_26/images/training/l/living_room/ADE_train_00011332.jpg" calcext:value-type="string">
            <text:p>https://jarvis.ling.uni-potsdam.de/clp-pmvss21-1/jupyter/user/alatif/view/data/ImageCorpora/ADE20K_2016_07_26/images/training/l/living_room/ADE_train_00011332.jp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84" calcext:value-type="float">
            <text:p>6984</text:p>
          </table:table-cell>
          <table:table-cell/>
          <table:table-cell office:value-type="string" calcext:value-type="string">
            <text:p>training/d/dining_room/ADE_train_00006984.jpg</text:p>
          </table:table-cell>
          <table:table-cell table:formula="of:=HYPERLINK(&quot;https://jarvis.ling.uni-potsdam.de/clp-pmvss21-1/jupyter/user/alatif/view/data/ImageCorpora/ADE20K_2016_07_26/images/training/d/dining_room/ADE_train_00006984.jpg&quot;)" office:value-type="string" office:string-value="https://jarvis.ling.uni-potsdam.de/clp-pmvss21-1/jupyter/user/alatif/view/data/ImageCorpora/ADE20K_2016_07_26/images/training/d/dining_room/ADE_train_00006984.jpg" calcext:value-type="string">
            <text:p>https://jarvis.ling.uni-potsdam.de/clp-pmvss21-1/jupyter/user/alatif/view/data/ImageCorpora/ADE20K_2016_07_26/images/training/d/dining_room/ADE_train_00006984.jp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460" calcext:value-type="float">
            <text:p>100460</text:p>
          </table:table-cell>
          <table:table-cell/>
          <table:table-cell office:value-type="string" calcext:value-type="string">
            <text:p>validation/k/kitchen/ADE_val_00000460.jpg</text:p>
          </table:table-cell>
          <table:table-cell table:formula="of:=HYPERLINK(&quot;https://jarvis.ling.uni-potsdam.de/clp-pmvss21-1/jupyter/user/alatif/view/data/ImageCorpora/ADE20K_2016_07_26/images/validation/k/kitchen/ADE_val_00000460.jpg&quot;)" office:value-type="string" office:string-value="https://jarvis.ling.uni-potsdam.de/clp-pmvss21-1/jupyter/user/alatif/view/data/ImageCorpora/ADE20K_2016_07_26/images/validation/k/kitchen/ADE_val_00000460.jpg" calcext:value-type="string">
            <text:p>https://jarvis.ling.uni-potsdam.de/clp-pmvss21-1/jupyter/user/alatif/view/data/ImageCorpora/ADE20K_2016_07_26/images/validation/k/kitchen/ADE_val_00000460.jp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088" calcext:value-type="float">
            <text:p>101088</text:p>
          </table:table-cell>
          <table:table-cell/>
          <table:table-cell office:value-type="string" calcext:value-type="string">
            <text:p>validation/b/bathroom/ADE_val_00001088.jpg</text:p>
          </table:table-cell>
          <table:table-cell table:formula="of:=HYPERLINK(&quot;https://jarvis.ling.uni-potsdam.de/clp-pmvss21-1/jupyter/user/alatif/view/data/ImageCorpora/ADE20K_2016_07_26/images/validation/b/bathroom/ADE_val_00001088.jpg&quot;)" office:value-type="string" office:string-value="https://jarvis.ling.uni-potsdam.de/clp-pmvss21-1/jupyter/user/alatif/view/data/ImageCorpora/ADE20K_2016_07_26/images/validation/b/bathroom/ADE_val_00001088.jpg" calcext:value-type="string">
            <text:p>https://jarvis.ling.uni-potsdam.de/clp-pmvss21-1/jupyter/user/alatif/view/data/ImageCorpora/ADE20K_2016_07_26/images/validation/b/bathroom/ADE_val_00001088.jp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97" calcext:value-type="float">
            <text:p>3397</text:p>
          </table:table-cell>
          <table:table-cell/>
          <table:table-cell office:value-type="string" calcext:value-type="string">
            <text:p>training/b/bedroom/ADE_train_00003397.jpg</text:p>
          </table:table-cell>
          <table:table-cell table:formula="of:=HYPERLINK(&quot;https://jarvis.ling.uni-potsdam.de/clp-pmvss21-1/jupyter/user/alatif/view/data/ImageCorpora/ADE20K_2016_07_26/images/training/b/bedroom/ADE_train_00003397.jpg&quot;)" office:value-type="string" office:string-value="https://jarvis.ling.uni-potsdam.de/clp-pmvss21-1/jupyter/user/alatif/view/data/ImageCorpora/ADE20K_2016_07_26/images/training/b/bedroom/ADE_train_00003397.jpg" calcext:value-type="string">
            <text:p>https://jarvis.ling.uni-potsdam.de/clp-pmvss21-1/jupyter/user/alatif/view/data/ImageCorpora/ADE20K_2016_07_26/images/training/b/bedroom/ADE_train_00003397.jp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952" calcext:value-type="float">
            <text:p>6952</text:p>
          </table:table-cell>
          <table:table-cell/>
          <table:table-cell office:value-type="string" calcext:value-type="string">
            <text:p>training/d/dining_room/ADE_train_00006952.jpg</text:p>
          </table:table-cell>
          <table:table-cell table:formula="of:=HYPERLINK(&quot;https://jarvis.ling.uni-potsdam.de/clp-pmvss21-1/jupyter/user/alatif/view/data/ImageCorpora/ADE20K_2016_07_26/images/training/d/dining_room/ADE_train_00006952.jpg&quot;)" office:value-type="string" office:string-value="https://jarvis.ling.uni-potsdam.de/clp-pmvss21-1/jupyter/user/alatif/view/data/ImageCorpora/ADE20K_2016_07_26/images/training/d/dining_room/ADE_train_00006952.jpg" calcext:value-type="string">
            <text:p>https://jarvis.ling.uni-potsdam.de/clp-pmvss21-1/jupyter/user/alatif/view/data/ImageCorpora/ADE20K_2016_07_26/images/training/d/dining_room/ADE_train_00006952.jp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099" calcext:value-type="float">
            <text:p>101099</text:p>
          </table:table-cell>
          <table:table-cell/>
          <table:table-cell office:value-type="string" calcext:value-type="string">
            <text:p>validation/b/bathroom/ADE_val_00001099.jpg</text:p>
          </table:table-cell>
          <table:table-cell table:formula="of:=HYPERLINK(&quot;https://jarvis.ling.uni-potsdam.de/clp-pmvss21-1/jupyter/user/alatif/view/data/ImageCorpora/ADE20K_2016_07_26/images/validation/b/bathroom/ADE_val_00001099.jpg&quot;)" office:value-type="string" office:string-value="https://jarvis.ling.uni-potsdam.de/clp-pmvss21-1/jupyter/user/alatif/view/data/ImageCorpora/ADE20K_2016_07_26/images/validation/b/bathroom/ADE_val_00001099.jpg" calcext:value-type="string">
            <text:p>https://jarvis.ling.uni-potsdam.de/clp-pmvss21-1/jupyter/user/alatif/view/data/ImageCorpora/ADE20K_2016_07_26/images/validation/b/bathroom/ADE_val_00001099.jp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73" calcext:value-type="float">
            <text:p>11173</text:p>
          </table:table-cell>
          <table:table-cell/>
          <table:table-cell office:value-type="string" calcext:value-type="string">
            <text:p>training/l/living_room/ADE_train_00011173.jpg</text:p>
          </table:table-cell>
          <table:table-cell table:formula="of:=HYPERLINK(&quot;https://jarvis.ling.uni-potsdam.de/clp-pmvss21-1/jupyter/user/alatif/view/data/ImageCorpora/ADE20K_2016_07_26/images/training/l/living_room/ADE_train_00011173.jpg&quot;)" office:value-type="string" office:string-value="https://jarvis.ling.uni-potsdam.de/clp-pmvss21-1/jupyter/user/alatif/view/data/ImageCorpora/ADE20K_2016_07_26/images/training/l/living_room/ADE_train_00011173.jpg" calcext:value-type="string">
            <text:p>https://jarvis.ling.uni-potsdam.de/clp-pmvss21-1/jupyter/user/alatif/view/data/ImageCorpora/ADE20K_2016_07_26/images/training/l/living_room/ADE_train_00011173.jp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395" calcext:value-type="float">
            <text:p>8395</text:p>
          </table:table-cell>
          <table:table-cell/>
          <table:table-cell office:value-type="string" calcext:value-type="string">
            <text:p>training/g/game_room/ADE_train_00008395.jpg</text:p>
          </table:table-cell>
          <table:table-cell table:formula="of:=HYPERLINK(&quot;https://jarvis.ling.uni-potsdam.de/clp-pmvss21-1/jupyter/user/alatif/view/data/ImageCorpora/ADE20K_2016_07_26/images/training/g/game_room/ADE_train_00008395.jpg&quot;)" office:value-type="string" office:string-value="https://jarvis.ling.uni-potsdam.de/clp-pmvss21-1/jupyter/user/alatif/view/data/ImageCorpora/ADE20K_2016_07_26/images/training/g/game_room/ADE_train_00008395.jpg" calcext:value-type="string">
            <text:p>https://jarvis.ling.uni-potsdam.de/clp-pmvss21-1/jupyter/user/alatif/view/data/ImageCorpora/ADE20K_2016_07_26/images/training/g/game_room/ADE_train_00008395.jp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95" calcext:value-type="float">
            <text:p>100095</text:p>
          </table:table-cell>
          <table:table-cell/>
          <table:table-cell office:value-type="string" calcext:value-type="string">
            <text:p>validation/b/bathroom/ADE_val_00000095.jpg</text:p>
          </table:table-cell>
          <table:table-cell table:formula="of:=HYPERLINK(&quot;https://jarvis.ling.uni-potsdam.de/clp-pmvss21-1/jupyter/user/alatif/view/data/ImageCorpora/ADE20K_2016_07_26/images/validation/b/bathroom/ADE_val_00000095.jpg&quot;)" office:value-type="string" office:string-value="https://jarvis.ling.uni-potsdam.de/clp-pmvss21-1/jupyter/user/alatif/view/data/ImageCorpora/ADE20K_2016_07_26/images/validation/b/bathroom/ADE_val_00000095.jpg" calcext:value-type="string">
            <text:p>https://jarvis.ling.uni-potsdam.de/clp-pmvss21-1/jupyter/user/alatif/view/data/ImageCorpora/ADE20K_2016_07_26/images/validation/b/bathroom/ADE_val_00000095.jp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01" calcext:value-type="float">
            <text:p>10601</text:p>
          </table:table-cell>
          <table:table-cell/>
          <table:table-cell office:value-type="string" calcext:value-type="string">
            <text:p>training/k/kitchen/ADE_train_00010601.jpg</text:p>
          </table:table-cell>
          <table:table-cell table:formula="of:=HYPERLINK(&quot;https://jarvis.ling.uni-potsdam.de/clp-pmvss21-1/jupyter/user/alatif/view/data/ImageCorpora/ADE20K_2016_07_26/images/training/k/kitchen/ADE_train_00010601.jpg&quot;)" office:value-type="string" office:string-value="https://jarvis.ling.uni-potsdam.de/clp-pmvss21-1/jupyter/user/alatif/view/data/ImageCorpora/ADE20K_2016_07_26/images/training/k/kitchen/ADE_train_00010601.jpg" calcext:value-type="string">
            <text:p>https://jarvis.ling.uni-potsdam.de/clp-pmvss21-1/jupyter/user/alatif/view/data/ImageCorpora/ADE20K_2016_07_26/images/training/k/kitchen/ADE_train_00010601.jp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21" calcext:value-type="float">
            <text:p>2721</text:p>
          </table:table-cell>
          <table:table-cell/>
          <table:table-cell office:value-type="string" calcext:value-type="string">
            <text:p>training/b/bathroom/ADE_train_00002721.jpg</text:p>
          </table:table-cell>
          <table:table-cell table:formula="of:=HYPERLINK(&quot;https://jarvis.ling.uni-potsdam.de/clp-pmvss21-1/jupyter/user/alatif/view/data/ImageCorpora/ADE20K_2016_07_26/images/training/b/bathroom/ADE_train_00002721.jpg&quot;)" office:value-type="string" office:string-value="https://jarvis.ling.uni-potsdam.de/clp-pmvss21-1/jupyter/user/alatif/view/data/ImageCorpora/ADE20K_2016_07_26/images/training/b/bathroom/ADE_train_00002721.jpg" calcext:value-type="string">
            <text:p>https://jarvis.ling.uni-potsdam.de/clp-pmvss21-1/jupyter/user/alatif/view/data/ImageCorpora/ADE20K_2016_07_26/images/training/b/bathroom/ADE_train_00002721.jp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767" calcext:value-type="float">
            <text:p>5767</text:p>
          </table:table-cell>
          <table:table-cell/>
          <table:table-cell office:value-type="string" calcext:value-type="string">
            <text:p>training/c/closet/ADE_train_00005767.jpg</text:p>
          </table:table-cell>
          <table:table-cell table:formula="of:=HYPERLINK(&quot;https://jarvis.ling.uni-potsdam.de/clp-pmvss21-1/jupyter/user/alatif/view/data/ImageCorpora/ADE20K_2016_07_26/images/training/c/closet/ADE_train_00005767.jpg&quot;)" office:value-type="string" office:string-value="https://jarvis.ling.uni-potsdam.de/clp-pmvss21-1/jupyter/user/alatif/view/data/ImageCorpora/ADE20K_2016_07_26/images/training/c/closet/ADE_train_00005767.jpg" calcext:value-type="string">
            <text:p>https://jarvis.ling.uni-potsdam.de/clp-pmvss21-1/jupyter/user/alatif/view/data/ImageCorpora/ADE20K_2016_07_26/images/training/c/closet/ADE_train_00005767.jp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930" calcext:value-type="float">
            <text:p>19930</text:p>
          </table:table-cell>
          <table:table-cell/>
          <table:table-cell office:value-type="string" calcext:value-type="string">
            <text:p>training/w/wet_bar/ADE_train_00019930.jpg</text:p>
          </table:table-cell>
          <table:table-cell table:formula="of:=HYPERLINK(&quot;https://jarvis.ling.uni-potsdam.de/clp-pmvss21-1/jupyter/user/alatif/view/data/ImageCorpora/ADE20K_2016_07_26/images/training/w/wet_bar/ADE_train_00019930.jpg&quot;)" office:value-type="string" office:string-value="https://jarvis.ling.uni-potsdam.de/clp-pmvss21-1/jupyter/user/alatif/view/data/ImageCorpora/ADE20K_2016_07_26/images/training/w/wet_bar/ADE_train_00019930.jpg" calcext:value-type="string">
            <text:p>https://jarvis.ling.uni-potsdam.de/clp-pmvss21-1/jupyter/user/alatif/view/data/ImageCorpora/ADE20K_2016_07_26/images/training/w/wet_bar/ADE_train_00019930.jp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205" calcext:value-type="float">
            <text:p>7205</text:p>
          </table:table-cell>
          <table:table-cell/>
          <table:table-cell office:value-type="string" calcext:value-type="string">
            <text:p>training/d/dining_room/ADE_train_00007205.jpg</text:p>
          </table:table-cell>
          <table:table-cell table:formula="of:=HYPERLINK(&quot;https://jarvis.ling.uni-potsdam.de/clp-pmvss21-1/jupyter/user/alatif/view/data/ImageCorpora/ADE20K_2016_07_26/images/training/d/dining_room/ADE_train_00007205.jpg&quot;)" office:value-type="string" office:string-value="https://jarvis.ling.uni-potsdam.de/clp-pmvss21-1/jupyter/user/alatif/view/data/ImageCorpora/ADE20K_2016_07_26/images/training/d/dining_room/ADE_train_00007205.jpg" calcext:value-type="string">
            <text:p>https://jarvis.ling.uni-potsdam.de/clp-pmvss21-1/jupyter/user/alatif/view/data/ImageCorpora/ADE20K_2016_07_26/images/training/d/dining_room/ADE_train_00007205.jp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185" calcext:value-type="float">
            <text:p>11185</text:p>
          </table:table-cell>
          <table:table-cell/>
          <table:table-cell office:value-type="string" calcext:value-type="string">
            <text:p>training/l/living_room/ADE_train_00011185.jpg</text:p>
          </table:table-cell>
          <table:table-cell table:formula="of:=HYPERLINK(&quot;https://jarvis.ling.uni-potsdam.de/clp-pmvss21-1/jupyter/user/alatif/view/data/ImageCorpora/ADE20K_2016_07_26/images/training/l/living_room/ADE_train_00011185.jpg&quot;)" office:value-type="string" office:string-value="https://jarvis.ling.uni-potsdam.de/clp-pmvss21-1/jupyter/user/alatif/view/data/ImageCorpora/ADE20K_2016_07_26/images/training/l/living_room/ADE_train_00011185.jpg" calcext:value-type="string">
            <text:p>https://jarvis.ling.uni-potsdam.de/clp-pmvss21-1/jupyter/user/alatif/view/data/ImageCorpora/ADE20K_2016_07_26/images/training/l/living_room/ADE_train_00011185.jp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37" calcext:value-type="float">
            <text:p>7137</text:p>
          </table:table-cell>
          <table:table-cell/>
          <table:table-cell office:value-type="string" calcext:value-type="string">
            <text:p>training/d/dining_room/ADE_train_00007137.jpg</text:p>
          </table:table-cell>
          <table:table-cell table:formula="of:=HYPERLINK(&quot;https://jarvis.ling.uni-potsdam.de/clp-pmvss21-1/jupyter/user/alatif/view/data/ImageCorpora/ADE20K_2016_07_26/images/training/d/dining_room/ADE_train_00007137.jpg&quot;)" office:value-type="string" office:string-value="https://jarvis.ling.uni-potsdam.de/clp-pmvss21-1/jupyter/user/alatif/view/data/ImageCorpora/ADE20K_2016_07_26/images/training/d/dining_room/ADE_train_00007137.jpg" calcext:value-type="string">
            <text:p>https://jarvis.ling.uni-potsdam.de/clp-pmvss21-1/jupyter/user/alatif/view/data/ImageCorpora/ADE20K_2016_07_26/images/training/d/dining_room/ADE_train_00007137.jp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204" calcext:value-type="float">
            <text:p>7204</text:p>
          </table:table-cell>
          <table:table-cell/>
          <table:table-cell office:value-type="string" calcext:value-type="string">
            <text:p>training/d/dining_room/ADE_train_00007204.jpg</text:p>
          </table:table-cell>
          <table:table-cell table:formula="of:=HYPERLINK(&quot;https://jarvis.ling.uni-potsdam.de/clp-pmvss21-1/jupyter/user/alatif/view/data/ImageCorpora/ADE20K_2016_07_26/images/training/d/dining_room/ADE_train_00007204.jpg&quot;)" office:value-type="string" office:string-value="https://jarvis.ling.uni-potsdam.de/clp-pmvss21-1/jupyter/user/alatif/view/data/ImageCorpora/ADE20K_2016_07_26/images/training/d/dining_room/ADE_train_00007204.jpg" calcext:value-type="string">
            <text:p>https://jarvis.ling.uni-potsdam.de/clp-pmvss21-1/jupyter/user/alatif/view/data/ImageCorpora/ADE20K_2016_07_26/images/training/d/dining_room/ADE_train_00007204.jp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52" calcext:value-type="float">
            <text:p>4452</text:p>
          </table:table-cell>
          <table:table-cell/>
          <table:table-cell office:value-type="string" calcext:value-type="string">
            <text:p>training/b/bow_window/indoor/ADE_train_00004452.jpg</text:p>
          </table:table-cell>
          <table:table-cell table:formula="of:=HYPERLINK(&quot;https://jarvis.ling.uni-potsdam.de/clp-pmvss21-1/jupyter/user/alatif/view/data/ImageCorpora/ADE20K_2016_07_26/images/training/b/bow_window/indoor/ADE_train_00004452.jpg&quot;)" office:value-type="string" office:string-value="https://jarvis.ling.uni-potsdam.de/clp-pmvss21-1/jupyter/user/alatif/view/data/ImageCorpora/ADE20K_2016_07_26/images/training/b/bow_window/indoor/ADE_train_00004452.jpg" calcext:value-type="string">
            <text:p>https://jarvis.ling.uni-potsdam.de/clp-pmvss21-1/jupyter/user/alatif/view/data/ImageCorpora/ADE20K_2016_07_26/images/training/b/bow_window/indoor/ADE_train_00004452.jp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55" calcext:value-type="float">
            <text:p>2555</text:p>
          </table:table-cell>
          <table:table-cell/>
          <table:table-cell office:value-type="string" calcext:value-type="string">
            <text:p>training/b/bathroom/ADE_train_00002555.jpg</text:p>
          </table:table-cell>
          <table:table-cell table:formula="of:=HYPERLINK(&quot;https://jarvis.ling.uni-potsdam.de/clp-pmvss21-1/jupyter/user/alatif/view/data/ImageCorpora/ADE20K_2016_07_26/images/training/b/bathroom/ADE_train_00002555.jpg&quot;)" office:value-type="string" office:string-value="https://jarvis.ling.uni-potsdam.de/clp-pmvss21-1/jupyter/user/alatif/view/data/ImageCorpora/ADE20K_2016_07_26/images/training/b/bathroom/ADE_train_00002555.jpg" calcext:value-type="string">
            <text:p>https://jarvis.ling.uni-potsdam.de/clp-pmvss21-1/jupyter/user/alatif/view/data/ImageCorpora/ADE20K_2016_07_26/images/training/b/bathroom/ADE_train_00002555.jp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484" calcext:value-type="float">
            <text:p>100484</text:p>
          </table:table-cell>
          <table:table-cell/>
          <table:table-cell office:value-type="string" calcext:value-type="string">
            <text:p>validation/k/kitchen/ADE_val_00000484.jpg</text:p>
          </table:table-cell>
          <table:table-cell table:formula="of:=HYPERLINK(&quot;https://jarvis.ling.uni-potsdam.de/clp-pmvss21-1/jupyter/user/alatif/view/data/ImageCorpora/ADE20K_2016_07_26/images/validation/k/kitchen/ADE_val_00000484.jpg&quot;)" office:value-type="string" office:string-value="https://jarvis.ling.uni-potsdam.de/clp-pmvss21-1/jupyter/user/alatif/view/data/ImageCorpora/ADE20K_2016_07_26/images/validation/k/kitchen/ADE_val_00000484.jpg" calcext:value-type="string">
            <text:p>https://jarvis.ling.uni-potsdam.de/clp-pmvss21-1/jupyter/user/alatif/view/data/ImageCorpora/ADE20K_2016_07_26/images/validation/k/kitchen/ADE_val_00000484.jp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training/b/bathroom/ADE_train_00000103.jpg</text:p>
          </table:table-cell>
          <table:table-cell table:formula="of:=HYPERLINK(&quot;https://jarvis.ling.uni-potsdam.de/clp-pmvss21-1/jupyter/user/alatif/view/data/ImageCorpora/ADE20K_2016_07_26/images/training/b/bathroom/ADE_train_00000103.jpg&quot;)" office:value-type="string" office:string-value="https://jarvis.ling.uni-potsdam.de/clp-pmvss21-1/jupyter/user/alatif/view/data/ImageCorpora/ADE20K_2016_07_26/images/training/b/bathroom/ADE_train_00000103.jpg" calcext:value-type="string">
            <text:p>https://jarvis.ling.uni-potsdam.de/clp-pmvss21-1/jupyter/user/alatif/view/data/ImageCorpora/ADE20K_2016_07_26/images/training/b/bathroom/ADE_train_00000103.jp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207" calcext:value-type="float">
            <text:p>7207</text:p>
          </table:table-cell>
          <table:table-cell/>
          <table:table-cell office:value-type="string" calcext:value-type="string">
            <text:p>training/d/dining_room/ADE_train_00007207.jpg</text:p>
          </table:table-cell>
          <table:table-cell table:formula="of:=HYPERLINK(&quot;https://jarvis.ling.uni-potsdam.de/clp-pmvss21-1/jupyter/user/alatif/view/data/ImageCorpora/ADE20K_2016_07_26/images/training/d/dining_room/ADE_train_00007207.jpg&quot;)" office:value-type="string" office:string-value="https://jarvis.ling.uni-potsdam.de/clp-pmvss21-1/jupyter/user/alatif/view/data/ImageCorpora/ADE20K_2016_07_26/images/training/d/dining_room/ADE_train_00007207.jpg" calcext:value-type="string">
            <text:p>https://jarvis.ling.uni-potsdam.de/clp-pmvss21-1/jupyter/user/alatif/view/data/ImageCorpora/ADE20K_2016_07_26/images/training/d/dining_room/ADE_train_00007207.jp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71" calcext:value-type="float">
            <text:p>2871</text:p>
          </table:table-cell>
          <table:table-cell/>
          <table:table-cell office:value-type="string" calcext:value-type="string">
            <text:p>training/b/bathroom/ADE_train_00002871.jpg</text:p>
          </table:table-cell>
          <table:table-cell table:formula="of:=HYPERLINK(&quot;https://jarvis.ling.uni-potsdam.de/clp-pmvss21-1/jupyter/user/alatif/view/data/ImageCorpora/ADE20K_2016_07_26/images/training/b/bathroom/ADE_train_00002871.jpg&quot;)" office:value-type="string" office:string-value="https://jarvis.ling.uni-potsdam.de/clp-pmvss21-1/jupyter/user/alatif/view/data/ImageCorpora/ADE20K_2016_07_26/images/training/b/bathroom/ADE_train_00002871.jpg" calcext:value-type="string">
            <text:p>https://jarvis.ling.uni-potsdam.de/clp-pmvss21-1/jupyter/user/alatif/view/data/ImageCorpora/ADE20K_2016_07_26/images/training/b/bathroom/ADE_train_00002871.jp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48" calcext:value-type="float">
            <text:p>11148</text:p>
          </table:table-cell>
          <table:table-cell/>
          <table:table-cell office:value-type="string" calcext:value-type="string">
            <text:p>training/l/living_room/ADE_train_00011148.jpg</text:p>
          </table:table-cell>
          <table:table-cell table:formula="of:=HYPERLINK(&quot;https://jarvis.ling.uni-potsdam.de/clp-pmvss21-1/jupyter/user/alatif/view/data/ImageCorpora/ADE20K_2016_07_26/images/training/l/living_room/ADE_train_00011148.jpg&quot;)" office:value-type="string" office:string-value="https://jarvis.ling.uni-potsdam.de/clp-pmvss21-1/jupyter/user/alatif/view/data/ImageCorpora/ADE20K_2016_07_26/images/training/l/living_room/ADE_train_00011148.jpg" calcext:value-type="string">
            <text:p>https://jarvis.ling.uni-potsdam.de/clp-pmvss21-1/jupyter/user/alatif/view/data/ImageCorpora/ADE20K_2016_07_26/images/training/l/living_room/ADE_train_00011148.jp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881" calcext:value-type="float">
            <text:p>13881</text:p>
          </table:table-cell>
          <table:table-cell/>
          <table:table-cell office:value-type="string" calcext:value-type="string">
            <text:p>training/n/nursery/ADE_train_00013881.jpg</text:p>
          </table:table-cell>
          <table:table-cell table:formula="of:=HYPERLINK(&quot;https://jarvis.ling.uni-potsdam.de/clp-pmvss21-1/jupyter/user/alatif/view/data/ImageCorpora/ADE20K_2016_07_26/images/training/n/nursery/ADE_train_00013881.jpg&quot;)" office:value-type="string" office:string-value="https://jarvis.ling.uni-potsdam.de/clp-pmvss21-1/jupyter/user/alatif/view/data/ImageCorpora/ADE20K_2016_07_26/images/training/n/nursery/ADE_train_00013881.jpg" calcext:value-type="string">
            <text:p>https://jarvis.ling.uni-potsdam.de/clp-pmvss21-1/jupyter/user/alatif/view/data/ImageCorpora/ADE20K_2016_07_26/images/training/n/nursery/ADE_train_00013881.jp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78" calcext:value-type="float">
            <text:p>3878</text:p>
          </table:table-cell>
          <table:table-cell/>
          <table:table-cell office:value-type="string" calcext:value-type="string">
            <text:p>training/b/bedroom/ADE_train_00003878.jpg</text:p>
          </table:table-cell>
          <table:table-cell table:formula="of:=HYPERLINK(&quot;https://jarvis.ling.uni-potsdam.de/clp-pmvss21-1/jupyter/user/alatif/view/data/ImageCorpora/ADE20K_2016_07_26/images/training/b/bedroom/ADE_train_00003878.jpg&quot;)" office:value-type="string" office:string-value="https://jarvis.ling.uni-potsdam.de/clp-pmvss21-1/jupyter/user/alatif/view/data/ImageCorpora/ADE20K_2016_07_26/images/training/b/bedroom/ADE_train_00003878.jpg" calcext:value-type="string">
            <text:p>https://jarvis.ling.uni-potsdam.de/clp-pmvss21-1/jupyter/user/alatif/view/data/ImageCorpora/ADE20K_2016_07_26/images/training/b/bedroom/ADE_train_00003878.jp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701" calcext:value-type="float">
            <text:p>10701</text:p>
          </table:table-cell>
          <table:table-cell/>
          <table:table-cell office:value-type="string" calcext:value-type="string">
            <text:p>training/k/kitchen/ADE_train_00010701.jpg</text:p>
          </table:table-cell>
          <table:table-cell table:formula="of:=HYPERLINK(&quot;https://jarvis.ling.uni-potsdam.de/clp-pmvss21-1/jupyter/user/alatif/view/data/ImageCorpora/ADE20K_2016_07_26/images/training/k/kitchen/ADE_train_00010701.jpg&quot;)" office:value-type="string" office:string-value="https://jarvis.ling.uni-potsdam.de/clp-pmvss21-1/jupyter/user/alatif/view/data/ImageCorpora/ADE20K_2016_07_26/images/training/k/kitchen/ADE_train_00010701.jpg" calcext:value-type="string">
            <text:p>https://jarvis.ling.uni-potsdam.de/clp-pmvss21-1/jupyter/user/alatif/view/data/ImageCorpora/ADE20K_2016_07_26/images/training/k/kitchen/ADE_train_00010701.jp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175" calcext:value-type="float">
            <text:p>15175</text:p>
          </table:table-cell>
          <table:table-cell/>
          <table:table-cell office:value-type="string" calcext:value-type="string">
            <text:p>training/p/parlor/ADE_train_00015175.jpg</text:p>
          </table:table-cell>
          <table:table-cell table:formula="of:=HYPERLINK(&quot;https://jarvis.ling.uni-potsdam.de/clp-pmvss21-1/jupyter/user/alatif/view/data/ImageCorpora/ADE20K_2016_07_26/images/training/p/parlor/ADE_train_00015175.jpg&quot;)" office:value-type="string" office:string-value="https://jarvis.ling.uni-potsdam.de/clp-pmvss21-1/jupyter/user/alatif/view/data/ImageCorpora/ADE20K_2016_07_26/images/training/p/parlor/ADE_train_00015175.jpg" calcext:value-type="string">
            <text:p>https://jarvis.ling.uni-potsdam.de/clp-pmvss21-1/jupyter/user/alatif/view/data/ImageCorpora/ADE20K_2016_07_26/images/training/p/parlor/ADE_train_00015175.jp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440" calcext:value-type="float">
            <text:p>10440</text:p>
          </table:table-cell>
          <table:table-cell/>
          <table:table-cell office:value-type="string" calcext:value-type="string">
            <text:p>training/k/kitchen/ADE_train_00010440.jpg</text:p>
          </table:table-cell>
          <table:table-cell table:formula="of:=HYPERLINK(&quot;https://jarvis.ling.uni-potsdam.de/clp-pmvss21-1/jupyter/user/alatif/view/data/ImageCorpora/ADE20K_2016_07_26/images/training/k/kitchen/ADE_train_00010440.jpg&quot;)" office:value-type="string" office:string-value="https://jarvis.ling.uni-potsdam.de/clp-pmvss21-1/jupyter/user/alatif/view/data/ImageCorpora/ADE20K_2016_07_26/images/training/k/kitchen/ADE_train_00010440.jpg" calcext:value-type="string">
            <text:p>https://jarvis.ling.uni-potsdam.de/clp-pmvss21-1/jupyter/user/alatif/view/data/ImageCorpora/ADE20K_2016_07_26/images/training/k/kitchen/ADE_train_00010440.jp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string" calcext:value-type="string">
            <text:p>training/b/bedroom/ADE_train_00003712.jpg</text:p>
          </table:table-cell>
          <table:table-cell table:formula="of:=HYPERLINK(&quot;https://jarvis.ling.uni-potsdam.de/clp-pmvss21-1/jupyter/user/alatif/view/data/ImageCorpora/ADE20K_2016_07_26/images/training/b/bedroom/ADE_train_00003712.jpg&quot;)" office:value-type="string" office:string-value="https://jarvis.ling.uni-potsdam.de/clp-pmvss21-1/jupyter/user/alatif/view/data/ImageCorpora/ADE20K_2016_07_26/images/training/b/bedroom/ADE_train_00003712.jpg" calcext:value-type="string">
            <text:p>https://jarvis.ling.uni-potsdam.de/clp-pmvss21-1/jupyter/user/alatif/view/data/ImageCorpora/ADE20K_2016_07_26/images/training/b/bedroom/ADE_train_00003712.jp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66" calcext:value-type="float">
            <text:p>2566</text:p>
          </table:table-cell>
          <table:table-cell/>
          <table:table-cell office:value-type="string" calcext:value-type="string">
            <text:p>training/b/bathroom/ADE_train_00002566.jpg</text:p>
          </table:table-cell>
          <table:table-cell table:formula="of:=HYPERLINK(&quot;https://jarvis.ling.uni-potsdam.de/clp-pmvss21-1/jupyter/user/alatif/view/data/ImageCorpora/ADE20K_2016_07_26/images/training/b/bathroom/ADE_train_00002566.jpg&quot;)" office:value-type="string" office:string-value="https://jarvis.ling.uni-potsdam.de/clp-pmvss21-1/jupyter/user/alatif/view/data/ImageCorpora/ADE20K_2016_07_26/images/training/b/bathroom/ADE_train_00002566.jpg" calcext:value-type="string">
            <text:p>https://jarvis.ling.uni-potsdam.de/clp-pmvss21-1/jupyter/user/alatif/view/data/ImageCorpora/ADE20K_2016_07_26/images/training/b/bathroom/ADE_train_00002566.jp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064" calcext:value-type="float">
            <text:p>7064</text:p>
          </table:table-cell>
          <table:table-cell/>
          <table:table-cell office:value-type="string" calcext:value-type="string">
            <text:p>training/d/dining_room/ADE_train_00007064.jpg</text:p>
          </table:table-cell>
          <table:table-cell table:formula="of:=HYPERLINK(&quot;https://jarvis.ling.uni-potsdam.de/clp-pmvss21-1/jupyter/user/alatif/view/data/ImageCorpora/ADE20K_2016_07_26/images/training/d/dining_room/ADE_train_00007064.jpg&quot;)" office:value-type="string" office:string-value="https://jarvis.ling.uni-potsdam.de/clp-pmvss21-1/jupyter/user/alatif/view/data/ImageCorpora/ADE20K_2016_07_26/images/training/d/dining_room/ADE_train_00007064.jpg" calcext:value-type="string">
            <text:p>https://jarvis.ling.uni-potsdam.de/clp-pmvss21-1/jupyter/user/alatif/view/data/ImageCorpora/ADE20K_2016_07_26/images/training/d/dining_room/ADE_train_00007064.jp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706" calcext:value-type="float">
            <text:p>10706</text:p>
          </table:table-cell>
          <table:table-cell/>
          <table:table-cell office:value-type="string" calcext:value-type="string">
            <text:p>training/k/kitchen/ADE_train_00010706.jpg</text:p>
          </table:table-cell>
          <table:table-cell table:formula="of:=HYPERLINK(&quot;https://jarvis.ling.uni-potsdam.de/clp-pmvss21-1/jupyter/user/alatif/view/data/ImageCorpora/ADE20K_2016_07_26/images/training/k/kitchen/ADE_train_00010706.jpg&quot;)" office:value-type="string" office:string-value="https://jarvis.ling.uni-potsdam.de/clp-pmvss21-1/jupyter/user/alatif/view/data/ImageCorpora/ADE20K_2016_07_26/images/training/k/kitchen/ADE_train_00010706.jpg" calcext:value-type="string">
            <text:p>https://jarvis.ling.uni-potsdam.de/clp-pmvss21-1/jupyter/user/alatif/view/data/ImageCorpora/ADE20K_2016_07_26/images/training/k/kitchen/ADE_train_00010706.jp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128" calcext:value-type="float">
            <text:p>100128</text:p>
          </table:table-cell>
          <table:table-cell/>
          <table:table-cell office:value-type="string" calcext:value-type="string">
            <text:p>validation/b/bedroom/ADE_val_00000128.jpg</text:p>
          </table:table-cell>
          <table:table-cell table:formula="of:=HYPERLINK(&quot;https://jarvis.ling.uni-potsdam.de/clp-pmvss21-1/jupyter/user/alatif/view/data/ImageCorpora/ADE20K_2016_07_26/images/validation/b/bedroom/ADE_val_00000128.jpg&quot;)" office:value-type="string" office:string-value="https://jarvis.ling.uni-potsdam.de/clp-pmvss21-1/jupyter/user/alatif/view/data/ImageCorpora/ADE20K_2016_07_26/images/validation/b/bedroom/ADE_val_00000128.jpg" calcext:value-type="string">
            <text:p>https://jarvis.ling.uni-potsdam.de/clp-pmvss21-1/jupyter/user/alatif/view/data/ImageCorpora/ADE20K_2016_07_26/images/validation/b/bedroom/ADE_val_00000128.jp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375" calcext:value-type="float">
            <text:p>10375</text:p>
          </table:table-cell>
          <table:table-cell/>
          <table:table-cell office:value-type="string" calcext:value-type="string">
            <text:p>training/k/kitchen/ADE_train_00010375.jpg</text:p>
          </table:table-cell>
          <table:table-cell table:formula="of:=HYPERLINK(&quot;https://jarvis.ling.uni-potsdam.de/clp-pmvss21-1/jupyter/user/alatif/view/data/ImageCorpora/ADE20K_2016_07_26/images/training/k/kitchen/ADE_train_00010375.jpg&quot;)" office:value-type="string" office:string-value="https://jarvis.ling.uni-potsdam.de/clp-pmvss21-1/jupyter/user/alatif/view/data/ImageCorpora/ADE20K_2016_07_26/images/training/k/kitchen/ADE_train_00010375.jpg" calcext:value-type="string">
            <text:p>https://jarvis.ling.uni-potsdam.de/clp-pmvss21-1/jupyter/user/alatif/view/data/ImageCorpora/ADE20K_2016_07_26/images/training/k/kitchen/ADE_train_00010375.jp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022" calcext:value-type="float">
            <text:p>7022</text:p>
          </table:table-cell>
          <table:table-cell/>
          <table:table-cell office:value-type="string" calcext:value-type="string">
            <text:p>training/d/dining_room/ADE_train_00007022.jpg</text:p>
          </table:table-cell>
          <table:table-cell table:formula="of:=HYPERLINK(&quot;https://jarvis.ling.uni-potsdam.de/clp-pmvss21-1/jupyter/user/alatif/view/data/ImageCorpora/ADE20K_2016_07_26/images/training/d/dining_room/ADE_train_00007022.jpg&quot;)" office:value-type="string" office:string-value="https://jarvis.ling.uni-potsdam.de/clp-pmvss21-1/jupyter/user/alatif/view/data/ImageCorpora/ADE20K_2016_07_26/images/training/d/dining_room/ADE_train_00007022.jpg" calcext:value-type="string">
            <text:p>https://jarvis.ling.uni-potsdam.de/clp-pmvss21-1/jupyter/user/alatif/view/data/ImageCorpora/ADE20K_2016_07_26/images/training/d/dining_room/ADE_train_00007022.jp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280" calcext:value-type="float">
            <text:p>16280</text:p>
          </table:table-cell>
          <table:table-cell/>
          <table:table-cell office:value-type="string" calcext:value-type="string">
            <text:p>training/s/shower/ADE_train_00016280.jpg</text:p>
          </table:table-cell>
          <table:table-cell table:formula="of:=HYPERLINK(&quot;https://jarvis.ling.uni-potsdam.de/clp-pmvss21-1/jupyter/user/alatif/view/data/ImageCorpora/ADE20K_2016_07_26/images/training/s/shower/ADE_train_00016280.jpg&quot;)" office:value-type="string" office:string-value="https://jarvis.ling.uni-potsdam.de/clp-pmvss21-1/jupyter/user/alatif/view/data/ImageCorpora/ADE20K_2016_07_26/images/training/s/shower/ADE_train_00016280.jpg" calcext:value-type="string">
            <text:p>https://jarvis.ling.uni-potsdam.de/clp-pmvss21-1/jupyter/user/alatif/view/data/ImageCorpora/ADE20K_2016_07_26/images/training/s/shower/ADE_train_00016280.jp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039" calcext:value-type="float">
            <text:p>4039</text:p>
          </table:table-cell>
          <table:table-cell/>
          <table:table-cell office:value-type="string" calcext:value-type="string">
            <text:p>training/b/bedroom/ADE_train_00004039.jpg</text:p>
          </table:table-cell>
          <table:table-cell table:formula="of:=HYPERLINK(&quot;https://jarvis.ling.uni-potsdam.de/clp-pmvss21-1/jupyter/user/alatif/view/data/ImageCorpora/ADE20K_2016_07_26/images/training/b/bedroom/ADE_train_00004039.jpg&quot;)" office:value-type="string" office:string-value="https://jarvis.ling.uni-potsdam.de/clp-pmvss21-1/jupyter/user/alatif/view/data/ImageCorpora/ADE20K_2016_07_26/images/training/b/bedroom/ADE_train_00004039.jpg" calcext:value-type="string">
            <text:p>https://jarvis.ling.uni-potsdam.de/clp-pmvss21-1/jupyter/user/alatif/view/data/ImageCorpora/ADE20K_2016_07_26/images/training/b/bedroom/ADE_train_00004039.jpg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1688" calcext:value-type="float">
            <text:p>101688</text:p>
          </table:table-cell>
          <table:table-cell/>
          <table:table-cell office:value-type="string" calcext:value-type="string">
            <text:p>validation/p/pantry/ADE_val_00001688.jpg</text:p>
          </table:table-cell>
          <table:table-cell table:formula="of:=HYPERLINK(&quot;https://jarvis.ling.uni-potsdam.de/clp-pmvss21-1/jupyter/user/alatif/view/data/ImageCorpora/ADE20K_2016_07_26/images/validation/p/pantry/ADE_val_00001688.jpg&quot;)" office:value-type="string" office:string-value="https://jarvis.ling.uni-potsdam.de/clp-pmvss21-1/jupyter/user/alatif/view/data/ImageCorpora/ADE20K_2016_07_26/images/validation/p/pantry/ADE_val_00001688.jpg" calcext:value-type="string">
            <text:p>https://jarvis.ling.uni-potsdam.de/clp-pmvss21-1/jupyter/user/alatif/view/data/ImageCorpora/ADE20K_2016_07_26/images/validation/p/pantry/ADE_val_00001688.jp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78" calcext:value-type="float">
            <text:p>2578</text:p>
          </table:table-cell>
          <table:table-cell/>
          <table:table-cell office:value-type="string" calcext:value-type="string">
            <text:p>training/b/bathroom/ADE_train_00002578.jpg</text:p>
          </table:table-cell>
          <table:table-cell table:formula="of:=HYPERLINK(&quot;https://jarvis.ling.uni-potsdam.de/clp-pmvss21-1/jupyter/user/alatif/view/data/ImageCorpora/ADE20K_2016_07_26/images/training/b/bathroom/ADE_train_00002578.jpg&quot;)" office:value-type="string" office:string-value="https://jarvis.ling.uni-potsdam.de/clp-pmvss21-1/jupyter/user/alatif/view/data/ImageCorpora/ADE20K_2016_07_26/images/training/b/bathroom/ADE_train_00002578.jpg" calcext:value-type="string">
            <text:p>https://jarvis.ling.uni-potsdam.de/clp-pmvss21-1/jupyter/user/alatif/view/data/ImageCorpora/ADE20K_2016_07_26/images/training/b/bathroom/ADE_train_00002578.jp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training/b/bedroom/ADE_train_00000354.jpg</text:p>
          </table:table-cell>
          <table:table-cell table:formula="of:=HYPERLINK(&quot;https://jarvis.ling.uni-potsdam.de/clp-pmvss21-1/jupyter/user/alatif/view/data/ImageCorpora/ADE20K_2016_07_26/images/training/b/bedroom/ADE_train_00000354.jpg&quot;)" office:value-type="string" office:string-value="https://jarvis.ling.uni-potsdam.de/clp-pmvss21-1/jupyter/user/alatif/view/data/ImageCorpora/ADE20K_2016_07_26/images/training/b/bedroom/ADE_train_00000354.jpg" calcext:value-type="string">
            <text:p>https://jarvis.ling.uni-potsdam.de/clp-pmvss21-1/jupyter/user/alatif/view/data/ImageCorpora/ADE20K_2016_07_26/images/training/b/bedroom/ADE_train_00000354.jp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950" calcext:value-type="float">
            <text:p>100950</text:p>
          </table:table-cell>
          <table:table-cell/>
          <table:table-cell office:value-type="string" calcext:value-type="string">
            <text:p>validation/d/dining_room/ADE_val_00000950.jpg</text:p>
          </table:table-cell>
          <table:table-cell table:formula="of:=HYPERLINK(&quot;https://jarvis.ling.uni-potsdam.de/clp-pmvss21-1/jupyter/user/alatif/view/data/ImageCorpora/ADE20K_2016_07_26/images/validation/d/dining_room/ADE_val_00000950.jpg&quot;)" office:value-type="string" office:string-value="https://jarvis.ling.uni-potsdam.de/clp-pmvss21-1/jupyter/user/alatif/view/data/ImageCorpora/ADE20K_2016_07_26/images/validation/d/dining_room/ADE_val_00000950.jpg" calcext:value-type="string">
            <text:p>https://jarvis.ling.uni-potsdam.de/clp-pmvss21-1/jupyter/user/alatif/view/data/ImageCorpora/ADE20K_2016_07_26/images/validation/d/dining_room/ADE_val_00000950.jpg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training/l/living_room/ADE_train_00000674.jpg</text:p>
          </table:table-cell>
          <table:table-cell table:formula="of:=HYPERLINK(&quot;https://jarvis.ling.uni-potsdam.de/clp-pmvss21-1/jupyter/user/alatif/view/data/ImageCorpora/ADE20K_2016_07_26/images/training/l/living_room/ADE_train_00000674.jpg&quot;)" office:value-type="string" office:string-value="https://jarvis.ling.uni-potsdam.de/clp-pmvss21-1/jupyter/user/alatif/view/data/ImageCorpora/ADE20K_2016_07_26/images/training/l/living_room/ADE_train_00000674.jpg" calcext:value-type="string">
            <text:p>https://jarvis.ling.uni-potsdam.de/clp-pmvss21-1/jupyter/user/alatif/view/data/ImageCorpora/ADE20K_2016_07_26/images/training/l/living_room/ADE_train_00000674.jp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093" calcext:value-type="float">
            <text:p>4093</text:p>
          </table:table-cell>
          <table:table-cell/>
          <table:table-cell office:value-type="string" calcext:value-type="string">
            <text:p>training/b/bedroom/ADE_train_00004093.jpg</text:p>
          </table:table-cell>
          <table:table-cell table:formula="of:=HYPERLINK(&quot;https://jarvis.ling.uni-potsdam.de/clp-pmvss21-1/jupyter/user/alatif/view/data/ImageCorpora/ADE20K_2016_07_26/images/training/b/bedroom/ADE_train_00004093.jpg&quot;)" office:value-type="string" office:string-value="https://jarvis.ling.uni-potsdam.de/clp-pmvss21-1/jupyter/user/alatif/view/data/ImageCorpora/ADE20K_2016_07_26/images/training/b/bedroom/ADE_train_00004093.jpg" calcext:value-type="string">
            <text:p>https://jarvis.ling.uni-potsdam.de/clp-pmvss21-1/jupyter/user/alatif/view/data/ImageCorpora/ADE20K_2016_07_26/images/training/b/bedroom/ADE_train_00004093.jpg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03" calcext:value-type="float">
            <text:p>4103</text:p>
          </table:table-cell>
          <table:table-cell/>
          <table:table-cell office:value-type="string" calcext:value-type="string">
            <text:p>training/b/bedroom/ADE_train_00004103.jpg</text:p>
          </table:table-cell>
          <table:table-cell table:formula="of:=HYPERLINK(&quot;https://jarvis.ling.uni-potsdam.de/clp-pmvss21-1/jupyter/user/alatif/view/data/ImageCorpora/ADE20K_2016_07_26/images/training/b/bedroom/ADE_train_00004103.jpg&quot;)" office:value-type="string" office:string-value="https://jarvis.ling.uni-potsdam.de/clp-pmvss21-1/jupyter/user/alatif/view/data/ImageCorpora/ADE20K_2016_07_26/images/training/b/bedroom/ADE_train_00004103.jpg" calcext:value-type="string">
            <text:p>https://jarvis.ling.uni-potsdam.de/clp-pmvss21-1/jupyter/user/alatif/view/data/ImageCorpora/ADE20K_2016_07_26/images/training/b/bedroom/ADE_train_00004103.jpg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64" calcext:value-type="float">
            <text:p>10564</text:p>
          </table:table-cell>
          <table:table-cell/>
          <table:table-cell office:value-type="string" calcext:value-type="string">
            <text:p>training/k/kitchen/ADE_train_00010564.jpg</text:p>
          </table:table-cell>
          <table:table-cell table:formula="of:=HYPERLINK(&quot;https://jarvis.ling.uni-potsdam.de/clp-pmvss21-1/jupyter/user/alatif/view/data/ImageCorpora/ADE20K_2016_07_26/images/training/k/kitchen/ADE_train_00010564.jpg&quot;)" office:value-type="string" office:string-value="https://jarvis.ling.uni-potsdam.de/clp-pmvss21-1/jupyter/user/alatif/view/data/ImageCorpora/ADE20K_2016_07_26/images/training/k/kitchen/ADE_train_00010564.jpg" calcext:value-type="string">
            <text:p>https://jarvis.ling.uni-potsdam.de/clp-pmvss21-1/jupyter/user/alatif/view/data/ImageCorpora/ADE20K_2016_07_26/images/training/k/kitchen/ADE_train_00010564.jpg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554" calcext:value-type="float">
            <text:p>15554</text:p>
          </table:table-cell>
          <table:table-cell/>
          <table:table-cell office:value-type="string" calcext:value-type="string">
            <text:p>training/p/poolroom/home/ADE_train_00015554.jpg</text:p>
          </table:table-cell>
          <table:table-cell table:formula="of:=HYPERLINK(&quot;https://jarvis.ling.uni-potsdam.de/clp-pmvss21-1/jupyter/user/alatif/view/data/ImageCorpora/ADE20K_2016_07_26/images/training/p/poolroom/home/ADE_train_00015554.jpg&quot;)" office:value-type="string" office:string-value="https://jarvis.ling.uni-potsdam.de/clp-pmvss21-1/jupyter/user/alatif/view/data/ImageCorpora/ADE20K_2016_07_26/images/training/p/poolroom/home/ADE_train_00015554.jpg" calcext:value-type="string">
            <text:p>https://jarvis.ling.uni-potsdam.de/clp-pmvss21-1/jupyter/user/alatif/view/data/ImageCorpora/ADE20K_2016_07_26/images/training/p/poolroom/home/ADE_train_00015554.jpg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503" calcext:value-type="float">
            <text:p>5503</text:p>
          </table:table-cell>
          <table:table-cell/>
          <table:table-cell office:value-type="string" calcext:value-type="string">
            <text:p>training/c/childs_room/ADE_train_00005503.jpg</text:p>
          </table:table-cell>
          <table:table-cell table:formula="of:=HYPERLINK(&quot;https://jarvis.ling.uni-potsdam.de/clp-pmvss21-1/jupyter/user/alatif/view/data/ImageCorpora/ADE20K_2016_07_26/images/training/c/childs_room/ADE_train_00005503.jpg&quot;)" office:value-type="string" office:string-value="https://jarvis.ling.uni-potsdam.de/clp-pmvss21-1/jupyter/user/alatif/view/data/ImageCorpora/ADE20K_2016_07_26/images/training/c/childs_room/ADE_train_00005503.jpg" calcext:value-type="string">
            <text:p>https://jarvis.ling.uni-potsdam.de/clp-pmvss21-1/jupyter/user/alatif/view/data/ImageCorpora/ADE20K_2016_07_26/images/training/c/childs_room/ADE_train_00005503.jpg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39" calcext:value-type="float">
            <text:p>3839</text:p>
          </table:table-cell>
          <table:table-cell/>
          <table:table-cell office:value-type="string" calcext:value-type="string">
            <text:p>training/b/bedroom/ADE_train_00003839.jpg</text:p>
          </table:table-cell>
          <table:table-cell table:formula="of:=HYPERLINK(&quot;https://jarvis.ling.uni-potsdam.de/clp-pmvss21-1/jupyter/user/alatif/view/data/ImageCorpora/ADE20K_2016_07_26/images/training/b/bedroom/ADE_train_00003839.jpg&quot;)" office:value-type="string" office:string-value="https://jarvis.ling.uni-potsdam.de/clp-pmvss21-1/jupyter/user/alatif/view/data/ImageCorpora/ADE20K_2016_07_26/images/training/b/bedroom/ADE_train_00003839.jpg" calcext:value-type="string">
            <text:p>https://jarvis.ling.uni-potsdam.de/clp-pmvss21-1/jupyter/user/alatif/view/data/ImageCorpora/ADE20K_2016_07_26/images/training/b/bedroom/ADE_train_00003839.jpg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359" calcext:value-type="float">
            <text:p>10359</text:p>
          </table:table-cell>
          <table:table-cell/>
          <table:table-cell office:value-type="string" calcext:value-type="string">
            <text:p>training/k/kitchen/ADE_train_00010359.jpg</text:p>
          </table:table-cell>
          <table:table-cell table:formula="of:=HYPERLINK(&quot;https://jarvis.ling.uni-potsdam.de/clp-pmvss21-1/jupyter/user/alatif/view/data/ImageCorpora/ADE20K_2016_07_26/images/training/k/kitchen/ADE_train_00010359.jpg&quot;)" office:value-type="string" office:string-value="https://jarvis.ling.uni-potsdam.de/clp-pmvss21-1/jupyter/user/alatif/view/data/ImageCorpora/ADE20K_2016_07_26/images/training/k/kitchen/ADE_train_00010359.jpg" calcext:value-type="string">
            <text:p>https://jarvis.ling.uni-potsdam.de/clp-pmvss21-1/jupyter/user/alatif/view/data/ImageCorpora/ADE20K_2016_07_26/images/training/k/kitchen/ADE_train_00010359.jpg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470" calcext:value-type="float">
            <text:p>100470</text:p>
          </table:table-cell>
          <table:table-cell/>
          <table:table-cell office:value-type="string" calcext:value-type="string">
            <text:p>validation/k/kitchen/ADE_val_00000470.jpg</text:p>
          </table:table-cell>
          <table:table-cell table:formula="of:=HYPERLINK(&quot;https://jarvis.ling.uni-potsdam.de/clp-pmvss21-1/jupyter/user/alatif/view/data/ImageCorpora/ADE20K_2016_07_26/images/validation/k/kitchen/ADE_val_00000470.jpg&quot;)" office:value-type="string" office:string-value="https://jarvis.ling.uni-potsdam.de/clp-pmvss21-1/jupyter/user/alatif/view/data/ImageCorpora/ADE20K_2016_07_26/images/validation/k/kitchen/ADE_val_00000470.jpg" calcext:value-type="string">
            <text:p>https://jarvis.ling.uni-potsdam.de/clp-pmvss21-1/jupyter/user/alatif/view/data/ImageCorpora/ADE20K_2016_07_26/images/validation/k/kitchen/ADE_val_00000470.jp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509" calcext:value-type="float">
            <text:p>5509</text:p>
          </table:table-cell>
          <table:table-cell/>
          <table:table-cell office:value-type="string" calcext:value-type="string">
            <text:p>training/c/childs_room/ADE_train_00005509.jpg</text:p>
          </table:table-cell>
          <table:table-cell table:formula="of:=HYPERLINK(&quot;https://jarvis.ling.uni-potsdam.de/clp-pmvss21-1/jupyter/user/alatif/view/data/ImageCorpora/ADE20K_2016_07_26/images/training/c/childs_room/ADE_train_00005509.jpg&quot;)" office:value-type="string" office:string-value="https://jarvis.ling.uni-potsdam.de/clp-pmvss21-1/jupyter/user/alatif/view/data/ImageCorpora/ADE20K_2016_07_26/images/training/c/childs_room/ADE_train_00005509.jpg" calcext:value-type="string">
            <text:p>https://jarvis.ling.uni-potsdam.de/clp-pmvss21-1/jupyter/user/alatif/view/data/ImageCorpora/ADE20K_2016_07_26/images/training/c/childs_room/ADE_train_00005509.jp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training/b/bathroom/ADE_train_00000083.jpg</text:p>
          </table:table-cell>
          <table:table-cell table:formula="of:=HYPERLINK(&quot;https://jarvis.ling.uni-potsdam.de/clp-pmvss21-1/jupyter/user/alatif/view/data/ImageCorpora/ADE20K_2016_07_26/images/training/b/bathroom/ADE_train_00000083.jpg&quot;)" office:value-type="string" office:string-value="https://jarvis.ling.uni-potsdam.de/clp-pmvss21-1/jupyter/user/alatif/view/data/ImageCorpora/ADE20K_2016_07_26/images/training/b/bathroom/ADE_train_00000083.jpg" calcext:value-type="string">
            <text:p>https://jarvis.ling.uni-potsdam.de/clp-pmvss21-1/jupyter/user/alatif/view/data/ImageCorpora/ADE20K_2016_07_26/images/training/b/bathroom/ADE_train_00000083.jpg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943" calcext:value-type="float">
            <text:p>6943</text:p>
          </table:table-cell>
          <table:table-cell/>
          <table:table-cell office:value-type="string" calcext:value-type="string">
            <text:p>training/d/dining_room/ADE_train_00006943.jpg</text:p>
          </table:table-cell>
          <table:table-cell table:formula="of:=HYPERLINK(&quot;https://jarvis.ling.uni-potsdam.de/clp-pmvss21-1/jupyter/user/alatif/view/data/ImageCorpora/ADE20K_2016_07_26/images/training/d/dining_room/ADE_train_00006943.jpg&quot;)" office:value-type="string" office:string-value="https://jarvis.ling.uni-potsdam.de/clp-pmvss21-1/jupyter/user/alatif/view/data/ImageCorpora/ADE20K_2016_07_26/images/training/d/dining_room/ADE_train_00006943.jpg" calcext:value-type="string">
            <text:p>https://jarvis.ling.uni-potsdam.de/clp-pmvss21-1/jupyter/user/alatif/view/data/ImageCorpora/ADE20K_2016_07_26/images/training/d/dining_room/ADE_train_00006943.jpg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323" calcext:value-type="float">
            <text:p>11323</text:p>
          </table:table-cell>
          <table:table-cell/>
          <table:table-cell office:value-type="string" calcext:value-type="string">
            <text:p>training/l/living_room/ADE_train_00011323.jpg</text:p>
          </table:table-cell>
          <table:table-cell table:formula="of:=HYPERLINK(&quot;https://jarvis.ling.uni-potsdam.de/clp-pmvss21-1/jupyter/user/alatif/view/data/ImageCorpora/ADE20K_2016_07_26/images/training/l/living_room/ADE_train_00011323.jpg&quot;)" office:value-type="string" office:string-value="https://jarvis.ling.uni-potsdam.de/clp-pmvss21-1/jupyter/user/alatif/view/data/ImageCorpora/ADE20K_2016_07_26/images/training/l/living_room/ADE_train_00011323.jpg" calcext:value-type="string">
            <text:p>https://jarvis.ling.uni-potsdam.de/clp-pmvss21-1/jupyter/user/alatif/view/data/ImageCorpora/ADE20K_2016_07_26/images/training/l/living_room/ADE_train_00011323.jp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30" calcext:value-type="float">
            <text:p>10230</text:p>
          </table:table-cell>
          <table:table-cell/>
          <table:table-cell office:value-type="string" calcext:value-type="string">
            <text:p>training/k/kitchen/ADE_train_00010230.jpg</text:p>
          </table:table-cell>
          <table:table-cell table:formula="of:=HYPERLINK(&quot;https://jarvis.ling.uni-potsdam.de/clp-pmvss21-1/jupyter/user/alatif/view/data/ImageCorpora/ADE20K_2016_07_26/images/training/k/kitchen/ADE_train_00010230.jpg&quot;)" office:value-type="string" office:string-value="https://jarvis.ling.uni-potsdam.de/clp-pmvss21-1/jupyter/user/alatif/view/data/ImageCorpora/ADE20K_2016_07_26/images/training/k/kitchen/ADE_train_00010230.jpg" calcext:value-type="string">
            <text:p>https://jarvis.ling.uni-potsdam.de/clp-pmvss21-1/jupyter/user/alatif/view/data/ImageCorpora/ADE20K_2016_07_26/images/training/k/kitchen/ADE_train_00010230.jp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046" calcext:value-type="float">
            <text:p>7046</text:p>
          </table:table-cell>
          <table:table-cell/>
          <table:table-cell office:value-type="string" calcext:value-type="string">
            <text:p>training/d/dining_room/ADE_train_00007046.jpg</text:p>
          </table:table-cell>
          <table:table-cell table:formula="of:=HYPERLINK(&quot;https://jarvis.ling.uni-potsdam.de/clp-pmvss21-1/jupyter/user/alatif/view/data/ImageCorpora/ADE20K_2016_07_26/images/training/d/dining_room/ADE_train_00007046.jpg&quot;)" office:value-type="string" office:string-value="https://jarvis.ling.uni-potsdam.de/clp-pmvss21-1/jupyter/user/alatif/view/data/ImageCorpora/ADE20K_2016_07_26/images/training/d/dining_room/ADE_train_00007046.jpg" calcext:value-type="string">
            <text:p>https://jarvis.ling.uni-potsdam.de/clp-pmvss21-1/jupyter/user/alatif/view/data/ImageCorpora/ADE20K_2016_07_26/images/training/d/dining_room/ADE_train_00007046.jp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7" calcext:value-type="float">
            <text:p>15207</text:p>
          </table:table-cell>
          <table:table-cell/>
          <table:table-cell office:value-type="string" calcext:value-type="string">
            <text:p>training/p/parlor/ADE_train_00015207.jpg</text:p>
          </table:table-cell>
          <table:table-cell table:formula="of:=HYPERLINK(&quot;https://jarvis.ling.uni-potsdam.de/clp-pmvss21-1/jupyter/user/alatif/view/data/ImageCorpora/ADE20K_2016_07_26/images/training/p/parlor/ADE_train_00015207.jpg&quot;)" office:value-type="string" office:string-value="https://jarvis.ling.uni-potsdam.de/clp-pmvss21-1/jupyter/user/alatif/view/data/ImageCorpora/ADE20K_2016_07_26/images/training/p/parlor/ADE_train_00015207.jpg" calcext:value-type="string">
            <text:p>https://jarvis.ling.uni-potsdam.de/clp-pmvss21-1/jupyter/user/alatif/view/data/ImageCorpora/ADE20K_2016_07_26/images/training/p/parlor/ADE_train_00015207.jp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105" calcext:value-type="float">
            <text:p>7105</text:p>
          </table:table-cell>
          <table:table-cell/>
          <table:table-cell office:value-type="string" calcext:value-type="string">
            <text:p>training/d/dining_room/ADE_train_00007105.jpg</text:p>
          </table:table-cell>
          <table:table-cell table:formula="of:=HYPERLINK(&quot;https://jarvis.ling.uni-potsdam.de/clp-pmvss21-1/jupyter/user/alatif/view/data/ImageCorpora/ADE20K_2016_07_26/images/training/d/dining_room/ADE_train_00007105.jpg&quot;)" office:value-type="string" office:string-value="https://jarvis.ling.uni-potsdam.de/clp-pmvss21-1/jupyter/user/alatif/view/data/ImageCorpora/ADE20K_2016_07_26/images/training/d/dining_room/ADE_train_00007105.jpg" calcext:value-type="string">
            <text:p>https://jarvis.ling.uni-potsdam.de/clp-pmvss21-1/jupyter/user/alatif/view/data/ImageCorpora/ADE20K_2016_07_26/images/training/d/dining_room/ADE_train_00007105.jp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901" calcext:value-type="float">
            <text:p>2901</text:p>
          </table:table-cell>
          <table:table-cell/>
          <table:table-cell office:value-type="string" calcext:value-type="string">
            <text:p>training/b/bathroom/ADE_train_00002901.jpg</text:p>
          </table:table-cell>
          <table:table-cell table:formula="of:=HYPERLINK(&quot;https://jarvis.ling.uni-potsdam.de/clp-pmvss21-1/jupyter/user/alatif/view/data/ImageCorpora/ADE20K_2016_07_26/images/training/b/bathroom/ADE_train_00002901.jpg&quot;)" office:value-type="string" office:string-value="https://jarvis.ling.uni-potsdam.de/clp-pmvss21-1/jupyter/user/alatif/view/data/ImageCorpora/ADE20K_2016_07_26/images/training/b/bathroom/ADE_train_00002901.jpg" calcext:value-type="string">
            <text:p>https://jarvis.ling.uni-potsdam.de/clp-pmvss21-1/jupyter/user/alatif/view/data/ImageCorpora/ADE20K_2016_07_26/images/training/b/bathroom/ADE_train_00002901.jpg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043" calcext:value-type="float">
            <text:p>20043</text:p>
          </table:table-cell>
          <table:table-cell/>
          <table:table-cell office:value-type="string" calcext:value-type="string">
            <text:p>training/w/wine_cellar/barrel_storage/ADE_train_00020043.jpg</text:p>
          </table:table-cell>
          <table:table-cell table:formula="of:=HYPERLINK(&quot;https://jarvis.ling.uni-potsdam.de/clp-pmvss21-1/jupyter/user/alatif/view/data/ImageCorpora/ADE20K_2016_07_26/images/training/w/wine_cellar/barrel_storage/ADE_train_00020043.jpg&quot;)" office:value-type="string" office:string-value="https://jarvis.ling.uni-potsdam.de/clp-pmvss21-1/jupyter/user/alatif/view/data/ImageCorpora/ADE20K_2016_07_26/images/training/w/wine_cellar/barrel_storage/ADE_train_00020043.jpg" calcext:value-type="string">
            <text:p>https://jarvis.ling.uni-potsdam.de/clp-pmvss21-1/jupyter/user/alatif/view/data/ImageCorpora/ADE20K_2016_07_26/images/training/w/wine_cellar/barrel_storage/ADE_train_00020043.jpg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17" calcext:value-type="float">
            <text:p>15517</text:p>
          </table:table-cell>
          <table:table-cell/>
          <table:table-cell office:value-type="string" calcext:value-type="string">
            <text:p>training/p/poolroom/home/ADE_train_00015517.jpg</text:p>
          </table:table-cell>
          <table:table-cell table:formula="of:=HYPERLINK(&quot;https://jarvis.ling.uni-potsdam.de/clp-pmvss21-1/jupyter/user/alatif/view/data/ImageCorpora/ADE20K_2016_07_26/images/training/p/poolroom/home/ADE_train_00015517.jpg&quot;)" office:value-type="string" office:string-value="https://jarvis.ling.uni-potsdam.de/clp-pmvss21-1/jupyter/user/alatif/view/data/ImageCorpora/ADE20K_2016_07_26/images/training/p/poolroom/home/ADE_train_00015517.jpg" calcext:value-type="string">
            <text:p>https://jarvis.ling.uni-potsdam.de/clp-pmvss21-1/jupyter/user/alatif/view/data/ImageCorpora/ADE20K_2016_07_26/images/training/p/poolroom/home/ADE_train_00015517.jpg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49" calcext:value-type="float">
            <text:p>2649</text:p>
          </table:table-cell>
          <table:table-cell/>
          <table:table-cell office:value-type="string" calcext:value-type="string">
            <text:p>training/b/bathroom/ADE_train_00002649.jpg</text:p>
          </table:table-cell>
          <table:table-cell table:formula="of:=HYPERLINK(&quot;https://jarvis.ling.uni-potsdam.de/clp-pmvss21-1/jupyter/user/alatif/view/data/ImageCorpora/ADE20K_2016_07_26/images/training/b/bathroom/ADE_train_00002649.jpg&quot;)" office:value-type="string" office:string-value="https://jarvis.ling.uni-potsdam.de/clp-pmvss21-1/jupyter/user/alatif/view/data/ImageCorpora/ADE20K_2016_07_26/images/training/b/bathroom/ADE_train_00002649.jpg" calcext:value-type="string">
            <text:p>https://jarvis.ling.uni-potsdam.de/clp-pmvss21-1/jupyter/user/alatif/view/data/ImageCorpora/ADE20K_2016_07_26/images/training/b/bathroom/ADE_train_00002649.jpg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750" calcext:value-type="float">
            <text:p>100750</text:p>
          </table:table-cell>
          <table:table-cell/>
          <table:table-cell office:value-type="string" calcext:value-type="string">
            <text:p>validation/s/shower/ADE_val_00000750.jpg</text:p>
          </table:table-cell>
          <table:table-cell table:formula="of:=HYPERLINK(&quot;https://jarvis.ling.uni-potsdam.de/clp-pmvss21-1/jupyter/user/alatif/view/data/ImageCorpora/ADE20K_2016_07_26/images/validation/s/shower/ADE_val_00000750.jpg&quot;)" office:value-type="string" office:string-value="https://jarvis.ling.uni-potsdam.de/clp-pmvss21-1/jupyter/user/alatif/view/data/ImageCorpora/ADE20K_2016_07_26/images/validation/s/shower/ADE_val_00000750.jpg" calcext:value-type="string">
            <text:p>https://jarvis.ling.uni-potsdam.de/clp-pmvss21-1/jupyter/user/alatif/view/data/ImageCorpora/ADE20K_2016_07_26/images/validation/s/shower/ADE_val_00000750.jpg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468" calcext:value-type="float">
            <text:p>11468</text:p>
          </table:table-cell>
          <table:table-cell/>
          <table:table-cell office:value-type="string" calcext:value-type="string">
            <text:p>training/l/living_room/ADE_train_00011468.jpg</text:p>
          </table:table-cell>
          <table:table-cell table:formula="of:=HYPERLINK(&quot;https://jarvis.ling.uni-potsdam.de/clp-pmvss21-1/jupyter/user/alatif/view/data/ImageCorpora/ADE20K_2016_07_26/images/training/l/living_room/ADE_train_00011468.jpg&quot;)" office:value-type="string" office:string-value="https://jarvis.ling.uni-potsdam.de/clp-pmvss21-1/jupyter/user/alatif/view/data/ImageCorpora/ADE20K_2016_07_26/images/training/l/living_room/ADE_train_00011468.jpg" calcext:value-type="string">
            <text:p>https://jarvis.ling.uni-potsdam.de/clp-pmvss21-1/jupyter/user/alatif/view/data/ImageCorpora/ADE20K_2016_07_26/images/training/l/living_room/ADE_train_00011468.jp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10" calcext:value-type="float">
            <text:p>2810</text:p>
          </table:table-cell>
          <table:table-cell/>
          <table:table-cell office:value-type="string" calcext:value-type="string">
            <text:p>training/b/bathroom/ADE_train_00002810.jpg</text:p>
          </table:table-cell>
          <table:table-cell table:formula="of:=HYPERLINK(&quot;https://jarvis.ling.uni-potsdam.de/clp-pmvss21-1/jupyter/user/alatif/view/data/ImageCorpora/ADE20K_2016_07_26/images/training/b/bathroom/ADE_train_00002810.jpg&quot;)" office:value-type="string" office:string-value="https://jarvis.ling.uni-potsdam.de/clp-pmvss21-1/jupyter/user/alatif/view/data/ImageCorpora/ADE20K_2016_07_26/images/training/b/bathroom/ADE_train_00002810.jpg" calcext:value-type="string">
            <text:p>https://jarvis.ling.uni-potsdam.de/clp-pmvss21-1/jupyter/user/alatif/view/data/ImageCorpora/ADE20K_2016_07_26/images/training/b/bathroom/ADE_train_00002810.jp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462" calcext:value-type="float">
            <text:p>10462</text:p>
          </table:table-cell>
          <table:table-cell/>
          <table:table-cell office:value-type="string" calcext:value-type="string">
            <text:p>training/k/kitchen/ADE_train_00010462.jpg</text:p>
          </table:table-cell>
          <table:table-cell table:formula="of:=HYPERLINK(&quot;https://jarvis.ling.uni-potsdam.de/clp-pmvss21-1/jupyter/user/alatif/view/data/ImageCorpora/ADE20K_2016_07_26/images/training/k/kitchen/ADE_train_00010462.jpg&quot;)" office:value-type="string" office:string-value="https://jarvis.ling.uni-potsdam.de/clp-pmvss21-1/jupyter/user/alatif/view/data/ImageCorpora/ADE20K_2016_07_26/images/training/k/kitchen/ADE_train_00010462.jpg" calcext:value-type="string">
            <text:p>https://jarvis.ling.uni-potsdam.de/clp-pmvss21-1/jupyter/user/alatif/view/data/ImageCorpora/ADE20K_2016_07_26/images/training/k/kitchen/ADE_train_00010462.jpg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raining/b/bedroom/ADE_train_00000314.jpg</text:p>
          </table:table-cell>
          <table:table-cell table:formula="of:=HYPERLINK(&quot;https://jarvis.ling.uni-potsdam.de/clp-pmvss21-1/jupyter/user/alatif/view/data/ImageCorpora/ADE20K_2016_07_26/images/training/b/bedroom/ADE_train_00000314.jpg&quot;)" office:value-type="string" office:string-value="https://jarvis.ling.uni-potsdam.de/clp-pmvss21-1/jupyter/user/alatif/view/data/ImageCorpora/ADE20K_2016_07_26/images/training/b/bedroom/ADE_train_00000314.jpg" calcext:value-type="string">
            <text:p>https://jarvis.ling.uni-potsdam.de/clp-pmvss21-1/jupyter/user/alatif/view/data/ImageCorpora/ADE20K_2016_07_26/images/training/b/bedroom/ADE_train_00000314.jpg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450" calcext:value-type="float">
            <text:p>11450</text:p>
          </table:table-cell>
          <table:table-cell/>
          <table:table-cell office:value-type="string" calcext:value-type="string">
            <text:p>training/l/living_room/ADE_train_00011450.jpg</text:p>
          </table:table-cell>
          <table:table-cell table:formula="of:=HYPERLINK(&quot;https://jarvis.ling.uni-potsdam.de/clp-pmvss21-1/jupyter/user/alatif/view/data/ImageCorpora/ADE20K_2016_07_26/images/training/l/living_room/ADE_train_00011450.jpg&quot;)" office:value-type="string" office:string-value="https://jarvis.ling.uni-potsdam.de/clp-pmvss21-1/jupyter/user/alatif/view/data/ImageCorpora/ADE20K_2016_07_26/images/training/l/living_room/ADE_train_00011450.jpg" calcext:value-type="string">
            <text:p>https://jarvis.ling.uni-potsdam.de/clp-pmvss21-1/jupyter/user/alatif/view/data/ImageCorpora/ADE20K_2016_07_26/images/training/l/living_room/ADE_train_00011450.jp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250" calcext:value-type="float">
            <text:p>3250</text:p>
          </table:table-cell>
          <table:table-cell/>
          <table:table-cell office:value-type="string" calcext:value-type="string">
            <text:p>training/b/bedroom/ADE_train_00003250.jpg</text:p>
          </table:table-cell>
          <table:table-cell table:formula="of:=HYPERLINK(&quot;https://jarvis.ling.uni-potsdam.de/clp-pmvss21-1/jupyter/user/alatif/view/data/ImageCorpora/ADE20K_2016_07_26/images/training/b/bedroom/ADE_train_00003250.jpg&quot;)" office:value-type="string" office:string-value="https://jarvis.ling.uni-potsdam.de/clp-pmvss21-1/jupyter/user/alatif/view/data/ImageCorpora/ADE20K_2016_07_26/images/training/b/bedroom/ADE_train_00003250.jpg" calcext:value-type="string">
            <text:p>https://jarvis.ling.uni-potsdam.de/clp-pmvss21-1/jupyter/user/alatif/view/data/ImageCorpora/ADE20K_2016_07_26/images/training/b/bedroom/ADE_train_00003250.jpg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382" calcext:value-type="float">
            <text:p>11382</text:p>
          </table:table-cell>
          <table:table-cell/>
          <table:table-cell office:value-type="string" calcext:value-type="string">
            <text:p>training/l/living_room/ADE_train_00011382.jpg</text:p>
          </table:table-cell>
          <table:table-cell table:formula="of:=HYPERLINK(&quot;https://jarvis.ling.uni-potsdam.de/clp-pmvss21-1/jupyter/user/alatif/view/data/ImageCorpora/ADE20K_2016_07_26/images/training/l/living_room/ADE_train_00011382.jpg&quot;)" office:value-type="string" office:string-value="https://jarvis.ling.uni-potsdam.de/clp-pmvss21-1/jupyter/user/alatif/view/data/ImageCorpora/ADE20K_2016_07_26/images/training/l/living_room/ADE_train_00011382.jpg" calcext:value-type="string">
            <text:p>https://jarvis.ling.uni-potsdam.de/clp-pmvss21-1/jupyter/user/alatif/view/data/ImageCorpora/ADE20K_2016_07_26/images/training/l/living_room/ADE_train_00011382.jp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474" calcext:value-type="float">
            <text:p>5474</text:p>
          </table:table-cell>
          <table:table-cell/>
          <table:table-cell office:value-type="string" calcext:value-type="string">
            <text:p>training/c/childs_room/ADE_train_00005474.jpg</text:p>
          </table:table-cell>
          <table:table-cell table:formula="of:=HYPERLINK(&quot;https://jarvis.ling.uni-potsdam.de/clp-pmvss21-1/jupyter/user/alatif/view/data/ImageCorpora/ADE20K_2016_07_26/images/training/c/childs_room/ADE_train_00005474.jpg&quot;)" office:value-type="string" office:string-value="https://jarvis.ling.uni-potsdam.de/clp-pmvss21-1/jupyter/user/alatif/view/data/ImageCorpora/ADE20K_2016_07_26/images/training/c/childs_room/ADE_train_00005474.jpg" calcext:value-type="string">
            <text:p>https://jarvis.ling.uni-potsdam.de/clp-pmvss21-1/jupyter/user/alatif/view/data/ImageCorpora/ADE20K_2016_07_26/images/training/c/childs_room/ADE_train_00005474.jpg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765" calcext:value-type="float">
            <text:p>5765</text:p>
          </table:table-cell>
          <table:table-cell/>
          <table:table-cell office:value-type="string" calcext:value-type="string">
            <text:p>training/c/closet/ADE_train_00005765.jpg</text:p>
          </table:table-cell>
          <table:table-cell table:formula="of:=HYPERLINK(&quot;https://jarvis.ling.uni-potsdam.de/clp-pmvss21-1/jupyter/user/alatif/view/data/ImageCorpora/ADE20K_2016_07_26/images/training/c/closet/ADE_train_00005765.jpg&quot;)" office:value-type="string" office:string-value="https://jarvis.ling.uni-potsdam.de/clp-pmvss21-1/jupyter/user/alatif/view/data/ImageCorpora/ADE20K_2016_07_26/images/training/c/closet/ADE_train_00005765.jpg" calcext:value-type="string">
            <text:p>https://jarvis.ling.uni-potsdam.de/clp-pmvss21-1/jupyter/user/alatif/view/data/ImageCorpora/ADE20K_2016_07_26/images/training/c/closet/ADE_train_00005765.jpg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38" calcext:value-type="float">
            <text:p>9338</text:p>
          </table:table-cell>
          <table:table-cell/>
          <table:table-cell office:value-type="string" calcext:value-type="string">
            <text:p>training/h/home_office/ADE_train_00009338.jpg</text:p>
          </table:table-cell>
          <table:table-cell table:formula="of:=HYPERLINK(&quot;https://jarvis.ling.uni-potsdam.de/clp-pmvss21-1/jupyter/user/alatif/view/data/ImageCorpora/ADE20K_2016_07_26/images/training/h/home_office/ADE_train_00009338.jpg&quot;)" office:value-type="string" office:string-value="https://jarvis.ling.uni-potsdam.de/clp-pmvss21-1/jupyter/user/alatif/view/data/ImageCorpora/ADE20K_2016_07_26/images/training/h/home_office/ADE_train_00009338.jpg" calcext:value-type="string">
            <text:p>https://jarvis.ling.uni-potsdam.de/clp-pmvss21-1/jupyter/user/alatif/view/data/ImageCorpora/ADE20K_2016_07_26/images/training/h/home_office/ADE_train_00009338.jpg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168" calcext:value-type="float">
            <text:p>4168</text:p>
          </table:table-cell>
          <table:table-cell/>
          <table:table-cell office:value-type="string" calcext:value-type="string">
            <text:p>training/b/bedroom/ADE_train_00004168.jpg</text:p>
          </table:table-cell>
          <table:table-cell table:formula="of:=HYPERLINK(&quot;https://jarvis.ling.uni-potsdam.de/clp-pmvss21-1/jupyter/user/alatif/view/data/ImageCorpora/ADE20K_2016_07_26/images/training/b/bedroom/ADE_train_00004168.jpg&quot;)" office:value-type="string" office:string-value="https://jarvis.ling.uni-potsdam.de/clp-pmvss21-1/jupyter/user/alatif/view/data/ImageCorpora/ADE20K_2016_07_26/images/training/b/bedroom/ADE_train_00004168.jpg" calcext:value-type="string">
            <text:p>https://jarvis.ling.uni-potsdam.de/clp-pmvss21-1/jupyter/user/alatif/view/data/ImageCorpora/ADE20K_2016_07_26/images/training/b/bedroom/ADE_train_00004168.jpg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699" calcext:value-type="float">
            <text:p>3699</text:p>
          </table:table-cell>
          <table:table-cell/>
          <table:table-cell office:value-type="string" calcext:value-type="string">
            <text:p>training/b/bedroom/ADE_train_00003699.jpg</text:p>
          </table:table-cell>
          <table:table-cell table:formula="of:=HYPERLINK(&quot;https://jarvis.ling.uni-potsdam.de/clp-pmvss21-1/jupyter/user/alatif/view/data/ImageCorpora/ADE20K_2016_07_26/images/training/b/bedroom/ADE_train_00003699.jpg&quot;)" office:value-type="string" office:string-value="https://jarvis.ling.uni-potsdam.de/clp-pmvss21-1/jupyter/user/alatif/view/data/ImageCorpora/ADE20K_2016_07_26/images/training/b/bedroom/ADE_train_00003699.jpg" calcext:value-type="string">
            <text:p>https://jarvis.ling.uni-potsdam.de/clp-pmvss21-1/jupyter/user/alatif/view/data/ImageCorpora/ADE20K_2016_07_26/images/training/b/bedroom/ADE_train_00003699.jpg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27" calcext:value-type="float">
            <text:p>2927</text:p>
          </table:table-cell>
          <table:table-cell/>
          <table:table-cell office:value-type="string" calcext:value-type="string">
            <text:p>training/b/bathroom/ADE_train_00002927.jpg</text:p>
          </table:table-cell>
          <table:table-cell table:formula="of:=HYPERLINK(&quot;https://jarvis.ling.uni-potsdam.de/clp-pmvss21-1/jupyter/user/alatif/view/data/ImageCorpora/ADE20K_2016_07_26/images/training/b/bathroom/ADE_train_00002927.jpg&quot;)" office:value-type="string" office:string-value="https://jarvis.ling.uni-potsdam.de/clp-pmvss21-1/jupyter/user/alatif/view/data/ImageCorpora/ADE20K_2016_07_26/images/training/b/bathroom/ADE_train_00002927.jpg" calcext:value-type="string">
            <text:p>https://jarvis.ling.uni-potsdam.de/clp-pmvss21-1/jupyter/user/alatif/view/data/ImageCorpora/ADE20K_2016_07_26/images/training/b/bathroom/ADE_train_00002927.jpg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216" calcext:value-type="float">
            <text:p>15216</text:p>
          </table:table-cell>
          <table:table-cell/>
          <table:table-cell office:value-type="string" calcext:value-type="string">
            <text:p>training/p/parlor/ADE_train_00015216.jpg</text:p>
          </table:table-cell>
          <table:table-cell table:formula="of:=HYPERLINK(&quot;https://jarvis.ling.uni-potsdam.de/clp-pmvss21-1/jupyter/user/alatif/view/data/ImageCorpora/ADE20K_2016_07_26/images/training/p/parlor/ADE_train_00015216.jpg&quot;)" office:value-type="string" office:string-value="https://jarvis.ling.uni-potsdam.de/clp-pmvss21-1/jupyter/user/alatif/view/data/ImageCorpora/ADE20K_2016_07_26/images/training/p/parlor/ADE_train_00015216.jpg" calcext:value-type="string">
            <text:p>https://jarvis.ling.uni-potsdam.de/clp-pmvss21-1/jupyter/user/alatif/view/data/ImageCorpora/ADE20K_2016_07_26/images/training/p/parlor/ADE_train_00015216.jpg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training/b/bedroom/ADE_train_00000362.jpg</text:p>
          </table:table-cell>
          <table:table-cell table:formula="of:=HYPERLINK(&quot;https://jarvis.ling.uni-potsdam.de/clp-pmvss21-1/jupyter/user/alatif/view/data/ImageCorpora/ADE20K_2016_07_26/images/training/b/bedroom/ADE_train_00000362.jpg&quot;)" office:value-type="string" office:string-value="https://jarvis.ling.uni-potsdam.de/clp-pmvss21-1/jupyter/user/alatif/view/data/ImageCorpora/ADE20K_2016_07_26/images/training/b/bedroom/ADE_train_00000362.jpg" calcext:value-type="string">
            <text:p>https://jarvis.ling.uni-potsdam.de/clp-pmvss21-1/jupyter/user/alatif/view/data/ImageCorpora/ADE20K_2016_07_26/images/training/b/bedroom/ADE_train_00000362.jpg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string" calcext:value-type="string">
            <text:p>training/b/bathroom/ADE_train_00002640.jpg</text:p>
          </table:table-cell>
          <table:table-cell table:formula="of:=HYPERLINK(&quot;https://jarvis.ling.uni-potsdam.de/clp-pmvss21-1/jupyter/user/alatif/view/data/ImageCorpora/ADE20K_2016_07_26/images/training/b/bathroom/ADE_train_00002640.jpg&quot;)" office:value-type="string" office:string-value="https://jarvis.ling.uni-potsdam.de/clp-pmvss21-1/jupyter/user/alatif/view/data/ImageCorpora/ADE20K_2016_07_26/images/training/b/bathroom/ADE_train_00002640.jpg" calcext:value-type="string">
            <text:p>https://jarvis.ling.uni-potsdam.de/clp-pmvss21-1/jupyter/user/alatif/view/data/ImageCorpora/ADE20K_2016_07_26/images/training/b/bathroom/ADE_train_00002640.jpg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278" calcext:value-type="float">
            <text:p>11278</text:p>
          </table:table-cell>
          <table:table-cell/>
          <table:table-cell office:value-type="string" calcext:value-type="string">
            <text:p>training/l/living_room/ADE_train_00011278.jpg</text:p>
          </table:table-cell>
          <table:table-cell table:formula="of:=HYPERLINK(&quot;https://jarvis.ling.uni-potsdam.de/clp-pmvss21-1/jupyter/user/alatif/view/data/ImageCorpora/ADE20K_2016_07_26/images/training/l/living_room/ADE_train_00011278.jpg&quot;)" office:value-type="string" office:string-value="https://jarvis.ling.uni-potsdam.de/clp-pmvss21-1/jupyter/user/alatif/view/data/ImageCorpora/ADE20K_2016_07_26/images/training/l/living_room/ADE_train_00011278.jpg" calcext:value-type="string">
            <text:p>https://jarvis.ling.uni-potsdam.de/clp-pmvss21-1/jupyter/user/alatif/view/data/ImageCorpora/ADE20K_2016_07_26/images/training/l/living_room/ADE_train_00011278.jpg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195" calcext:value-type="float">
            <text:p>15195</text:p>
          </table:table-cell>
          <table:table-cell/>
          <table:table-cell office:value-type="string" calcext:value-type="string">
            <text:p>training/p/parlor/ADE_train_00015195.jpg</text:p>
          </table:table-cell>
          <table:table-cell table:formula="of:=HYPERLINK(&quot;https://jarvis.ling.uni-potsdam.de/clp-pmvss21-1/jupyter/user/alatif/view/data/ImageCorpora/ADE20K_2016_07_26/images/training/p/parlor/ADE_train_00015195.jpg&quot;)" office:value-type="string" office:string-value="https://jarvis.ling.uni-potsdam.de/clp-pmvss21-1/jupyter/user/alatif/view/data/ImageCorpora/ADE20K_2016_07_26/images/training/p/parlor/ADE_train_00015195.jpg" calcext:value-type="string">
            <text:p>https://jarvis.ling.uni-potsdam.de/clp-pmvss21-1/jupyter/user/alatif/view/data/ImageCorpora/ADE20K_2016_07_26/images/training/p/parlor/ADE_train_00015195.jpg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377" calcext:value-type="float">
            <text:p>9377</text:p>
          </table:table-cell>
          <table:table-cell/>
          <table:table-cell office:value-type="string" calcext:value-type="string">
            <text:p>training/h/home_office/ADE_train_00009377.jpg</text:p>
          </table:table-cell>
          <table:table-cell table:formula="of:=HYPERLINK(&quot;https://jarvis.ling.uni-potsdam.de/clp-pmvss21-1/jupyter/user/alatif/view/data/ImageCorpora/ADE20K_2016_07_26/images/training/h/home_office/ADE_train_00009377.jpg&quot;)" office:value-type="string" office:string-value="https://jarvis.ling.uni-potsdam.de/clp-pmvss21-1/jupyter/user/alatif/view/data/ImageCorpora/ADE20K_2016_07_26/images/training/h/home_office/ADE_train_00009377.jpg" calcext:value-type="string">
            <text:p>https://jarvis.ling.uni-potsdam.de/clp-pmvss21-1/jupyter/user/alatif/view/data/ImageCorpora/ADE20K_2016_07_26/images/training/h/home_office/ADE_train_00009377.jpg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191" calcext:value-type="float">
            <text:p>7191</text:p>
          </table:table-cell>
          <table:table-cell/>
          <table:table-cell office:value-type="string" calcext:value-type="string">
            <text:p>training/d/dining_room/ADE_train_00007191.jpg</text:p>
          </table:table-cell>
          <table:table-cell table:formula="of:=HYPERLINK(&quot;https://jarvis.ling.uni-potsdam.de/clp-pmvss21-1/jupyter/user/alatif/view/data/ImageCorpora/ADE20K_2016_07_26/images/training/d/dining_room/ADE_train_00007191.jpg&quot;)" office:value-type="string" office:string-value="https://jarvis.ling.uni-potsdam.de/clp-pmvss21-1/jupyter/user/alatif/view/data/ImageCorpora/ADE20K_2016_07_26/images/training/d/dining_room/ADE_train_00007191.jpg" calcext:value-type="string">
            <text:p>https://jarvis.ling.uni-potsdam.de/clp-pmvss21-1/jupyter/user/alatif/view/data/ImageCorpora/ADE20K_2016_07_26/images/training/d/dining_room/ADE_train_00007191.jpg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810" calcext:value-type="float">
            <text:p>16810</text:p>
          </table:table-cell>
          <table:table-cell/>
          <table:table-cell office:value-type="string" calcext:value-type="string">
            <text:p>training/s/staircase/ADE_train_00016810.jpg</text:p>
          </table:table-cell>
          <table:table-cell table:formula="of:=HYPERLINK(&quot;https://jarvis.ling.uni-potsdam.de/clp-pmvss21-1/jupyter/user/alatif/view/data/ImageCorpora/ADE20K_2016_07_26/images/training/s/staircase/ADE_train_00016810.jpg&quot;)" office:value-type="string" office:string-value="https://jarvis.ling.uni-potsdam.de/clp-pmvss21-1/jupyter/user/alatif/view/data/ImageCorpora/ADE20K_2016_07_26/images/training/s/staircase/ADE_train_00016810.jpg" calcext:value-type="string">
            <text:p>https://jarvis.ling.uni-potsdam.de/clp-pmvss21-1/jupyter/user/alatif/view/data/ImageCorpora/ADE20K_2016_07_26/images/training/s/staircase/ADE_train_00016810.jpg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093" calcext:value-type="float">
            <text:p>7093</text:p>
          </table:table-cell>
          <table:table-cell/>
          <table:table-cell office:value-type="string" calcext:value-type="string">
            <text:p>training/d/dining_room/ADE_train_00007093.jpg</text:p>
          </table:table-cell>
          <table:table-cell table:formula="of:=HYPERLINK(&quot;https://jarvis.ling.uni-potsdam.de/clp-pmvss21-1/jupyter/user/alatif/view/data/ImageCorpora/ADE20K_2016_07_26/images/training/d/dining_room/ADE_train_00007093.jpg&quot;)" office:value-type="string" office:string-value="https://jarvis.ling.uni-potsdam.de/clp-pmvss21-1/jupyter/user/alatif/view/data/ImageCorpora/ADE20K_2016_07_26/images/training/d/dining_room/ADE_train_00007093.jpg" calcext:value-type="string">
            <text:p>https://jarvis.ling.uni-potsdam.de/clp-pmvss21-1/jupyter/user/alatif/view/data/ImageCorpora/ADE20K_2016_07_26/images/training/d/dining_room/ADE_train_00007093.jpg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939" calcext:value-type="float">
            <text:p>19939</text:p>
          </table:table-cell>
          <table:table-cell/>
          <table:table-cell office:value-type="string" calcext:value-type="string">
            <text:p>training/w/wet_bar/ADE_train_00019939.jpg</text:p>
          </table:table-cell>
          <table:table-cell table:formula="of:=HYPERLINK(&quot;https://jarvis.ling.uni-potsdam.de/clp-pmvss21-1/jupyter/user/alatif/view/data/ImageCorpora/ADE20K_2016_07_26/images/training/w/wet_bar/ADE_train_00019939.jpg&quot;)" office:value-type="string" office:string-value="https://jarvis.ling.uni-potsdam.de/clp-pmvss21-1/jupyter/user/alatif/view/data/ImageCorpora/ADE20K_2016_07_26/images/training/w/wet_bar/ADE_train_00019939.jpg" calcext:value-type="string">
            <text:p>https://jarvis.ling.uni-potsdam.de/clp-pmvss21-1/jupyter/user/alatif/view/data/ImageCorpora/ADE20K_2016_07_26/images/training/w/wet_bar/ADE_train_00019939.jpg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03" calcext:value-type="float">
            <text:p>3803</text:p>
          </table:table-cell>
          <table:table-cell/>
          <table:table-cell office:value-type="string" calcext:value-type="string">
            <text:p>training/b/bedroom/ADE_train_00003803.jpg</text:p>
          </table:table-cell>
          <table:table-cell table:formula="of:=HYPERLINK(&quot;https://jarvis.ling.uni-potsdam.de/clp-pmvss21-1/jupyter/user/alatif/view/data/ImageCorpora/ADE20K_2016_07_26/images/training/b/bedroom/ADE_train_00003803.jpg&quot;)" office:value-type="string" office:string-value="https://jarvis.ling.uni-potsdam.de/clp-pmvss21-1/jupyter/user/alatif/view/data/ImageCorpora/ADE20K_2016_07_26/images/training/b/bedroom/ADE_train_00003803.jpg" calcext:value-type="string">
            <text:p>https://jarvis.ling.uni-potsdam.de/clp-pmvss21-1/jupyter/user/alatif/view/data/ImageCorpora/ADE20K_2016_07_26/images/training/b/bedroom/ADE_train_00003803.jpg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218" calcext:value-type="float">
            <text:p>7218</text:p>
          </table:table-cell>
          <table:table-cell/>
          <table:table-cell office:value-type="string" calcext:value-type="string">
            <text:p>training/d/dining_room/ADE_train_00007218.jpg</text:p>
          </table:table-cell>
          <table:table-cell table:formula="of:=HYPERLINK(&quot;https://jarvis.ling.uni-potsdam.de/clp-pmvss21-1/jupyter/user/alatif/view/data/ImageCorpora/ADE20K_2016_07_26/images/training/d/dining_room/ADE_train_00007218.jpg&quot;)" office:value-type="string" office:string-value="https://jarvis.ling.uni-potsdam.de/clp-pmvss21-1/jupyter/user/alatif/view/data/ImageCorpora/ADE20K_2016_07_26/images/training/d/dining_room/ADE_train_00007218.jpg" calcext:value-type="string">
            <text:p>https://jarvis.ling.uni-potsdam.de/clp-pmvss21-1/jupyter/user/alatif/view/data/ImageCorpora/ADE20K_2016_07_26/images/training/d/dining_room/ADE_train_00007218.jpg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91" calcext:value-type="float">
            <text:p>100091</text:p>
          </table:table-cell>
          <table:table-cell/>
          <table:table-cell office:value-type="string" calcext:value-type="string">
            <text:p>validation/b/bathroom/ADE_val_00000091.jpg</text:p>
          </table:table-cell>
          <table:table-cell table:formula="of:=HYPERLINK(&quot;https://jarvis.ling.uni-potsdam.de/clp-pmvss21-1/jupyter/user/alatif/view/data/ImageCorpora/ADE20K_2016_07_26/images/validation/b/bathroom/ADE_val_00000091.jpg&quot;)" office:value-type="string" office:string-value="https://jarvis.ling.uni-potsdam.de/clp-pmvss21-1/jupyter/user/alatif/view/data/ImageCorpora/ADE20K_2016_07_26/images/validation/b/bathroom/ADE_val_00000091.jpg" calcext:value-type="string">
            <text:p>https://jarvis.ling.uni-potsdam.de/clp-pmvss21-1/jupyter/user/alatif/view/data/ImageCorpora/ADE20K_2016_07_26/images/validation/b/bathroom/ADE_val_00000091.jpg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418" calcext:value-type="float">
            <text:p>10418</text:p>
          </table:table-cell>
          <table:table-cell/>
          <table:table-cell office:value-type="string" calcext:value-type="string">
            <text:p>training/k/kitchen/ADE_train_00010418.jpg</text:p>
          </table:table-cell>
          <table:table-cell table:formula="of:=HYPERLINK(&quot;https://jarvis.ling.uni-potsdam.de/clp-pmvss21-1/jupyter/user/alatif/view/data/ImageCorpora/ADE20K_2016_07_26/images/training/k/kitchen/ADE_train_00010418.jpg&quot;)" office:value-type="string" office:string-value="https://jarvis.ling.uni-potsdam.de/clp-pmvss21-1/jupyter/user/alatif/view/data/ImageCorpora/ADE20K_2016_07_26/images/training/k/kitchen/ADE_train_00010418.jpg" calcext:value-type="string">
            <text:p>https://jarvis.ling.uni-potsdam.de/clp-pmvss21-1/jupyter/user/alatif/view/data/ImageCorpora/ADE20K_2016_07_26/images/training/k/kitchen/ADE_train_00010418.jpg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341" calcext:value-type="float">
            <text:p>3341</text:p>
          </table:table-cell>
          <table:table-cell/>
          <table:table-cell office:value-type="string" calcext:value-type="string">
            <text:p>training/b/bedroom/ADE_train_00003341.jpg</text:p>
          </table:table-cell>
          <table:table-cell table:formula="of:=HYPERLINK(&quot;https://jarvis.ling.uni-potsdam.de/clp-pmvss21-1/jupyter/user/alatif/view/data/ImageCorpora/ADE20K_2016_07_26/images/training/b/bedroom/ADE_train_00003341.jpg&quot;)" office:value-type="string" office:string-value="https://jarvis.ling.uni-potsdam.de/clp-pmvss21-1/jupyter/user/alatif/view/data/ImageCorpora/ADE20K_2016_07_26/images/training/b/bedroom/ADE_train_00003341.jpg" calcext:value-type="string">
            <text:p>https://jarvis.ling.uni-potsdam.de/clp-pmvss21-1/jupyter/user/alatif/view/data/ImageCorpora/ADE20K_2016_07_26/images/training/b/bedroom/ADE_train_00003341.jpg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314" calcext:value-type="float">
            <text:p>11314</text:p>
          </table:table-cell>
          <table:table-cell/>
          <table:table-cell office:value-type="string" calcext:value-type="string">
            <text:p>training/l/living_room/ADE_train_00011314.jpg</text:p>
          </table:table-cell>
          <table:table-cell table:formula="of:=HYPERLINK(&quot;https://jarvis.ling.uni-potsdam.de/clp-pmvss21-1/jupyter/user/alatif/view/data/ImageCorpora/ADE20K_2016_07_26/images/training/l/living_room/ADE_train_00011314.jpg&quot;)" office:value-type="string" office:string-value="https://jarvis.ling.uni-potsdam.de/clp-pmvss21-1/jupyter/user/alatif/view/data/ImageCorpora/ADE20K_2016_07_26/images/training/l/living_room/ADE_train_00011314.jpg" calcext:value-type="string">
            <text:p>https://jarvis.ling.uni-potsdam.de/clp-pmvss21-1/jupyter/user/alatif/view/data/ImageCorpora/ADE20K_2016_07_26/images/training/l/living_room/ADE_train_00011314.jpg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485" calcext:value-type="float">
            <text:p>100485</text:p>
          </table:table-cell>
          <table:table-cell/>
          <table:table-cell office:value-type="string" calcext:value-type="string">
            <text:p>validation/k/kitchen/ADE_val_00000485.jpg</text:p>
          </table:table-cell>
          <table:table-cell table:formula="of:=HYPERLINK(&quot;https://jarvis.ling.uni-potsdam.de/clp-pmvss21-1/jupyter/user/alatif/view/data/ImageCorpora/ADE20K_2016_07_26/images/validation/k/kitchen/ADE_val_00000485.jpg&quot;)" office:value-type="string" office:string-value="https://jarvis.ling.uni-potsdam.de/clp-pmvss21-1/jupyter/user/alatif/view/data/ImageCorpora/ADE20K_2016_07_26/images/validation/k/kitchen/ADE_val_00000485.jpg" calcext:value-type="string">
            <text:p>https://jarvis.ling.uni-potsdam.de/clp-pmvss21-1/jupyter/user/alatif/view/data/ImageCorpora/ADE20K_2016_07_26/images/validation/k/kitchen/ADE_val_00000485.jpg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232" calcext:value-type="float">
            <text:p>3232</text:p>
          </table:table-cell>
          <table:table-cell/>
          <table:table-cell office:value-type="string" calcext:value-type="string">
            <text:p>training/b/bedroom/ADE_train_00003232.jpg</text:p>
          </table:table-cell>
          <table:table-cell table:formula="of:=HYPERLINK(&quot;https://jarvis.ling.uni-potsdam.de/clp-pmvss21-1/jupyter/user/alatif/view/data/ImageCorpora/ADE20K_2016_07_26/images/training/b/bedroom/ADE_train_00003232.jpg&quot;)" office:value-type="string" office:string-value="https://jarvis.ling.uni-potsdam.de/clp-pmvss21-1/jupyter/user/alatif/view/data/ImageCorpora/ADE20K_2016_07_26/images/training/b/bedroom/ADE_train_00003232.jpg" calcext:value-type="string">
            <text:p>https://jarvis.ling.uni-potsdam.de/clp-pmvss21-1/jupyter/user/alatif/view/data/ImageCorpora/ADE20K_2016_07_26/images/training/b/bedroom/ADE_train_00003232.jpg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training/b/bedroom/ADE_train_00000538.jpg</text:p>
          </table:table-cell>
          <table:table-cell table:formula="of:=HYPERLINK(&quot;https://jarvis.ling.uni-potsdam.de/clp-pmvss21-1/jupyter/user/alatif/view/data/ImageCorpora/ADE20K_2016_07_26/images/training/b/bedroom/ADE_train_00000538.jpg&quot;)" office:value-type="string" office:string-value="https://jarvis.ling.uni-potsdam.de/clp-pmvss21-1/jupyter/user/alatif/view/data/ImageCorpora/ADE20K_2016_07_26/images/training/b/bedroom/ADE_train_00000538.jpg" calcext:value-type="string">
            <text:p>https://jarvis.ling.uni-potsdam.de/clp-pmvss21-1/jupyter/user/alatif/view/data/ImageCorpora/ADE20K_2016_07_26/images/training/b/bedroom/ADE_train_00000538.jpg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672" calcext:value-type="float">
            <text:p>2672</text:p>
          </table:table-cell>
          <table:table-cell/>
          <table:table-cell office:value-type="string" calcext:value-type="string">
            <text:p>training/b/bathroom/ADE_train_00002672.jpg</text:p>
          </table:table-cell>
          <table:table-cell table:formula="of:=HYPERLINK(&quot;https://jarvis.ling.uni-potsdam.de/clp-pmvss21-1/jupyter/user/alatif/view/data/ImageCorpora/ADE20K_2016_07_26/images/training/b/bathroom/ADE_train_00002672.jpg&quot;)" office:value-type="string" office:string-value="https://jarvis.ling.uni-potsdam.de/clp-pmvss21-1/jupyter/user/alatif/view/data/ImageCorpora/ADE20K_2016_07_26/images/training/b/bathroom/ADE_train_00002672.jpg" calcext:value-type="string">
            <text:p>https://jarvis.ling.uni-potsdam.de/clp-pmvss21-1/jupyter/user/alatif/view/data/ImageCorpora/ADE20K_2016_07_26/images/training/b/bathroom/ADE_train_00002672.jpg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658" calcext:value-type="float">
            <text:p>10658</text:p>
          </table:table-cell>
          <table:table-cell/>
          <table:table-cell office:value-type="string" calcext:value-type="string">
            <text:p>training/k/kitchen/ADE_train_00010658.jpg</text:p>
          </table:table-cell>
          <table:table-cell table:formula="of:=HYPERLINK(&quot;https://jarvis.ling.uni-potsdam.de/clp-pmvss21-1/jupyter/user/alatif/view/data/ImageCorpora/ADE20K_2016_07_26/images/training/k/kitchen/ADE_train_00010658.jpg&quot;)" office:value-type="string" office:string-value="https://jarvis.ling.uni-potsdam.de/clp-pmvss21-1/jupyter/user/alatif/view/data/ImageCorpora/ADE20K_2016_07_26/images/training/k/kitchen/ADE_train_00010658.jpg" calcext:value-type="string">
            <text:p>https://jarvis.ling.uni-potsdam.de/clp-pmvss21-1/jupyter/user/alatif/view/data/ImageCorpora/ADE20K_2016_07_26/images/training/k/kitchen/ADE_train_00010658.jpg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975" calcext:value-type="float">
            <text:p>14975</text:p>
          </table:table-cell>
          <table:table-cell/>
          <table:table-cell office:value-type="string" calcext:value-type="string">
            <text:p>training/p/pantry/ADE_train_00014975.jpg</text:p>
          </table:table-cell>
          <table:table-cell table:formula="of:=HYPERLINK(&quot;https://jarvis.ling.uni-potsdam.de/clp-pmvss21-1/jupyter/user/alatif/view/data/ImageCorpora/ADE20K_2016_07_26/images/training/p/pantry/ADE_train_00014975.jpg&quot;)" office:value-type="string" office:string-value="https://jarvis.ling.uni-potsdam.de/clp-pmvss21-1/jupyter/user/alatif/view/data/ImageCorpora/ADE20K_2016_07_26/images/training/p/pantry/ADE_train_00014975.jpg" calcext:value-type="string">
            <text:p>https://jarvis.ling.uni-potsdam.de/clp-pmvss21-1/jupyter/user/alatif/view/data/ImageCorpora/ADE20K_2016_07_26/images/training/p/pantry/ADE_train_00014975.jpg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training/l/living_room/ADE_train_00000681.jpg</text:p>
          </table:table-cell>
          <table:table-cell table:formula="of:=HYPERLINK(&quot;https://jarvis.ling.uni-potsdam.de/clp-pmvss21-1/jupyter/user/alatif/view/data/ImageCorpora/ADE20K_2016_07_26/images/training/l/living_room/ADE_train_00000681.jpg&quot;)" office:value-type="string" office:string-value="https://jarvis.ling.uni-potsdam.de/clp-pmvss21-1/jupyter/user/alatif/view/data/ImageCorpora/ADE20K_2016_07_26/images/training/l/living_room/ADE_train_00000681.jpg" calcext:value-type="string">
            <text:p>https://jarvis.ling.uni-potsdam.de/clp-pmvss21-1/jupyter/user/alatif/view/data/ImageCorpora/ADE20K_2016_07_26/images/training/l/living_room/ADE_train_00000681.jpg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29" calcext:value-type="float">
            <text:p>2729</text:p>
          </table:table-cell>
          <table:table-cell/>
          <table:table-cell office:value-type="string" calcext:value-type="string">
            <text:p>training/b/bathroom/ADE_train_00002729.jpg</text:p>
          </table:table-cell>
          <table:table-cell table:formula="of:=HYPERLINK(&quot;https://jarvis.ling.uni-potsdam.de/clp-pmvss21-1/jupyter/user/alatif/view/data/ImageCorpora/ADE20K_2016_07_26/images/training/b/bathroom/ADE_train_00002729.jpg&quot;)" office:value-type="string" office:string-value="https://jarvis.ling.uni-potsdam.de/clp-pmvss21-1/jupyter/user/alatif/view/data/ImageCorpora/ADE20K_2016_07_26/images/training/b/bathroom/ADE_train_00002729.jpg" calcext:value-type="string">
            <text:p>https://jarvis.ling.uni-potsdam.de/clp-pmvss21-1/jupyter/user/alatif/view/data/ImageCorpora/ADE20K_2016_07_26/images/training/b/bathroom/ADE_train_00002729.jpg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461" calcext:value-type="float">
            <text:p>10461</text:p>
          </table:table-cell>
          <table:table-cell/>
          <table:table-cell office:value-type="string" calcext:value-type="string">
            <text:p>training/k/kitchen/ADE_train_00010461.jpg</text:p>
          </table:table-cell>
          <table:table-cell table:formula="of:=HYPERLINK(&quot;https://jarvis.ling.uni-potsdam.de/clp-pmvss21-1/jupyter/user/alatif/view/data/ImageCorpora/ADE20K_2016_07_26/images/training/k/kitchen/ADE_train_00010461.jpg&quot;)" office:value-type="string" office:string-value="https://jarvis.ling.uni-potsdam.de/clp-pmvss21-1/jupyter/user/alatif/view/data/ImageCorpora/ADE20K_2016_07_26/images/training/k/kitchen/ADE_train_00010461.jpg" calcext:value-type="string">
            <text:p>https://jarvis.ling.uni-potsdam.de/clp-pmvss21-1/jupyter/user/alatif/view/data/ImageCorpora/ADE20K_2016_07_26/images/training/k/kitchen/ADE_train_00010461.jpg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984" calcext:value-type="float">
            <text:p>2984</text:p>
          </table:table-cell>
          <table:table-cell/>
          <table:table-cell office:value-type="string" calcext:value-type="string">
            <text:p>training/b/bathroom/ADE_train_00002984.jpg</text:p>
          </table:table-cell>
          <table:table-cell table:formula="of:=HYPERLINK(&quot;https://jarvis.ling.uni-potsdam.de/clp-pmvss21-1/jupyter/user/alatif/view/data/ImageCorpora/ADE20K_2016_07_26/images/training/b/bathroom/ADE_train_00002984.jpg&quot;)" office:value-type="string" office:string-value="https://jarvis.ling.uni-potsdam.de/clp-pmvss21-1/jupyter/user/alatif/view/data/ImageCorpora/ADE20K_2016_07_26/images/training/b/bathroom/ADE_train_00002984.jpg" calcext:value-type="string">
            <text:p>https://jarvis.ling.uni-potsdam.de/clp-pmvss21-1/jupyter/user/alatif/view/data/ImageCorpora/ADE20K_2016_07_26/images/training/b/bathroom/ADE_train_00002984.jpg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663" calcext:value-type="float">
            <text:p>9663</text:p>
          </table:table-cell>
          <table:table-cell/>
          <table:table-cell office:value-type="string" calcext:value-type="string">
            <text:p>training/h/hotel_room/ADE_train_00009663.jpg</text:p>
          </table:table-cell>
          <table:table-cell table:formula="of:=HYPERLINK(&quot;https://jarvis.ling.uni-potsdam.de/clp-pmvss21-1/jupyter/user/alatif/view/data/ImageCorpora/ADE20K_2016_07_26/images/training/h/hotel_room/ADE_train_00009663.jpg&quot;)" office:value-type="string" office:string-value="https://jarvis.ling.uni-potsdam.de/clp-pmvss21-1/jupyter/user/alatif/view/data/ImageCorpora/ADE20K_2016_07_26/images/training/h/hotel_room/ADE_train_00009663.jpg" calcext:value-type="string">
            <text:p>https://jarvis.ling.uni-potsdam.de/clp-pmvss21-1/jupyter/user/alatif/view/data/ImageCorpora/ADE20K_2016_07_26/images/training/h/hotel_room/ADE_train_00009663.jp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539" calcext:value-type="float">
            <text:p>9539</text:p>
          </table:table-cell>
          <table:table-cell/>
          <table:table-cell office:value-type="string" calcext:value-type="string">
            <text:p>training/h/hotel_room/ADE_train_00009539.jpg</text:p>
          </table:table-cell>
          <table:table-cell table:formula="of:=HYPERLINK(&quot;https://jarvis.ling.uni-potsdam.de/clp-pmvss21-1/jupyter/user/alatif/view/data/ImageCorpora/ADE20K_2016_07_26/images/training/h/hotel_room/ADE_train_00009539.jpg&quot;)" office:value-type="string" office:string-value="https://jarvis.ling.uni-potsdam.de/clp-pmvss21-1/jupyter/user/alatif/view/data/ImageCorpora/ADE20K_2016_07_26/images/training/h/hotel_room/ADE_train_00009539.jpg" calcext:value-type="string">
            <text:p>https://jarvis.ling.uni-potsdam.de/clp-pmvss21-1/jupyter/user/alatif/view/data/ImageCorpora/ADE20K_2016_07_26/images/training/h/hotel_room/ADE_train_00009539.jpg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62" calcext:value-type="float">
            <text:p>8362</text:p>
          </table:table-cell>
          <table:table-cell/>
          <table:table-cell office:value-type="string" calcext:value-type="string">
            <text:p>training/g/game_room/ADE_train_00008362.jpg</text:p>
          </table:table-cell>
          <table:table-cell table:formula="of:=HYPERLINK(&quot;https://jarvis.ling.uni-potsdam.de/clp-pmvss21-1/jupyter/user/alatif/view/data/ImageCorpora/ADE20K_2016_07_26/images/training/g/game_room/ADE_train_00008362.jpg&quot;)" office:value-type="string" office:string-value="https://jarvis.ling.uni-potsdam.de/clp-pmvss21-1/jupyter/user/alatif/view/data/ImageCorpora/ADE20K_2016_07_26/images/training/g/game_room/ADE_train_00008362.jpg" calcext:value-type="string">
            <text:p>https://jarvis.ling.uni-potsdam.de/clp-pmvss21-1/jupyter/user/alatif/view/data/ImageCorpora/ADE20K_2016_07_26/images/training/g/game_room/ADE_train_00008362.jpg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510" calcext:value-type="float">
            <text:p>11510</text:p>
          </table:table-cell>
          <table:table-cell/>
          <table:table-cell office:value-type="string" calcext:value-type="string">
            <text:p>training/l/living_room/ADE_train_00011510.jpg</text:p>
          </table:table-cell>
          <table:table-cell table:formula="of:=HYPERLINK(&quot;https://jarvis.ling.uni-potsdam.de/clp-pmvss21-1/jupyter/user/alatif/view/data/ImageCorpora/ADE20K_2016_07_26/images/training/l/living_room/ADE_train_00011510.jpg&quot;)" office:value-type="string" office:string-value="https://jarvis.ling.uni-potsdam.de/clp-pmvss21-1/jupyter/user/alatif/view/data/ImageCorpora/ADE20K_2016_07_26/images/training/l/living_room/ADE_train_00011510.jpg" calcext:value-type="string">
            <text:p>https://jarvis.ling.uni-potsdam.de/clp-pmvss21-1/jupyter/user/alatif/view/data/ImageCorpora/ADE20K_2016_07_26/images/training/l/living_room/ADE_train_00011510.jpg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104" calcext:value-type="float">
            <text:p>7104</text:p>
          </table:table-cell>
          <table:table-cell/>
          <table:table-cell office:value-type="string" calcext:value-type="string">
            <text:p>training/d/dining_room/ADE_train_00007104.jpg</text:p>
          </table:table-cell>
          <table:table-cell table:formula="of:=HYPERLINK(&quot;https://jarvis.ling.uni-potsdam.de/clp-pmvss21-1/jupyter/user/alatif/view/data/ImageCorpora/ADE20K_2016_07_26/images/training/d/dining_room/ADE_train_00007104.jpg&quot;)" office:value-type="string" office:string-value="https://jarvis.ling.uni-potsdam.de/clp-pmvss21-1/jupyter/user/alatif/view/data/ImageCorpora/ADE20K_2016_07_26/images/training/d/dining_room/ADE_train_00007104.jpg" calcext:value-type="string">
            <text:p>https://jarvis.ling.uni-potsdam.de/clp-pmvss21-1/jupyter/user/alatif/view/data/ImageCorpora/ADE20K_2016_07_26/images/training/d/dining_room/ADE_train_00007104.jpg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510" calcext:value-type="float">
            <text:p>15510</text:p>
          </table:table-cell>
          <table:table-cell/>
          <table:table-cell office:value-type="string" calcext:value-type="string">
            <text:p>training/p/poolroom/home/ADE_train_00015510.jpg</text:p>
          </table:table-cell>
          <table:table-cell table:formula="of:=HYPERLINK(&quot;https://jarvis.ling.uni-potsdam.de/clp-pmvss21-1/jupyter/user/alatif/view/data/ImageCorpora/ADE20K_2016_07_26/images/training/p/poolroom/home/ADE_train_00015510.jpg&quot;)" office:value-type="string" office:string-value="https://jarvis.ling.uni-potsdam.de/clp-pmvss21-1/jupyter/user/alatif/view/data/ImageCorpora/ADE20K_2016_07_26/images/training/p/poolroom/home/ADE_train_00015510.jpg" calcext:value-type="string">
            <text:p>https://jarvis.ling.uni-potsdam.de/clp-pmvss21-1/jupyter/user/alatif/view/data/ImageCorpora/ADE20K_2016_07_26/images/training/p/poolroom/home/ADE_train_00015510.jpg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94" calcext:value-type="float">
            <text:p>3594</text:p>
          </table:table-cell>
          <table:table-cell/>
          <table:table-cell office:value-type="string" calcext:value-type="string">
            <text:p>training/b/bedroom/ADE_train_00003594.jpg</text:p>
          </table:table-cell>
          <table:table-cell table:formula="of:=HYPERLINK(&quot;https://jarvis.ling.uni-potsdam.de/clp-pmvss21-1/jupyter/user/alatif/view/data/ImageCorpora/ADE20K_2016_07_26/images/training/b/bedroom/ADE_train_00003594.jpg&quot;)" office:value-type="string" office:string-value="https://jarvis.ling.uni-potsdam.de/clp-pmvss21-1/jupyter/user/alatif/view/data/ImageCorpora/ADE20K_2016_07_26/images/training/b/bedroom/ADE_train_00003594.jpg" calcext:value-type="string">
            <text:p>https://jarvis.ling.uni-potsdam.de/clp-pmvss21-1/jupyter/user/alatif/view/data/ImageCorpora/ADE20K_2016_07_26/images/training/b/bedroom/ADE_train_00003594.jp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95" calcext:value-type="float">
            <text:p>10595</text:p>
          </table:table-cell>
          <table:table-cell/>
          <table:table-cell office:value-type="string" calcext:value-type="string">
            <text:p>training/k/kitchen/ADE_train_00010595.jpg</text:p>
          </table:table-cell>
          <table:table-cell table:formula="of:=HYPERLINK(&quot;https://jarvis.ling.uni-potsdam.de/clp-pmvss21-1/jupyter/user/alatif/view/data/ImageCorpora/ADE20K_2016_07_26/images/training/k/kitchen/ADE_train_00010595.jpg&quot;)" office:value-type="string" office:string-value="https://jarvis.ling.uni-potsdam.de/clp-pmvss21-1/jupyter/user/alatif/view/data/ImageCorpora/ADE20K_2016_07_26/images/training/k/kitchen/ADE_train_00010595.jpg" calcext:value-type="string">
            <text:p>https://jarvis.ling.uni-potsdam.de/clp-pmvss21-1/jupyter/user/alatif/view/data/ImageCorpora/ADE20K_2016_07_26/images/training/k/kitchen/ADE_train_00010595.jpg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739" calcext:value-type="float">
            <text:p>16739</text:p>
          </table:table-cell>
          <table:table-cell/>
          <table:table-cell office:value-type="string" calcext:value-type="string">
            <text:p>training/s/stable/ADE_train_00016739.jpg</text:p>
          </table:table-cell>
          <table:table-cell table:formula="of:=HYPERLINK(&quot;https://jarvis.ling.uni-potsdam.de/clp-pmvss21-1/jupyter/user/alatif/view/data/ImageCorpora/ADE20K_2016_07_26/images/training/s/stable/ADE_train_00016739.jpg&quot;)" office:value-type="string" office:string-value="https://jarvis.ling.uni-potsdam.de/clp-pmvss21-1/jupyter/user/alatif/view/data/ImageCorpora/ADE20K_2016_07_26/images/training/s/stable/ADE_train_00016739.jpg" calcext:value-type="string">
            <text:p>https://jarvis.ling.uni-potsdam.de/clp-pmvss21-1/jupyter/user/alatif/view/data/ImageCorpora/ADE20K_2016_07_26/images/training/s/stable/ADE_train_00016739.jpg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184" calcext:value-type="float">
            <text:p>15184</text:p>
          </table:table-cell>
          <table:table-cell/>
          <table:table-cell office:value-type="string" calcext:value-type="string">
            <text:p>training/p/parlor/ADE_train_00015184.jpg</text:p>
          </table:table-cell>
          <table:table-cell table:formula="of:=HYPERLINK(&quot;https://jarvis.ling.uni-potsdam.de/clp-pmvss21-1/jupyter/user/alatif/view/data/ImageCorpora/ADE20K_2016_07_26/images/training/p/parlor/ADE_train_00015184.jpg&quot;)" office:value-type="string" office:string-value="https://jarvis.ling.uni-potsdam.de/clp-pmvss21-1/jupyter/user/alatif/view/data/ImageCorpora/ADE20K_2016_07_26/images/training/p/parlor/ADE_train_00015184.jpg" calcext:value-type="string">
            <text:p>https://jarvis.ling.uni-potsdam.de/clp-pmvss21-1/jupyter/user/alatif/view/data/ImageCorpora/ADE20K_2016_07_26/images/training/p/parlor/ADE_train_00015184.jpg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776" calcext:value-type="float">
            <text:p>6776</text:p>
          </table:table-cell>
          <table:table-cell/>
          <table:table-cell office:value-type="string" calcext:value-type="string">
            <text:p>training/d/dinette/home/ADE_train_00006776.jpg</text:p>
          </table:table-cell>
          <table:table-cell table:formula="of:=HYPERLINK(&quot;https://jarvis.ling.uni-potsdam.de/clp-pmvss21-1/jupyter/user/alatif/view/data/ImageCorpora/ADE20K_2016_07_26/images/training/d/dinette/home/ADE_train_00006776.jpg&quot;)" office:value-type="string" office:string-value="https://jarvis.ling.uni-potsdam.de/clp-pmvss21-1/jupyter/user/alatif/view/data/ImageCorpora/ADE20K_2016_07_26/images/training/d/dinette/home/ADE_train_00006776.jpg" calcext:value-type="string">
            <text:p>https://jarvis.ling.uni-potsdam.de/clp-pmvss21-1/jupyter/user/alatif/view/data/ImageCorpora/ADE20K_2016_07_26/images/training/d/dinette/home/ADE_train_00006776.jpg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399" calcext:value-type="float">
            <text:p>7399</text:p>
          </table:table-cell>
          <table:table-cell/>
          <table:table-cell office:value-type="string" calcext:value-type="string">
            <text:p>training/d/dorm_room/ADE_train_00007399.jpg</text:p>
          </table:table-cell>
          <table:table-cell table:formula="of:=HYPERLINK(&quot;https://jarvis.ling.uni-potsdam.de/clp-pmvss21-1/jupyter/user/alatif/view/data/ImageCorpora/ADE20K_2016_07_26/images/training/d/dorm_room/ADE_train_00007399.jpg&quot;)" office:value-type="string" office:string-value="https://jarvis.ling.uni-potsdam.de/clp-pmvss21-1/jupyter/user/alatif/view/data/ImageCorpora/ADE20K_2016_07_26/images/training/d/dorm_room/ADE_train_00007399.jpg" calcext:value-type="string">
            <text:p>https://jarvis.ling.uni-potsdam.de/clp-pmvss21-1/jupyter/user/alatif/view/data/ImageCorpora/ADE20K_2016_07_26/images/training/d/dorm_room/ADE_train_00007399.jpg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59" calcext:value-type="float">
            <text:p>2859</text:p>
          </table:table-cell>
          <table:table-cell/>
          <table:table-cell office:value-type="string" calcext:value-type="string">
            <text:p>training/b/bathroom/ADE_train_00002859.jpg</text:p>
          </table:table-cell>
          <table:table-cell table:formula="of:=HYPERLINK(&quot;https://jarvis.ling.uni-potsdam.de/clp-pmvss21-1/jupyter/user/alatif/view/data/ImageCorpora/ADE20K_2016_07_26/images/training/b/bathroom/ADE_train_00002859.jpg&quot;)" office:value-type="string" office:string-value="https://jarvis.ling.uni-potsdam.de/clp-pmvss21-1/jupyter/user/alatif/view/data/ImageCorpora/ADE20K_2016_07_26/images/training/b/bathroom/ADE_train_00002859.jpg" calcext:value-type="string">
            <text:p>https://jarvis.ling.uni-potsdam.de/clp-pmvss21-1/jupyter/user/alatif/view/data/ImageCorpora/ADE20K_2016_07_26/images/training/b/bathroom/ADE_train_00002859.jpg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601" calcext:value-type="float">
            <text:p>3601</text:p>
          </table:table-cell>
          <table:table-cell/>
          <table:table-cell office:value-type="string" calcext:value-type="string">
            <text:p>training/b/bedroom/ADE_train_00003601.jpg</text:p>
          </table:table-cell>
          <table:table-cell table:formula="of:=HYPERLINK(&quot;https://jarvis.ling.uni-potsdam.de/clp-pmvss21-1/jupyter/user/alatif/view/data/ImageCorpora/ADE20K_2016_07_26/images/training/b/bedroom/ADE_train_00003601.jpg&quot;)" office:value-type="string" office:string-value="https://jarvis.ling.uni-potsdam.de/clp-pmvss21-1/jupyter/user/alatif/view/data/ImageCorpora/ADE20K_2016_07_26/images/training/b/bedroom/ADE_train_00003601.jpg" calcext:value-type="string">
            <text:p>https://jarvis.ling.uni-potsdam.de/clp-pmvss21-1/jupyter/user/alatif/view/data/ImageCorpora/ADE20K_2016_07_26/images/training/b/bedroom/ADE_train_00003601.jpg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756" calcext:value-type="float">
            <text:p>6756</text:p>
          </table:table-cell>
          <table:table-cell/>
          <table:table-cell office:value-type="string" calcext:value-type="string">
            <text:p>training/d/dinette/home/ADE_train_00006756.jpg</text:p>
          </table:table-cell>
          <table:table-cell table:formula="of:=HYPERLINK(&quot;https://jarvis.ling.uni-potsdam.de/clp-pmvss21-1/jupyter/user/alatif/view/data/ImageCorpora/ADE20K_2016_07_26/images/training/d/dinette/home/ADE_train_00006756.jpg&quot;)" office:value-type="string" office:string-value="https://jarvis.ling.uni-potsdam.de/clp-pmvss21-1/jupyter/user/alatif/view/data/ImageCorpora/ADE20K_2016_07_26/images/training/d/dinette/home/ADE_train_00006756.jpg" calcext:value-type="string">
            <text:p>https://jarvis.ling.uni-potsdam.de/clp-pmvss21-1/jupyter/user/alatif/view/data/ImageCorpora/ADE20K_2016_07_26/images/training/d/dinette/home/ADE_train_00006756.jpg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525" calcext:value-type="float">
            <text:p>9525</text:p>
          </table:table-cell>
          <table:table-cell/>
          <table:table-cell office:value-type="string" calcext:value-type="string">
            <text:p>training/h/hotel_room/ADE_train_00009525.jpg</text:p>
          </table:table-cell>
          <table:table-cell table:formula="of:=HYPERLINK(&quot;https://jarvis.ling.uni-potsdam.de/clp-pmvss21-1/jupyter/user/alatif/view/data/ImageCorpora/ADE20K_2016_07_26/images/training/h/hotel_room/ADE_train_00009525.jpg&quot;)" office:value-type="string" office:string-value="https://jarvis.ling.uni-potsdam.de/clp-pmvss21-1/jupyter/user/alatif/view/data/ImageCorpora/ADE20K_2016_07_26/images/training/h/hotel_room/ADE_train_00009525.jpg" calcext:value-type="string">
            <text:p>https://jarvis.ling.uni-potsdam.de/clp-pmvss21-1/jupyter/user/alatif/view/data/ImageCorpora/ADE20K_2016_07_26/images/training/h/hotel_room/ADE_train_00009525.jpg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522" calcext:value-type="float">
            <text:p>5522</text:p>
          </table:table-cell>
          <table:table-cell/>
          <table:table-cell office:value-type="string" calcext:value-type="string">
            <text:p>training/c/childs_room/ADE_train_00005522.jpg</text:p>
          </table:table-cell>
          <table:table-cell table:formula="of:=HYPERLINK(&quot;https://jarvis.ling.uni-potsdam.de/clp-pmvss21-1/jupyter/user/alatif/view/data/ImageCorpora/ADE20K_2016_07_26/images/training/c/childs_room/ADE_train_00005522.jpg&quot;)" office:value-type="string" office:string-value="https://jarvis.ling.uni-potsdam.de/clp-pmvss21-1/jupyter/user/alatif/view/data/ImageCorpora/ADE20K_2016_07_26/images/training/c/childs_room/ADE_train_00005522.jpg" calcext:value-type="string">
            <text:p>https://jarvis.ling.uni-potsdam.de/clp-pmvss21-1/jupyter/user/alatif/view/data/ImageCorpora/ADE20K_2016_07_26/images/training/c/childs_room/ADE_train_00005522.jp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training/b/bathroom/ADE_train_00000168.jpg</text:p>
          </table:table-cell>
          <table:table-cell table:formula="of:=HYPERLINK(&quot;https://jarvis.ling.uni-potsdam.de/clp-pmvss21-1/jupyter/user/alatif/view/data/ImageCorpora/ADE20K_2016_07_26/images/training/b/bathroom/ADE_train_00000168.jpg&quot;)" office:value-type="string" office:string-value="https://jarvis.ling.uni-potsdam.de/clp-pmvss21-1/jupyter/user/alatif/view/data/ImageCorpora/ADE20K_2016_07_26/images/training/b/bathroom/ADE_train_00000168.jpg" calcext:value-type="string">
            <text:p>https://jarvis.ling.uni-potsdam.de/clp-pmvss21-1/jupyter/user/alatif/view/data/ImageCorpora/ADE20K_2016_07_26/images/training/b/bathroom/ADE_train_00000168.jp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897" calcext:value-type="float">
            <text:p>10897</text:p>
          </table:table-cell>
          <table:table-cell/>
          <table:table-cell office:value-type="string" calcext:value-type="string">
            <text:p>training/l/laundromat/ADE_train_00010897.jpg</text:p>
          </table:table-cell>
          <table:table-cell table:formula="of:=HYPERLINK(&quot;https://jarvis.ling.uni-potsdam.de/clp-pmvss21-1/jupyter/user/alatif/view/data/ImageCorpora/ADE20K_2016_07_26/images/training/l/laundromat/ADE_train_00010897.jpg&quot;)" office:value-type="string" office:string-value="https://jarvis.ling.uni-potsdam.de/clp-pmvss21-1/jupyter/user/alatif/view/data/ImageCorpora/ADE20K_2016_07_26/images/training/l/laundromat/ADE_train_00010897.jpg" calcext:value-type="string">
            <text:p>https://jarvis.ling.uni-potsdam.de/clp-pmvss21-1/jupyter/user/alatif/view/data/ImageCorpora/ADE20K_2016_07_26/images/training/l/laundromat/ADE_train_00010897.jpg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421" calcext:value-type="float">
            <text:p>8421</text:p>
          </table:table-cell>
          <table:table-cell/>
          <table:table-cell office:value-type="string" calcext:value-type="string">
            <text:p>training/g/game_room/ADE_train_00008421.jpg</text:p>
          </table:table-cell>
          <table:table-cell table:formula="of:=HYPERLINK(&quot;https://jarvis.ling.uni-potsdam.de/clp-pmvss21-1/jupyter/user/alatif/view/data/ImageCorpora/ADE20K_2016_07_26/images/training/g/game_room/ADE_train_00008421.jpg&quot;)" office:value-type="string" office:string-value="https://jarvis.ling.uni-potsdam.de/clp-pmvss21-1/jupyter/user/alatif/view/data/ImageCorpora/ADE20K_2016_07_26/images/training/g/game_room/ADE_train_00008421.jpg" calcext:value-type="string">
            <text:p>https://jarvis.ling.uni-potsdam.de/clp-pmvss21-1/jupyter/user/alatif/view/data/ImageCorpora/ADE20K_2016_07_26/images/training/g/game_room/ADE_train_00008421.jpg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702" calcext:value-type="float">
            <text:p>10702</text:p>
          </table:table-cell>
          <table:table-cell/>
          <table:table-cell office:value-type="string" calcext:value-type="string">
            <text:p>training/k/kitchen/ADE_train_00010702.jpg</text:p>
          </table:table-cell>
          <table:table-cell table:formula="of:=HYPERLINK(&quot;https://jarvis.ling.uni-potsdam.de/clp-pmvss21-1/jupyter/user/alatif/view/data/ImageCorpora/ADE20K_2016_07_26/images/training/k/kitchen/ADE_train_00010702.jpg&quot;)" office:value-type="string" office:string-value="https://jarvis.ling.uni-potsdam.de/clp-pmvss21-1/jupyter/user/alatif/view/data/ImageCorpora/ADE20K_2016_07_26/images/training/k/kitchen/ADE_train_00010702.jpg" calcext:value-type="string">
            <text:p>https://jarvis.ling.uni-potsdam.de/clp-pmvss21-1/jupyter/user/alatif/view/data/ImageCorpora/ADE20K_2016_07_26/images/training/k/kitchen/ADE_train_00010702.jpg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410" calcext:value-type="float">
            <text:p>15410</text:p>
          </table:table-cell>
          <table:table-cell/>
          <table:table-cell office:value-type="string" calcext:value-type="string">
            <text:p>training/p/playroom/ADE_train_00015410.jpg</text:p>
          </table:table-cell>
          <table:table-cell table:formula="of:=HYPERLINK(&quot;https://jarvis.ling.uni-potsdam.de/clp-pmvss21-1/jupyter/user/alatif/view/data/ImageCorpora/ADE20K_2016_07_26/images/training/p/playroom/ADE_train_00015410.jpg&quot;)" office:value-type="string" office:string-value="https://jarvis.ling.uni-potsdam.de/clp-pmvss21-1/jupyter/user/alatif/view/data/ImageCorpora/ADE20K_2016_07_26/images/training/p/playroom/ADE_train_00015410.jpg" calcext:value-type="string">
            <text:p>https://jarvis.ling.uni-potsdam.de/clp-pmvss21-1/jupyter/user/alatif/view/data/ImageCorpora/ADE20K_2016_07_26/images/training/p/playroom/ADE_train_00015410.jpg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698" calcext:value-type="float">
            <text:p>10698</text:p>
          </table:table-cell>
          <table:table-cell/>
          <table:table-cell office:value-type="string" calcext:value-type="string">
            <text:p>training/k/kitchen/ADE_train_00010698.jpg</text:p>
          </table:table-cell>
          <table:table-cell table:formula="of:=HYPERLINK(&quot;https://jarvis.ling.uni-potsdam.de/clp-pmvss21-1/jupyter/user/alatif/view/data/ImageCorpora/ADE20K_2016_07_26/images/training/k/kitchen/ADE_train_00010698.jpg&quot;)" office:value-type="string" office:string-value="https://jarvis.ling.uni-potsdam.de/clp-pmvss21-1/jupyter/user/alatif/view/data/ImageCorpora/ADE20K_2016_07_26/images/training/k/kitchen/ADE_train_00010698.jpg" calcext:value-type="string">
            <text:p>https://jarvis.ling.uni-potsdam.de/clp-pmvss21-1/jupyter/user/alatif/view/data/ImageCorpora/ADE20K_2016_07_26/images/training/k/kitchen/ADE_train_00010698.jpg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772" calcext:value-type="float">
            <text:p>2772</text:p>
          </table:table-cell>
          <table:table-cell/>
          <table:table-cell office:value-type="string" calcext:value-type="string">
            <text:p>training/b/bathroom/ADE_train_00002772.jpg</text:p>
          </table:table-cell>
          <table:table-cell table:formula="of:=HYPERLINK(&quot;https://jarvis.ling.uni-potsdam.de/clp-pmvss21-1/jupyter/user/alatif/view/data/ImageCorpora/ADE20K_2016_07_26/images/training/b/bathroom/ADE_train_00002772.jpg&quot;)" office:value-type="string" office:string-value="https://jarvis.ling.uni-potsdam.de/clp-pmvss21-1/jupyter/user/alatif/view/data/ImageCorpora/ADE20K_2016_07_26/images/training/b/bathroom/ADE_train_00002772.jpg" calcext:value-type="string">
            <text:p>https://jarvis.ling.uni-potsdam.de/clp-pmvss21-1/jupyter/user/alatif/view/data/ImageCorpora/ADE20K_2016_07_26/images/training/b/bathroom/ADE_train_00002772.jpg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655" calcext:value-type="float">
            <text:p>2655</text:p>
          </table:table-cell>
          <table:table-cell/>
          <table:table-cell office:value-type="string" calcext:value-type="string">
            <text:p>training/b/bathroom/ADE_train_00002655.jpg</text:p>
          </table:table-cell>
          <table:table-cell table:formula="of:=HYPERLINK(&quot;https://jarvis.ling.uni-potsdam.de/clp-pmvss21-1/jupyter/user/alatif/view/data/ImageCorpora/ADE20K_2016_07_26/images/training/b/bathroom/ADE_train_00002655.jpg&quot;)" office:value-type="string" office:string-value="https://jarvis.ling.uni-potsdam.de/clp-pmvss21-1/jupyter/user/alatif/view/data/ImageCorpora/ADE20K_2016_07_26/images/training/b/bathroom/ADE_train_00002655.jpg" calcext:value-type="string">
            <text:p>https://jarvis.ling.uni-potsdam.de/clp-pmvss21-1/jupyter/user/alatif/view/data/ImageCorpora/ADE20K_2016_07_26/images/training/b/bathroom/ADE_train_00002655.jpg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63" calcext:value-type="float">
            <text:p>3363</text:p>
          </table:table-cell>
          <table:table-cell/>
          <table:table-cell office:value-type="string" calcext:value-type="string">
            <text:p>training/b/bedroom/ADE_train_00003363.jpg</text:p>
          </table:table-cell>
          <table:table-cell table:formula="of:=HYPERLINK(&quot;https://jarvis.ling.uni-potsdam.de/clp-pmvss21-1/jupyter/user/alatif/view/data/ImageCorpora/ADE20K_2016_07_26/images/training/b/bedroom/ADE_train_00003363.jpg&quot;)" office:value-type="string" office:string-value="https://jarvis.ling.uni-potsdam.de/clp-pmvss21-1/jupyter/user/alatif/view/data/ImageCorpora/ADE20K_2016_07_26/images/training/b/bedroom/ADE_train_00003363.jpg" calcext:value-type="string">
            <text:p>https://jarvis.ling.uni-potsdam.de/clp-pmvss21-1/jupyter/user/alatif/view/data/ImageCorpora/ADE20K_2016_07_26/images/training/b/bedroom/ADE_train_00003363.jpg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training/d/dining_room/ADE_train_00007159.jpg</text:p>
          </table:table-cell>
          <table:table-cell table:formula="of:=HYPERLINK(&quot;https://jarvis.ling.uni-potsdam.de/clp-pmvss21-1/jupyter/user/alatif/view/data/ImageCorpora/ADE20K_2016_07_26/images/training/d/dining_room/ADE_train_00007159.jpg&quot;)" office:value-type="string" office:string-value="https://jarvis.ling.uni-potsdam.de/clp-pmvss21-1/jupyter/user/alatif/view/data/ImageCorpora/ADE20K_2016_07_26/images/training/d/dining_room/ADE_train_00007159.jpg" calcext:value-type="string">
            <text:p>https://jarvis.ling.uni-potsdam.de/clp-pmvss21-1/jupyter/user/alatif/view/data/ImageCorpora/ADE20K_2016_07_26/images/training/d/dining_room/ADE_train_00007159.jpg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44" calcext:value-type="float">
            <text:p>10544</text:p>
          </table:table-cell>
          <table:table-cell/>
          <table:table-cell office:value-type="string" calcext:value-type="string">
            <text:p>training/k/kitchen/ADE_train_00010544.jpg</text:p>
          </table:table-cell>
          <table:table-cell table:formula="of:=HYPERLINK(&quot;https://jarvis.ling.uni-potsdam.de/clp-pmvss21-1/jupyter/user/alatif/view/data/ImageCorpora/ADE20K_2016_07_26/images/training/k/kitchen/ADE_train_00010544.jpg&quot;)" office:value-type="string" office:string-value="https://jarvis.ling.uni-potsdam.de/clp-pmvss21-1/jupyter/user/alatif/view/data/ImageCorpora/ADE20K_2016_07_26/images/training/k/kitchen/ADE_train_00010544.jpg" calcext:value-type="string">
            <text:p>https://jarvis.ling.uni-potsdam.de/clp-pmvss21-1/jupyter/user/alatif/view/data/ImageCorpora/ADE20K_2016_07_26/images/training/k/kitchen/ADE_train_00010544.jpg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51" calcext:value-type="float">
            <text:p>751</text:p>
          </table:table-cell>
          <table:table-cell/>
          <table:table-cell office:value-type="string" calcext:value-type="string">
            <text:p>training/l/living_room/ADE_train_00000751.jpg</text:p>
          </table:table-cell>
          <table:table-cell table:formula="of:=HYPERLINK(&quot;https://jarvis.ling.uni-potsdam.de/clp-pmvss21-1/jupyter/user/alatif/view/data/ImageCorpora/ADE20K_2016_07_26/images/training/l/living_room/ADE_train_00000751.jpg&quot;)" office:value-type="string" office:string-value="https://jarvis.ling.uni-potsdam.de/clp-pmvss21-1/jupyter/user/alatif/view/data/ImageCorpora/ADE20K_2016_07_26/images/training/l/living_room/ADE_train_00000751.jpg" calcext:value-type="string">
            <text:p>https://jarvis.ling.uni-potsdam.de/clp-pmvss21-1/jupyter/user/alatif/view/data/ImageCorpora/ADE20K_2016_07_26/images/training/l/living_room/ADE_train_00000751.jpg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957" calcext:value-type="float">
            <text:p>6957</text:p>
          </table:table-cell>
          <table:table-cell/>
          <table:table-cell office:value-type="string" calcext:value-type="string">
            <text:p>training/d/dining_room/ADE_train_00006957.jpg</text:p>
          </table:table-cell>
          <table:table-cell table:formula="of:=HYPERLINK(&quot;https://jarvis.ling.uni-potsdam.de/clp-pmvss21-1/jupyter/user/alatif/view/data/ImageCorpora/ADE20K_2016_07_26/images/training/d/dining_room/ADE_train_00006957.jpg&quot;)" office:value-type="string" office:string-value="https://jarvis.ling.uni-potsdam.de/clp-pmvss21-1/jupyter/user/alatif/view/data/ImageCorpora/ADE20K_2016_07_26/images/training/d/dining_room/ADE_train_00006957.jpg" calcext:value-type="string">
            <text:p>https://jarvis.ling.uni-potsdam.de/clp-pmvss21-1/jupyter/user/alatif/view/data/ImageCorpora/ADE20K_2016_07_26/images/training/d/dining_room/ADE_train_00006957.jpg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746" calcext:value-type="float">
            <text:p>3746</text:p>
          </table:table-cell>
          <table:table-cell/>
          <table:table-cell office:value-type="string" calcext:value-type="string">
            <text:p>training/b/bedroom/ADE_train_00003746.jpg</text:p>
          </table:table-cell>
          <table:table-cell table:formula="of:=HYPERLINK(&quot;https://jarvis.ling.uni-potsdam.de/clp-pmvss21-1/jupyter/user/alatif/view/data/ImageCorpora/ADE20K_2016_07_26/images/training/b/bedroom/ADE_train_00003746.jpg&quot;)" office:value-type="string" office:string-value="https://jarvis.ling.uni-potsdam.de/clp-pmvss21-1/jupyter/user/alatif/view/data/ImageCorpora/ADE20K_2016_07_26/images/training/b/bedroom/ADE_train_00003746.jpg" calcext:value-type="string">
            <text:p>https://jarvis.ling.uni-potsdam.de/clp-pmvss21-1/jupyter/user/alatif/view/data/ImageCorpora/ADE20K_2016_07_26/images/training/b/bedroom/ADE_train_00003746.jpg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1380" calcext:value-type="float">
            <text:p>101380</text:p>
          </table:table-cell>
          <table:table-cell/>
          <table:table-cell office:value-type="string" calcext:value-type="string">
            <text:p>validation/g/garage/indoor/ADE_val_00001380.jpg</text:p>
          </table:table-cell>
          <table:table-cell table:formula="of:=HYPERLINK(&quot;https://jarvis.ling.uni-potsdam.de/clp-pmvss21-1/jupyter/user/alatif/view/data/ImageCorpora/ADE20K_2016_07_26/images/validation/g/garage/indoor/ADE_val_00001380.jpg&quot;)" office:value-type="string" office:string-value="https://jarvis.ling.uni-potsdam.de/clp-pmvss21-1/jupyter/user/alatif/view/data/ImageCorpora/ADE20K_2016_07_26/images/validation/g/garage/indoor/ADE_val_00001380.jpg" calcext:value-type="string">
            <text:p>https://jarvis.ling.uni-potsdam.de/clp-pmvss21-1/jupyter/user/alatif/view/data/ImageCorpora/ADE20K_2016_07_26/images/validation/g/garage/indoor/ADE_val_00001380.jpg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002" calcext:value-type="float">
            <text:p>3002</text:p>
          </table:table-cell>
          <table:table-cell/>
          <table:table-cell office:value-type="string" calcext:value-type="string">
            <text:p>training/b/bathroom/ADE_train_00003002.jpg</text:p>
          </table:table-cell>
          <table:table-cell table:formula="of:=HYPERLINK(&quot;https://jarvis.ling.uni-potsdam.de/clp-pmvss21-1/jupyter/user/alatif/view/data/ImageCorpora/ADE20K_2016_07_26/images/training/b/bathroom/ADE_train_00003002.jpg&quot;)" office:value-type="string" office:string-value="https://jarvis.ling.uni-potsdam.de/clp-pmvss21-1/jupyter/user/alatif/view/data/ImageCorpora/ADE20K_2016_07_26/images/training/b/bathroom/ADE_train_00003002.jpg" calcext:value-type="string">
            <text:p>https://jarvis.ling.uni-potsdam.de/clp-pmvss21-1/jupyter/user/alatif/view/data/ImageCorpora/ADE20K_2016_07_26/images/training/b/bathroom/ADE_train_00003002.jpg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321" calcext:value-type="float">
            <text:p>11321</text:p>
          </table:table-cell>
          <table:table-cell/>
          <table:table-cell office:value-type="string" calcext:value-type="string">
            <text:p>training/l/living_room/ADE_train_00011321.jpg</text:p>
          </table:table-cell>
          <table:table-cell table:formula="of:=HYPERLINK(&quot;https://jarvis.ling.uni-potsdam.de/clp-pmvss21-1/jupyter/user/alatif/view/data/ImageCorpora/ADE20K_2016_07_26/images/training/l/living_room/ADE_train_00011321.jpg&quot;)" office:value-type="string" office:string-value="https://jarvis.ling.uni-potsdam.de/clp-pmvss21-1/jupyter/user/alatif/view/data/ImageCorpora/ADE20K_2016_07_26/images/training/l/living_room/ADE_train_00011321.jpg" calcext:value-type="string">
            <text:p>https://jarvis.ling.uni-potsdam.de/clp-pmvss21-1/jupyter/user/alatif/view/data/ImageCorpora/ADE20K_2016_07_26/images/training/l/living_room/ADE_train_00011321.jpg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902" calcext:value-type="float">
            <text:p>6902</text:p>
          </table:table-cell>
          <table:table-cell/>
          <table:table-cell office:value-type="string" calcext:value-type="string">
            <text:p>training/d/dining_room/ADE_train_00006902.jpg</text:p>
          </table:table-cell>
          <table:table-cell table:formula="of:=HYPERLINK(&quot;https://jarvis.ling.uni-potsdam.de/clp-pmvss21-1/jupyter/user/alatif/view/data/ImageCorpora/ADE20K_2016_07_26/images/training/d/dining_room/ADE_train_00006902.jpg&quot;)" office:value-type="string" office:string-value="https://jarvis.ling.uni-potsdam.de/clp-pmvss21-1/jupyter/user/alatif/view/data/ImageCorpora/ADE20K_2016_07_26/images/training/d/dining_room/ADE_train_00006902.jpg" calcext:value-type="string">
            <text:p>https://jarvis.ling.uni-potsdam.de/clp-pmvss21-1/jupyter/user/alatif/view/data/ImageCorpora/ADE20K_2016_07_26/images/training/d/dining_room/ADE_train_00006902.jpg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43" calcext:value-type="float">
            <text:p>10243</text:p>
          </table:table-cell>
          <table:table-cell/>
          <table:table-cell office:value-type="string" calcext:value-type="string">
            <text:p>training/k/kitchen/ADE_train_00010243.jpg</text:p>
          </table:table-cell>
          <table:table-cell table:formula="of:=HYPERLINK(&quot;https://jarvis.ling.uni-potsdam.de/clp-pmvss21-1/jupyter/user/alatif/view/data/ImageCorpora/ADE20K_2016_07_26/images/training/k/kitchen/ADE_train_00010243.jpg&quot;)" office:value-type="string" office:string-value="https://jarvis.ling.uni-potsdam.de/clp-pmvss21-1/jupyter/user/alatif/view/data/ImageCorpora/ADE20K_2016_07_26/images/training/k/kitchen/ADE_train_00010243.jpg" calcext:value-type="string">
            <text:p>https://jarvis.ling.uni-potsdam.de/clp-pmvss21-1/jupyter/user/alatif/view/data/ImageCorpora/ADE20K_2016_07_26/images/training/k/kitchen/ADE_train_00010243.jpg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405" calcext:value-type="float">
            <text:p>7405</text:p>
          </table:table-cell>
          <table:table-cell/>
          <table:table-cell office:value-type="string" calcext:value-type="string">
            <text:p>training/d/dorm_room/ADE_train_00007405.jpg</text:p>
          </table:table-cell>
          <table:table-cell table:formula="of:=HYPERLINK(&quot;https://jarvis.ling.uni-potsdam.de/clp-pmvss21-1/jupyter/user/alatif/view/data/ImageCorpora/ADE20K_2016_07_26/images/training/d/dorm_room/ADE_train_00007405.jpg&quot;)" office:value-type="string" office:string-value="https://jarvis.ling.uni-potsdam.de/clp-pmvss21-1/jupyter/user/alatif/view/data/ImageCorpora/ADE20K_2016_07_26/images/training/d/dorm_room/ADE_train_00007405.jpg" calcext:value-type="string">
            <text:p>https://jarvis.ling.uni-potsdam.de/clp-pmvss21-1/jupyter/user/alatif/view/data/ImageCorpora/ADE20K_2016_07_26/images/training/d/dorm_room/ADE_train_00007405.jpg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1149" calcext:value-type="float">
            <text:p>101149</text:p>
          </table:table-cell>
          <table:table-cell/>
          <table:table-cell office:value-type="string" calcext:value-type="string">
            <text:p>validation/b/bedroom/ADE_val_00001149.jpg</text:p>
          </table:table-cell>
          <table:table-cell table:formula="of:=HYPERLINK(&quot;https://jarvis.ling.uni-potsdam.de/clp-pmvss21-1/jupyter/user/alatif/view/data/ImageCorpora/ADE20K_2016_07_26/images/validation/b/bedroom/ADE_val_00001149.jpg&quot;)" office:value-type="string" office:string-value="https://jarvis.ling.uni-potsdam.de/clp-pmvss21-1/jupyter/user/alatif/view/data/ImageCorpora/ADE20K_2016_07_26/images/validation/b/bedroom/ADE_val_00001149.jpg" calcext:value-type="string">
            <text:p>https://jarvis.ling.uni-potsdam.de/clp-pmvss21-1/jupyter/user/alatif/view/data/ImageCorpora/ADE20K_2016_07_26/images/validation/b/bedroom/ADE_val_00001149.jpg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384" calcext:value-type="float">
            <text:p>9384</text:p>
          </table:table-cell>
          <table:table-cell/>
          <table:table-cell office:value-type="string" calcext:value-type="string">
            <text:p>training/h/home_office/ADE_train_00009384.jpg</text:p>
          </table:table-cell>
          <table:table-cell table:formula="of:=HYPERLINK(&quot;https://jarvis.ling.uni-potsdam.de/clp-pmvss21-1/jupyter/user/alatif/view/data/ImageCorpora/ADE20K_2016_07_26/images/training/h/home_office/ADE_train_00009384.jpg&quot;)" office:value-type="string" office:string-value="https://jarvis.ling.uni-potsdam.de/clp-pmvss21-1/jupyter/user/alatif/view/data/ImageCorpora/ADE20K_2016_07_26/images/training/h/home_office/ADE_train_00009384.jpg" calcext:value-type="string">
            <text:p>https://jarvis.ling.uni-potsdam.de/clp-pmvss21-1/jupyter/user/alatif/view/data/ImageCorpora/ADE20K_2016_07_26/images/training/h/home_office/ADE_train_00009384.jpg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99" calcext:value-type="float">
            <text:p>1899</text:p>
          </table:table-cell>
          <table:table-cell/>
          <table:table-cell office:value-type="string" calcext:value-type="string">
            <text:p>training/a/attic/ADE_train_00001899.jpg</text:p>
          </table:table-cell>
          <table:table-cell table:formula="of:=HYPERLINK(&quot;https://jarvis.ling.uni-potsdam.de/clp-pmvss21-1/jupyter/user/alatif/view/data/ImageCorpora/ADE20K_2016_07_26/images/training/a/attic/ADE_train_00001899.jpg&quot;)" office:value-type="string" office:string-value="https://jarvis.ling.uni-potsdam.de/clp-pmvss21-1/jupyter/user/alatif/view/data/ImageCorpora/ADE20K_2016_07_26/images/training/a/attic/ADE_train_00001899.jpg" calcext:value-type="string">
            <text:p>https://jarvis.ling.uni-potsdam.de/clp-pmvss21-1/jupyter/user/alatif/view/data/ImageCorpora/ADE20K_2016_07_26/images/training/a/attic/ADE_train_00001899.jpg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training/l/living_room/ADE_train_00000654.jpg</text:p>
          </table:table-cell>
          <table:table-cell table:formula="of:=HYPERLINK(&quot;https://jarvis.ling.uni-potsdam.de/clp-pmvss21-1/jupyter/user/alatif/view/data/ImageCorpora/ADE20K_2016_07_26/images/training/l/living_room/ADE_train_00000654.jpg&quot;)" office:value-type="string" office:string-value="https://jarvis.ling.uni-potsdam.de/clp-pmvss21-1/jupyter/user/alatif/view/data/ImageCorpora/ADE20K_2016_07_26/images/training/l/living_room/ADE_train_00000654.jpg" calcext:value-type="string">
            <text:p>https://jarvis.ling.uni-potsdam.de/clp-pmvss21-1/jupyter/user/alatif/view/data/ImageCorpora/ADE20K_2016_07_26/images/training/l/living_room/ADE_train_00000654.jpg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57" calcext:value-type="float">
            <text:p>10257</text:p>
          </table:table-cell>
          <table:table-cell/>
          <table:table-cell office:value-type="string" calcext:value-type="string">
            <text:p>training/k/kitchen/ADE_train_00010257.jpg</text:p>
          </table:table-cell>
          <table:table-cell table:formula="of:=HYPERLINK(&quot;https://jarvis.ling.uni-potsdam.de/clp-pmvss21-1/jupyter/user/alatif/view/data/ImageCorpora/ADE20K_2016_07_26/images/training/k/kitchen/ADE_train_00010257.jpg&quot;)" office:value-type="string" office:string-value="https://jarvis.ling.uni-potsdam.de/clp-pmvss21-1/jupyter/user/alatif/view/data/ImageCorpora/ADE20K_2016_07_26/images/training/k/kitchen/ADE_train_00010257.jpg" calcext:value-type="string">
            <text:p>https://jarvis.ling.uni-potsdam.de/clp-pmvss21-1/jupyter/user/alatif/view/data/ImageCorpora/ADE20K_2016_07_26/images/training/k/kitchen/ADE_train_00010257.jpg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string" calcext:value-type="string">
            <text:p>training/k/kitchen/ADE_train_00000646.jpg</text:p>
          </table:table-cell>
          <table:table-cell table:formula="of:=HYPERLINK(&quot;https://jarvis.ling.uni-potsdam.de/clp-pmvss21-1/jupyter/user/alatif/view/data/ImageCorpora/ADE20K_2016_07_26/images/training/k/kitchen/ADE_train_00000646.jpg&quot;)" office:value-type="string" office:string-value="https://jarvis.ling.uni-potsdam.de/clp-pmvss21-1/jupyter/user/alatif/view/data/ImageCorpora/ADE20K_2016_07_26/images/training/k/kitchen/ADE_train_00000646.jpg" calcext:value-type="string">
            <text:p>https://jarvis.ling.uni-potsdam.de/clp-pmvss21-1/jupyter/user/alatif/view/data/ImageCorpora/ADE20K_2016_07_26/images/training/k/kitchen/ADE_train_00000646.jpg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392" calcext:value-type="float">
            <text:p>10392</text:p>
          </table:table-cell>
          <table:table-cell/>
          <table:table-cell office:value-type="string" calcext:value-type="string">
            <text:p>training/k/kitchen/ADE_train_00010392.jpg</text:p>
          </table:table-cell>
          <table:table-cell table:formula="of:=HYPERLINK(&quot;https://jarvis.ling.uni-potsdam.de/clp-pmvss21-1/jupyter/user/alatif/view/data/ImageCorpora/ADE20K_2016_07_26/images/training/k/kitchen/ADE_train_00010392.jpg&quot;)" office:value-type="string" office:string-value="https://jarvis.ling.uni-potsdam.de/clp-pmvss21-1/jupyter/user/alatif/view/data/ImageCorpora/ADE20K_2016_07_26/images/training/k/kitchen/ADE_train_00010392.jpg" calcext:value-type="string">
            <text:p>https://jarvis.ling.uni-potsdam.de/clp-pmvss21-1/jupyter/user/alatif/view/data/ImageCorpora/ADE20K_2016_07_26/images/training/k/kitchen/ADE_train_00010392.jpg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110" calcext:value-type="float">
            <text:p>11110</text:p>
          </table:table-cell>
          <table:table-cell/>
          <table:table-cell office:value-type="string" calcext:value-type="string">
            <text:p>training/l/living_room/ADE_train_00011110.jpg</text:p>
          </table:table-cell>
          <table:table-cell table:formula="of:=HYPERLINK(&quot;https://jarvis.ling.uni-potsdam.de/clp-pmvss21-1/jupyter/user/alatif/view/data/ImageCorpora/ADE20K_2016_07_26/images/training/l/living_room/ADE_train_00011110.jpg&quot;)" office:value-type="string" office:string-value="https://jarvis.ling.uni-potsdam.de/clp-pmvss21-1/jupyter/user/alatif/view/data/ImageCorpora/ADE20K_2016_07_26/images/training/l/living_room/ADE_train_00011110.jpg" calcext:value-type="string">
            <text:p>https://jarvis.ling.uni-potsdam.de/clp-pmvss21-1/jupyter/user/alatif/view/data/ImageCorpora/ADE20K_2016_07_26/images/training/l/living_room/ADE_train_00011110.jpg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882" calcext:value-type="float">
            <text:p>6882</text:p>
          </table:table-cell>
          <table:table-cell/>
          <table:table-cell office:value-type="string" calcext:value-type="string">
            <text:p>training/d/dining_room/ADE_train_00006882.jpg</text:p>
          </table:table-cell>
          <table:table-cell table:formula="of:=HYPERLINK(&quot;https://jarvis.ling.uni-potsdam.de/clp-pmvss21-1/jupyter/user/alatif/view/data/ImageCorpora/ADE20K_2016_07_26/images/training/d/dining_room/ADE_train_00006882.jpg&quot;)" office:value-type="string" office:string-value="https://jarvis.ling.uni-potsdam.de/clp-pmvss21-1/jupyter/user/alatif/view/data/ImageCorpora/ADE20K_2016_07_26/images/training/d/dining_room/ADE_train_00006882.jpg" calcext:value-type="string">
            <text:p>https://jarvis.ling.uni-potsdam.de/clp-pmvss21-1/jupyter/user/alatif/view/data/ImageCorpora/ADE20K_2016_07_26/images/training/d/dining_room/ADE_train_00006882.jpg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889" calcext:value-type="float">
            <text:p>10889</text:p>
          </table:table-cell>
          <table:table-cell/>
          <table:table-cell office:value-type="string" calcext:value-type="string">
            <text:p>training/l/laundromat/ADE_train_00010889.jpg</text:p>
          </table:table-cell>
          <table:table-cell table:formula="of:=HYPERLINK(&quot;https://jarvis.ling.uni-potsdam.de/clp-pmvss21-1/jupyter/user/alatif/view/data/ImageCorpora/ADE20K_2016_07_26/images/training/l/laundromat/ADE_train_00010889.jpg&quot;)" office:value-type="string" office:string-value="https://jarvis.ling.uni-potsdam.de/clp-pmvss21-1/jupyter/user/alatif/view/data/ImageCorpora/ADE20K_2016_07_26/images/training/l/laundromat/ADE_train_00010889.jpg" calcext:value-type="string">
            <text:p>https://jarvis.ling.uni-potsdam.de/clp-pmvss21-1/jupyter/user/alatif/view/data/ImageCorpora/ADE20K_2016_07_26/images/training/l/laundromat/ADE_train_00010889.jpg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986" calcext:value-type="float">
            <text:p>6986</text:p>
          </table:table-cell>
          <table:table-cell/>
          <table:table-cell office:value-type="string" calcext:value-type="string">
            <text:p>training/d/dining_room/ADE_train_00006986.jpg</text:p>
          </table:table-cell>
          <table:table-cell table:formula="of:=HYPERLINK(&quot;https://jarvis.ling.uni-potsdam.de/clp-pmvss21-1/jupyter/user/alatif/view/data/ImageCorpora/ADE20K_2016_07_26/images/training/d/dining_room/ADE_train_00006986.jpg&quot;)" office:value-type="string" office:string-value="https://jarvis.ling.uni-potsdam.de/clp-pmvss21-1/jupyter/user/alatif/view/data/ImageCorpora/ADE20K_2016_07_26/images/training/d/dining_room/ADE_train_00006986.jpg" calcext:value-type="string">
            <text:p>https://jarvis.ling.uni-potsdam.de/clp-pmvss21-1/jupyter/user/alatif/view/data/ImageCorpora/ADE20K_2016_07_26/images/training/d/dining_room/ADE_train_00006986.jpg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940" calcext:value-type="float">
            <text:p>2940</text:p>
          </table:table-cell>
          <table:table-cell/>
          <table:table-cell office:value-type="string" calcext:value-type="string">
            <text:p>training/b/bathroom/ADE_train_00002940.jpg</text:p>
          </table:table-cell>
          <table:table-cell table:formula="of:=HYPERLINK(&quot;https://jarvis.ling.uni-potsdam.de/clp-pmvss21-1/jupyter/user/alatif/view/data/ImageCorpora/ADE20K_2016_07_26/images/training/b/bathroom/ADE_train_00002940.jpg&quot;)" office:value-type="string" office:string-value="https://jarvis.ling.uni-potsdam.de/clp-pmvss21-1/jupyter/user/alatif/view/data/ImageCorpora/ADE20K_2016_07_26/images/training/b/bathroom/ADE_train_00002940.jpg" calcext:value-type="string">
            <text:p>https://jarvis.ling.uni-potsdam.de/clp-pmvss21-1/jupyter/user/alatif/view/data/ImageCorpora/ADE20K_2016_07_26/images/training/b/bathroom/ADE_train_00002940.jpg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88" calcext:value-type="float">
            <text:p>10088</text:p>
          </table:table-cell>
          <table:table-cell/>
          <table:table-cell office:value-type="string" calcext:value-type="string">
            <text:p>training/k/kennel/indoor/ADE_train_00010088.jpg</text:p>
          </table:table-cell>
          <table:table-cell table:formula="of:=HYPERLINK(&quot;https://jarvis.ling.uni-potsdam.de/clp-pmvss21-1/jupyter/user/alatif/view/data/ImageCorpora/ADE20K_2016_07_26/images/training/k/kennel/indoor/ADE_train_00010088.jpg&quot;)" office:value-type="string" office:string-value="https://jarvis.ling.uni-potsdam.de/clp-pmvss21-1/jupyter/user/alatif/view/data/ImageCorpora/ADE20K_2016_07_26/images/training/k/kennel/indoor/ADE_train_00010088.jpg" calcext:value-type="string">
            <text:p>https://jarvis.ling.uni-potsdam.de/clp-pmvss21-1/jupyter/user/alatif/view/data/ImageCorpora/ADE20K_2016_07_26/images/training/k/kennel/indoor/ADE_train_00010088.jpg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921" calcext:value-type="float">
            <text:p>6921</text:p>
          </table:table-cell>
          <table:table-cell/>
          <table:table-cell office:value-type="string" calcext:value-type="string">
            <text:p>training/d/dining_room/ADE_train_00006921.jpg</text:p>
          </table:table-cell>
          <table:table-cell table:formula="of:=HYPERLINK(&quot;https://jarvis.ling.uni-potsdam.de/clp-pmvss21-1/jupyter/user/alatif/view/data/ImageCorpora/ADE20K_2016_07_26/images/training/d/dining_room/ADE_train_00006921.jpg&quot;)" office:value-type="string" office:string-value="https://jarvis.ling.uni-potsdam.de/clp-pmvss21-1/jupyter/user/alatif/view/data/ImageCorpora/ADE20K_2016_07_26/images/training/d/dining_room/ADE_train_00006921.jpg" calcext:value-type="string">
            <text:p>https://jarvis.ling.uni-potsdam.de/clp-pmvss21-1/jupyter/user/alatif/view/data/ImageCorpora/ADE20K_2016_07_26/images/training/d/dining_room/ADE_train_00006921.jpg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421" calcext:value-type="float">
            <text:p>10421</text:p>
          </table:table-cell>
          <table:table-cell/>
          <table:table-cell office:value-type="string" calcext:value-type="string">
            <text:p>training/k/kitchen/ADE_train_00010421.jpg</text:p>
          </table:table-cell>
          <table:table-cell table:formula="of:=HYPERLINK(&quot;https://jarvis.ling.uni-potsdam.de/clp-pmvss21-1/jupyter/user/alatif/view/data/ImageCorpora/ADE20K_2016_07_26/images/training/k/kitchen/ADE_train_00010421.jpg&quot;)" office:value-type="string" office:string-value="https://jarvis.ling.uni-potsdam.de/clp-pmvss21-1/jupyter/user/alatif/view/data/ImageCorpora/ADE20K_2016_07_26/images/training/k/kitchen/ADE_train_00010421.jpg" calcext:value-type="string">
            <text:p>https://jarvis.ling.uni-potsdam.de/clp-pmvss21-1/jupyter/user/alatif/view/data/ImageCorpora/ADE20K_2016_07_26/images/training/k/kitchen/ADE_train_00010421.jpg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269" calcext:value-type="float">
            <text:p>11269</text:p>
          </table:table-cell>
          <table:table-cell/>
          <table:table-cell office:value-type="string" calcext:value-type="string">
            <text:p>training/l/living_room/ADE_train_00011269.jpg</text:p>
          </table:table-cell>
          <table:table-cell table:formula="of:=HYPERLINK(&quot;https://jarvis.ling.uni-potsdam.de/clp-pmvss21-1/jupyter/user/alatif/view/data/ImageCorpora/ADE20K_2016_07_26/images/training/l/living_room/ADE_train_00011269.jpg&quot;)" office:value-type="string" office:string-value="https://jarvis.ling.uni-potsdam.de/clp-pmvss21-1/jupyter/user/alatif/view/data/ImageCorpora/ADE20K_2016_07_26/images/training/l/living_room/ADE_train_00011269.jpg" calcext:value-type="string">
            <text:p>https://jarvis.ling.uni-potsdam.de/clp-pmvss21-1/jupyter/user/alatif/view/data/ImageCorpora/ADE20K_2016_07_26/images/training/l/living_room/ADE_train_00011269.jpg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training/b/bathroom/ADE_train_00000057.jpg</text:p>
          </table:table-cell>
          <table:table-cell table:formula="of:=HYPERLINK(&quot;https://jarvis.ling.uni-potsdam.de/clp-pmvss21-1/jupyter/user/alatif/view/data/ImageCorpora/ADE20K_2016_07_26/images/training/b/bathroom/ADE_train_00000057.jpg&quot;)" office:value-type="string" office:string-value="https://jarvis.ling.uni-potsdam.de/clp-pmvss21-1/jupyter/user/alatif/view/data/ImageCorpora/ADE20K_2016_07_26/images/training/b/bathroom/ADE_train_00000057.jpg" calcext:value-type="string">
            <text:p>https://jarvis.ling.uni-potsdam.de/clp-pmvss21-1/jupyter/user/alatif/view/data/ImageCorpora/ADE20K_2016_07_26/images/training/b/bathroom/ADE_train_00000057.jpg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659" calcext:value-type="float">
            <text:p>9659</text:p>
          </table:table-cell>
          <table:table-cell/>
          <table:table-cell office:value-type="string" calcext:value-type="string">
            <text:p>training/h/hotel_room/ADE_train_00009659.jpg</text:p>
          </table:table-cell>
          <table:table-cell table:formula="of:=HYPERLINK(&quot;https://jarvis.ling.uni-potsdam.de/clp-pmvss21-1/jupyter/user/alatif/view/data/ImageCorpora/ADE20K_2016_07_26/images/training/h/hotel_room/ADE_train_00009659.jpg&quot;)" office:value-type="string" office:string-value="https://jarvis.ling.uni-potsdam.de/clp-pmvss21-1/jupyter/user/alatif/view/data/ImageCorpora/ADE20K_2016_07_26/images/training/h/hotel_room/ADE_train_00009659.jpg" calcext:value-type="string">
            <text:p>https://jarvis.ling.uni-potsdam.de/clp-pmvss21-1/jupyter/user/alatif/view/data/ImageCorpora/ADE20K_2016_07_26/images/training/h/hotel_room/ADE_train_00009659.jpg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462" calcext:value-type="float">
            <text:p>11462</text:p>
          </table:table-cell>
          <table:table-cell/>
          <table:table-cell office:value-type="string" calcext:value-type="string">
            <text:p>training/l/living_room/ADE_train_00011462.jpg</text:p>
          </table:table-cell>
          <table:table-cell table:formula="of:=HYPERLINK(&quot;https://jarvis.ling.uni-potsdam.de/clp-pmvss21-1/jupyter/user/alatif/view/data/ImageCorpora/ADE20K_2016_07_26/images/training/l/living_room/ADE_train_00011462.jpg&quot;)" office:value-type="string" office:string-value="https://jarvis.ling.uni-potsdam.de/clp-pmvss21-1/jupyter/user/alatif/view/data/ImageCorpora/ADE20K_2016_07_26/images/training/l/living_room/ADE_train_00011462.jpg" calcext:value-type="string">
            <text:p>https://jarvis.ling.uni-potsdam.de/clp-pmvss21-1/jupyter/user/alatif/view/data/ImageCorpora/ADE20K_2016_07_26/images/training/l/living_room/ADE_train_00011462.jpg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190" calcext:value-type="float">
            <text:p>7190</text:p>
          </table:table-cell>
          <table:table-cell/>
          <table:table-cell office:value-type="string" calcext:value-type="string">
            <text:p>training/d/dining_room/ADE_train_00007190.jpg</text:p>
          </table:table-cell>
          <table:table-cell table:formula="of:=HYPERLINK(&quot;https://jarvis.ling.uni-potsdam.de/clp-pmvss21-1/jupyter/user/alatif/view/data/ImageCorpora/ADE20K_2016_07_26/images/training/d/dining_room/ADE_train_00007190.jpg&quot;)" office:value-type="string" office:string-value="https://jarvis.ling.uni-potsdam.de/clp-pmvss21-1/jupyter/user/alatif/view/data/ImageCorpora/ADE20K_2016_07_26/images/training/d/dining_room/ADE_train_00007190.jpg" calcext:value-type="string">
            <text:p>https://jarvis.ling.uni-potsdam.de/clp-pmvss21-1/jupyter/user/alatif/view/data/ImageCorpora/ADE20K_2016_07_26/images/training/d/dining_room/ADE_train_00007190.jpg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raining/b/bathroom/ADE_train_00000093.jpg</text:p>
          </table:table-cell>
          <table:table-cell table:formula="of:=HYPERLINK(&quot;https://jarvis.ling.uni-potsdam.de/clp-pmvss21-1/jupyter/user/alatif/view/data/ImageCorpora/ADE20K_2016_07_26/images/training/b/bathroom/ADE_train_00000093.jpg&quot;)" office:value-type="string" office:string-value="https://jarvis.ling.uni-potsdam.de/clp-pmvss21-1/jupyter/user/alatif/view/data/ImageCorpora/ADE20K_2016_07_26/images/training/b/bathroom/ADE_train_00000093.jpg" calcext:value-type="string">
            <text:p>https://jarvis.ling.uni-potsdam.de/clp-pmvss21-1/jupyter/user/alatif/view/data/ImageCorpora/ADE20K_2016_07_26/images/training/b/bathroom/ADE_train_00000093.jpg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303" calcext:value-type="float">
            <text:p>100303</text:p>
          </table:table-cell>
          <table:table-cell/>
          <table:table-cell office:value-type="string" calcext:value-type="string">
            <text:p>validation/d/dinette/home/ADE_val_00000303.jpg</text:p>
          </table:table-cell>
          <table:table-cell table:formula="of:=HYPERLINK(&quot;https://jarvis.ling.uni-potsdam.de/clp-pmvss21-1/jupyter/user/alatif/view/data/ImageCorpora/ADE20K_2016_07_26/images/validation/d/dinette/home/ADE_val_00000303.jpg&quot;)" office:value-type="string" office:string-value="https://jarvis.ling.uni-potsdam.de/clp-pmvss21-1/jupyter/user/alatif/view/data/ImageCorpora/ADE20K_2016_07_26/images/validation/d/dinette/home/ADE_val_00000303.jpg" calcext:value-type="string">
            <text:p>https://jarvis.ling.uni-potsdam.de/clp-pmvss21-1/jupyter/user/alatif/view/data/ImageCorpora/ADE20K_2016_07_26/images/validation/d/dinette/home/ADE_val_00000303.jpg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1376" calcext:value-type="float">
            <text:p>101376</text:p>
          </table:table-cell>
          <table:table-cell/>
          <table:table-cell office:value-type="string" calcext:value-type="string">
            <text:p>validation/g/game_room/ADE_val_00001376.jpg</text:p>
          </table:table-cell>
          <table:table-cell table:formula="of:=HYPERLINK(&quot;https://jarvis.ling.uni-potsdam.de/clp-pmvss21-1/jupyter/user/alatif/view/data/ImageCorpora/ADE20K_2016_07_26/images/validation/g/game_room/ADE_val_00001376.jpg&quot;)" office:value-type="string" office:string-value="https://jarvis.ling.uni-potsdam.de/clp-pmvss21-1/jupyter/user/alatif/view/data/ImageCorpora/ADE20K_2016_07_26/images/validation/g/game_room/ADE_val_00001376.jpg" calcext:value-type="string">
            <text:p>https://jarvis.ling.uni-potsdam.de/clp-pmvss21-1/jupyter/user/alatif/view/data/ImageCorpora/ADE20K_2016_07_26/images/validation/g/game_room/ADE_val_00001376.jpg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477" calcext:value-type="float">
            <text:p>11477</text:p>
          </table:table-cell>
          <table:table-cell/>
          <table:table-cell office:value-type="string" calcext:value-type="string">
            <text:p>training/l/living_room/ADE_train_00011477.jpg</text:p>
          </table:table-cell>
          <table:table-cell table:formula="of:=HYPERLINK(&quot;https://jarvis.ling.uni-potsdam.de/clp-pmvss21-1/jupyter/user/alatif/view/data/ImageCorpora/ADE20K_2016_07_26/images/training/l/living_room/ADE_train_00011477.jpg&quot;)" office:value-type="string" office:string-value="https://jarvis.ling.uni-potsdam.de/clp-pmvss21-1/jupyter/user/alatif/view/data/ImageCorpora/ADE20K_2016_07_26/images/training/l/living_room/ADE_train_00011477.jpg" calcext:value-type="string">
            <text:p>https://jarvis.ling.uni-potsdam.de/clp-pmvss21-1/jupyter/user/alatif/view/data/ImageCorpora/ADE20K_2016_07_26/images/training/l/living_room/ADE_train_00011477.jpg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raining/b/bathroom/ADE_train_00000017.jpg</text:p>
          </table:table-cell>
          <table:table-cell table:formula="of:=HYPERLINK(&quot;https://jarvis.ling.uni-potsdam.de/clp-pmvss21-1/jupyter/user/alatif/view/data/ImageCorpora/ADE20K_2016_07_26/images/training/b/bathroom/ADE_train_00000017.jpg&quot;)" office:value-type="string" office:string-value="https://jarvis.ling.uni-potsdam.de/clp-pmvss21-1/jupyter/user/alatif/view/data/ImageCorpora/ADE20K_2016_07_26/images/training/b/bathroom/ADE_train_00000017.jpg" calcext:value-type="string">
            <text:p>https://jarvis.ling.uni-potsdam.de/clp-pmvss21-1/jupyter/user/alatif/view/data/ImageCorpora/ADE20K_2016_07_26/images/training/b/bathroom/ADE_train_00000017.jpg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361" calcext:value-type="float">
            <text:p>11361</text:p>
          </table:table-cell>
          <table:table-cell/>
          <table:table-cell office:value-type="string" calcext:value-type="string">
            <text:p>training/l/living_room/ADE_train_00011361.jpg</text:p>
          </table:table-cell>
          <table:table-cell table:formula="of:=HYPERLINK(&quot;https://jarvis.ling.uni-potsdam.de/clp-pmvss21-1/jupyter/user/alatif/view/data/ImageCorpora/ADE20K_2016_07_26/images/training/l/living_room/ADE_train_00011361.jpg&quot;)" office:value-type="string" office:string-value="https://jarvis.ling.uni-potsdam.de/clp-pmvss21-1/jupyter/user/alatif/view/data/ImageCorpora/ADE20K_2016_07_26/images/training/l/living_room/ADE_train_00011361.jpg" calcext:value-type="string">
            <text:p>https://jarvis.ling.uni-potsdam.de/clp-pmvss21-1/jupyter/user/alatif/view/data/ImageCorpora/ADE20K_2016_07_26/images/training/l/living_room/ADE_train_00011361.jpg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910" calcext:value-type="float">
            <text:p>3910</text:p>
          </table:table-cell>
          <table:table-cell/>
          <table:table-cell office:value-type="string" calcext:value-type="string">
            <text:p>training/b/bedroom/ADE_train_00003910.jpg</text:p>
          </table:table-cell>
          <table:table-cell table:formula="of:=HYPERLINK(&quot;https://jarvis.ling.uni-potsdam.de/clp-pmvss21-1/jupyter/user/alatif/view/data/ImageCorpora/ADE20K_2016_07_26/images/training/b/bedroom/ADE_train_00003910.jpg&quot;)" office:value-type="string" office:string-value="https://jarvis.ling.uni-potsdam.de/clp-pmvss21-1/jupyter/user/alatif/view/data/ImageCorpora/ADE20K_2016_07_26/images/training/b/bedroom/ADE_train_00003910.jpg" calcext:value-type="string">
            <text:p>https://jarvis.ling.uni-potsdam.de/clp-pmvss21-1/jupyter/user/alatif/view/data/ImageCorpora/ADE20K_2016_07_26/images/training/b/bedroom/ADE_train_00003910.jpg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training/k/kitchen/ADE_train_00000595.jpg</text:p>
          </table:table-cell>
          <table:table-cell table:formula="of:=HYPERLINK(&quot;https://jarvis.ling.uni-potsdam.de/clp-pmvss21-1/jupyter/user/alatif/view/data/ImageCorpora/ADE20K_2016_07_26/images/training/k/kitchen/ADE_train_00000595.jpg&quot;)" office:value-type="string" office:string-value="https://jarvis.ling.uni-potsdam.de/clp-pmvss21-1/jupyter/user/alatif/view/data/ImageCorpora/ADE20K_2016_07_26/images/training/k/kitchen/ADE_train_00000595.jpg" calcext:value-type="string">
            <text:p>https://jarvis.ling.uni-potsdam.de/clp-pmvss21-1/jupyter/user/alatif/view/data/ImageCorpora/ADE20K_2016_07_26/images/training/k/kitchen/ADE_train_00000595.jpg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332" calcext:value-type="float">
            <text:p>100332</text:p>
          </table:table-cell>
          <table:table-cell/>
          <table:table-cell office:value-type="string" calcext:value-type="string">
            <text:p>validation/d/dorm_room/ADE_val_00000332.jpg</text:p>
          </table:table-cell>
          <table:table-cell table:formula="of:=HYPERLINK(&quot;https://jarvis.ling.uni-potsdam.de/clp-pmvss21-1/jupyter/user/alatif/view/data/ImageCorpora/ADE20K_2016_07_26/images/validation/d/dorm_room/ADE_val_00000332.jpg&quot;)" office:value-type="string" office:string-value="https://jarvis.ling.uni-potsdam.de/clp-pmvss21-1/jupyter/user/alatif/view/data/ImageCorpora/ADE20K_2016_07_26/images/validation/d/dorm_room/ADE_val_00000332.jpg" calcext:value-type="string">
            <text:p>https://jarvis.ling.uni-potsdam.de/clp-pmvss21-1/jupyter/user/alatif/view/data/ImageCorpora/ADE20K_2016_07_26/images/validation/d/dorm_room/ADE_val_00000332.jpg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6808" calcext:value-type="float">
            <text:p>16808</text:p>
          </table:table-cell>
          <table:table-cell/>
          <table:table-cell office:value-type="string" calcext:value-type="string">
            <text:p>training/s/staircase/ADE_train_00016808.jpg</text:p>
          </table:table-cell>
          <table:table-cell table:formula="of:=HYPERLINK(&quot;https://jarvis.ling.uni-potsdam.de/clp-pmvss21-1/jupyter/user/alatif/view/data/ImageCorpora/ADE20K_2016_07_26/images/training/s/staircase/ADE_train_00016808.jpg&quot;)" office:value-type="string" office:string-value="https://jarvis.ling.uni-potsdam.de/clp-pmvss21-1/jupyter/user/alatif/view/data/ImageCorpora/ADE20K_2016_07_26/images/training/s/staircase/ADE_train_00016808.jpg" calcext:value-type="string">
            <text:p>https://jarvis.ling.uni-potsdam.de/clp-pmvss21-1/jupyter/user/alatif/view/data/ImageCorpora/ADE20K_2016_07_26/images/training/s/staircase/ADE_train_00016808.jpg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194" calcext:value-type="float">
            <text:p>11194</text:p>
          </table:table-cell>
          <table:table-cell/>
          <table:table-cell office:value-type="string" calcext:value-type="string">
            <text:p>training/l/living_room/ADE_train_00011194.jpg</text:p>
          </table:table-cell>
          <table:table-cell table:formula="of:=HYPERLINK(&quot;https://jarvis.ling.uni-potsdam.de/clp-pmvss21-1/jupyter/user/alatif/view/data/ImageCorpora/ADE20K_2016_07_26/images/training/l/living_room/ADE_train_00011194.jpg&quot;)" office:value-type="string" office:string-value="https://jarvis.ling.uni-potsdam.de/clp-pmvss21-1/jupyter/user/alatif/view/data/ImageCorpora/ADE20K_2016_07_26/images/training/l/living_room/ADE_train_00011194.jpg" calcext:value-type="string">
            <text:p>https://jarvis.ling.uni-potsdam.de/clp-pmvss21-1/jupyter/user/alatif/view/data/ImageCorpora/ADE20K_2016_07_26/images/training/l/living_room/ADE_train_00011194.jpg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067" calcext:value-type="float">
            <text:p>7067</text:p>
          </table:table-cell>
          <table:table-cell/>
          <table:table-cell office:value-type="string" calcext:value-type="string">
            <text:p>training/d/dining_room/ADE_train_00007067.jpg</text:p>
          </table:table-cell>
          <table:table-cell table:formula="of:=HYPERLINK(&quot;https://jarvis.ling.uni-potsdam.de/clp-pmvss21-1/jupyter/user/alatif/view/data/ImageCorpora/ADE20K_2016_07_26/images/training/d/dining_room/ADE_train_00007067.jpg&quot;)" office:value-type="string" office:string-value="https://jarvis.ling.uni-potsdam.de/clp-pmvss21-1/jupyter/user/alatif/view/data/ImageCorpora/ADE20K_2016_07_26/images/training/d/dining_room/ADE_train_00007067.jpg" calcext:value-type="string">
            <text:p>https://jarvis.ling.uni-potsdam.de/clp-pmvss21-1/jupyter/user/alatif/view/data/ImageCorpora/ADE20K_2016_07_26/images/training/d/dining_room/ADE_train_00007067.jpg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197" calcext:value-type="float">
            <text:p>11197</text:p>
          </table:table-cell>
          <table:table-cell/>
          <table:table-cell office:value-type="string" calcext:value-type="string">
            <text:p>training/l/living_room/ADE_train_00011197.jpg</text:p>
          </table:table-cell>
          <table:table-cell table:formula="of:=HYPERLINK(&quot;https://jarvis.ling.uni-potsdam.de/clp-pmvss21-1/jupyter/user/alatif/view/data/ImageCorpora/ADE20K_2016_07_26/images/training/l/living_room/ADE_train_00011197.jpg&quot;)" office:value-type="string" office:string-value="https://jarvis.ling.uni-potsdam.de/clp-pmvss21-1/jupyter/user/alatif/view/data/ImageCorpora/ADE20K_2016_07_26/images/training/l/living_room/ADE_train_00011197.jpg" calcext:value-type="string">
            <text:p>https://jarvis.ling.uni-potsdam.de/clp-pmvss21-1/jupyter/user/alatif/view/data/ImageCorpora/ADE20K_2016_07_26/images/training/l/living_room/ADE_train_00011197.jpg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506" calcext:value-type="float">
            <text:p>100506</text:p>
          </table:table-cell>
          <table:table-cell/>
          <table:table-cell office:value-type="string" calcext:value-type="string">
            <text:p>validation/l/living_room/ADE_val_00000506.jpg</text:p>
          </table:table-cell>
          <table:table-cell table:formula="of:=HYPERLINK(&quot;https://jarvis.ling.uni-potsdam.de/clp-pmvss21-1/jupyter/user/alatif/view/data/ImageCorpora/ADE20K_2016_07_26/images/validation/l/living_room/ADE_val_00000506.jpg&quot;)" office:value-type="string" office:string-value="https://jarvis.ling.uni-potsdam.de/clp-pmvss21-1/jupyter/user/alatif/view/data/ImageCorpora/ADE20K_2016_07_26/images/validation/l/living_room/ADE_val_00000506.jpg" calcext:value-type="string">
            <text:p>https://jarvis.ling.uni-potsdam.de/clp-pmvss21-1/jupyter/user/alatif/view/data/ImageCorpora/ADE20K_2016_07_26/images/validation/l/living_room/ADE_val_00000506.jpg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233" calcext:value-type="float">
            <text:p>3233</text:p>
          </table:table-cell>
          <table:table-cell/>
          <table:table-cell office:value-type="string" calcext:value-type="string">
            <text:p>training/b/bedroom/ADE_train_00003233.jpg</text:p>
          </table:table-cell>
          <table:table-cell table:formula="of:=HYPERLINK(&quot;https://jarvis.ling.uni-potsdam.de/clp-pmvss21-1/jupyter/user/alatif/view/data/ImageCorpora/ADE20K_2016_07_26/images/training/b/bedroom/ADE_train_00003233.jpg&quot;)" office:value-type="string" office:string-value="https://jarvis.ling.uni-potsdam.de/clp-pmvss21-1/jupyter/user/alatif/view/data/ImageCorpora/ADE20K_2016_07_26/images/training/b/bedroom/ADE_train_00003233.jpg" calcext:value-type="string">
            <text:p>https://jarvis.ling.uni-potsdam.de/clp-pmvss21-1/jupyter/user/alatif/view/data/ImageCorpora/ADE20K_2016_07_26/images/training/b/bedroom/ADE_train_00003233.jpg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967" calcext:value-type="float">
            <text:p>14967</text:p>
          </table:table-cell>
          <table:table-cell/>
          <table:table-cell office:value-type="string" calcext:value-type="string">
            <text:p>training/p/pantry/ADE_train_00014967.jpg</text:p>
          </table:table-cell>
          <table:table-cell table:formula="of:=HYPERLINK(&quot;https://jarvis.ling.uni-potsdam.de/clp-pmvss21-1/jupyter/user/alatif/view/data/ImageCorpora/ADE20K_2016_07_26/images/training/p/pantry/ADE_train_00014967.jpg&quot;)" office:value-type="string" office:string-value="https://jarvis.ling.uni-potsdam.de/clp-pmvss21-1/jupyter/user/alatif/view/data/ImageCorpora/ADE20K_2016_07_26/images/training/p/pantry/ADE_train_00014967.jpg" calcext:value-type="string">
            <text:p>https://jarvis.ling.uni-potsdam.de/clp-pmvss21-1/jupyter/user/alatif/view/data/ImageCorpora/ADE20K_2016_07_26/images/training/p/pantry/ADE_train_00014967.jpg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65" calcext:value-type="float">
            <text:p>2665</text:p>
          </table:table-cell>
          <table:table-cell/>
          <table:table-cell office:value-type="string" calcext:value-type="string">
            <text:p>training/b/bathroom/ADE_train_00002665.jpg</text:p>
          </table:table-cell>
          <table:table-cell table:formula="of:=HYPERLINK(&quot;https://jarvis.ling.uni-potsdam.de/clp-pmvss21-1/jupyter/user/alatif/view/data/ImageCorpora/ADE20K_2016_07_26/images/training/b/bathroom/ADE_train_00002665.jpg&quot;)" office:value-type="string" office:string-value="https://jarvis.ling.uni-potsdam.de/clp-pmvss21-1/jupyter/user/alatif/view/data/ImageCorpora/ADE20K_2016_07_26/images/training/b/bathroom/ADE_train_00002665.jpg" calcext:value-type="string">
            <text:p>https://jarvis.ling.uni-potsdam.de/clp-pmvss21-1/jupyter/user/alatif/view/data/ImageCorpora/ADE20K_2016_07_26/images/training/b/bathroom/ADE_train_00002665.jpg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534" calcext:value-type="float">
            <text:p>9534</text:p>
          </table:table-cell>
          <table:table-cell/>
          <table:table-cell office:value-type="string" calcext:value-type="string">
            <text:p>training/h/hotel_room/ADE_train_00009534.jpg</text:p>
          </table:table-cell>
          <table:table-cell table:formula="of:=HYPERLINK(&quot;https://jarvis.ling.uni-potsdam.de/clp-pmvss21-1/jupyter/user/alatif/view/data/ImageCorpora/ADE20K_2016_07_26/images/training/h/hotel_room/ADE_train_00009534.jpg&quot;)" office:value-type="string" office:string-value="https://jarvis.ling.uni-potsdam.de/clp-pmvss21-1/jupyter/user/alatif/view/data/ImageCorpora/ADE20K_2016_07_26/images/training/h/hotel_room/ADE_train_00009534.jpg" calcext:value-type="string">
            <text:p>https://jarvis.ling.uni-potsdam.de/clp-pmvss21-1/jupyter/user/alatif/view/data/ImageCorpora/ADE20K_2016_07_26/images/training/h/hotel_room/ADE_train_00009534.jpg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928" calcext:value-type="float">
            <text:p>6928</text:p>
          </table:table-cell>
          <table:table-cell/>
          <table:table-cell office:value-type="string" calcext:value-type="string">
            <text:p>training/d/dining_room/ADE_train_00006928.jpg</text:p>
          </table:table-cell>
          <table:table-cell table:formula="of:=HYPERLINK(&quot;https://jarvis.ling.uni-potsdam.de/clp-pmvss21-1/jupyter/user/alatif/view/data/ImageCorpora/ADE20K_2016_07_26/images/training/d/dining_room/ADE_train_00006928.jpg&quot;)" office:value-type="string" office:string-value="https://jarvis.ling.uni-potsdam.de/clp-pmvss21-1/jupyter/user/alatif/view/data/ImageCorpora/ADE20K_2016_07_26/images/training/d/dining_room/ADE_train_00006928.jpg" calcext:value-type="string">
            <text:p>https://jarvis.ling.uni-potsdam.de/clp-pmvss21-1/jupyter/user/alatif/view/data/ImageCorpora/ADE20K_2016_07_26/images/training/d/dining_room/ADE_train_00006928.jpg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1716" calcext:value-type="float">
            <text:p>101716</text:p>
          </table:table-cell>
          <table:table-cell/>
          <table:table-cell office:value-type="string" calcext:value-type="string">
            <text:p>validation/p/poolroom/home/ADE_val_00001716.jpg</text:p>
          </table:table-cell>
          <table:table-cell table:formula="of:=HYPERLINK(&quot;https://jarvis.ling.uni-potsdam.de/clp-pmvss21-1/jupyter/user/alatif/view/data/ImageCorpora/ADE20K_2016_07_26/images/validation/p/poolroom/home/ADE_val_00001716.jpg&quot;)" office:value-type="string" office:string-value="https://jarvis.ling.uni-potsdam.de/clp-pmvss21-1/jupyter/user/alatif/view/data/ImageCorpora/ADE20K_2016_07_26/images/validation/p/poolroom/home/ADE_val_00001716.jpg" calcext:value-type="string">
            <text:p>https://jarvis.ling.uni-potsdam.de/clp-pmvss21-1/jupyter/user/alatif/view/data/ImageCorpora/ADE20K_2016_07_26/images/validation/p/poolroom/home/ADE_val_00001716.jpg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693" calcext:value-type="float">
            <text:p>3693</text:p>
          </table:table-cell>
          <table:table-cell/>
          <table:table-cell office:value-type="string" calcext:value-type="string">
            <text:p>training/b/bedroom/ADE_train_00003693.jpg</text:p>
          </table:table-cell>
          <table:table-cell table:formula="of:=HYPERLINK(&quot;https://jarvis.ling.uni-potsdam.de/clp-pmvss21-1/jupyter/user/alatif/view/data/ImageCorpora/ADE20K_2016_07_26/images/training/b/bedroom/ADE_train_00003693.jpg&quot;)" office:value-type="string" office:string-value="https://jarvis.ling.uni-potsdam.de/clp-pmvss21-1/jupyter/user/alatif/view/data/ImageCorpora/ADE20K_2016_07_26/images/training/b/bedroom/ADE_train_00003693.jpg" calcext:value-type="string">
            <text:p>https://jarvis.ling.uni-potsdam.de/clp-pmvss21-1/jupyter/user/alatif/view/data/ImageCorpora/ADE20K_2016_07_26/images/training/b/bedroom/ADE_train_00003693.jpg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573" calcext:value-type="float">
            <text:p>9573</text:p>
          </table:table-cell>
          <table:table-cell/>
          <table:table-cell office:value-type="string" calcext:value-type="string">
            <text:p>training/h/hotel_room/ADE_train_00009573.jpg</text:p>
          </table:table-cell>
          <table:table-cell table:formula="of:=HYPERLINK(&quot;https://jarvis.ling.uni-potsdam.de/clp-pmvss21-1/jupyter/user/alatif/view/data/ImageCorpora/ADE20K_2016_07_26/images/training/h/hotel_room/ADE_train_00009573.jpg&quot;)" office:value-type="string" office:string-value="https://jarvis.ling.uni-potsdam.de/clp-pmvss21-1/jupyter/user/alatif/view/data/ImageCorpora/ADE20K_2016_07_26/images/training/h/hotel_room/ADE_train_00009573.jpg" calcext:value-type="string">
            <text:p>https://jarvis.ling.uni-potsdam.de/clp-pmvss21-1/jupyter/user/alatif/view/data/ImageCorpora/ADE20K_2016_07_26/images/training/h/hotel_room/ADE_train_00009573.jpg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training/l/living_room/ADE_train_00000772.jpg</text:p>
          </table:table-cell>
          <table:table-cell table:formula="of:=HYPERLINK(&quot;https://jarvis.ling.uni-potsdam.de/clp-pmvss21-1/jupyter/user/alatif/view/data/ImageCorpora/ADE20K_2016_07_26/images/training/l/living_room/ADE_train_00000772.jpg&quot;)" office:value-type="string" office:string-value="https://jarvis.ling.uni-potsdam.de/clp-pmvss21-1/jupyter/user/alatif/view/data/ImageCorpora/ADE20K_2016_07_26/images/training/l/living_room/ADE_train_00000772.jpg" calcext:value-type="string">
            <text:p>https://jarvis.ling.uni-potsdam.de/clp-pmvss21-1/jupyter/user/alatif/view/data/ImageCorpora/ADE20K_2016_07_26/images/training/l/living_room/ADE_train_00000772.jpg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training/b/bathroom/ADE_train_00000090.jpg</text:p>
          </table:table-cell>
          <table:table-cell table:formula="of:=HYPERLINK(&quot;https://jarvis.ling.uni-potsdam.de/clp-pmvss21-1/jupyter/user/alatif/view/data/ImageCorpora/ADE20K_2016_07_26/images/training/b/bathroom/ADE_train_00000090.jpg&quot;)" office:value-type="string" office:string-value="https://jarvis.ling.uni-potsdam.de/clp-pmvss21-1/jupyter/user/alatif/view/data/ImageCorpora/ADE20K_2016_07_26/images/training/b/bathroom/ADE_train_00000090.jpg" calcext:value-type="string">
            <text:p>https://jarvis.ling.uni-potsdam.de/clp-pmvss21-1/jupyter/user/alatif/view/data/ImageCorpora/ADE20K_2016_07_26/images/training/b/bathroom/ADE_train_00000090.jpg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1968" calcext:value-type="float">
            <text:p>101968</text:p>
          </table:table-cell>
          <table:table-cell/>
          <table:table-cell office:value-type="string" calcext:value-type="string">
            <text:p>validation/l/living_room/ADE_val_00001968.jpg</text:p>
          </table:table-cell>
          <table:table-cell table:formula="of:=HYPERLINK(&quot;https://jarvis.ling.uni-potsdam.de/clp-pmvss21-1/jupyter/user/alatif/view/data/ImageCorpora/ADE20K_2016_07_26/images/validation/l/living_room/ADE_val_00001968.jpg&quot;)" office:value-type="string" office:string-value="https://jarvis.ling.uni-potsdam.de/clp-pmvss21-1/jupyter/user/alatif/view/data/ImageCorpora/ADE20K_2016_07_26/images/validation/l/living_room/ADE_val_00001968.jpg" calcext:value-type="string">
            <text:p>https://jarvis.ling.uni-potsdam.de/clp-pmvss21-1/jupyter/user/alatif/view/data/ImageCorpora/ADE20K_2016_07_26/images/validation/l/living_room/ADE_val_00001968.jpg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096" calcext:value-type="float">
            <text:p>11096</text:p>
          </table:table-cell>
          <table:table-cell/>
          <table:table-cell office:value-type="string" calcext:value-type="string">
            <text:p>training/l/living_room/ADE_train_00011096.jpg</text:p>
          </table:table-cell>
          <table:table-cell table:formula="of:=HYPERLINK(&quot;https://jarvis.ling.uni-potsdam.de/clp-pmvss21-1/jupyter/user/alatif/view/data/ImageCorpora/ADE20K_2016_07_26/images/training/l/living_room/ADE_train_00011096.jpg&quot;)" office:value-type="string" office:string-value="https://jarvis.ling.uni-potsdam.de/clp-pmvss21-1/jupyter/user/alatif/view/data/ImageCorpora/ADE20K_2016_07_26/images/training/l/living_room/ADE_train_00011096.jpg" calcext:value-type="string">
            <text:p>https://jarvis.ling.uni-potsdam.de/clp-pmvss21-1/jupyter/user/alatif/view/data/ImageCorpora/ADE20K_2016_07_26/images/training/l/living_room/ADE_train_00011096.jpg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360" calcext:value-type="float">
            <text:p>10360</text:p>
          </table:table-cell>
          <table:table-cell/>
          <table:table-cell office:value-type="string" calcext:value-type="string">
            <text:p>training/k/kitchen/ADE_train_00010360.jpg</text:p>
          </table:table-cell>
          <table:table-cell table:formula="of:=HYPERLINK(&quot;https://jarvis.ling.uni-potsdam.de/clp-pmvss21-1/jupyter/user/alatif/view/data/ImageCorpora/ADE20K_2016_07_26/images/training/k/kitchen/ADE_train_00010360.jpg&quot;)" office:value-type="string" office:string-value="https://jarvis.ling.uni-potsdam.de/clp-pmvss21-1/jupyter/user/alatif/view/data/ImageCorpora/ADE20K_2016_07_26/images/training/k/kitchen/ADE_train_00010360.jpg" calcext:value-type="string">
            <text:p>https://jarvis.ling.uni-potsdam.de/clp-pmvss21-1/jupyter/user/alatif/view/data/ImageCorpora/ADE20K_2016_07_26/images/training/k/kitchen/ADE_train_00010360.jpg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795" calcext:value-type="float">
            <text:p>16795</text:p>
          </table:table-cell>
          <table:table-cell/>
          <table:table-cell office:value-type="string" calcext:value-type="string">
            <text:p>training/s/staircase/ADE_train_00016795.jpg</text:p>
          </table:table-cell>
          <table:table-cell table:formula="of:=HYPERLINK(&quot;https://jarvis.ling.uni-potsdam.de/clp-pmvss21-1/jupyter/user/alatif/view/data/ImageCorpora/ADE20K_2016_07_26/images/training/s/staircase/ADE_train_00016795.jpg&quot;)" office:value-type="string" office:string-value="https://jarvis.ling.uni-potsdam.de/clp-pmvss21-1/jupyter/user/alatif/view/data/ImageCorpora/ADE20K_2016_07_26/images/training/s/staircase/ADE_train_00016795.jpg" calcext:value-type="string">
            <text:p>https://jarvis.ling.uni-potsdam.de/clp-pmvss21-1/jupyter/user/alatif/view/data/ImageCorpora/ADE20K_2016_07_26/images/training/s/staircase/ADE_train_00016795.jpg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training/b/bedroom/ADE_train_00000544.jpg</text:p>
          </table:table-cell>
          <table:table-cell table:formula="of:=HYPERLINK(&quot;https://jarvis.ling.uni-potsdam.de/clp-pmvss21-1/jupyter/user/alatif/view/data/ImageCorpora/ADE20K_2016_07_26/images/training/b/bedroom/ADE_train_00000544.jpg&quot;)" office:value-type="string" office:string-value="https://jarvis.ling.uni-potsdam.de/clp-pmvss21-1/jupyter/user/alatif/view/data/ImageCorpora/ADE20K_2016_07_26/images/training/b/bedroom/ADE_train_00000544.jpg" calcext:value-type="string">
            <text:p>https://jarvis.ling.uni-potsdam.de/clp-pmvss21-1/jupyter/user/alatif/view/data/ImageCorpora/ADE20K_2016_07_26/images/training/b/bedroom/ADE_train_00000544.jpg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797" calcext:value-type="float">
            <text:p>2797</text:p>
          </table:table-cell>
          <table:table-cell/>
          <table:table-cell office:value-type="string" calcext:value-type="string">
            <text:p>training/b/bathroom/ADE_train_00002797.jpg</text:p>
          </table:table-cell>
          <table:table-cell table:formula="of:=HYPERLINK(&quot;https://jarvis.ling.uni-potsdam.de/clp-pmvss21-1/jupyter/user/alatif/view/data/ImageCorpora/ADE20K_2016_07_26/images/training/b/bathroom/ADE_train_00002797.jpg&quot;)" office:value-type="string" office:string-value="https://jarvis.ling.uni-potsdam.de/clp-pmvss21-1/jupyter/user/alatif/view/data/ImageCorpora/ADE20K_2016_07_26/images/training/b/bathroom/ADE_train_00002797.jpg" calcext:value-type="string">
            <text:p>https://jarvis.ling.uni-potsdam.de/clp-pmvss21-1/jupyter/user/alatif/view/data/ImageCorpora/ADE20K_2016_07_26/images/training/b/bathroom/ADE_train_00002797.jpg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990" calcext:value-type="float">
            <text:p>14990</text:p>
          </table:table-cell>
          <table:table-cell/>
          <table:table-cell office:value-type="string" calcext:value-type="string">
            <text:p>training/p/pantry/ADE_train_00014990.jpg</text:p>
          </table:table-cell>
          <table:table-cell table:formula="of:=HYPERLINK(&quot;https://jarvis.ling.uni-potsdam.de/clp-pmvss21-1/jupyter/user/alatif/view/data/ImageCorpora/ADE20K_2016_07_26/images/training/p/pantry/ADE_train_00014990.jpg&quot;)" office:value-type="string" office:string-value="https://jarvis.ling.uni-potsdam.de/clp-pmvss21-1/jupyter/user/alatif/view/data/ImageCorpora/ADE20K_2016_07_26/images/training/p/pantry/ADE_train_00014990.jpg" calcext:value-type="string">
            <text:p>https://jarvis.ling.uni-potsdam.de/clp-pmvss21-1/jupyter/user/alatif/view/data/ImageCorpora/ADE20K_2016_07_26/images/training/p/pantry/ADE_train_00014990.jpg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35" calcext:value-type="float">
            <text:p>2535</text:p>
          </table:table-cell>
          <table:table-cell/>
          <table:table-cell office:value-type="string" calcext:value-type="string">
            <text:p>training/b/bathroom/ADE_train_00002535.jpg</text:p>
          </table:table-cell>
          <table:table-cell table:formula="of:=HYPERLINK(&quot;https://jarvis.ling.uni-potsdam.de/clp-pmvss21-1/jupyter/user/alatif/view/data/ImageCorpora/ADE20K_2016_07_26/images/training/b/bathroom/ADE_train_00002535.jpg&quot;)" office:value-type="string" office:string-value="https://jarvis.ling.uni-potsdam.de/clp-pmvss21-1/jupyter/user/alatif/view/data/ImageCorpora/ADE20K_2016_07_26/images/training/b/bathroom/ADE_train_00002535.jpg" calcext:value-type="string">
            <text:p>https://jarvis.ling.uni-potsdam.de/clp-pmvss21-1/jupyter/user/alatif/view/data/ImageCorpora/ADE20K_2016_07_26/images/training/b/bathroom/ADE_train_00002535.jpg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string" calcext:value-type="string">
            <text:p>training/a/attic/ADE_train_00001911.jpg</text:p>
          </table:table-cell>
          <table:table-cell table:formula="of:=HYPERLINK(&quot;https://jarvis.ling.uni-potsdam.de/clp-pmvss21-1/jupyter/user/alatif/view/data/ImageCorpora/ADE20K_2016_07_26/images/training/a/attic/ADE_train_00001911.jpg&quot;)" office:value-type="string" office:string-value="https://jarvis.ling.uni-potsdam.de/clp-pmvss21-1/jupyter/user/alatif/view/data/ImageCorpora/ADE20K_2016_07_26/images/training/a/attic/ADE_train_00001911.jpg" calcext:value-type="string">
            <text:p>https://jarvis.ling.uni-potsdam.de/clp-pmvss21-1/jupyter/user/alatif/view/data/ImageCorpora/ADE20K_2016_07_26/images/training/a/attic/ADE_train_00001911.jpg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245" calcext:value-type="float">
            <text:p>11245</text:p>
          </table:table-cell>
          <table:table-cell/>
          <table:table-cell office:value-type="string" calcext:value-type="string">
            <text:p>training/l/living_room/ADE_train_00011245.jpg</text:p>
          </table:table-cell>
          <table:table-cell table:formula="of:=HYPERLINK(&quot;https://jarvis.ling.uni-potsdam.de/clp-pmvss21-1/jupyter/user/alatif/view/data/ImageCorpora/ADE20K_2016_07_26/images/training/l/living_room/ADE_train_00011245.jpg&quot;)" office:value-type="string" office:string-value="https://jarvis.ling.uni-potsdam.de/clp-pmvss21-1/jupyter/user/alatif/view/data/ImageCorpora/ADE20K_2016_07_26/images/training/l/living_room/ADE_train_00011245.jpg" calcext:value-type="string">
            <text:p>https://jarvis.ling.uni-potsdam.de/clp-pmvss21-1/jupyter/user/alatif/view/data/ImageCorpora/ADE20K_2016_07_26/images/training/l/living_room/ADE_train_00011245.jpg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training/b/bedroom/ADE_train_00000302.jpg</text:p>
          </table:table-cell>
          <table:table-cell table:formula="of:=HYPERLINK(&quot;https://jarvis.ling.uni-potsdam.de/clp-pmvss21-1/jupyter/user/alatif/view/data/ImageCorpora/ADE20K_2016_07_26/images/training/b/bedroom/ADE_train_00000302.jpg&quot;)" office:value-type="string" office:string-value="https://jarvis.ling.uni-potsdam.de/clp-pmvss21-1/jupyter/user/alatif/view/data/ImageCorpora/ADE20K_2016_07_26/images/training/b/bedroom/ADE_train_00000302.jpg" calcext:value-type="string">
            <text:p>https://jarvis.ling.uni-potsdam.de/clp-pmvss21-1/jupyter/user/alatif/view/data/ImageCorpora/ADE20K_2016_07_26/images/training/b/bedroom/ADE_train_00000302.jpg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02" calcext:value-type="float">
            <text:p>11302</text:p>
          </table:table-cell>
          <table:table-cell/>
          <table:table-cell office:value-type="string" calcext:value-type="string">
            <text:p>training/l/living_room/ADE_train_00011302.jpg</text:p>
          </table:table-cell>
          <table:table-cell table:formula="of:=HYPERLINK(&quot;https://jarvis.ling.uni-potsdam.de/clp-pmvss21-1/jupyter/user/alatif/view/data/ImageCorpora/ADE20K_2016_07_26/images/training/l/living_room/ADE_train_00011302.jpg&quot;)" office:value-type="string" office:string-value="https://jarvis.ling.uni-potsdam.de/clp-pmvss21-1/jupyter/user/alatif/view/data/ImageCorpora/ADE20K_2016_07_26/images/training/l/living_room/ADE_train_00011302.jpg" calcext:value-type="string">
            <text:p>https://jarvis.ling.uni-potsdam.de/clp-pmvss21-1/jupyter/user/alatif/view/data/ImageCorpora/ADE20K_2016_07_26/images/training/l/living_room/ADE_train_00011302.jpg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524" calcext:value-type="float">
            <text:p>15524</text:p>
          </table:table-cell>
          <table:table-cell/>
          <table:table-cell office:value-type="string" calcext:value-type="string">
            <text:p>training/p/poolroom/home/ADE_train_00015524.jpg</text:p>
          </table:table-cell>
          <table:table-cell table:formula="of:=HYPERLINK(&quot;https://jarvis.ling.uni-potsdam.de/clp-pmvss21-1/jupyter/user/alatif/view/data/ImageCorpora/ADE20K_2016_07_26/images/training/p/poolroom/home/ADE_train_00015524.jpg&quot;)" office:value-type="string" office:string-value="https://jarvis.ling.uni-potsdam.de/clp-pmvss21-1/jupyter/user/alatif/view/data/ImageCorpora/ADE20K_2016_07_26/images/training/p/poolroom/home/ADE_train_00015524.jpg" calcext:value-type="string">
            <text:p>https://jarvis.ling.uni-potsdam.de/clp-pmvss21-1/jupyter/user/alatif/view/data/ImageCorpora/ADE20K_2016_07_26/images/training/p/poolroom/home/ADE_train_00015524.jpg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625" calcext:value-type="float">
            <text:p>9625</text:p>
          </table:table-cell>
          <table:table-cell/>
          <table:table-cell office:value-type="string" calcext:value-type="string">
            <text:p>training/h/hotel_room/ADE_train_00009625.jpg</text:p>
          </table:table-cell>
          <table:table-cell table:formula="of:=HYPERLINK(&quot;https://jarvis.ling.uni-potsdam.de/clp-pmvss21-1/jupyter/user/alatif/view/data/ImageCorpora/ADE20K_2016_07_26/images/training/h/hotel_room/ADE_train_00009625.jpg&quot;)" office:value-type="string" office:string-value="https://jarvis.ling.uni-potsdam.de/clp-pmvss21-1/jupyter/user/alatif/view/data/ImageCorpora/ADE20K_2016_07_26/images/training/h/hotel_room/ADE_train_00009625.jpg" calcext:value-type="string">
            <text:p>https://jarvis.ling.uni-potsdam.de/clp-pmvss21-1/jupyter/user/alatif/view/data/ImageCorpora/ADE20K_2016_07_26/images/training/h/hotel_room/ADE_train_00009625.jpg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training/b/bedroom/ADE_train_00000392.jpg</text:p>
          </table:table-cell>
          <table:table-cell table:formula="of:=HYPERLINK(&quot;https://jarvis.ling.uni-potsdam.de/clp-pmvss21-1/jupyter/user/alatif/view/data/ImageCorpora/ADE20K_2016_07_26/images/training/b/bedroom/ADE_train_00000392.jpg&quot;)" office:value-type="string" office:string-value="https://jarvis.ling.uni-potsdam.de/clp-pmvss21-1/jupyter/user/alatif/view/data/ImageCorpora/ADE20K_2016_07_26/images/training/b/bedroom/ADE_train_00000392.jpg" calcext:value-type="string">
            <text:p>https://jarvis.ling.uni-potsdam.de/clp-pmvss21-1/jupyter/user/alatif/view/data/ImageCorpora/ADE20K_2016_07_26/images/training/b/bedroom/ADE_train_00000392.jpg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training/b/bathroom/ADE_train_00000176.jpg</text:p>
          </table:table-cell>
          <table:table-cell table:formula="of:=HYPERLINK(&quot;https://jarvis.ling.uni-potsdam.de/clp-pmvss21-1/jupyter/user/alatif/view/data/ImageCorpora/ADE20K_2016_07_26/images/training/b/bathroom/ADE_train_00000176.jpg&quot;)" office:value-type="string" office:string-value="https://jarvis.ling.uni-potsdam.de/clp-pmvss21-1/jupyter/user/alatif/view/data/ImageCorpora/ADE20K_2016_07_26/images/training/b/bathroom/ADE_train_00000176.jpg" calcext:value-type="string">
            <text:p>https://jarvis.ling.uni-potsdam.de/clp-pmvss21-1/jupyter/user/alatif/view/data/ImageCorpora/ADE20K_2016_07_26/images/training/b/bathroom/ADE_train_00000176.jpg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89" calcext:value-type="float">
            <text:p>100089</text:p>
          </table:table-cell>
          <table:table-cell/>
          <table:table-cell office:value-type="string" calcext:value-type="string">
            <text:p>validation/b/bathroom/ADE_val_00000089.jpg</text:p>
          </table:table-cell>
          <table:table-cell table:formula="of:=HYPERLINK(&quot;https://jarvis.ling.uni-potsdam.de/clp-pmvss21-1/jupyter/user/alatif/view/data/ImageCorpora/ADE20K_2016_07_26/images/validation/b/bathroom/ADE_val_00000089.jpg&quot;)" office:value-type="string" office:string-value="https://jarvis.ling.uni-potsdam.de/clp-pmvss21-1/jupyter/user/alatif/view/data/ImageCorpora/ADE20K_2016_07_26/images/validation/b/bathroom/ADE_val_00000089.jpg" calcext:value-type="string">
            <text:p>https://jarvis.ling.uni-potsdam.de/clp-pmvss21-1/jupyter/user/alatif/view/data/ImageCorpora/ADE20K_2016_07_26/images/validation/b/bathroom/ADE_val_00000089.jpg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string" calcext:value-type="string">
            <text:p>training/l/living_room/ADE_train_00000833.jpg</text:p>
          </table:table-cell>
          <table:table-cell table:formula="of:=HYPERLINK(&quot;https://jarvis.ling.uni-potsdam.de/clp-pmvss21-1/jupyter/user/alatif/view/data/ImageCorpora/ADE20K_2016_07_26/images/training/l/living_room/ADE_train_00000833.jpg&quot;)" office:value-type="string" office:string-value="https://jarvis.ling.uni-potsdam.de/clp-pmvss21-1/jupyter/user/alatif/view/data/ImageCorpora/ADE20K_2016_07_26/images/training/l/living_room/ADE_train_00000833.jpg" calcext:value-type="string">
            <text:p>https://jarvis.ling.uni-potsdam.de/clp-pmvss21-1/jupyter/user/alatif/view/data/ImageCorpora/ADE20K_2016_07_26/images/training/l/living_room/ADE_train_00000833.jpg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training/b/bedroom/ADE_train_00000507.jpg</text:p>
          </table:table-cell>
          <table:table-cell table:formula="of:=HYPERLINK(&quot;https://jarvis.ling.uni-potsdam.de/clp-pmvss21-1/jupyter/user/alatif/view/data/ImageCorpora/ADE20K_2016_07_26/images/training/b/bedroom/ADE_train_00000507.jpg&quot;)" office:value-type="string" office:string-value="https://jarvis.ling.uni-potsdam.de/clp-pmvss21-1/jupyter/user/alatif/view/data/ImageCorpora/ADE20K_2016_07_26/images/training/b/bedroom/ADE_train_00000507.jpg" calcext:value-type="string">
            <text:p>https://jarvis.ling.uni-potsdam.de/clp-pmvss21-1/jupyter/user/alatif/view/data/ImageCorpora/ADE20K_2016_07_26/images/training/b/bedroom/ADE_train_00000507.jpg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981" calcext:value-type="float">
            <text:p>6981</text:p>
          </table:table-cell>
          <table:table-cell/>
          <table:table-cell office:value-type="string" calcext:value-type="string">
            <text:p>training/d/dining_room/ADE_train_00006981.jpg</text:p>
          </table:table-cell>
          <table:table-cell table:formula="of:=HYPERLINK(&quot;https://jarvis.ling.uni-potsdam.de/clp-pmvss21-1/jupyter/user/alatif/view/data/ImageCorpora/ADE20K_2016_07_26/images/training/d/dining_room/ADE_train_00006981.jpg&quot;)" office:value-type="string" office:string-value="https://jarvis.ling.uni-potsdam.de/clp-pmvss21-1/jupyter/user/alatif/view/data/ImageCorpora/ADE20K_2016_07_26/images/training/d/dining_room/ADE_train_00006981.jpg" calcext:value-type="string">
            <text:p>https://jarvis.ling.uni-potsdam.de/clp-pmvss21-1/jupyter/user/alatif/view/data/ImageCorpora/ADE20K_2016_07_26/images/training/d/dining_room/ADE_train_00006981.jpg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219" calcext:value-type="float">
            <text:p>10219</text:p>
          </table:table-cell>
          <table:table-cell/>
          <table:table-cell office:value-type="string" calcext:value-type="string">
            <text:p>training/k/kitchen/ADE_train_00010219.jpg</text:p>
          </table:table-cell>
          <table:table-cell table:formula="of:=HYPERLINK(&quot;https://jarvis.ling.uni-potsdam.de/clp-pmvss21-1/jupyter/user/alatif/view/data/ImageCorpora/ADE20K_2016_07_26/images/training/k/kitchen/ADE_train_00010219.jpg&quot;)" office:value-type="string" office:string-value="https://jarvis.ling.uni-potsdam.de/clp-pmvss21-1/jupyter/user/alatif/view/data/ImageCorpora/ADE20K_2016_07_26/images/training/k/kitchen/ADE_train_00010219.jpg" calcext:value-type="string">
            <text:p>https://jarvis.ling.uni-potsdam.de/clp-pmvss21-1/jupyter/user/alatif/view/data/ImageCorpora/ADE20K_2016_07_26/images/training/k/kitchen/ADE_train_00010219.jpg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67" calcext:value-type="float">
            <text:p>2567</text:p>
          </table:table-cell>
          <table:table-cell/>
          <table:table-cell office:value-type="string" calcext:value-type="string">
            <text:p>training/b/bathroom/ADE_train_00002567.jpg</text:p>
          </table:table-cell>
          <table:table-cell table:formula="of:=HYPERLINK(&quot;https://jarvis.ling.uni-potsdam.de/clp-pmvss21-1/jupyter/user/alatif/view/data/ImageCorpora/ADE20K_2016_07_26/images/training/b/bathroom/ADE_train_00002567.jpg&quot;)" office:value-type="string" office:string-value="https://jarvis.ling.uni-potsdam.de/clp-pmvss21-1/jupyter/user/alatif/view/data/ImageCorpora/ADE20K_2016_07_26/images/training/b/bathroom/ADE_train_00002567.jpg" calcext:value-type="string">
            <text:p>https://jarvis.ling.uni-potsdam.de/clp-pmvss21-1/jupyter/user/alatif/view/data/ImageCorpora/ADE20K_2016_07_26/images/training/b/bathroom/ADE_train_00002567.jpg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887" calcext:value-type="float">
            <text:p>3887</text:p>
          </table:table-cell>
          <table:table-cell/>
          <table:table-cell office:value-type="string" calcext:value-type="string">
            <text:p>training/b/bedroom/ADE_train_00003887.jpg</text:p>
          </table:table-cell>
          <table:table-cell table:formula="of:=HYPERLINK(&quot;https://jarvis.ling.uni-potsdam.de/clp-pmvss21-1/jupyter/user/alatif/view/data/ImageCorpora/ADE20K_2016_07_26/images/training/b/bedroom/ADE_train_00003887.jpg&quot;)" office:value-type="string" office:string-value="https://jarvis.ling.uni-potsdam.de/clp-pmvss21-1/jupyter/user/alatif/view/data/ImageCorpora/ADE20K_2016_07_26/images/training/b/bedroom/ADE_train_00003887.jpg" calcext:value-type="string">
            <text:p>https://jarvis.ling.uni-potsdam.de/clp-pmvss21-1/jupyter/user/alatif/view/data/ImageCorpora/ADE20K_2016_07_26/images/training/b/bedroom/ADE_train_00003887.jpg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613" calcext:value-type="float">
            <text:p>10613</text:p>
          </table:table-cell>
          <table:table-cell/>
          <table:table-cell office:value-type="string" calcext:value-type="string">
            <text:p>training/k/kitchen/ADE_train_00010613.jpg</text:p>
          </table:table-cell>
          <table:table-cell table:formula="of:=HYPERLINK(&quot;https://jarvis.ling.uni-potsdam.de/clp-pmvss21-1/jupyter/user/alatif/view/data/ImageCorpora/ADE20K_2016_07_26/images/training/k/kitchen/ADE_train_00010613.jpg&quot;)" office:value-type="string" office:string-value="https://jarvis.ling.uni-potsdam.de/clp-pmvss21-1/jupyter/user/alatif/view/data/ImageCorpora/ADE20K_2016_07_26/images/training/k/kitchen/ADE_train_00010613.jpg" calcext:value-type="string">
            <text:p>https://jarvis.ling.uni-potsdam.de/clp-pmvss21-1/jupyter/user/alatif/view/data/ImageCorpora/ADE20K_2016_07_26/images/training/k/kitchen/ADE_train_00010613.jpg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358" calcext:value-type="float">
            <text:p>9358</text:p>
          </table:table-cell>
          <table:table-cell/>
          <table:table-cell office:value-type="string" calcext:value-type="string">
            <text:p>training/h/home_office/ADE_train_00009358.jpg</text:p>
          </table:table-cell>
          <table:table-cell table:formula="of:=HYPERLINK(&quot;https://jarvis.ling.uni-potsdam.de/clp-pmvss21-1/jupyter/user/alatif/view/data/ImageCorpora/ADE20K_2016_07_26/images/training/h/home_office/ADE_train_00009358.jpg&quot;)" office:value-type="string" office:string-value="https://jarvis.ling.uni-potsdam.de/clp-pmvss21-1/jupyter/user/alatif/view/data/ImageCorpora/ADE20K_2016_07_26/images/training/h/home_office/ADE_train_00009358.jpg" calcext:value-type="string">
            <text:p>https://jarvis.ling.uni-potsdam.de/clp-pmvss21-1/jupyter/user/alatif/view/data/ImageCorpora/ADE20K_2016_07_26/images/training/h/home_office/ADE_train_00009358.jp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236" calcext:value-type="float">
            <text:p>11236</text:p>
          </table:table-cell>
          <table:table-cell/>
          <table:table-cell office:value-type="string" calcext:value-type="string">
            <text:p>training/l/living_room/ADE_train_00011236.jpg</text:p>
          </table:table-cell>
          <table:table-cell table:formula="of:=HYPERLINK(&quot;https://jarvis.ling.uni-potsdam.de/clp-pmvss21-1/jupyter/user/alatif/view/data/ImageCorpora/ADE20K_2016_07_26/images/training/l/living_room/ADE_train_00011236.jpg&quot;)" office:value-type="string" office:string-value="https://jarvis.ling.uni-potsdam.de/clp-pmvss21-1/jupyter/user/alatif/view/data/ImageCorpora/ADE20K_2016_07_26/images/training/l/living_room/ADE_train_00011236.jpg" calcext:value-type="string">
            <text:p>https://jarvis.ling.uni-potsdam.de/clp-pmvss21-1/jupyter/user/alatif/view/data/ImageCorpora/ADE20K_2016_07_26/images/training/l/living_room/ADE_train_00011236.jpg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673" calcext:value-type="float">
            <text:p>10673</text:p>
          </table:table-cell>
          <table:table-cell/>
          <table:table-cell office:value-type="string" calcext:value-type="string">
            <text:p>training/k/kitchen/ADE_train_00010673.jpg</text:p>
          </table:table-cell>
          <table:table-cell table:formula="of:=HYPERLINK(&quot;https://jarvis.ling.uni-potsdam.de/clp-pmvss21-1/jupyter/user/alatif/view/data/ImageCorpora/ADE20K_2016_07_26/images/training/k/kitchen/ADE_train_00010673.jpg&quot;)" office:value-type="string" office:string-value="https://jarvis.ling.uni-potsdam.de/clp-pmvss21-1/jupyter/user/alatif/view/data/ImageCorpora/ADE20K_2016_07_26/images/training/k/kitchen/ADE_train_00010673.jpg" calcext:value-type="string">
            <text:p>https://jarvis.ling.uni-potsdam.de/clp-pmvss21-1/jupyter/user/alatif/view/data/ImageCorpora/ADE20K_2016_07_26/images/training/k/kitchen/ADE_train_00010673.jpg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097" calcext:value-type="float">
            <text:p>100097</text:p>
          </table:table-cell>
          <table:table-cell/>
          <table:table-cell office:value-type="string" calcext:value-type="string">
            <text:p>validation/b/bathroom/ADE_val_00000097.jpg</text:p>
          </table:table-cell>
          <table:table-cell table:formula="of:=HYPERLINK(&quot;https://jarvis.ling.uni-potsdam.de/clp-pmvss21-1/jupyter/user/alatif/view/data/ImageCorpora/ADE20K_2016_07_26/images/validation/b/bathroom/ADE_val_00000097.jpg&quot;)" office:value-type="string" office:string-value="https://jarvis.ling.uni-potsdam.de/clp-pmvss21-1/jupyter/user/alatif/view/data/ImageCorpora/ADE20K_2016_07_26/images/validation/b/bathroom/ADE_val_00000097.jpg" calcext:value-type="string">
            <text:p>https://jarvis.ling.uni-potsdam.de/clp-pmvss21-1/jupyter/user/alatif/view/data/ImageCorpora/ADE20K_2016_07_26/images/validation/b/bathroom/ADE_val_00000097.jpg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631" calcext:value-type="float">
            <text:p>10631</text:p>
          </table:table-cell>
          <table:table-cell/>
          <table:table-cell office:value-type="string" calcext:value-type="string">
            <text:p>training/k/kitchen/ADE_train_00010631.jpg</text:p>
          </table:table-cell>
          <table:table-cell table:formula="of:=HYPERLINK(&quot;https://jarvis.ling.uni-potsdam.de/clp-pmvss21-1/jupyter/user/alatif/view/data/ImageCorpora/ADE20K_2016_07_26/images/training/k/kitchen/ADE_train_00010631.jpg&quot;)" office:value-type="string" office:string-value="https://jarvis.ling.uni-potsdam.de/clp-pmvss21-1/jupyter/user/alatif/view/data/ImageCorpora/ADE20K_2016_07_26/images/training/k/kitchen/ADE_train_00010631.jpg" calcext:value-type="string">
            <text:p>https://jarvis.ling.uni-potsdam.de/clp-pmvss21-1/jupyter/user/alatif/view/data/ImageCorpora/ADE20K_2016_07_26/images/training/k/kitchen/ADE_train_00010631.jpg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150" calcext:value-type="float">
            <text:p>7150</text:p>
          </table:table-cell>
          <table:table-cell/>
          <table:table-cell office:value-type="string" calcext:value-type="string">
            <text:p>training/d/dining_room/ADE_train_00007150.jpg</text:p>
          </table:table-cell>
          <table:table-cell table:formula="of:=HYPERLINK(&quot;https://jarvis.ling.uni-potsdam.de/clp-pmvss21-1/jupyter/user/alatif/view/data/ImageCorpora/ADE20K_2016_07_26/images/training/d/dining_room/ADE_train_00007150.jpg&quot;)" office:value-type="string" office:string-value="https://jarvis.ling.uni-potsdam.de/clp-pmvss21-1/jupyter/user/alatif/view/data/ImageCorpora/ADE20K_2016_07_26/images/training/d/dining_room/ADE_train_00007150.jpg" calcext:value-type="string">
            <text:p>https://jarvis.ling.uni-potsdam.de/clp-pmvss21-1/jupyter/user/alatif/view/data/ImageCorpora/ADE20K_2016_07_26/images/training/d/dining_room/ADE_train_00007150.jpg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210" calcext:value-type="float">
            <text:p>15210</text:p>
          </table:table-cell>
          <table:table-cell/>
          <table:table-cell office:value-type="string" calcext:value-type="string">
            <text:p>training/p/parlor/ADE_train_00015210.jpg</text:p>
          </table:table-cell>
          <table:table-cell table:formula="of:=HYPERLINK(&quot;https://jarvis.ling.uni-potsdam.de/clp-pmvss21-1/jupyter/user/alatif/view/data/ImageCorpora/ADE20K_2016_07_26/images/training/p/parlor/ADE_train_00015210.jpg&quot;)" office:value-type="string" office:string-value="https://jarvis.ling.uni-potsdam.de/clp-pmvss21-1/jupyter/user/alatif/view/data/ImageCorpora/ADE20K_2016_07_26/images/training/p/parlor/ADE_train_00015210.jpg" calcext:value-type="string">
            <text:p>https://jarvis.ling.uni-potsdam.de/clp-pmvss21-1/jupyter/user/alatif/view/data/ImageCorpora/ADE20K_2016_07_26/images/training/p/parlor/ADE_train_00015210.jpg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227" calcext:value-type="float">
            <text:p>4227</text:p>
          </table:table-cell>
          <table:table-cell/>
          <table:table-cell office:value-type="string" calcext:value-type="string">
            <text:p>training/b/bedroom/ADE_train_00004227.jpg</text:p>
          </table:table-cell>
          <table:table-cell table:formula="of:=HYPERLINK(&quot;https://jarvis.ling.uni-potsdam.de/clp-pmvss21-1/jupyter/user/alatif/view/data/ImageCorpora/ADE20K_2016_07_26/images/training/b/bedroom/ADE_train_00004227.jpg&quot;)" office:value-type="string" office:string-value="https://jarvis.ling.uni-potsdam.de/clp-pmvss21-1/jupyter/user/alatif/view/data/ImageCorpora/ADE20K_2016_07_26/images/training/b/bedroom/ADE_train_00004227.jpg" calcext:value-type="string">
            <text:p>https://jarvis.ling.uni-potsdam.de/clp-pmvss21-1/jupyter/user/alatif/view/data/ImageCorpora/ADE20K_2016_07_26/images/training/b/bedroom/ADE_train_00004227.jpg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756" calcext:value-type="float">
            <text:p>5756</text:p>
          </table:table-cell>
          <table:table-cell/>
          <table:table-cell office:value-type="string" calcext:value-type="string">
            <text:p>training/c/closet/ADE_train_00005756.jpg</text:p>
          </table:table-cell>
          <table:table-cell table:formula="of:=HYPERLINK(&quot;https://jarvis.ling.uni-potsdam.de/clp-pmvss21-1/jupyter/user/alatif/view/data/ImageCorpora/ADE20K_2016_07_26/images/training/c/closet/ADE_train_00005756.jpg&quot;)" office:value-type="string" office:string-value="https://jarvis.ling.uni-potsdam.de/clp-pmvss21-1/jupyter/user/alatif/view/data/ImageCorpora/ADE20K_2016_07_26/images/training/c/closet/ADE_train_00005756.jpg" calcext:value-type="string">
            <text:p>https://jarvis.ling.uni-potsdam.de/clp-pmvss21-1/jupyter/user/alatif/view/data/ImageCorpora/ADE20K_2016_07_26/images/training/c/closet/ADE_train_00005756.jpg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180" calcext:value-type="float">
            <text:p>10180</text:p>
          </table:table-cell>
          <table:table-cell/>
          <table:table-cell office:value-type="string" calcext:value-type="string">
            <text:p>training/k/kitchen/ADE_train_00010180.jpg</text:p>
          </table:table-cell>
          <table:table-cell table:formula="of:=HYPERLINK(&quot;https://jarvis.ling.uni-potsdam.de/clp-pmvss21-1/jupyter/user/alatif/view/data/ImageCorpora/ADE20K_2016_07_26/images/training/k/kitchen/ADE_train_00010180.jpg&quot;)" office:value-type="string" office:string-value="https://jarvis.ling.uni-potsdam.de/clp-pmvss21-1/jupyter/user/alatif/view/data/ImageCorpora/ADE20K_2016_07_26/images/training/k/kitchen/ADE_train_00010180.jpg" calcext:value-type="string">
            <text:p>https://jarvis.ling.uni-potsdam.de/clp-pmvss21-1/jupyter/user/alatif/view/data/ImageCorpora/ADE20K_2016_07_26/images/training/k/kitchen/ADE_train_00010180.jpg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356" calcext:value-type="float">
            <text:p>8356</text:p>
          </table:table-cell>
          <table:table-cell/>
          <table:table-cell office:value-type="string" calcext:value-type="string">
            <text:p>training/g/game_room/ADE_train_00008356.jpg</text:p>
          </table:table-cell>
          <table:table-cell table:formula="of:=HYPERLINK(&quot;https://jarvis.ling.uni-potsdam.de/clp-pmvss21-1/jupyter/user/alatif/view/data/ImageCorpora/ADE20K_2016_07_26/images/training/g/game_room/ADE_train_00008356.jpg&quot;)" office:value-type="string" office:string-value="https://jarvis.ling.uni-potsdam.de/clp-pmvss21-1/jupyter/user/alatif/view/data/ImageCorpora/ADE20K_2016_07_26/images/training/g/game_room/ADE_train_00008356.jpg" calcext:value-type="string">
            <text:p>https://jarvis.ling.uni-potsdam.de/clp-pmvss21-1/jupyter/user/alatif/view/data/ImageCorpora/ADE20K_2016_07_26/images/training/g/game_room/ADE_train_00008356.jpg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331" calcext:value-type="float">
            <text:p>101331</text:p>
          </table:table-cell>
          <table:table-cell/>
          <table:table-cell office:value-type="string" calcext:value-type="string">
            <text:p>validation/d/dorm_room/ADE_val_00001331.jpg</text:p>
          </table:table-cell>
          <table:table-cell table:formula="of:=HYPERLINK(&quot;https://jarvis.ling.uni-potsdam.de/clp-pmvss21-1/jupyter/user/alatif/view/data/ImageCorpora/ADE20K_2016_07_26/images/validation/d/dorm_room/ADE_val_00001331.jpg&quot;)" office:value-type="string" office:string-value="https://jarvis.ling.uni-potsdam.de/clp-pmvss21-1/jupyter/user/alatif/view/data/ImageCorpora/ADE20K_2016_07_26/images/validation/d/dorm_room/ADE_val_00001331.jpg" calcext:value-type="string">
            <text:p>https://jarvis.ling.uni-potsdam.de/clp-pmvss21-1/jupyter/user/alatif/view/data/ImageCorpora/ADE20K_2016_07_26/images/validation/d/dorm_room/ADE_val_00001331.jpg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346" calcext:value-type="float">
            <text:p>8346</text:p>
          </table:table-cell>
          <table:table-cell/>
          <table:table-cell office:value-type="string" calcext:value-type="string">
            <text:p>training/g/game_room/ADE_train_00008346.jpg</text:p>
          </table:table-cell>
          <table:table-cell table:formula="of:=HYPERLINK(&quot;https://jarvis.ling.uni-potsdam.de/clp-pmvss21-1/jupyter/user/alatif/view/data/ImageCorpora/ADE20K_2016_07_26/images/training/g/game_room/ADE_train_00008346.jpg&quot;)" office:value-type="string" office:string-value="https://jarvis.ling.uni-potsdam.de/clp-pmvss21-1/jupyter/user/alatif/view/data/ImageCorpora/ADE20K_2016_07_26/images/training/g/game_room/ADE_train_00008346.jpg" calcext:value-type="string">
            <text:p>https://jarvis.ling.uni-potsdam.de/clp-pmvss21-1/jupyter/user/alatif/view/data/ImageCorpora/ADE20K_2016_07_26/images/training/g/game_room/ADE_train_00008346.jpg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966" calcext:value-type="float">
            <text:p>100966</text:p>
          </table:table-cell>
          <table:table-cell/>
          <table:table-cell office:value-type="string" calcext:value-type="string">
            <text:p>validation/l/living_room/ADE_val_00000966.jpg</text:p>
          </table:table-cell>
          <table:table-cell table:formula="of:=HYPERLINK(&quot;https://jarvis.ling.uni-potsdam.de/clp-pmvss21-1/jupyter/user/alatif/view/data/ImageCorpora/ADE20K_2016_07_26/images/validation/l/living_room/ADE_val_00000966.jpg&quot;)" office:value-type="string" office:string-value="https://jarvis.ling.uni-potsdam.de/clp-pmvss21-1/jupyter/user/alatif/view/data/ImageCorpora/ADE20K_2016_07_26/images/validation/l/living_room/ADE_val_00000966.jpg" calcext:value-type="string">
            <text:p>https://jarvis.ling.uni-potsdam.de/clp-pmvss21-1/jupyter/user/alatif/view/data/ImageCorpora/ADE20K_2016_07_26/images/validation/l/living_room/ADE_val_00000966.jpg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352" calcext:value-type="float">
            <text:p>11352</text:p>
          </table:table-cell>
          <table:table-cell/>
          <table:table-cell office:value-type="string" calcext:value-type="string">
            <text:p>training/l/living_room/ADE_train_00011352.jpg</text:p>
          </table:table-cell>
          <table:table-cell table:formula="of:=HYPERLINK(&quot;https://jarvis.ling.uni-potsdam.de/clp-pmvss21-1/jupyter/user/alatif/view/data/ImageCorpora/ADE20K_2016_07_26/images/training/l/living_room/ADE_train_00011352.jpg&quot;)" office:value-type="string" office:string-value="https://jarvis.ling.uni-potsdam.de/clp-pmvss21-1/jupyter/user/alatif/view/data/ImageCorpora/ADE20K_2016_07_26/images/training/l/living_room/ADE_train_00011352.jpg" calcext:value-type="string">
            <text:p>https://jarvis.ling.uni-potsdam.de/clp-pmvss21-1/jupyter/user/alatif/view/data/ImageCorpora/ADE20K_2016_07_26/images/training/l/living_room/ADE_train_00011352.jpg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381" calcext:value-type="float">
            <text:p>11381</text:p>
          </table:table-cell>
          <table:table-cell/>
          <table:table-cell office:value-type="string" calcext:value-type="string">
            <text:p>training/l/living_room/ADE_train_00011381.jpg</text:p>
          </table:table-cell>
          <table:table-cell table:formula="of:=HYPERLINK(&quot;https://jarvis.ling.uni-potsdam.de/clp-pmvss21-1/jupyter/user/alatif/view/data/ImageCorpora/ADE20K_2016_07_26/images/training/l/living_room/ADE_train_00011381.jpg&quot;)" office:value-type="string" office:string-value="https://jarvis.ling.uni-potsdam.de/clp-pmvss21-1/jupyter/user/alatif/view/data/ImageCorpora/ADE20K_2016_07_26/images/training/l/living_room/ADE_train_00011381.jpg" calcext:value-type="string">
            <text:p>https://jarvis.ling.uni-potsdam.de/clp-pmvss21-1/jupyter/user/alatif/view/data/ImageCorpora/ADE20K_2016_07_26/images/training/l/living_room/ADE_train_00011381.jpg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963" calcext:value-type="float">
            <text:p>100963</text:p>
          </table:table-cell>
          <table:table-cell/>
          <table:table-cell office:value-type="string" calcext:value-type="string">
            <text:p>validation/k/kitchen/ADE_val_00000963.jpg</text:p>
          </table:table-cell>
          <table:table-cell table:formula="of:=HYPERLINK(&quot;https://jarvis.ling.uni-potsdam.de/clp-pmvss21-1/jupyter/user/alatif/view/data/ImageCorpora/ADE20K_2016_07_26/images/validation/k/kitchen/ADE_val_00000963.jpg&quot;)" office:value-type="string" office:string-value="https://jarvis.ling.uni-potsdam.de/clp-pmvss21-1/jupyter/user/alatif/view/data/ImageCorpora/ADE20K_2016_07_26/images/validation/k/kitchen/ADE_val_00000963.jpg" calcext:value-type="string">
            <text:p>https://jarvis.ling.uni-potsdam.de/clp-pmvss21-1/jupyter/user/alatif/view/data/ImageCorpora/ADE20K_2016_07_26/images/validation/k/kitchen/ADE_val_00000963.jpg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333" calcext:value-type="float">
            <text:p>10333</text:p>
          </table:table-cell>
          <table:table-cell/>
          <table:table-cell office:value-type="string" calcext:value-type="string">
            <text:p>training/k/kitchen/ADE_train_00010333.jpg</text:p>
          </table:table-cell>
          <table:table-cell table:formula="of:=HYPERLINK(&quot;https://jarvis.ling.uni-potsdam.de/clp-pmvss21-1/jupyter/user/alatif/view/data/ImageCorpora/ADE20K_2016_07_26/images/training/k/kitchen/ADE_train_00010333.jpg&quot;)" office:value-type="string" office:string-value="https://jarvis.ling.uni-potsdam.de/clp-pmvss21-1/jupyter/user/alatif/view/data/ImageCorpora/ADE20K_2016_07_26/images/training/k/kitchen/ADE_train_00010333.jpg" calcext:value-type="string">
            <text:p>https://jarvis.ling.uni-potsdam.de/clp-pmvss21-1/jupyter/user/alatif/view/data/ImageCorpora/ADE20K_2016_07_26/images/training/k/kitchen/ADE_train_00010333.jpg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840" calcext:value-type="float">
            <text:p>2840</text:p>
          </table:table-cell>
          <table:table-cell/>
          <table:table-cell office:value-type="string" calcext:value-type="string">
            <text:p>training/b/bathroom/ADE_train_00002840.jpg</text:p>
          </table:table-cell>
          <table:table-cell table:formula="of:=HYPERLINK(&quot;https://jarvis.ling.uni-potsdam.de/clp-pmvss21-1/jupyter/user/alatif/view/data/ImageCorpora/ADE20K_2016_07_26/images/training/b/bathroom/ADE_train_00002840.jpg&quot;)" office:value-type="string" office:string-value="https://jarvis.ling.uni-potsdam.de/clp-pmvss21-1/jupyter/user/alatif/view/data/ImageCorpora/ADE20K_2016_07_26/images/training/b/bathroom/ADE_train_00002840.jpg" calcext:value-type="string">
            <text:p>https://jarvis.ling.uni-potsdam.de/clp-pmvss21-1/jupyter/user/alatif/view/data/ImageCorpora/ADE20K_2016_07_26/images/training/b/bathroom/ADE_train_00002840.jpg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1478" calcext:value-type="float">
            <text:p>101478</text:p>
          </table:table-cell>
          <table:table-cell/>
          <table:table-cell office:value-type="string" calcext:value-type="string">
            <text:p>validation/k/kitchen/ADE_val_00001478.jpg</text:p>
          </table:table-cell>
          <table:table-cell table:formula="of:=HYPERLINK(&quot;https://jarvis.ling.uni-potsdam.de/clp-pmvss21-1/jupyter/user/alatif/view/data/ImageCorpora/ADE20K_2016_07_26/images/validation/k/kitchen/ADE_val_00001478.jpg&quot;)" office:value-type="string" office:string-value="https://jarvis.ling.uni-potsdam.de/clp-pmvss21-1/jupyter/user/alatif/view/data/ImageCorpora/ADE20K_2016_07_26/images/validation/k/kitchen/ADE_val_00001478.jpg" calcext:value-type="string">
            <text:p>https://jarvis.ling.uni-potsdam.de/clp-pmvss21-1/jupyter/user/alatif/view/data/ImageCorpora/ADE20K_2016_07_26/images/validation/k/kitchen/ADE_val_00001478.jpg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860" calcext:value-type="float">
            <text:p>6860</text:p>
          </table:table-cell>
          <table:table-cell/>
          <table:table-cell office:value-type="string" calcext:value-type="string">
            <text:p>training/d/dining_room/ADE_train_00006860.jpg</text:p>
          </table:table-cell>
          <table:table-cell table:formula="of:=HYPERLINK(&quot;https://jarvis.ling.uni-potsdam.de/clp-pmvss21-1/jupyter/user/alatif/view/data/ImageCorpora/ADE20K_2016_07_26/images/training/d/dining_room/ADE_train_00006860.jpg&quot;)" office:value-type="string" office:string-value="https://jarvis.ling.uni-potsdam.de/clp-pmvss21-1/jupyter/user/alatif/view/data/ImageCorpora/ADE20K_2016_07_26/images/training/d/dining_room/ADE_train_00006860.jpg" calcext:value-type="string">
            <text:p>https://jarvis.ling.uni-potsdam.de/clp-pmvss21-1/jupyter/user/alatif/view/data/ImageCorpora/ADE20K_2016_07_26/images/training/d/dining_room/ADE_train_00006860.jpg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184" calcext:value-type="float">
            <text:p>7184</text:p>
          </table:table-cell>
          <table:table-cell/>
          <table:table-cell office:value-type="string" calcext:value-type="string">
            <text:p>training/d/dining_room/ADE_train_00007184.jpg</text:p>
          </table:table-cell>
          <table:table-cell table:formula="of:=HYPERLINK(&quot;https://jarvis.ling.uni-potsdam.de/clp-pmvss21-1/jupyter/user/alatif/view/data/ImageCorpora/ADE20K_2016_07_26/images/training/d/dining_room/ADE_train_00007184.jpg&quot;)" office:value-type="string" office:string-value="https://jarvis.ling.uni-potsdam.de/clp-pmvss21-1/jupyter/user/alatif/view/data/ImageCorpora/ADE20K_2016_07_26/images/training/d/dining_room/ADE_train_00007184.jpg" calcext:value-type="string">
            <text:p>https://jarvis.ling.uni-potsdam.de/clp-pmvss21-1/jupyter/user/alatif/view/data/ImageCorpora/ADE20K_2016_07_26/images/training/d/dining_room/ADE_train_00007184.jpg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761" calcext:value-type="float">
            <text:p>5761</text:p>
          </table:table-cell>
          <table:table-cell/>
          <table:table-cell office:value-type="string" calcext:value-type="string">
            <text:p>training/c/closet/ADE_train_00005761.jpg</text:p>
          </table:table-cell>
          <table:table-cell table:formula="of:=HYPERLINK(&quot;https://jarvis.ling.uni-potsdam.de/clp-pmvss21-1/jupyter/user/alatif/view/data/ImageCorpora/ADE20K_2016_07_26/images/training/c/closet/ADE_train_00005761.jpg&quot;)" office:value-type="string" office:string-value="https://jarvis.ling.uni-potsdam.de/clp-pmvss21-1/jupyter/user/alatif/view/data/ImageCorpora/ADE20K_2016_07_26/images/training/c/closet/ADE_train_00005761.jpg" calcext:value-type="string">
            <text:p>https://jarvis.ling.uni-potsdam.de/clp-pmvss21-1/jupyter/user/alatif/view/data/ImageCorpora/ADE20K_2016_07_26/images/training/c/closet/ADE_train_00005761.jpg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647" calcext:value-type="float">
            <text:p>2647</text:p>
          </table:table-cell>
          <table:table-cell/>
          <table:table-cell office:value-type="string" calcext:value-type="string">
            <text:p>training/b/bathroom/ADE_train_00002647.jpg</text:p>
          </table:table-cell>
          <table:table-cell table:formula="of:=HYPERLINK(&quot;https://jarvis.ling.uni-potsdam.de/clp-pmvss21-1/jupyter/user/alatif/view/data/ImageCorpora/ADE20K_2016_07_26/images/training/b/bathroom/ADE_train_00002647.jpg&quot;)" office:value-type="string" office:string-value="https://jarvis.ling.uni-potsdam.de/clp-pmvss21-1/jupyter/user/alatif/view/data/ImageCorpora/ADE20K_2016_07_26/images/training/b/bathroom/ADE_train_00002647.jpg" calcext:value-type="string">
            <text:p>https://jarvis.ling.uni-potsdam.de/clp-pmvss21-1/jupyter/user/alatif/view/data/ImageCorpora/ADE20K_2016_07_26/images/training/b/bathroom/ADE_train_00002647.jpg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399" calcext:value-type="float">
            <text:p>9399</text:p>
          </table:table-cell>
          <table:table-cell/>
          <table:table-cell office:value-type="string" calcext:value-type="string">
            <text:p>training/h/home_office/ADE_train_00009399.jpg</text:p>
          </table:table-cell>
          <table:table-cell table:formula="of:=HYPERLINK(&quot;https://jarvis.ling.uni-potsdam.de/clp-pmvss21-1/jupyter/user/alatif/view/data/ImageCorpora/ADE20K_2016_07_26/images/training/h/home_office/ADE_train_00009399.jpg&quot;)" office:value-type="string" office:string-value="https://jarvis.ling.uni-potsdam.de/clp-pmvss21-1/jupyter/user/alatif/view/data/ImageCorpora/ADE20K_2016_07_26/images/training/h/home_office/ADE_train_00009399.jpg" calcext:value-type="string">
            <text:p>https://jarvis.ling.uni-potsdam.de/clp-pmvss21-1/jupyter/user/alatif/view/data/ImageCorpora/ADE20K_2016_07_26/images/training/h/home_office/ADE_train_00009399.jpg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178" calcext:value-type="float">
            <text:p>11178</text:p>
          </table:table-cell>
          <table:table-cell/>
          <table:table-cell office:value-type="string" calcext:value-type="string">
            <text:p>training/l/living_room/ADE_train_00011178.jpg</text:p>
          </table:table-cell>
          <table:table-cell table:formula="of:=HYPERLINK(&quot;https://jarvis.ling.uni-potsdam.de/clp-pmvss21-1/jupyter/user/alatif/view/data/ImageCorpora/ADE20K_2016_07_26/images/training/l/living_room/ADE_train_00011178.jpg&quot;)" office:value-type="string" office:string-value="https://jarvis.ling.uni-potsdam.de/clp-pmvss21-1/jupyter/user/alatif/view/data/ImageCorpora/ADE20K_2016_07_26/images/training/l/living_room/ADE_train_00011178.jpg" calcext:value-type="string">
            <text:p>https://jarvis.ling.uni-potsdam.de/clp-pmvss21-1/jupyter/user/alatif/view/data/ImageCorpora/ADE20K_2016_07_26/images/training/l/living_room/ADE_train_00011178.jpg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training/l/living_room/ADE_train_00000679.jpg</text:p>
          </table:table-cell>
          <table:table-cell table:formula="of:=HYPERLINK(&quot;https://jarvis.ling.uni-potsdam.de/clp-pmvss21-1/jupyter/user/alatif/view/data/ImageCorpora/ADE20K_2016_07_26/images/training/l/living_room/ADE_train_00000679.jpg&quot;)" office:value-type="string" office:string-value="https://jarvis.ling.uni-potsdam.de/clp-pmvss21-1/jupyter/user/alatif/view/data/ImageCorpora/ADE20K_2016_07_26/images/training/l/living_room/ADE_train_00000679.jpg" calcext:value-type="string">
            <text:p>https://jarvis.ling.uni-potsdam.de/clp-pmvss21-1/jupyter/user/alatif/view/data/ImageCorpora/ADE20K_2016_07_26/images/training/l/living_room/ADE_train_00000679.jpg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1506" calcext:value-type="float">
            <text:p>101506</text:p>
          </table:table-cell>
          <table:table-cell/>
          <table:table-cell office:value-type="string" calcext:value-type="string">
            <text:p>validation/l/living_room/ADE_val_00001506.jpg</text:p>
          </table:table-cell>
          <table:table-cell table:formula="of:=HYPERLINK(&quot;https://jarvis.ling.uni-potsdam.de/clp-pmvss21-1/jupyter/user/alatif/view/data/ImageCorpora/ADE20K_2016_07_26/images/validation/l/living_room/ADE_val_00001506.jpg&quot;)" office:value-type="string" office:string-value="https://jarvis.ling.uni-potsdam.de/clp-pmvss21-1/jupyter/user/alatif/view/data/ImageCorpora/ADE20K_2016_07_26/images/validation/l/living_room/ADE_val_00001506.jpg" calcext:value-type="string">
            <text:p>https://jarvis.ling.uni-potsdam.de/clp-pmvss21-1/jupyter/user/alatif/view/data/ImageCorpora/ADE20K_2016_07_26/images/validation/l/living_room/ADE_val_00001506.jpg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training/b/bathroom/ADE_train_00000071.jpg</text:p>
          </table:table-cell>
          <table:table-cell table:formula="of:=HYPERLINK(&quot;https://jarvis.ling.uni-potsdam.de/clp-pmvss21-1/jupyter/user/alatif/view/data/ImageCorpora/ADE20K_2016_07_26/images/training/b/bathroom/ADE_train_00000071.jpg&quot;)" office:value-type="string" office:string-value="https://jarvis.ling.uni-potsdam.de/clp-pmvss21-1/jupyter/user/alatif/view/data/ImageCorpora/ADE20K_2016_07_26/images/training/b/bathroom/ADE_train_00000071.jpg" calcext:value-type="string">
            <text:p>https://jarvis.ling.uni-potsdam.de/clp-pmvss21-1/jupyter/user/alatif/view/data/ImageCorpora/ADE20K_2016_07_26/images/training/b/bathroom/ADE_train_00000071.jpg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566" calcext:value-type="float">
            <text:p>10566</text:p>
          </table:table-cell>
          <table:table-cell/>
          <table:table-cell office:value-type="string" calcext:value-type="string">
            <text:p>training/k/kitchen/ADE_train_00010566.jpg</text:p>
          </table:table-cell>
          <table:table-cell table:formula="of:=HYPERLINK(&quot;https://jarvis.ling.uni-potsdam.de/clp-pmvss21-1/jupyter/user/alatif/view/data/ImageCorpora/ADE20K_2016_07_26/images/training/k/kitchen/ADE_train_00010566.jpg&quot;)" office:value-type="string" office:string-value="https://jarvis.ling.uni-potsdam.de/clp-pmvss21-1/jupyter/user/alatif/view/data/ImageCorpora/ADE20K_2016_07_26/images/training/k/kitchen/ADE_train_00010566.jpg" calcext:value-type="string">
            <text:p>https://jarvis.ling.uni-potsdam.de/clp-pmvss21-1/jupyter/user/alatif/view/data/ImageCorpora/ADE20K_2016_07_26/images/training/k/kitchen/ADE_train_00010566.jpg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991" calcext:value-type="float">
            <text:p>14991</text:p>
          </table:table-cell>
          <table:table-cell/>
          <table:table-cell office:value-type="string" calcext:value-type="string">
            <text:p>training/p/pantry/ADE_train_00014991.jpg</text:p>
          </table:table-cell>
          <table:table-cell table:formula="of:=HYPERLINK(&quot;https://jarvis.ling.uni-potsdam.de/clp-pmvss21-1/jupyter/user/alatif/view/data/ImageCorpora/ADE20K_2016_07_26/images/training/p/pantry/ADE_train_00014991.jpg&quot;)" office:value-type="string" office:string-value="https://jarvis.ling.uni-potsdam.de/clp-pmvss21-1/jupyter/user/alatif/view/data/ImageCorpora/ADE20K_2016_07_26/images/training/p/pantry/ADE_train_00014991.jpg" calcext:value-type="string">
            <text:p>https://jarvis.ling.uni-potsdam.de/clp-pmvss21-1/jupyter/user/alatif/view/data/ImageCorpora/ADE20K_2016_07_26/images/training/p/pantry/ADE_train_00014991.jpg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11" calcext:value-type="float">
            <text:p>2811</text:p>
          </table:table-cell>
          <table:table-cell/>
          <table:table-cell office:value-type="string" calcext:value-type="string">
            <text:p>training/b/bathroom/ADE_train_00002811.jpg</text:p>
          </table:table-cell>
          <table:table-cell table:formula="of:=HYPERLINK(&quot;https://jarvis.ling.uni-potsdam.de/clp-pmvss21-1/jupyter/user/alatif/view/data/ImageCorpora/ADE20K_2016_07_26/images/training/b/bathroom/ADE_train_00002811.jpg&quot;)" office:value-type="string" office:string-value="https://jarvis.ling.uni-potsdam.de/clp-pmvss21-1/jupyter/user/alatif/view/data/ImageCorpora/ADE20K_2016_07_26/images/training/b/bathroom/ADE_train_00002811.jpg" calcext:value-type="string">
            <text:p>https://jarvis.ling.uni-potsdam.de/clp-pmvss21-1/jupyter/user/alatif/view/data/ImageCorpora/ADE20K_2016_07_26/images/training/b/bathroom/ADE_train_00002811.jpg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798" calcext:value-type="float">
            <text:p>16798</text:p>
          </table:table-cell>
          <table:table-cell/>
          <table:table-cell office:value-type="string" calcext:value-type="string">
            <text:p>training/s/staircase/ADE_train_00016798.jpg</text:p>
          </table:table-cell>
          <table:table-cell table:formula="of:=HYPERLINK(&quot;https://jarvis.ling.uni-potsdam.de/clp-pmvss21-1/jupyter/user/alatif/view/data/ImageCorpora/ADE20K_2016_07_26/images/training/s/staircase/ADE_train_00016798.jpg&quot;)" office:value-type="string" office:string-value="https://jarvis.ling.uni-potsdam.de/clp-pmvss21-1/jupyter/user/alatif/view/data/ImageCorpora/ADE20K_2016_07_26/images/training/s/staircase/ADE_train_00016798.jpg" calcext:value-type="string">
            <text:p>https://jarvis.ling.uni-potsdam.de/clp-pmvss21-1/jupyter/user/alatif/view/data/ImageCorpora/ADE20K_2016_07_26/images/training/s/staircase/ADE_train_00016798.jpg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159" calcext:value-type="float">
            <text:p>11159</text:p>
          </table:table-cell>
          <table:table-cell/>
          <table:table-cell office:value-type="string" calcext:value-type="string">
            <text:p>training/l/living_room/ADE_train_00011159.jpg</text:p>
          </table:table-cell>
          <table:table-cell table:formula="of:=HYPERLINK(&quot;https://jarvis.ling.uni-potsdam.de/clp-pmvss21-1/jupyter/user/alatif/view/data/ImageCorpora/ADE20K_2016_07_26/images/training/l/living_room/ADE_train_00011159.jpg&quot;)" office:value-type="string" office:string-value="https://jarvis.ling.uni-potsdam.de/clp-pmvss21-1/jupyter/user/alatif/view/data/ImageCorpora/ADE20K_2016_07_26/images/training/l/living_room/ADE_train_00011159.jpg" calcext:value-type="string">
            <text:p>https://jarvis.ling.uni-potsdam.de/clp-pmvss21-1/jupyter/user/alatif/view/data/ImageCorpora/ADE20K_2016_07_26/images/training/l/living_room/ADE_train_00011159.jpg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052" calcext:value-type="float">
            <text:p>20052</text:p>
          </table:table-cell>
          <table:table-cell/>
          <table:table-cell office:value-type="string" calcext:value-type="string">
            <text:p>training/w/wine_cellar/barrel_storage/ADE_train_00020052.jpg</text:p>
          </table:table-cell>
          <table:table-cell table:formula="of:=HYPERLINK(&quot;https://jarvis.ling.uni-potsdam.de/clp-pmvss21-1/jupyter/user/alatif/view/data/ImageCorpora/ADE20K_2016_07_26/images/training/w/wine_cellar/barrel_storage/ADE_train_00020052.jpg&quot;)" office:value-type="string" office:string-value="https://jarvis.ling.uni-potsdam.de/clp-pmvss21-1/jupyter/user/alatif/view/data/ImageCorpora/ADE20K_2016_07_26/images/training/w/wine_cellar/barrel_storage/ADE_train_00020052.jpg" calcext:value-type="string">
            <text:p>https://jarvis.ling.uni-potsdam.de/clp-pmvss21-1/jupyter/user/alatif/view/data/ImageCorpora/ADE20K_2016_07_26/images/training/w/wine_cellar/barrel_storage/ADE_train_00020052.jpg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220" calcext:value-type="float">
            <text:p>3220</text:p>
          </table:table-cell>
          <table:table-cell/>
          <table:table-cell office:value-type="string" calcext:value-type="string">
            <text:p>training/b/bedroom/ADE_train_00003220.jpg</text:p>
          </table:table-cell>
          <table:table-cell table:formula="of:=HYPERLINK(&quot;https://jarvis.ling.uni-potsdam.de/clp-pmvss21-1/jupyter/user/alatif/view/data/ImageCorpora/ADE20K_2016_07_26/images/training/b/bedroom/ADE_train_00003220.jpg&quot;)" office:value-type="string" office:string-value="https://jarvis.ling.uni-potsdam.de/clp-pmvss21-1/jupyter/user/alatif/view/data/ImageCorpora/ADE20K_2016_07_26/images/training/b/bedroom/ADE_train_00003220.jpg" calcext:value-type="string">
            <text:p>https://jarvis.ling.uni-potsdam.de/clp-pmvss21-1/jupyter/user/alatif/view/data/ImageCorpora/ADE20K_2016_07_26/images/training/b/bedroom/ADE_train_00003220.jpg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177" calcext:value-type="float">
            <text:p>11177</text:p>
          </table:table-cell>
          <table:table-cell/>
          <table:table-cell office:value-type="string" calcext:value-type="string">
            <text:p>training/l/living_room/ADE_train_00011177.jpg</text:p>
          </table:table-cell>
          <table:table-cell table:formula="of:=HYPERLINK(&quot;https://jarvis.ling.uni-potsdam.de/clp-pmvss21-1/jupyter/user/alatif/view/data/ImageCorpora/ADE20K_2016_07_26/images/training/l/living_room/ADE_train_00011177.jpg&quot;)" office:value-type="string" office:string-value="https://jarvis.ling.uni-potsdam.de/clp-pmvss21-1/jupyter/user/alatif/view/data/ImageCorpora/ADE20K_2016_07_26/images/training/l/living_room/ADE_train_00011177.jpg" calcext:value-type="string">
            <text:p>https://jarvis.ling.uni-potsdam.de/clp-pmvss21-1/jupyter/user/alatif/view/data/ImageCorpora/ADE20K_2016_07_26/images/training/l/living_room/ADE_train_00011177.jpg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string" calcext:value-type="string">
            <text:p>training/b/bathroom/ADE_train_00002877.jpg</text:p>
          </table:table-cell>
          <table:table-cell table:formula="of:=HYPERLINK(&quot;https://jarvis.ling.uni-potsdam.de/clp-pmvss21-1/jupyter/user/alatif/view/data/ImageCorpora/ADE20K_2016_07_26/images/training/b/bathroom/ADE_train_00002877.jpg&quot;)" office:value-type="string" office:string-value="https://jarvis.ling.uni-potsdam.de/clp-pmvss21-1/jupyter/user/alatif/view/data/ImageCorpora/ADE20K_2016_07_26/images/training/b/bathroom/ADE_train_00002877.jpg" calcext:value-type="string">
            <text:p>https://jarvis.ling.uni-potsdam.de/clp-pmvss21-1/jupyter/user/alatif/view/data/ImageCorpora/ADE20K_2016_07_26/images/training/b/bathroom/ADE_train_00002877.jpg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247" calcext:value-type="float">
            <text:p>10247</text:p>
          </table:table-cell>
          <table:table-cell/>
          <table:table-cell office:value-type="string" calcext:value-type="string">
            <text:p>training/k/kitchen/ADE_train_00010247.jpg</text:p>
          </table:table-cell>
          <table:table-cell table:formula="of:=HYPERLINK(&quot;https://jarvis.ling.uni-potsdam.de/clp-pmvss21-1/jupyter/user/alatif/view/data/ImageCorpora/ADE20K_2016_07_26/images/training/k/kitchen/ADE_train_00010247.jpg&quot;)" office:value-type="string" office:string-value="https://jarvis.ling.uni-potsdam.de/clp-pmvss21-1/jupyter/user/alatif/view/data/ImageCorpora/ADE20K_2016_07_26/images/training/k/kitchen/ADE_train_00010247.jpg" calcext:value-type="string">
            <text:p>https://jarvis.ling.uni-potsdam.de/clp-pmvss21-1/jupyter/user/alatif/view/data/ImageCorpora/ADE20K_2016_07_26/images/training/k/kitchen/ADE_train_00010247.jpg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210" calcext:value-type="float">
            <text:p>7210</text:p>
          </table:table-cell>
          <table:table-cell/>
          <table:table-cell office:value-type="string" calcext:value-type="string">
            <text:p>training/d/dining_room/ADE_train_00007210.jpg</text:p>
          </table:table-cell>
          <table:table-cell table:formula="of:=HYPERLINK(&quot;https://jarvis.ling.uni-potsdam.de/clp-pmvss21-1/jupyter/user/alatif/view/data/ImageCorpora/ADE20K_2016_07_26/images/training/d/dining_room/ADE_train_00007210.jpg&quot;)" office:value-type="string" office:string-value="https://jarvis.ling.uni-potsdam.de/clp-pmvss21-1/jupyter/user/alatif/view/data/ImageCorpora/ADE20K_2016_07_26/images/training/d/dining_room/ADE_train_00007210.jpg" calcext:value-type="string">
            <text:p>https://jarvis.ling.uni-potsdam.de/clp-pmvss21-1/jupyter/user/alatif/view/data/ImageCorpora/ADE20K_2016_07_26/images/training/d/dining_room/ADE_train_00007210.jpg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training/l/living_room/ADE_train_00000653.jpg</text:p>
          </table:table-cell>
          <table:table-cell table:formula="of:=HYPERLINK(&quot;https://jarvis.ling.uni-potsdam.de/clp-pmvss21-1/jupyter/user/alatif/view/data/ImageCorpora/ADE20K_2016_07_26/images/training/l/living_room/ADE_train_00000653.jpg&quot;)" office:value-type="string" office:string-value="https://jarvis.ling.uni-potsdam.de/clp-pmvss21-1/jupyter/user/alatif/view/data/ImageCorpora/ADE20K_2016_07_26/images/training/l/living_room/ADE_train_00000653.jpg" calcext:value-type="string">
            <text:p>https://jarvis.ling.uni-potsdam.de/clp-pmvss21-1/jupyter/user/alatif/view/data/ImageCorpora/ADE20K_2016_07_26/images/training/l/living_room/ADE_train_00000653.jpg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337" calcext:value-type="float">
            <text:p>3337</text:p>
          </table:table-cell>
          <table:table-cell/>
          <table:table-cell office:value-type="string" calcext:value-type="string">
            <text:p>training/b/bedroom/ADE_train_00003337.jpg</text:p>
          </table:table-cell>
          <table:table-cell table:formula="of:=HYPERLINK(&quot;https://jarvis.ling.uni-potsdam.de/clp-pmvss21-1/jupyter/user/alatif/view/data/ImageCorpora/ADE20K_2016_07_26/images/training/b/bedroom/ADE_train_00003337.jpg&quot;)" office:value-type="string" office:string-value="https://jarvis.ling.uni-potsdam.de/clp-pmvss21-1/jupyter/user/alatif/view/data/ImageCorpora/ADE20K_2016_07_26/images/training/b/bedroom/ADE_train_00003337.jpg" calcext:value-type="string">
            <text:p>https://jarvis.ling.uni-potsdam.de/clp-pmvss21-1/jupyter/user/alatif/view/data/ImageCorpora/ADE20K_2016_07_26/images/training/b/bedroom/ADE_train_00003337.jpg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243" calcext:value-type="float">
            <text:p>11243</text:p>
          </table:table-cell>
          <table:table-cell/>
          <table:table-cell office:value-type="string" calcext:value-type="string">
            <text:p>training/l/living_room/ADE_train_00011243.jpg</text:p>
          </table:table-cell>
          <table:table-cell table:formula="of:=HYPERLINK(&quot;https://jarvis.ling.uni-potsdam.de/clp-pmvss21-1/jupyter/user/alatif/view/data/ImageCorpora/ADE20K_2016_07_26/images/training/l/living_room/ADE_train_00011243.jpg&quot;)" office:value-type="string" office:string-value="https://jarvis.ling.uni-potsdam.de/clp-pmvss21-1/jupyter/user/alatif/view/data/ImageCorpora/ADE20K_2016_07_26/images/training/l/living_room/ADE_train_00011243.jpg" calcext:value-type="string">
            <text:p>https://jarvis.ling.uni-potsdam.de/clp-pmvss21-1/jupyter/user/alatif/view/data/ImageCorpora/ADE20K_2016_07_26/images/training/l/living_room/ADE_train_00011243.jpg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725" calcext:value-type="float">
            <text:p>2725</text:p>
          </table:table-cell>
          <table:table-cell/>
          <table:table-cell office:value-type="string" calcext:value-type="string">
            <text:p>training/b/bathroom/ADE_train_00002725.jpg</text:p>
          </table:table-cell>
          <table:table-cell table:formula="of:=HYPERLINK(&quot;https://jarvis.ling.uni-potsdam.de/clp-pmvss21-1/jupyter/user/alatif/view/data/ImageCorpora/ADE20K_2016_07_26/images/training/b/bathroom/ADE_train_00002725.jpg&quot;)" office:value-type="string" office:string-value="https://jarvis.ling.uni-potsdam.de/clp-pmvss21-1/jupyter/user/alatif/view/data/ImageCorpora/ADE20K_2016_07_26/images/training/b/bathroom/ADE_train_00002725.jpg" calcext:value-type="string">
            <text:p>https://jarvis.ling.uni-potsdam.de/clp-pmvss21-1/jupyter/user/alatif/view/data/ImageCorpora/ADE20K_2016_07_26/images/training/b/bathroom/ADE_train_00002725.jpg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454" calcext:value-type="float">
            <text:p>10454</text:p>
          </table:table-cell>
          <table:table-cell/>
          <table:table-cell office:value-type="string" calcext:value-type="string">
            <text:p>training/k/kitchen/ADE_train_00010454.jpg</text:p>
          </table:table-cell>
          <table:table-cell table:formula="of:=HYPERLINK(&quot;https://jarvis.ling.uni-potsdam.de/clp-pmvss21-1/jupyter/user/alatif/view/data/ImageCorpora/ADE20K_2016_07_26/images/training/k/kitchen/ADE_train_00010454.jpg&quot;)" office:value-type="string" office:string-value="https://jarvis.ling.uni-potsdam.de/clp-pmvss21-1/jupyter/user/alatif/view/data/ImageCorpora/ADE20K_2016_07_26/images/training/k/kitchen/ADE_train_00010454.jpg" calcext:value-type="string">
            <text:p>https://jarvis.ling.uni-potsdam.de/clp-pmvss21-1/jupyter/user/alatif/view/data/ImageCorpora/ADE20K_2016_07_26/images/training/k/kitchen/ADE_train_00010454.jpg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151" calcext:value-type="float">
            <text:p>15151</text:p>
          </table:table-cell>
          <table:table-cell/>
          <table:table-cell office:value-type="string" calcext:value-type="string">
            <text:p>training/p/parlor/ADE_train_00015151.jpg</text:p>
          </table:table-cell>
          <table:table-cell table:formula="of:=HYPERLINK(&quot;https://jarvis.ling.uni-potsdam.de/clp-pmvss21-1/jupyter/user/alatif/view/data/ImageCorpora/ADE20K_2016_07_26/images/training/p/parlor/ADE_train_00015151.jpg&quot;)" office:value-type="string" office:string-value="https://jarvis.ling.uni-potsdam.de/clp-pmvss21-1/jupyter/user/alatif/view/data/ImageCorpora/ADE20K_2016_07_26/images/training/p/parlor/ADE_train_00015151.jpg" calcext:value-type="string">
            <text:p>https://jarvis.ling.uni-potsdam.de/clp-pmvss21-1/jupyter/user/alatif/view/data/ImageCorpora/ADE20K_2016_07_26/images/training/p/parlor/ADE_train_00015151.jpg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095" calcext:value-type="float">
            <text:p>7095</text:p>
          </table:table-cell>
          <table:table-cell/>
          <table:table-cell office:value-type="string" calcext:value-type="string">
            <text:p>training/d/dining_room/ADE_train_00007095.jpg</text:p>
          </table:table-cell>
          <table:table-cell table:formula="of:=HYPERLINK(&quot;https://jarvis.ling.uni-potsdam.de/clp-pmvss21-1/jupyter/user/alatif/view/data/ImageCorpora/ADE20K_2016_07_26/images/training/d/dining_room/ADE_train_00007095.jpg&quot;)" office:value-type="string" office:string-value="https://jarvis.ling.uni-potsdam.de/clp-pmvss21-1/jupyter/user/alatif/view/data/ImageCorpora/ADE20K_2016_07_26/images/training/d/dining_room/ADE_train_00007095.jpg" calcext:value-type="string">
            <text:p>https://jarvis.ling.uni-potsdam.de/clp-pmvss21-1/jupyter/user/alatif/view/data/ImageCorpora/ADE20K_2016_07_26/images/training/d/dining_room/ADE_train_00007095.jpg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426" calcext:value-type="float">
            <text:p>10426</text:p>
          </table:table-cell>
          <table:table-cell/>
          <table:table-cell office:value-type="string" calcext:value-type="string">
            <text:p>training/k/kitchen/ADE_train_00010426.jpg</text:p>
          </table:table-cell>
          <table:table-cell table:formula="of:=HYPERLINK(&quot;https://jarvis.ling.uni-potsdam.de/clp-pmvss21-1/jupyter/user/alatif/view/data/ImageCorpora/ADE20K_2016_07_26/images/training/k/kitchen/ADE_train_00010426.jpg&quot;)" office:value-type="string" office:string-value="https://jarvis.ling.uni-potsdam.de/clp-pmvss21-1/jupyter/user/alatif/view/data/ImageCorpora/ADE20K_2016_07_26/images/training/k/kitchen/ADE_train_00010426.jpg" calcext:value-type="string">
            <text:p>https://jarvis.ling.uni-potsdam.de/clp-pmvss21-1/jupyter/user/alatif/view/data/ImageCorpora/ADE20K_2016_07_26/images/training/k/kitchen/ADE_train_00010426.jpg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string" calcext:value-type="string">
            <text:p>training/b/bathroom/ADE_train_00002882.jpg</text:p>
          </table:table-cell>
          <table:table-cell table:formula="of:=HYPERLINK(&quot;https://jarvis.ling.uni-potsdam.de/clp-pmvss21-1/jupyter/user/alatif/view/data/ImageCorpora/ADE20K_2016_07_26/images/training/b/bathroom/ADE_train_00002882.jpg&quot;)" office:value-type="string" office:string-value="https://jarvis.ling.uni-potsdam.de/clp-pmvss21-1/jupyter/user/alatif/view/data/ImageCorpora/ADE20K_2016_07_26/images/training/b/bathroom/ADE_train_00002882.jpg" calcext:value-type="string">
            <text:p>https://jarvis.ling.uni-potsdam.de/clp-pmvss21-1/jupyter/user/alatif/view/data/ImageCorpora/ADE20K_2016_07_26/images/training/b/bathroom/ADE_train_00002882.jpg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012" calcext:value-type="float">
            <text:p>7012</text:p>
          </table:table-cell>
          <table:table-cell/>
          <table:table-cell office:value-type="string" calcext:value-type="string">
            <text:p>training/d/dining_room/ADE_train_00007012.jpg</text:p>
          </table:table-cell>
          <table:table-cell table:formula="of:=HYPERLINK(&quot;https://jarvis.ling.uni-potsdam.de/clp-pmvss21-1/jupyter/user/alatif/view/data/ImageCorpora/ADE20K_2016_07_26/images/training/d/dining_room/ADE_train_00007012.jpg&quot;)" office:value-type="string" office:string-value="https://jarvis.ling.uni-potsdam.de/clp-pmvss21-1/jupyter/user/alatif/view/data/ImageCorpora/ADE20K_2016_07_26/images/training/d/dining_room/ADE_train_00007012.jpg" calcext:value-type="string">
            <text:p>https://jarvis.ling.uni-potsdam.de/clp-pmvss21-1/jupyter/user/alatif/view/data/ImageCorpora/ADE20K_2016_07_26/images/training/d/dining_room/ADE_train_00007012.jpg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1421" calcext:value-type="float">
            <text:p>101421</text:p>
          </table:table-cell>
          <table:table-cell/>
          <table:table-cell office:value-type="string" calcext:value-type="string">
            <text:p>validation/h/home_office/ADE_val_00001421.jpg</text:p>
          </table:table-cell>
          <table:table-cell table:formula="of:=HYPERLINK(&quot;https://jarvis.ling.uni-potsdam.de/clp-pmvss21-1/jupyter/user/alatif/view/data/ImageCorpora/ADE20K_2016_07_26/images/validation/h/home_office/ADE_val_00001421.jpg&quot;)" office:value-type="string" office:string-value="https://jarvis.ling.uni-potsdam.de/clp-pmvss21-1/jupyter/user/alatif/view/data/ImageCorpora/ADE20K_2016_07_26/images/validation/h/home_office/ADE_val_00001421.jpg" calcext:value-type="string">
            <text:p>https://jarvis.ling.uni-potsdam.de/clp-pmvss21-1/jupyter/user/alatif/view/data/ImageCorpora/ADE20K_2016_07_26/images/validation/h/home_office/ADE_val_00001421.jpg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886" calcext:value-type="float">
            <text:p>2886</text:p>
          </table:table-cell>
          <table:table-cell/>
          <table:table-cell office:value-type="string" calcext:value-type="string">
            <text:p>training/b/bathroom/ADE_train_00002886.jpg</text:p>
          </table:table-cell>
          <table:table-cell table:formula="of:=HYPERLINK(&quot;https://jarvis.ling.uni-potsdam.de/clp-pmvss21-1/jupyter/user/alatif/view/data/ImageCorpora/ADE20K_2016_07_26/images/training/b/bathroom/ADE_train_00002886.jpg&quot;)" office:value-type="string" office:string-value="https://jarvis.ling.uni-potsdam.de/clp-pmvss21-1/jupyter/user/alatif/view/data/ImageCorpora/ADE20K_2016_07_26/images/training/b/bathroom/ADE_train_00002886.jpg" calcext:value-type="string">
            <text:p>https://jarvis.ling.uni-potsdam.de/clp-pmvss21-1/jupyter/user/alatif/view/data/ImageCorpora/ADE20K_2016_07_26/images/training/b/bathroom/ADE_train_00002886.jpg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333" calcext:value-type="float">
            <text:p>11333</text:p>
          </table:table-cell>
          <table:table-cell/>
          <table:table-cell office:value-type="string" calcext:value-type="string">
            <text:p>training/l/living_room/ADE_train_00011333.jpg</text:p>
          </table:table-cell>
          <table:table-cell table:formula="of:=HYPERLINK(&quot;https://jarvis.ling.uni-potsdam.de/clp-pmvss21-1/jupyter/user/alatif/view/data/ImageCorpora/ADE20K_2016_07_26/images/training/l/living_room/ADE_train_00011333.jpg&quot;)" office:value-type="string" office:string-value="https://jarvis.ling.uni-potsdam.de/clp-pmvss21-1/jupyter/user/alatif/view/data/ImageCorpora/ADE20K_2016_07_26/images/training/l/living_room/ADE_train_00011333.jpg" calcext:value-type="string">
            <text:p>https://jarvis.ling.uni-potsdam.de/clp-pmvss21-1/jupyter/user/alatif/view/data/ImageCorpora/ADE20K_2016_07_26/images/training/l/living_room/ADE_train_00011333.jpg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189" calcext:value-type="float">
            <text:p>7189</text:p>
          </table:table-cell>
          <table:table-cell/>
          <table:table-cell office:value-type="string" calcext:value-type="string">
            <text:p>training/d/dining_room/ADE_train_00007189.jpg</text:p>
          </table:table-cell>
          <table:table-cell table:formula="of:=HYPERLINK(&quot;https://jarvis.ling.uni-potsdam.de/clp-pmvss21-1/jupyter/user/alatif/view/data/ImageCorpora/ADE20K_2016_07_26/images/training/d/dining_room/ADE_train_00007189.jpg&quot;)" office:value-type="string" office:string-value="https://jarvis.ling.uni-potsdam.de/clp-pmvss21-1/jupyter/user/alatif/view/data/ImageCorpora/ADE20K_2016_07_26/images/training/d/dining_room/ADE_train_00007189.jpg" calcext:value-type="string">
            <text:p>https://jarvis.ling.uni-potsdam.de/clp-pmvss21-1/jupyter/user/alatif/view/data/ImageCorpora/ADE20K_2016_07_26/images/training/d/dining_room/ADE_train_00007189.jpg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062" calcext:value-type="float">
            <text:p>20062</text:p>
          </table:table-cell>
          <table:table-cell/>
          <table:table-cell office:value-type="string" calcext:value-type="string">
            <text:p>training/w/wine_cellar/bottle_storage/ADE_train_00020062.jpg</text:p>
          </table:table-cell>
          <table:table-cell table:formula="of:=HYPERLINK(&quot;https://jarvis.ling.uni-potsdam.de/clp-pmvss21-1/jupyter/user/alatif/view/data/ImageCorpora/ADE20K_2016_07_26/images/training/w/wine_cellar/bottle_storage/ADE_train_00020062.jpg&quot;)" office:value-type="string" office:string-value="https://jarvis.ling.uni-potsdam.de/clp-pmvss21-1/jupyter/user/alatif/view/data/ImageCorpora/ADE20K_2016_07_26/images/training/w/wine_cellar/bottle_storage/ADE_train_00020062.jpg" calcext:value-type="string">
            <text:p>https://jarvis.ling.uni-potsdam.de/clp-pmvss21-1/jupyter/user/alatif/view/data/ImageCorpora/ADE20K_2016_07_26/images/training/w/wine_cellar/bottle_storage/ADE_train_00020062.jpg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722" calcext:value-type="float">
            <text:p>10722</text:p>
          </table:table-cell>
          <table:table-cell/>
          <table:table-cell office:value-type="string" calcext:value-type="string">
            <text:p>training/k/kitchen/ADE_train_00010722.jpg</text:p>
          </table:table-cell>
          <table:table-cell table:formula="of:=HYPERLINK(&quot;https://jarvis.ling.uni-potsdam.de/clp-pmvss21-1/jupyter/user/alatif/view/data/ImageCorpora/ADE20K_2016_07_26/images/training/k/kitchen/ADE_train_00010722.jpg&quot;)" office:value-type="string" office:string-value="https://jarvis.ling.uni-potsdam.de/clp-pmvss21-1/jupyter/user/alatif/view/data/ImageCorpora/ADE20K_2016_07_26/images/training/k/kitchen/ADE_train_00010722.jpg" calcext:value-type="string">
            <text:p>https://jarvis.ling.uni-potsdam.de/clp-pmvss21-1/jupyter/user/alatif/view/data/ImageCorpora/ADE20K_2016_07_26/images/training/k/kitchen/ADE_train_00010722.jpg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training/k/kitchen/ADE_train_00000637.jpg</text:p>
          </table:table-cell>
          <table:table-cell table:formula="of:=HYPERLINK(&quot;https://jarvis.ling.uni-potsdam.de/clp-pmvss21-1/jupyter/user/alatif/view/data/ImageCorpora/ADE20K_2016_07_26/images/training/k/kitchen/ADE_train_00000637.jpg&quot;)" office:value-type="string" office:string-value="https://jarvis.ling.uni-potsdam.de/clp-pmvss21-1/jupyter/user/alatif/view/data/ImageCorpora/ADE20K_2016_07_26/images/training/k/kitchen/ADE_train_00000637.jpg" calcext:value-type="string">
            <text:p>https://jarvis.ling.uni-potsdam.de/clp-pmvss21-1/jupyter/user/alatif/view/data/ImageCorpora/ADE20K_2016_07_26/images/training/k/kitchen/ADE_train_00000637.jpg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training/b/bathroom/ADE_train_00000091.jpg</text:p>
          </table:table-cell>
          <table:table-cell table:formula="of:=HYPERLINK(&quot;https://jarvis.ling.uni-potsdam.de/clp-pmvss21-1/jupyter/user/alatif/view/data/ImageCorpora/ADE20K_2016_07_26/images/training/b/bathroom/ADE_train_00000091.jpg&quot;)" office:value-type="string" office:string-value="https://jarvis.ling.uni-potsdam.de/clp-pmvss21-1/jupyter/user/alatif/view/data/ImageCorpora/ADE20K_2016_07_26/images/training/b/bathroom/ADE_train_00000091.jpg" calcext:value-type="string">
            <text:p>https://jarvis.ling.uni-potsdam.de/clp-pmvss21-1/jupyter/user/alatif/view/data/ImageCorpora/ADE20K_2016_07_26/images/training/b/bathroom/ADE_train_00000091.jpg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89" calcext:value-type="float">
            <text:p>2489</text:p>
          </table:table-cell>
          <table:table-cell/>
          <table:table-cell office:value-type="string" calcext:value-type="string">
            <text:p>training/b/basement/ADE_train_00002489.jpg</text:p>
          </table:table-cell>
          <table:table-cell table:formula="of:=HYPERLINK(&quot;https://jarvis.ling.uni-potsdam.de/clp-pmvss21-1/jupyter/user/alatif/view/data/ImageCorpora/ADE20K_2016_07_26/images/training/b/basement/ADE_train_00002489.jpg&quot;)" office:value-type="string" office:string-value="https://jarvis.ling.uni-potsdam.de/clp-pmvss21-1/jupyter/user/alatif/view/data/ImageCorpora/ADE20K_2016_07_26/images/training/b/basement/ADE_train_00002489.jpg" calcext:value-type="string">
            <text:p>https://jarvis.ling.uni-potsdam.de/clp-pmvss21-1/jupyter/user/alatif/view/data/ImageCorpora/ADE20K_2016_07_26/images/training/b/basement/ADE_train_00002489.jpg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0373" calcext:value-type="float">
            <text:p>100373</text:p>
          </table:table-cell>
          <table:table-cell/>
          <table:table-cell office:value-type="string" calcext:value-type="string">
            <text:p>validation/g/game_room/ADE_val_00000373.jpg</text:p>
          </table:table-cell>
          <table:table-cell table:formula="of:=HYPERLINK(&quot;https://jarvis.ling.uni-potsdam.de/clp-pmvss21-1/jupyter/user/alatif/view/data/ImageCorpora/ADE20K_2016_07_26/images/validation/g/game_room/ADE_val_00000373.jpg&quot;)" office:value-type="string" office:string-value="https://jarvis.ling.uni-potsdam.de/clp-pmvss21-1/jupyter/user/alatif/view/data/ImageCorpora/ADE20K_2016_07_26/images/validation/g/game_room/ADE_val_00000373.jpg" calcext:value-type="string">
            <text:p>https://jarvis.ling.uni-potsdam.de/clp-pmvss21-1/jupyter/user/alatif/view/data/ImageCorpora/ADE20K_2016_07_26/images/validation/g/game_room/ADE_val_00000373.jpg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89" calcext:value-type="float">
            <text:p>2989</text:p>
          </table:table-cell>
          <table:table-cell/>
          <table:table-cell office:value-type="string" calcext:value-type="string">
            <text:p>training/b/bathroom/ADE_train_00002989.jpg</text:p>
          </table:table-cell>
          <table:table-cell table:formula="of:=HYPERLINK(&quot;https://jarvis.ling.uni-potsdam.de/clp-pmvss21-1/jupyter/user/alatif/view/data/ImageCorpora/ADE20K_2016_07_26/images/training/b/bathroom/ADE_train_00002989.jpg&quot;)" office:value-type="string" office:string-value="https://jarvis.ling.uni-potsdam.de/clp-pmvss21-1/jupyter/user/alatif/view/data/ImageCorpora/ADE20K_2016_07_26/images/training/b/bathroom/ADE_train_00002989.jpg" calcext:value-type="string">
            <text:p>https://jarvis.ling.uni-potsdam.de/clp-pmvss21-1/jupyter/user/alatif/view/data/ImageCorpora/ADE20K_2016_07_26/images/training/b/bathroom/ADE_train_00002989.jpg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776" calcext:value-type="float">
            <text:p>15776</text:p>
          </table:table-cell>
          <table:table-cell/>
          <table:table-cell office:value-type="string" calcext:value-type="string">
            <text:p>training/r/recreation_room/ADE_train_00015776.jpg</text:p>
          </table:table-cell>
          <table:table-cell table:formula="of:=HYPERLINK(&quot;https://jarvis.ling.uni-potsdam.de/clp-pmvss21-1/jupyter/user/alatif/view/data/ImageCorpora/ADE20K_2016_07_26/images/training/r/recreation_room/ADE_train_00015776.jpg&quot;)" office:value-type="string" office:string-value="https://jarvis.ling.uni-potsdam.de/clp-pmvss21-1/jupyter/user/alatif/view/data/ImageCorpora/ADE20K_2016_07_26/images/training/r/recreation_room/ADE_train_00015776.jpg" calcext:value-type="string">
            <text:p>https://jarvis.ling.uni-potsdam.de/clp-pmvss21-1/jupyter/user/alatif/view/data/ImageCorpora/ADE20K_2016_07_26/images/training/r/recreation_room/ADE_train_00015776.jpg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77" calcext:value-type="float">
            <text:p>877</text:p>
          </table:table-cell>
          <table:table-cell/>
          <table:table-cell office:value-type="string" calcext:value-type="string">
            <text:p>training/l/living_room/ADE_train_00000877.jpg</text:p>
          </table:table-cell>
          <table:table-cell table:formula="of:=HYPERLINK(&quot;https://jarvis.ling.uni-potsdam.de/clp-pmvss21-1/jupyter/user/alatif/view/data/ImageCorpora/ADE20K_2016_07_26/images/training/l/living_room/ADE_train_00000877.jpg&quot;)" office:value-type="string" office:string-value="https://jarvis.ling.uni-potsdam.de/clp-pmvss21-1/jupyter/user/alatif/view/data/ImageCorpora/ADE20K_2016_07_26/images/training/l/living_room/ADE_train_00000877.jpg" calcext:value-type="string">
            <text:p>https://jarvis.ling.uni-potsdam.de/clp-pmvss21-1/jupyter/user/alatif/view/data/ImageCorpora/ADE20K_2016_07_26/images/training/l/living_room/ADE_train_00000877.jpg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401" calcext:value-type="float">
            <text:p>9401</text:p>
          </table:table-cell>
          <table:table-cell/>
          <table:table-cell office:value-type="string" calcext:value-type="string">
            <text:p>training/h/home_office/ADE_train_00009401.jpg</text:p>
          </table:table-cell>
          <table:table-cell table:formula="of:=HYPERLINK(&quot;https://jarvis.ling.uni-potsdam.de/clp-pmvss21-1/jupyter/user/alatif/view/data/ImageCorpora/ADE20K_2016_07_26/images/training/h/home_office/ADE_train_00009401.jpg&quot;)" office:value-type="string" office:string-value="https://jarvis.ling.uni-potsdam.de/clp-pmvss21-1/jupyter/user/alatif/view/data/ImageCorpora/ADE20K_2016_07_26/images/training/h/home_office/ADE_train_00009401.jpg" calcext:value-type="string">
            <text:p>https://jarvis.ling.uni-potsdam.de/clp-pmvss21-1/jupyter/user/alatif/view/data/ImageCorpora/ADE20K_2016_07_26/images/training/h/home_office/ADE_train_00009401.jpg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512" calcext:value-type="float">
            <text:p>15512</text:p>
          </table:table-cell>
          <table:table-cell/>
          <table:table-cell office:value-type="string" calcext:value-type="string">
            <text:p>training/p/poolroom/home/ADE_train_00015512.jpg</text:p>
          </table:table-cell>
          <table:table-cell table:formula="of:=HYPERLINK(&quot;https://jarvis.ling.uni-potsdam.de/clp-pmvss21-1/jupyter/user/alatif/view/data/ImageCorpora/ADE20K_2016_07_26/images/training/p/poolroom/home/ADE_train_00015512.jpg&quot;)" office:value-type="string" office:string-value="https://jarvis.ling.uni-potsdam.de/clp-pmvss21-1/jupyter/user/alatif/view/data/ImageCorpora/ADE20K_2016_07_26/images/training/p/poolroom/home/ADE_train_00015512.jpg" calcext:value-type="string">
            <text:p>https://jarvis.ling.uni-potsdam.de/clp-pmvss21-1/jupyter/user/alatif/view/data/ImageCorpora/ADE20K_2016_07_26/images/training/p/poolroom/home/ADE_train_00015512.jpg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364" calcext:value-type="float">
            <text:p>10364</text:p>
          </table:table-cell>
          <table:table-cell/>
          <table:table-cell office:value-type="string" calcext:value-type="string">
            <text:p>training/k/kitchen/ADE_train_00010364.jpg</text:p>
          </table:table-cell>
          <table:table-cell table:formula="of:=HYPERLINK(&quot;https://jarvis.ling.uni-potsdam.de/clp-pmvss21-1/jupyter/user/alatif/view/data/ImageCorpora/ADE20K_2016_07_26/images/training/k/kitchen/ADE_train_00010364.jpg&quot;)" office:value-type="string" office:string-value="https://jarvis.ling.uni-potsdam.de/clp-pmvss21-1/jupyter/user/alatif/view/data/ImageCorpora/ADE20K_2016_07_26/images/training/k/kitchen/ADE_train_00010364.jpg" calcext:value-type="string">
            <text:p>https://jarvis.ling.uni-potsdam.de/clp-pmvss21-1/jupyter/user/alatif/view/data/ImageCorpora/ADE20K_2016_07_26/images/training/k/kitchen/ADE_train_00010364.jpg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0048" calcext:value-type="float">
            <text:p>100048</text:p>
          </table:table-cell>
          <table:table-cell/>
          <table:table-cell office:value-type="string" calcext:value-type="string">
            <text:p>validation/a/attic/ADE_val_00000048.jpg</text:p>
          </table:table-cell>
          <table:table-cell table:formula="of:=HYPERLINK(&quot;https://jarvis.ling.uni-potsdam.de/clp-pmvss21-1/jupyter/user/alatif/view/data/ImageCorpora/ADE20K_2016_07_26/images/validation/a/attic/ADE_val_00000048.jpg&quot;)" office:value-type="string" office:string-value="https://jarvis.ling.uni-potsdam.de/clp-pmvss21-1/jupyter/user/alatif/view/data/ImageCorpora/ADE20K_2016_07_26/images/validation/a/attic/ADE_val_00000048.jpg" calcext:value-type="string">
            <text:p>https://jarvis.ling.uni-potsdam.de/clp-pmvss21-1/jupyter/user/alatif/view/data/ImageCorpora/ADE20K_2016_07_26/images/validation/a/attic/ADE_val_00000048.jpg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41" calcext:value-type="float">
            <text:p>3641</text:p>
          </table:table-cell>
          <table:table-cell/>
          <table:table-cell office:value-type="string" calcext:value-type="string">
            <text:p>training/b/bedroom/ADE_train_00003641.jpg</text:p>
          </table:table-cell>
          <table:table-cell table:formula="of:=HYPERLINK(&quot;https://jarvis.ling.uni-potsdam.de/clp-pmvss21-1/jupyter/user/alatif/view/data/ImageCorpora/ADE20K_2016_07_26/images/training/b/bedroom/ADE_train_00003641.jpg&quot;)" office:value-type="string" office:string-value="https://jarvis.ling.uni-potsdam.de/clp-pmvss21-1/jupyter/user/alatif/view/data/ImageCorpora/ADE20K_2016_07_26/images/training/b/bedroom/ADE_train_00003641.jpg" calcext:value-type="string">
            <text:p>https://jarvis.ling.uni-potsdam.de/clp-pmvss21-1/jupyter/user/alatif/view/data/ImageCorpora/ADE20K_2016_07_26/images/training/b/bedroom/ADE_train_00003641.jpg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897" calcext:value-type="float">
            <text:p>2897</text:p>
          </table:table-cell>
          <table:table-cell/>
          <table:table-cell office:value-type="string" calcext:value-type="string">
            <text:p>training/b/bathroom/ADE_train_00002897.jpg</text:p>
          </table:table-cell>
          <table:table-cell table:formula="of:=HYPERLINK(&quot;https://jarvis.ling.uni-potsdam.de/clp-pmvss21-1/jupyter/user/alatif/view/data/ImageCorpora/ADE20K_2016_07_26/images/training/b/bathroom/ADE_train_00002897.jpg&quot;)" office:value-type="string" office:string-value="https://jarvis.ling.uni-potsdam.de/clp-pmvss21-1/jupyter/user/alatif/view/data/ImageCorpora/ADE20K_2016_07_26/images/training/b/bathroom/ADE_train_00002897.jpg" calcext:value-type="string">
            <text:p>https://jarvis.ling.uni-potsdam.de/clp-pmvss21-1/jupyter/user/alatif/view/data/ImageCorpora/ADE20K_2016_07_26/images/training/b/bathroom/ADE_train_00002897.jpg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training/k/kitchen/ADE_train_00000645.jpg</text:p>
          </table:table-cell>
          <table:table-cell table:formula="of:=HYPERLINK(&quot;https://jarvis.ling.uni-potsdam.de/clp-pmvss21-1/jupyter/user/alatif/view/data/ImageCorpora/ADE20K_2016_07_26/images/training/k/kitchen/ADE_train_00000645.jpg&quot;)" office:value-type="string" office:string-value="https://jarvis.ling.uni-potsdam.de/clp-pmvss21-1/jupyter/user/alatif/view/data/ImageCorpora/ADE20K_2016_07_26/images/training/k/kitchen/ADE_train_00000645.jpg" calcext:value-type="string">
            <text:p>https://jarvis.ling.uni-potsdam.de/clp-pmvss21-1/jupyter/user/alatif/view/data/ImageCorpora/ADE20K_2016_07_26/images/training/k/kitchen/ADE_train_00000645.jpg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string" calcext:value-type="string">
            <text:p>training/b/bedroom/ADE_train_00003360.jpg</text:p>
          </table:table-cell>
          <table:table-cell table:formula="of:=HYPERLINK(&quot;https://jarvis.ling.uni-potsdam.de/clp-pmvss21-1/jupyter/user/alatif/view/data/ImageCorpora/ADE20K_2016_07_26/images/training/b/bedroom/ADE_train_00003360.jpg&quot;)" office:value-type="string" office:string-value="https://jarvis.ling.uni-potsdam.de/clp-pmvss21-1/jupyter/user/alatif/view/data/ImageCorpora/ADE20K_2016_07_26/images/training/b/bedroom/ADE_train_00003360.jpg" calcext:value-type="string">
            <text:p>https://jarvis.ling.uni-potsdam.de/clp-pmvss21-1/jupyter/user/alatif/view/data/ImageCorpora/ADE20K_2016_07_26/images/training/b/bedroom/ADE_train_00003360.jpg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011" calcext:value-type="float">
            <text:p>3011</text:p>
          </table:table-cell>
          <table:table-cell/>
          <table:table-cell office:value-type="string" calcext:value-type="string">
            <text:p>training/b/bathroom/ADE_train_00003011.jpg</text:p>
          </table:table-cell>
          <table:table-cell table:formula="of:=HYPERLINK(&quot;https://jarvis.ling.uni-potsdam.de/clp-pmvss21-1/jupyter/user/alatif/view/data/ImageCorpora/ADE20K_2016_07_26/images/training/b/bathroom/ADE_train_00003011.jpg&quot;)" office:value-type="string" office:string-value="https://jarvis.ling.uni-potsdam.de/clp-pmvss21-1/jupyter/user/alatif/view/data/ImageCorpora/ADE20K_2016_07_26/images/training/b/bathroom/ADE_train_00003011.jpg" calcext:value-type="string">
            <text:p>https://jarvis.ling.uni-potsdam.de/clp-pmvss21-1/jupyter/user/alatif/view/data/ImageCorpora/ADE20K_2016_07_26/images/training/b/bathroom/ADE_train_00003011.jpg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string" calcext:value-type="string">
            <text:p>training/l/living_room/ADE_train_00000869.jpg</text:p>
          </table:table-cell>
          <table:table-cell table:formula="of:=HYPERLINK(&quot;https://jarvis.ling.uni-potsdam.de/clp-pmvss21-1/jupyter/user/alatif/view/data/ImageCorpora/ADE20K_2016_07_26/images/training/l/living_room/ADE_train_00000869.jpg&quot;)" office:value-type="string" office:string-value="https://jarvis.ling.uni-potsdam.de/clp-pmvss21-1/jupyter/user/alatif/view/data/ImageCorpora/ADE20K_2016_07_26/images/training/l/living_room/ADE_train_00000869.jpg" calcext:value-type="string">
            <text:p>https://jarvis.ling.uni-potsdam.de/clp-pmvss21-1/jupyter/user/alatif/view/data/ImageCorpora/ADE20K_2016_07_26/images/training/l/living_room/ADE_train_00000869.jp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93" calcext:value-type="float">
            <text:p>2593</text:p>
          </table:table-cell>
          <table:table-cell/>
          <table:table-cell office:value-type="string" calcext:value-type="string">
            <text:p>training/b/bathroom/ADE_train_00002593.jpg</text:p>
          </table:table-cell>
          <table:table-cell table:formula="of:=HYPERLINK(&quot;https://jarvis.ling.uni-potsdam.de/clp-pmvss21-1/jupyter/user/alatif/view/data/ImageCorpora/ADE20K_2016_07_26/images/training/b/bathroom/ADE_train_00002593.jpg&quot;)" office:value-type="string" office:string-value="https://jarvis.ling.uni-potsdam.de/clp-pmvss21-1/jupyter/user/alatif/view/data/ImageCorpora/ADE20K_2016_07_26/images/training/b/bathroom/ADE_train_00002593.jpg" calcext:value-type="string">
            <text:p>https://jarvis.ling.uni-potsdam.de/clp-pmvss21-1/jupyter/user/alatif/view/data/ImageCorpora/ADE20K_2016_07_26/images/training/b/bathroom/ADE_train_00002593.jpg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946" calcext:value-type="float">
            <text:p>6946</text:p>
          </table:table-cell>
          <table:table-cell/>
          <table:table-cell office:value-type="string" calcext:value-type="string">
            <text:p>training/d/dining_room/ADE_train_00006946.jpg</text:p>
          </table:table-cell>
          <table:table-cell table:formula="of:=HYPERLINK(&quot;https://jarvis.ling.uni-potsdam.de/clp-pmvss21-1/jupyter/user/alatif/view/data/ImageCorpora/ADE20K_2016_07_26/images/training/d/dining_room/ADE_train_00006946.jpg&quot;)" office:value-type="string" office:string-value="https://jarvis.ling.uni-potsdam.de/clp-pmvss21-1/jupyter/user/alatif/view/data/ImageCorpora/ADE20K_2016_07_26/images/training/d/dining_room/ADE_train_00006946.jpg" calcext:value-type="string">
            <text:p>https://jarvis.ling.uni-potsdam.de/clp-pmvss21-1/jupyter/user/alatif/view/data/ImageCorpora/ADE20K_2016_07_26/images/training/d/dining_room/ADE_train_00006946.jpg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1429" calcext:value-type="float">
            <text:p>101429</text:p>
          </table:table-cell>
          <table:table-cell/>
          <table:table-cell office:value-type="string" calcext:value-type="string">
            <text:p>validation/h/hotel_room/ADE_val_00001429.jpg</text:p>
          </table:table-cell>
          <table:table-cell table:formula="of:=HYPERLINK(&quot;https://jarvis.ling.uni-potsdam.de/clp-pmvss21-1/jupyter/user/alatif/view/data/ImageCorpora/ADE20K_2016_07_26/images/validation/h/hotel_room/ADE_val_00001429.jpg&quot;)" office:value-type="string" office:string-value="https://jarvis.ling.uni-potsdam.de/clp-pmvss21-1/jupyter/user/alatif/view/data/ImageCorpora/ADE20K_2016_07_26/images/validation/h/hotel_room/ADE_val_00001429.jpg" calcext:value-type="string">
            <text:p>https://jarvis.ling.uni-potsdam.de/clp-pmvss21-1/jupyter/user/alatif/view/data/ImageCorpora/ADE20K_2016_07_26/images/validation/h/hotel_room/ADE_val_00001429.jpg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775" calcext:value-type="float">
            <text:p>6775</text:p>
          </table:table-cell>
          <table:table-cell/>
          <table:table-cell office:value-type="string" calcext:value-type="string">
            <text:p>training/d/dinette/home/ADE_train_00006775.jpg</text:p>
          </table:table-cell>
          <table:table-cell table:formula="of:=HYPERLINK(&quot;https://jarvis.ling.uni-potsdam.de/clp-pmvss21-1/jupyter/user/alatif/view/data/ImageCorpora/ADE20K_2016_07_26/images/training/d/dinette/home/ADE_train_00006775.jpg&quot;)" office:value-type="string" office:string-value="https://jarvis.ling.uni-potsdam.de/clp-pmvss21-1/jupyter/user/alatif/view/data/ImageCorpora/ADE20K_2016_07_26/images/training/d/dinette/home/ADE_train_00006775.jpg" calcext:value-type="string">
            <text:p>https://jarvis.ling.uni-potsdam.de/clp-pmvss21-1/jupyter/user/alatif/view/data/ImageCorpora/ADE20K_2016_07_26/images/training/d/dinette/home/ADE_train_00006775.jpg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training/b/bedroom/ADE_train_00000273.jpg</text:p>
          </table:table-cell>
          <table:table-cell table:formula="of:=HYPERLINK(&quot;https://jarvis.ling.uni-potsdam.de/clp-pmvss21-1/jupyter/user/alatif/view/data/ImageCorpora/ADE20K_2016_07_26/images/training/b/bedroom/ADE_train_00000273.jpg&quot;)" office:value-type="string" office:string-value="https://jarvis.ling.uni-potsdam.de/clp-pmvss21-1/jupyter/user/alatif/view/data/ImageCorpora/ADE20K_2016_07_26/images/training/b/bedroom/ADE_train_00000273.jpg" calcext:value-type="string">
            <text:p>https://jarvis.ling.uni-potsdam.de/clp-pmvss21-1/jupyter/user/alatif/view/data/ImageCorpora/ADE20K_2016_07_26/images/training/b/bedroom/ADE_train_00000273.jpg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337" calcext:value-type="float">
            <text:p>11337</text:p>
          </table:table-cell>
          <table:table-cell/>
          <table:table-cell office:value-type="string" calcext:value-type="string">
            <text:p>training/l/living_room/ADE_train_00011337.jpg</text:p>
          </table:table-cell>
          <table:table-cell table:formula="of:=HYPERLINK(&quot;https://jarvis.ling.uni-potsdam.de/clp-pmvss21-1/jupyter/user/alatif/view/data/ImageCorpora/ADE20K_2016_07_26/images/training/l/living_room/ADE_train_00011337.jpg&quot;)" office:value-type="string" office:string-value="https://jarvis.ling.uni-potsdam.de/clp-pmvss21-1/jupyter/user/alatif/view/data/ImageCorpora/ADE20K_2016_07_26/images/training/l/living_room/ADE_train_00011337.jpg" calcext:value-type="string">
            <text:p>https://jarvis.ling.uni-potsdam.de/clp-pmvss21-1/jupyter/user/alatif/view/data/ImageCorpora/ADE20K_2016_07_26/images/training/l/living_room/ADE_train_00011337.jpg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596" calcext:value-type="float">
            <text:p>10596</text:p>
          </table:table-cell>
          <table:table-cell/>
          <table:table-cell office:value-type="string" calcext:value-type="string">
            <text:p>training/k/kitchen/ADE_train_00010596.jpg</text:p>
          </table:table-cell>
          <table:table-cell table:formula="of:=HYPERLINK(&quot;https://jarvis.ling.uni-potsdam.de/clp-pmvss21-1/jupyter/user/alatif/view/data/ImageCorpora/ADE20K_2016_07_26/images/training/k/kitchen/ADE_train_00010596.jpg&quot;)" office:value-type="string" office:string-value="https://jarvis.ling.uni-potsdam.de/clp-pmvss21-1/jupyter/user/alatif/view/data/ImageCorpora/ADE20K_2016_07_26/images/training/k/kitchen/ADE_train_00010596.jpg" calcext:value-type="string">
            <text:p>https://jarvis.ling.uni-potsdam.de/clp-pmvss21-1/jupyter/user/alatif/view/data/ImageCorpora/ADE20K_2016_07_26/images/training/k/kitchen/ADE_train_00010596.jpg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650" calcext:value-type="float">
            <text:p>2650</text:p>
          </table:table-cell>
          <table:table-cell/>
          <table:table-cell office:value-type="string" calcext:value-type="string">
            <text:p>training/b/bathroom/ADE_train_00002650.jpg</text:p>
          </table:table-cell>
          <table:table-cell table:formula="of:=HYPERLINK(&quot;https://jarvis.ling.uni-potsdam.de/clp-pmvss21-1/jupyter/user/alatif/view/data/ImageCorpora/ADE20K_2016_07_26/images/training/b/bathroom/ADE_train_00002650.jpg&quot;)" office:value-type="string" office:string-value="https://jarvis.ling.uni-potsdam.de/clp-pmvss21-1/jupyter/user/alatif/view/data/ImageCorpora/ADE20K_2016_07_26/images/training/b/bathroom/ADE_train_00002650.jpg" calcext:value-type="string">
            <text:p>https://jarvis.ling.uni-potsdam.de/clp-pmvss21-1/jupyter/user/alatif/view/data/ImageCorpora/ADE20K_2016_07_26/images/training/b/bathroom/ADE_train_00002650.jpg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07" calcext:value-type="float">
            <text:p>1907</text:p>
          </table:table-cell>
          <table:table-cell/>
          <table:table-cell office:value-type="string" calcext:value-type="string">
            <text:p>training/a/attic/ADE_train_00001907.jpg</text:p>
          </table:table-cell>
          <table:table-cell table:formula="of:=HYPERLINK(&quot;https://jarvis.ling.uni-potsdam.de/clp-pmvss21-1/jupyter/user/alatif/view/data/ImageCorpora/ADE20K_2016_07_26/images/training/a/attic/ADE_train_00001907.jpg&quot;)" office:value-type="string" office:string-value="https://jarvis.ling.uni-potsdam.de/clp-pmvss21-1/jupyter/user/alatif/view/data/ImageCorpora/ADE20K_2016_07_26/images/training/a/attic/ADE_train_00001907.jpg" calcext:value-type="string">
            <text:p>https://jarvis.ling.uni-potsdam.de/clp-pmvss21-1/jupyter/user/alatif/view/data/ImageCorpora/ADE20K_2016_07_26/images/training/a/attic/ADE_train_00001907.jpg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531" calcext:value-type="float">
            <text:p>3531</text:p>
          </table:table-cell>
          <table:table-cell/>
          <table:table-cell office:value-type="string" calcext:value-type="string">
            <text:p>training/b/bedroom/ADE_train_00003531.jpg</text:p>
          </table:table-cell>
          <table:table-cell table:formula="of:=HYPERLINK(&quot;https://jarvis.ling.uni-potsdam.de/clp-pmvss21-1/jupyter/user/alatif/view/data/ImageCorpora/ADE20K_2016_07_26/images/training/b/bedroom/ADE_train_00003531.jpg&quot;)" office:value-type="string" office:string-value="https://jarvis.ling.uni-potsdam.de/clp-pmvss21-1/jupyter/user/alatif/view/data/ImageCorpora/ADE20K_2016_07_26/images/training/b/bedroom/ADE_train_00003531.jpg" calcext:value-type="string">
            <text:p>https://jarvis.ling.uni-potsdam.de/clp-pmvss21-1/jupyter/user/alatif/view/data/ImageCorpora/ADE20K_2016_07_26/images/training/b/bedroom/ADE_train_00003531.jpg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736" calcext:value-type="float">
            <text:p>3736</text:p>
          </table:table-cell>
          <table:table-cell/>
          <table:table-cell office:value-type="string" calcext:value-type="string">
            <text:p>training/b/bedroom/ADE_train_00003736.jpg</text:p>
          </table:table-cell>
          <table:table-cell table:formula="of:=HYPERLINK(&quot;https://jarvis.ling.uni-potsdam.de/clp-pmvss21-1/jupyter/user/alatif/view/data/ImageCorpora/ADE20K_2016_07_26/images/training/b/bedroom/ADE_train_00003736.jpg&quot;)" office:value-type="string" office:string-value="https://jarvis.ling.uni-potsdam.de/clp-pmvss21-1/jupyter/user/alatif/view/data/ImageCorpora/ADE20K_2016_07_26/images/training/b/bedroom/ADE_train_00003736.jpg" calcext:value-type="string">
            <text:p>https://jarvis.ling.uni-potsdam.de/clp-pmvss21-1/jupyter/user/alatif/view/data/ImageCorpora/ADE20K_2016_07_26/images/training/b/bedroom/ADE_train_00003736.jpg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897" calcext:value-type="float">
            <text:p>6897</text:p>
          </table:table-cell>
          <table:table-cell/>
          <table:table-cell office:value-type="string" calcext:value-type="string">
            <text:p>training/d/dining_room/ADE_train_00006897.jpg</text:p>
          </table:table-cell>
          <table:table-cell table:formula="of:=HYPERLINK(&quot;https://jarvis.ling.uni-potsdam.de/clp-pmvss21-1/jupyter/user/alatif/view/data/ImageCorpora/ADE20K_2016_07_26/images/training/d/dining_room/ADE_train_00006897.jpg&quot;)" office:value-type="string" office:string-value="https://jarvis.ling.uni-potsdam.de/clp-pmvss21-1/jupyter/user/alatif/view/data/ImageCorpora/ADE20K_2016_07_26/images/training/d/dining_room/ADE_train_00006897.jpg" calcext:value-type="string">
            <text:p>https://jarvis.ling.uni-potsdam.de/clp-pmvss21-1/jupyter/user/alatif/view/data/ImageCorpora/ADE20K_2016_07_26/images/training/d/dining_room/ADE_train_00006897.jpg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string" calcext:value-type="string">
            <text:p>training/b/bedroom/ADE_train_00003520.jpg</text:p>
          </table:table-cell>
          <table:table-cell table:formula="of:=HYPERLINK(&quot;https://jarvis.ling.uni-potsdam.de/clp-pmvss21-1/jupyter/user/alatif/view/data/ImageCorpora/ADE20K_2016_07_26/images/training/b/bedroom/ADE_train_00003520.jpg&quot;)" office:value-type="string" office:string-value="https://jarvis.ling.uni-potsdam.de/clp-pmvss21-1/jupyter/user/alatif/view/data/ImageCorpora/ADE20K_2016_07_26/images/training/b/bedroom/ADE_train_00003520.jpg" calcext:value-type="string">
            <text:p>https://jarvis.ling.uni-potsdam.de/clp-pmvss21-1/jupyter/user/alatif/view/data/ImageCorpora/ADE20K_2016_07_26/images/training/b/bedroom/ADE_train_00003520.jpg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891" calcext:value-type="float">
            <text:p>10891</text:p>
          </table:table-cell>
          <table:table-cell/>
          <table:table-cell office:value-type="string" calcext:value-type="string">
            <text:p>training/l/laundromat/ADE_train_00010891.jpg</text:p>
          </table:table-cell>
          <table:table-cell table:formula="of:=HYPERLINK(&quot;https://jarvis.ling.uni-potsdam.de/clp-pmvss21-1/jupyter/user/alatif/view/data/ImageCorpora/ADE20K_2016_07_26/images/training/l/laundromat/ADE_train_00010891.jpg&quot;)" office:value-type="string" office:string-value="https://jarvis.ling.uni-potsdam.de/clp-pmvss21-1/jupyter/user/alatif/view/data/ImageCorpora/ADE20K_2016_07_26/images/training/l/laundromat/ADE_train_00010891.jpg" calcext:value-type="string">
            <text:p>https://jarvis.ling.uni-potsdam.de/clp-pmvss21-1/jupyter/user/alatif/view/data/ImageCorpora/ADE20K_2016_07_26/images/training/l/laundromat/ADE_train_00010891.jpg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518" calcext:value-type="float">
            <text:p>10518</text:p>
          </table:table-cell>
          <table:table-cell/>
          <table:table-cell office:value-type="string" calcext:value-type="string">
            <text:p>training/k/kitchen/ADE_train_00010518.jpg</text:p>
          </table:table-cell>
          <table:table-cell table:formula="of:=HYPERLINK(&quot;https://jarvis.ling.uni-potsdam.de/clp-pmvss21-1/jupyter/user/alatif/view/data/ImageCorpora/ADE20K_2016_07_26/images/training/k/kitchen/ADE_train_00010518.jpg&quot;)" office:value-type="string" office:string-value="https://jarvis.ling.uni-potsdam.de/clp-pmvss21-1/jupyter/user/alatif/view/data/ImageCorpora/ADE20K_2016_07_26/images/training/k/kitchen/ADE_train_00010518.jpg" calcext:value-type="string">
            <text:p>https://jarvis.ling.uni-potsdam.de/clp-pmvss21-1/jupyter/user/alatif/view/data/ImageCorpora/ADE20K_2016_07_26/images/training/k/kitchen/ADE_train_00010518.jpg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175" calcext:value-type="float">
            <text:p>7175</text:p>
          </table:table-cell>
          <table:table-cell/>
          <table:table-cell office:value-type="string" calcext:value-type="string">
            <text:p>training/d/dining_room/ADE_train_00007175.jpg</text:p>
          </table:table-cell>
          <table:table-cell table:formula="of:=HYPERLINK(&quot;https://jarvis.ling.uni-potsdam.de/clp-pmvss21-1/jupyter/user/alatif/view/data/ImageCorpora/ADE20K_2016_07_26/images/training/d/dining_room/ADE_train_00007175.jpg&quot;)" office:value-type="string" office:string-value="https://jarvis.ling.uni-potsdam.de/clp-pmvss21-1/jupyter/user/alatif/view/data/ImageCorpora/ADE20K_2016_07_26/images/training/d/dining_room/ADE_train_00007175.jpg" calcext:value-type="string">
            <text:p>https://jarvis.ling.uni-potsdam.de/clp-pmvss21-1/jupyter/user/alatif/view/data/ImageCorpora/ADE20K_2016_07_26/images/training/d/dining_room/ADE_train_00007175.jpg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722" calcext:value-type="float">
            <text:p>2722</text:p>
          </table:table-cell>
          <table:table-cell/>
          <table:table-cell office:value-type="string" calcext:value-type="string">
            <text:p>training/b/bathroom/ADE_train_00002722.jpg</text:p>
          </table:table-cell>
          <table:table-cell table:formula="of:=HYPERLINK(&quot;https://jarvis.ling.uni-potsdam.de/clp-pmvss21-1/jupyter/user/alatif/view/data/ImageCorpora/ADE20K_2016_07_26/images/training/b/bathroom/ADE_train_00002722.jpg&quot;)" office:value-type="string" office:string-value="https://jarvis.ling.uni-potsdam.de/clp-pmvss21-1/jupyter/user/alatif/view/data/ImageCorpora/ADE20K_2016_07_26/images/training/b/bathroom/ADE_train_00002722.jpg" calcext:value-type="string">
            <text:p>https://jarvis.ling.uni-potsdam.de/clp-pmvss21-1/jupyter/user/alatif/view/data/ImageCorpora/ADE20K_2016_07_26/images/training/b/bathroom/ADE_train_00002722.jpg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training/b/bedroom/ADE_train_00000419.jpg</text:p>
          </table:table-cell>
          <table:table-cell table:formula="of:=HYPERLINK(&quot;https://jarvis.ling.uni-potsdam.de/clp-pmvss21-1/jupyter/user/alatif/view/data/ImageCorpora/ADE20K_2016_07_26/images/training/b/bedroom/ADE_train_00000419.jpg&quot;)" office:value-type="string" office:string-value="https://jarvis.ling.uni-potsdam.de/clp-pmvss21-1/jupyter/user/alatif/view/data/ImageCorpora/ADE20K_2016_07_26/images/training/b/bedroom/ADE_train_00000419.jpg" calcext:value-type="string">
            <text:p>https://jarvis.ling.uni-potsdam.de/clp-pmvss21-1/jupyter/user/alatif/view/data/ImageCorpora/ADE20K_2016_07_26/images/training/b/bedroom/ADE_train_00000419.jpg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248" calcext:value-type="float">
            <text:p>7248</text:p>
          </table:table-cell>
          <table:table-cell/>
          <table:table-cell office:value-type="string" calcext:value-type="string">
            <text:p>training/d/dining_room/ADE_train_00007248.jpg</text:p>
          </table:table-cell>
          <table:table-cell table:formula="of:=HYPERLINK(&quot;https://jarvis.ling.uni-potsdam.de/clp-pmvss21-1/jupyter/user/alatif/view/data/ImageCorpora/ADE20K_2016_07_26/images/training/d/dining_room/ADE_train_00007248.jpg&quot;)" office:value-type="string" office:string-value="https://jarvis.ling.uni-potsdam.de/clp-pmvss21-1/jupyter/user/alatif/view/data/ImageCorpora/ADE20K_2016_07_26/images/training/d/dining_room/ADE_train_00007248.jpg" calcext:value-type="string">
            <text:p>https://jarvis.ling.uni-potsdam.de/clp-pmvss21-1/jupyter/user/alatif/view/data/ImageCorpora/ADE20K_2016_07_26/images/training/d/dining_room/ADE_train_00007248.jpg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288" calcext:value-type="float">
            <text:p>10288</text:p>
          </table:table-cell>
          <table:table-cell/>
          <table:table-cell office:value-type="string" calcext:value-type="string">
            <text:p>training/k/kitchen/ADE_train_00010288.jpg</text:p>
          </table:table-cell>
          <table:table-cell table:formula="of:=HYPERLINK(&quot;https://jarvis.ling.uni-potsdam.de/clp-pmvss21-1/jupyter/user/alatif/view/data/ImageCorpora/ADE20K_2016_07_26/images/training/k/kitchen/ADE_train_00010288.jpg&quot;)" office:value-type="string" office:string-value="https://jarvis.ling.uni-potsdam.de/clp-pmvss21-1/jupyter/user/alatif/view/data/ImageCorpora/ADE20K_2016_07_26/images/training/k/kitchen/ADE_train_00010288.jpg" calcext:value-type="string">
            <text:p>https://jarvis.ling.uni-potsdam.de/clp-pmvss21-1/jupyter/user/alatif/view/data/ImageCorpora/ADE20K_2016_07_26/images/training/k/kitchen/ADE_train_00010288.jpg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0133" calcext:value-type="float">
            <text:p>100133</text:p>
          </table:table-cell>
          <table:table-cell/>
          <table:table-cell office:value-type="string" calcext:value-type="string">
            <text:p>validation/b/bedroom/ADE_val_00000133.jpg</text:p>
          </table:table-cell>
          <table:table-cell table:formula="of:=HYPERLINK(&quot;https://jarvis.ling.uni-potsdam.de/clp-pmvss21-1/jupyter/user/alatif/view/data/ImageCorpora/ADE20K_2016_07_26/images/validation/b/bedroom/ADE_val_00000133.jpg&quot;)" office:value-type="string" office:string-value="https://jarvis.ling.uni-potsdam.de/clp-pmvss21-1/jupyter/user/alatif/view/data/ImageCorpora/ADE20K_2016_07_26/images/validation/b/bedroom/ADE_val_00000133.jpg" calcext:value-type="string">
            <text:p>https://jarvis.ling.uni-potsdam.de/clp-pmvss21-1/jupyter/user/alatif/view/data/ImageCorpora/ADE20K_2016_07_26/images/validation/b/bedroom/ADE_val_00000133.jpg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244" calcext:value-type="float">
            <text:p>11244</text:p>
          </table:table-cell>
          <table:table-cell/>
          <table:table-cell office:value-type="string" calcext:value-type="string">
            <text:p>training/l/living_room/ADE_train_00011244.jpg</text:p>
          </table:table-cell>
          <table:table-cell table:formula="of:=HYPERLINK(&quot;https://jarvis.ling.uni-potsdam.de/clp-pmvss21-1/jupyter/user/alatif/view/data/ImageCorpora/ADE20K_2016_07_26/images/training/l/living_room/ADE_train_00011244.jpg&quot;)" office:value-type="string" office:string-value="https://jarvis.ling.uni-potsdam.de/clp-pmvss21-1/jupyter/user/alatif/view/data/ImageCorpora/ADE20K_2016_07_26/images/training/l/living_room/ADE_train_00011244.jpg" calcext:value-type="string">
            <text:p>https://jarvis.ling.uni-potsdam.de/clp-pmvss21-1/jupyter/user/alatif/view/data/ImageCorpora/ADE20K_2016_07_26/images/training/l/living_room/ADE_train_00011244.jpg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985" calcext:value-type="float">
            <text:p>6985</text:p>
          </table:table-cell>
          <table:table-cell/>
          <table:table-cell office:value-type="string" calcext:value-type="string">
            <text:p>training/d/dining_room/ADE_train_00006985.jpg</text:p>
          </table:table-cell>
          <table:table-cell table:formula="of:=HYPERLINK(&quot;https://jarvis.ling.uni-potsdam.de/clp-pmvss21-1/jupyter/user/alatif/view/data/ImageCorpora/ADE20K_2016_07_26/images/training/d/dining_room/ADE_train_00006985.jpg&quot;)" office:value-type="string" office:string-value="https://jarvis.ling.uni-potsdam.de/clp-pmvss21-1/jupyter/user/alatif/view/data/ImageCorpora/ADE20K_2016_07_26/images/training/d/dining_room/ADE_train_00006985.jpg" calcext:value-type="string">
            <text:p>https://jarvis.ling.uni-potsdam.de/clp-pmvss21-1/jupyter/user/alatif/view/data/ImageCorpora/ADE20K_2016_07_26/images/training/d/dining_room/ADE_train_00006985.jpg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088" calcext:value-type="float">
            <text:p>7088</text:p>
          </table:table-cell>
          <table:table-cell/>
          <table:table-cell office:value-type="string" calcext:value-type="string">
            <text:p>training/d/dining_room/ADE_train_00007088.jpg</text:p>
          </table:table-cell>
          <table:table-cell table:formula="of:=HYPERLINK(&quot;https://jarvis.ling.uni-potsdam.de/clp-pmvss21-1/jupyter/user/alatif/view/data/ImageCorpora/ADE20K_2016_07_26/images/training/d/dining_room/ADE_train_00007088.jpg&quot;)" office:value-type="string" office:string-value="https://jarvis.ling.uni-potsdam.de/clp-pmvss21-1/jupyter/user/alatif/view/data/ImageCorpora/ADE20K_2016_07_26/images/training/d/dining_room/ADE_train_00007088.jpg" calcext:value-type="string">
            <text:p>https://jarvis.ling.uni-potsdam.de/clp-pmvss21-1/jupyter/user/alatif/view/data/ImageCorpora/ADE20K_2016_07_26/images/training/d/dining_room/ADE_train_00007088.jpg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643" calcext:value-type="float">
            <text:p>9643</text:p>
          </table:table-cell>
          <table:table-cell/>
          <table:table-cell office:value-type="string" calcext:value-type="string">
            <text:p>training/h/hotel_room/ADE_train_00009643.jpg</text:p>
          </table:table-cell>
          <table:table-cell table:formula="of:=HYPERLINK(&quot;https://jarvis.ling.uni-potsdam.de/clp-pmvss21-1/jupyter/user/alatif/view/data/ImageCorpora/ADE20K_2016_07_26/images/training/h/hotel_room/ADE_train_00009643.jpg&quot;)" office:value-type="string" office:string-value="https://jarvis.ling.uni-potsdam.de/clp-pmvss21-1/jupyter/user/alatif/view/data/ImageCorpora/ADE20K_2016_07_26/images/training/h/hotel_room/ADE_train_00009643.jpg" calcext:value-type="string">
            <text:p>https://jarvis.ling.uni-potsdam.de/clp-pmvss21-1/jupyter/user/alatif/view/data/ImageCorpora/ADE20K_2016_07_26/images/training/h/hotel_room/ADE_train_00009643.jpg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559" calcext:value-type="float">
            <text:p>3559</text:p>
          </table:table-cell>
          <table:table-cell/>
          <table:table-cell office:value-type="string" calcext:value-type="string">
            <text:p>training/b/bedroom/ADE_train_00003559.jpg</text:p>
          </table:table-cell>
          <table:table-cell table:formula="of:=HYPERLINK(&quot;https://jarvis.ling.uni-potsdam.de/clp-pmvss21-1/jupyter/user/alatif/view/data/ImageCorpora/ADE20K_2016_07_26/images/training/b/bedroom/ADE_train_00003559.jpg&quot;)" office:value-type="string" office:string-value="https://jarvis.ling.uni-potsdam.de/clp-pmvss21-1/jupyter/user/alatif/view/data/ImageCorpora/ADE20K_2016_07_26/images/training/b/bedroom/ADE_train_00003559.jpg" calcext:value-type="string">
            <text:p>https://jarvis.ling.uni-potsdam.de/clp-pmvss21-1/jupyter/user/alatif/view/data/ImageCorpora/ADE20K_2016_07_26/images/training/b/bedroom/ADE_train_00003559.jp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748" calcext:value-type="float">
            <text:p>10748</text:p>
          </table:table-cell>
          <table:table-cell/>
          <table:table-cell office:value-type="string" calcext:value-type="string">
            <text:p>training/k/kitchenette/ADE_train_00010748.jpg</text:p>
          </table:table-cell>
          <table:table-cell table:formula="of:=HYPERLINK(&quot;https://jarvis.ling.uni-potsdam.de/clp-pmvss21-1/jupyter/user/alatif/view/data/ImageCorpora/ADE20K_2016_07_26/images/training/k/kitchenette/ADE_train_00010748.jpg&quot;)" office:value-type="string" office:string-value="https://jarvis.ling.uni-potsdam.de/clp-pmvss21-1/jupyter/user/alatif/view/data/ImageCorpora/ADE20K_2016_07_26/images/training/k/kitchenette/ADE_train_00010748.jpg" calcext:value-type="string">
            <text:p>https://jarvis.ling.uni-potsdam.de/clp-pmvss21-1/jupyter/user/alatif/view/data/ImageCorpora/ADE20K_2016_07_26/images/training/k/kitchenette/ADE_train_00010748.jp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1252" calcext:value-type="float">
            <text:p>11252</text:p>
          </table:table-cell>
          <table:table-cell/>
          <table:table-cell office:value-type="string" calcext:value-type="string">
            <text:p>training/l/living_room/ADE_train_00011252.jpg</text:p>
          </table:table-cell>
          <table:table-cell table:formula="of:=HYPERLINK(&quot;https://jarvis.ling.uni-potsdam.de/clp-pmvss21-1/jupyter/user/alatif/view/data/ImageCorpora/ADE20K_2016_07_26/images/training/l/living_room/ADE_train_00011252.jpg&quot;)" office:value-type="string" office:string-value="https://jarvis.ling.uni-potsdam.de/clp-pmvss21-1/jupyter/user/alatif/view/data/ImageCorpora/ADE20K_2016_07_26/images/training/l/living_room/ADE_train_00011252.jpg" calcext:value-type="string">
            <text:p>https://jarvis.ling.uni-potsdam.de/clp-pmvss21-1/jupyter/user/alatif/view/data/ImageCorpora/ADE20K_2016_07_26/images/training/l/living_room/ADE_train_00011252.jpg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541" calcext:value-type="float">
            <text:p>10541</text:p>
          </table:table-cell>
          <table:table-cell/>
          <table:table-cell office:value-type="string" calcext:value-type="string">
            <text:p>training/k/kitchen/ADE_train_00010541.jpg</text:p>
          </table:table-cell>
          <table:table-cell table:formula="of:=HYPERLINK(&quot;https://jarvis.ling.uni-potsdam.de/clp-pmvss21-1/jupyter/user/alatif/view/data/ImageCorpora/ADE20K_2016_07_26/images/training/k/kitchen/ADE_train_00010541.jpg&quot;)" office:value-type="string" office:string-value="https://jarvis.ling.uni-potsdam.de/clp-pmvss21-1/jupyter/user/alatif/view/data/ImageCorpora/ADE20K_2016_07_26/images/training/k/kitchen/ADE_train_00010541.jpg" calcext:value-type="string">
            <text:p>https://jarvis.ling.uni-potsdam.de/clp-pmvss21-1/jupyter/user/alatif/view/data/ImageCorpora/ADE20K_2016_07_26/images/training/k/kitchen/ADE_train_00010541.jpg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45" calcext:value-type="float">
            <text:p>20145</text:p>
          </table:table-cell>
          <table:table-cell/>
          <table:table-cell office:value-type="string" calcext:value-type="string">
            <text:p>training/y/youth_hostel/ADE_train_00020145.jpg</text:p>
          </table:table-cell>
          <table:table-cell table:formula="of:=HYPERLINK(&quot;https://jarvis.ling.uni-potsdam.de/clp-pmvss21-1/jupyter/user/alatif/view/data/ImageCorpora/ADE20K_2016_07_26/images/training/y/youth_hostel/ADE_train_00020145.jpg&quot;)" office:value-type="string" office:string-value="https://jarvis.ling.uni-potsdam.de/clp-pmvss21-1/jupyter/user/alatif/view/data/ImageCorpora/ADE20K_2016_07_26/images/training/y/youth_hostel/ADE_train_00020145.jpg" calcext:value-type="string">
            <text:p>https://jarvis.ling.uni-potsdam.de/clp-pmvss21-1/jupyter/user/alatif/view/data/ImageCorpora/ADE20K_2016_07_26/images/training/y/youth_hostel/ADE_train_00020145.jpg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1442" calcext:value-type="float">
            <text:p>11442</text:p>
          </table:table-cell>
          <table:table-cell/>
          <table:table-cell office:value-type="string" calcext:value-type="string">
            <text:p>training/l/living_room/ADE_train_00011442.jpg</text:p>
          </table:table-cell>
          <table:table-cell table:formula="of:=HYPERLINK(&quot;https://jarvis.ling.uni-potsdam.de/clp-pmvss21-1/jupyter/user/alatif/view/data/ImageCorpora/ADE20K_2016_07_26/images/training/l/living_room/ADE_train_00011442.jpg&quot;)" office:value-type="string" office:string-value="https://jarvis.ling.uni-potsdam.de/clp-pmvss21-1/jupyter/user/alatif/view/data/ImageCorpora/ADE20K_2016_07_26/images/training/l/living_room/ADE_train_00011442.jpg" calcext:value-type="string">
            <text:p>https://jarvis.ling.uni-potsdam.de/clp-pmvss21-1/jupyter/user/alatif/view/data/ImageCorpora/ADE20K_2016_07_26/images/training/l/living_room/ADE_train_00011442.jpg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678" calcext:value-type="float">
            <text:p>9678</text:p>
          </table:table-cell>
          <table:table-cell/>
          <table:table-cell office:value-type="string" calcext:value-type="string">
            <text:p>training/h/hotel_room/ADE_train_00009678.jpg</text:p>
          </table:table-cell>
          <table:table-cell table:formula="of:=HYPERLINK(&quot;https://jarvis.ling.uni-potsdam.de/clp-pmvss21-1/jupyter/user/alatif/view/data/ImageCorpora/ADE20K_2016_07_26/images/training/h/hotel_room/ADE_train_00009678.jpg&quot;)" office:value-type="string" office:string-value="https://jarvis.ling.uni-potsdam.de/clp-pmvss21-1/jupyter/user/alatif/view/data/ImageCorpora/ADE20K_2016_07_26/images/training/h/hotel_room/ADE_train_00009678.jpg" calcext:value-type="string">
            <text:p>https://jarvis.ling.uni-potsdam.de/clp-pmvss21-1/jupyter/user/alatif/view/data/ImageCorpora/ADE20K_2016_07_26/images/training/h/hotel_room/ADE_train_00009678.jpg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770" calcext:value-type="float">
            <text:p>5770</text:p>
          </table:table-cell>
          <table:table-cell/>
          <table:table-cell office:value-type="string" calcext:value-type="string">
            <text:p>training/c/closet/ADE_train_00005770.jpg</text:p>
          </table:table-cell>
          <table:table-cell table:formula="of:=HYPERLINK(&quot;https://jarvis.ling.uni-potsdam.de/clp-pmvss21-1/jupyter/user/alatif/view/data/ImageCorpora/ADE20K_2016_07_26/images/training/c/closet/ADE_train_00005770.jpg&quot;)" office:value-type="string" office:string-value="https://jarvis.ling.uni-potsdam.de/clp-pmvss21-1/jupyter/user/alatif/view/data/ImageCorpora/ADE20K_2016_07_26/images/training/c/closet/ADE_train_00005770.jpg" calcext:value-type="string">
            <text:p>https://jarvis.ling.uni-potsdam.de/clp-pmvss21-1/jupyter/user/alatif/view/data/ImageCorpora/ADE20K_2016_07_26/images/training/c/closet/ADE_train_00005770.jpg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380" calcext:value-type="float">
            <text:p>9380</text:p>
          </table:table-cell>
          <table:table-cell/>
          <table:table-cell office:value-type="string" calcext:value-type="string">
            <text:p>training/h/home_office/ADE_train_00009380.jpg</text:p>
          </table:table-cell>
          <table:table-cell table:formula="of:=HYPERLINK(&quot;https://jarvis.ling.uni-potsdam.de/clp-pmvss21-1/jupyter/user/alatif/view/data/ImageCorpora/ADE20K_2016_07_26/images/training/h/home_office/ADE_train_00009380.jpg&quot;)" office:value-type="string" office:string-value="https://jarvis.ling.uni-potsdam.de/clp-pmvss21-1/jupyter/user/alatif/view/data/ImageCorpora/ADE20K_2016_07_26/images/training/h/home_office/ADE_train_00009380.jpg" calcext:value-type="string">
            <text:p>https://jarvis.ling.uni-potsdam.de/clp-pmvss21-1/jupyter/user/alatif/view/data/ImageCorpora/ADE20K_2016_07_26/images/training/h/home_office/ADE_train_00009380.jpg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983" calcext:value-type="float">
            <text:p>2983</text:p>
          </table:table-cell>
          <table:table-cell/>
          <table:table-cell office:value-type="string" calcext:value-type="string">
            <text:p>training/b/bathroom/ADE_train_00002983.jpg</text:p>
          </table:table-cell>
          <table:table-cell table:formula="of:=HYPERLINK(&quot;https://jarvis.ling.uni-potsdam.de/clp-pmvss21-1/jupyter/user/alatif/view/data/ImageCorpora/ADE20K_2016_07_26/images/training/b/bathroom/ADE_train_00002983.jpg&quot;)" office:value-type="string" office:string-value="https://jarvis.ling.uni-potsdam.de/clp-pmvss21-1/jupyter/user/alatif/view/data/ImageCorpora/ADE20K_2016_07_26/images/training/b/bathroom/ADE_train_00002983.jpg" calcext:value-type="string">
            <text:p>https://jarvis.ling.uni-potsdam.de/clp-pmvss21-1/jupyter/user/alatif/view/data/ImageCorpora/ADE20K_2016_07_26/images/training/b/bathroom/ADE_train_00002983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13T15:13:25.562581231</dc:date>
    <meta:editing-duration>PT1M8S</meta:editing-duration>
    <meta:editing-cycles>1</meta:editing-cycles>
    <meta:document-statistic meta:table-count="1" meta:cell-count="1656" meta:object-count="0"/>
    <meta:generator>LibreOffice/6.0.7.3$Linux_X86_64 LibreOffice_project/00m0$Build-3</meta:generator>
  </office:meta>
</office:document-meta>
</file>